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4.55083333333333cm" style:use-optimal-column-width="true"/>
    </style:style>
    <style:style style:name="co2" style:family="table-column">
      <style:table-column-properties fo:break-before="auto" style:column-width="8.969375cm"/>
    </style:style>
    <style:style style:name="co3" style:family="table-column">
      <style:table-column-properties fo:break-before="auto" style:column-width="3.46604166666667cm" style:use-optimal-column-width="true"/>
    </style:style>
    <style:style style:name="co4" style:family="table-column">
      <style:table-column-properties fo:break-before="auto" style:column-width="4.15395833333333cm" style:use-optimal-column-width="true"/>
    </style:style>
    <style:style style:name="co5" style:family="table-column">
      <style:table-column-properties fo:break-before="auto" style:column-width="5.60916666666667cm"/>
    </style:style>
    <style:style style:name="co6" style:family="table-column">
      <style:table-column-properties fo:break-before="auto" style:column-width="11.1389583333333cm" style:use-optimal-column-width="true"/>
    </style:style>
    <style:style style:name="co7" style:family="table-column">
      <style:table-column-properties fo:break-before="auto" style:column-width="1.69333333333333cm"/>
    </style:style>
    <style:style style:name="co8" style:family="table-column">
      <style:table-column-properties fo:break-before="auto" style:column-width="2.804583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Worksheet"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7" table:number-columns-repeated="16376" table:default-cell-style-name="ce1"/>
        <table:table-row table:style-name="ro1">
          <table:table-cell office:value-type="string" table:style-name="ce1">
            <text:p>kode_kel_brg</text:p>
          </table:table-cell>
          <table:table-cell office:value-type="string" table:style-name="ce1">
            <text:p>uraian_kel_brg</text:p>
          </table:table-cell>
          <table:table-cell office:value-type="string" table:style-name="ce1">
            <text:p>id_standar_harga</text:p>
          </table:table-cell>
          <table:table-cell office:value-type="string" table:style-name="ce1">
            <text:p>kode_brg</text:p>
          </table:table-cell>
          <table:table-cell office:value-type="string" table:style-name="ce1">
            <text:p>uraian_brg</text:p>
          </table:table-cell>
          <table:table-cell office:value-type="string" table:style-name="ce1">
            <text:p>spesifikasi</text:p>
          </table:table-cell>
          <table:table-cell office:value-type="string" table:style-name="ce1">
            <text:p>satuan</text:p>
          </table:table-cell>
          <table:table-cell office:value-type="string" table:style-name="ce1">
            <text:p>harga_satuan</text:p>
          </table:table-cell>
          <table:table-cell table:number-columns-repeated="16376"/>
        </table:table-row>
        <table:table-row table:style-name="ro1">
          <table:table-cell office:value-type="string" table:style-name="ce1">
            <text:p>1.3.03.01.01.0001</text:p>
          </table:table-cell>
          <table:table-cell office:value-type="string" table:style-name="ce1">
            <text:p>Bangunan Gedung Kantor</text:p>
          </table:table-cell>
          <table:table-cell office:value-type="float" office:value="7554472" table:style-name="ce1">
            <text:p>7554472</text:p>
          </table:table-cell>
          <table:table-cell office:value-type="string" table:style-name="ce1">
            <text:p>1.3.03.01.01.0001.00010</text:p>
          </table:table-cell>
          <table:table-cell office:value-type="string" table:style-name="ce1">
            <text:p>Rehabilitasi Ruang Kantor/Kelas/Laboratorium/Perpustakaan</text:p>
          </table:table-cell>
          <table:table-cell table:style-name="ce1"/>
          <table:table-cell office:value-type="string" table:style-name="ce1">
            <text:p>M2</text:p>
          </table:table-cell>
          <table:table-cell office:value-type="float" office:value="2128607.63" table:style-name="ce1">
            <text:p>2128607,63</text:p>
          </table:table-cell>
          <table:table-cell table:number-columns-repeated="16376"/>
        </table:table-row>
        <table:table-row table:style-name="ro1">
          <table:table-cell office:value-type="string" table:style-name="ce1">
            <text:p>1.3.03.01.01.0001</text:p>
          </table:table-cell>
          <table:table-cell office:value-type="string" table:style-name="ce1">
            <text:p>Bangunan Gedung Kantor</text:p>
          </table:table-cell>
          <table:table-cell office:value-type="float" office:value="7554450" table:style-name="ce1">
            <text:p>7554450</text:p>
          </table:table-cell>
          <table:table-cell office:value-type="string" table:style-name="ce1">
            <text:p>1.3.03.01.01.0001.00009</text:p>
          </table:table-cell>
          <table:table-cell office:value-type="string" table:style-name="ce1">
            <text:p>Renovasi Gedung (termasuk paving dan drainase)</text:p>
          </table:table-cell>
          <table:table-cell table:style-name="ce1"/>
          <table:table-cell office:value-type="string" table:style-name="ce1">
            <text:p>M2</text:p>
          </table:table-cell>
          <table:table-cell office:value-type="float" office:value="237776.86" table:style-name="ce1">
            <text:p>237776,86</text:p>
          </table:table-cell>
          <table:table-cell table:number-columns-repeated="16376"/>
        </table:table-row>
        <table:table-row table:style-name="ro1">
          <table:table-cell office:value-type="string" table:style-name="ce1">
            <text:p>1.3.03.01.01.0001</text:p>
          </table:table-cell>
          <table:table-cell office:value-type="string" table:style-name="ce1">
            <text:p>Bangunan Gedung Kantor</text:p>
          </table:table-cell>
          <table:table-cell office:value-type="float" office:value="7559649" table:style-name="ce1">
            <text:p>7559649</text:p>
          </table:table-cell>
          <table:table-cell office:value-type="string" table:style-name="ce1">
            <text:p>1.3.03.01.01.0001.00013</text:p>
          </table:table-cell>
          <table:table-cell office:value-type="string" table:style-name="ce1">
            <text:p>Renovasi Interior Kantor</text:p>
          </table:table-cell>
          <table:table-cell office:value-type="string" table:style-name="ce1">
            <text:p>Partisi Ruangan</text:p>
          </table:table-cell>
          <table:table-cell office:value-type="string" table:style-name="ce1">
            <text:p>Paket</text:p>
          </table:table-cell>
          <table:table-cell office:value-type="float" office:value="199763000" table:style-name="ce1">
            <text:p>199763000</text:p>
          </table:table-cell>
          <table:table-cell table:number-columns-repeated="16376"/>
        </table:table-row>
        <table:table-row table:style-name="ro1">
          <table:table-cell office:value-type="string" table:style-name="ce1">
            <text:p>1.3.03.01.01.0001</text:p>
          </table:table-cell>
          <table:table-cell office:value-type="string" table:style-name="ce1">
            <text:p>Bangunan Gedung Kantor</text:p>
          </table:table-cell>
          <table:table-cell office:value-type="float" office:value="7557968" table:style-name="ce1">
            <text:p>7557968</text:p>
          </table:table-cell>
          <table:table-cell office:value-type="string" table:style-name="ce1">
            <text:p>1.3.03.01.01.0001.00012</text:p>
          </table:table-cell>
          <table:table-cell office:value-type="string" table:style-name="ce1">
            <text:p>Rehabilitasi Ruang Kantor/Kelas/Laboratorium/Perpustakaan</text:p>
          </table:table-cell>
          <table:table-cell office:value-type="string" table:style-name="ce1">
            <text:p>Rehabilitasi Ruang Kantor/Kelas/Laboratorium/Perpustakaan</text:p>
          </table:table-cell>
          <table:table-cell office:value-type="string" table:style-name="ce1">
            <text:p>M2</text:p>
          </table:table-cell>
          <table:table-cell office:value-type="float" office:value="2128608" table:style-name="ce1">
            <text:p>2128608</text:p>
          </table:table-cell>
          <table:table-cell table:number-columns-repeated="16376"/>
        </table:table-row>
        <table:table-row table:style-name="ro1">
          <table:table-cell office:value-type="string" table:style-name="ce1">
            <text:p>1.3.03.01.01.0001</text:p>
          </table:table-cell>
          <table:table-cell office:value-type="string" table:style-name="ce1">
            <text:p>Bangunan Gedung Kantor</text:p>
          </table:table-cell>
          <table:table-cell office:value-type="float" office:value="7554449" table:style-name="ce1">
            <text:p>7554449</text:p>
          </table:table-cell>
          <table:table-cell office:value-type="string" table:style-name="ce1">
            <text:p>1.3.03.01.01.0001.00008</text:p>
          </table:table-cell>
          <table:table-cell office:value-type="string" table:style-name="ce1">
            <text:p>Perawatan Gedung</text:p>
          </table:table-cell>
          <table:table-cell table:style-name="ce1"/>
          <table:table-cell office:value-type="string" table:style-name="ce1">
            <text:p>M2</text:p>
          </table:table-cell>
          <table:table-cell office:value-type="float" office:value="368231.45" table:style-name="ce1">
            <text:p>368231,45</text:p>
          </table:table-cell>
          <table:table-cell table:number-columns-repeated="16376"/>
        </table:table-row>
        <table:table-row table:style-name="ro1">
          <table:table-cell office:value-type="string" table:style-name="ce1">
            <text:p>1.3.03.01.01.0001</text:p>
          </table:table-cell>
          <table:table-cell office:value-type="string" table:style-name="ce1">
            <text:p>Bangunan Gedung Kantor</text:p>
          </table:table-cell>
          <table:table-cell office:value-type="float" office:value="7554443" table:style-name="ce1">
            <text:p>7554443</text:p>
          </table:table-cell>
          <table:table-cell office:value-type="string" table:style-name="ce1">
            <text:p>1.3.03.01.01.0001.00002</text:p>
          </table:table-cell>
          <table:table-cell office:value-type="string" table:style-name="ce1">
            <text:p>Rehabilitasi Atap Gedung Kantor</text:p>
          </table:table-cell>
          <table:table-cell table:style-name="ce1"/>
          <table:table-cell office:value-type="string" table:style-name="ce1">
            <text:p>M2</text:p>
          </table:table-cell>
          <table:table-cell office:value-type="float" office:value="810385.57" table:style-name="ce1">
            <text:p>810385,57</text:p>
          </table:table-cell>
          <table:table-cell table:number-columns-repeated="16376"/>
        </table:table-row>
        <table:table-row table:style-name="ro1">
          <table:table-cell office:value-type="string" table:style-name="ce1">
            <text:p>1.3.03.01.01.0001</text:p>
          </table:table-cell>
          <table:table-cell office:value-type="string" table:style-name="ce1">
            <text:p>Bangunan Gedung Kantor</text:p>
          </table:table-cell>
          <table:table-cell office:value-type="float" office:value="7554442" table:style-name="ce1">
            <text:p>7554442</text:p>
          </table:table-cell>
          <table:table-cell office:value-type="string" table:style-name="ce1">
            <text:p>1.3.03.01.01.0001.00001</text:p>
          </table:table-cell>
          <table:table-cell office:value-type="string" table:style-name="ce1">
            <text:p>Renovasi Interior Kantor</text:p>
          </table:table-cell>
          <table:table-cell table:style-name="ce1"/>
          <table:table-cell office:value-type="string" table:style-name="ce1">
            <text:p>M2</text:p>
          </table:table-cell>
          <table:table-cell office:value-type="float" office:value="1602554.82" table:style-name="ce1">
            <text:p>1602554,82</text:p>
          </table:table-cell>
          <table:table-cell table:number-columns-repeated="16376"/>
        </table:table-row>
        <table:table-row table:style-name="ro1">
          <table:table-cell office:value-type="string" table:style-name="ce1">
            <text:p>1.3.03.01.01.0001</text:p>
          </table:table-cell>
          <table:table-cell office:value-type="string" table:style-name="ce1">
            <text:p>Bangunan Gedung Kantor</text:p>
          </table:table-cell>
          <table:table-cell office:value-type="float" office:value="7554444" table:style-name="ce1">
            <text:p>7554444</text:p>
          </table:table-cell>
          <table:table-cell office:value-type="string" table:style-name="ce1">
            <text:p>1.3.03.01.01.0001.00003</text:p>
          </table:table-cell>
          <table:table-cell office:value-type="string" table:style-name="ce1">
            <text:p>Pengecatan Dinding Exterior Dengan Alat Bantu</text:p>
          </table:table-cell>
          <table:table-cell table:style-name="ce1"/>
          <table:table-cell office:value-type="string" table:style-name="ce1">
            <text:p>M2</text:p>
          </table:table-cell>
          <table:table-cell office:value-type="float" office:value="68287.64" table:style-name="ce1">
            <text:p>68287,64</text:p>
          </table:table-cell>
          <table:table-cell table:number-columns-repeated="16376"/>
        </table:table-row>
        <table:table-row table:style-name="ro1">
          <table:table-cell office:value-type="string" table:style-name="ce1">
            <text:p>1.3.03.01.01.0001</text:p>
          </table:table-cell>
          <table:table-cell office:value-type="string" table:style-name="ce1">
            <text:p>Bangunan Gedung Kantor</text:p>
          </table:table-cell>
          <table:table-cell office:value-type="float" office:value="7557964" table:style-name="ce1">
            <text:p>7557964</text:p>
          </table:table-cell>
          <table:table-cell office:value-type="string" table:style-name="ce1">
            <text:p>1.3.03.01.01.0001.00011</text:p>
          </table:table-cell>
          <table:table-cell office:value-type="string" table:style-name="ce1">
            <text:p>Rehabilitasi Gudang/Musholla/Kamar Mandi/Dapur</text:p>
          </table:table-cell>
          <table:table-cell office:value-type="string" table:style-name="ce1">
            <text:p>Rehabilitasi Gudang/Musholla/Kamar Mandi/Dapur</text:p>
          </table:table-cell>
          <table:table-cell office:value-type="string" table:style-name="ce1">
            <text:p>M2</text:p>
          </table:table-cell>
          <table:table-cell office:value-type="float" office:value="2865191" table:style-name="ce1">
            <text:p>2865191</text:p>
          </table:table-cell>
          <table:table-cell table:number-columns-repeated="16376"/>
        </table:table-row>
        <table:table-row table:style-name="ro1">
          <table:table-cell office:value-type="string" table:style-name="ce1">
            <text:p>1.3.03.01.01.0001</text:p>
          </table:table-cell>
          <table:table-cell office:value-type="string" table:style-name="ce1">
            <text:p>Bangunan Gedung Kantor</text:p>
          </table:table-cell>
          <table:table-cell office:value-type="float" office:value="7554445" table:style-name="ce1">
            <text:p>7554445</text:p>
          </table:table-cell>
          <table:table-cell office:value-type="string" table:style-name="ce1">
            <text:p>1.3.03.01.01.0001.00004</text:p>
          </table:table-cell>
          <table:table-cell office:value-type="string" table:style-name="ce1">
            <text:p>Pekerjaan Standar Bangunan Gedung Sederhana</text:p>
          </table:table-cell>
          <table:table-cell table:style-name="ce1"/>
          <table:table-cell office:value-type="string" table:style-name="ce1">
            <text:p>M2</text:p>
          </table:table-cell>
          <table:table-cell office:value-type="float" office:value="6726585.4699999997" table:style-name="ce1">
            <text:p>6726585,47</text:p>
          </table:table-cell>
          <table:table-cell table:number-columns-repeated="16376"/>
        </table:table-row>
        <table:table-row table:style-name="ro1">
          <table:table-cell office:value-type="string" table:style-name="ce1">
            <text:p>1.3.03.01.01.0001</text:p>
          </table:table-cell>
          <table:table-cell office:value-type="string" table:style-name="ce1">
            <text:p>Bangunan Gedung Kantor</text:p>
          </table:table-cell>
          <table:table-cell office:value-type="float" office:value="7554446" table:style-name="ce1">
            <text:p>7554446</text:p>
          </table:table-cell>
          <table:table-cell office:value-type="string" table:style-name="ce1">
            <text:p>1.3.03.01.01.0001.00005</text:p>
          </table:table-cell>
          <table:table-cell office:value-type="string" table:style-name="ce1">
            <text:p>Pekerjaan Standar Bangunan Gedung Tidak Sederhana</text:p>
          </table:table-cell>
          <table:table-cell table:style-name="ce1"/>
          <table:table-cell office:value-type="string" table:style-name="ce1">
            <text:p>M2</text:p>
          </table:table-cell>
          <table:table-cell office:value-type="float" office:value="6530905.0800000001" table:style-name="ce1">
            <text:p>6530905,08</text:p>
          </table:table-cell>
          <table:table-cell table:number-columns-repeated="16376"/>
        </table:table-row>
        <table:table-row table:style-name="ro1">
          <table:table-cell office:value-type="string" table:style-name="ce1">
            <text:p>1.3.03.01.01.0001</text:p>
          </table:table-cell>
          <table:table-cell office:value-type="string" table:style-name="ce1">
            <text:p>Bangunan Gedung Kantor</text:p>
          </table:table-cell>
          <table:table-cell office:value-type="float" office:value="7554447" table:style-name="ce1">
            <text:p>7554447</text:p>
          </table:table-cell>
          <table:table-cell office:value-type="string" table:style-name="ce1">
            <text:p>1.3.03.01.01.0001.00006</text:p>
          </table:table-cell>
          <table:table-cell office:value-type="string" table:style-name="ce1">
            <text:p>Pengecatan dinding, plafond dan gypsum</text:p>
          </table:table-cell>
          <table:table-cell table:style-name="ce1"/>
          <table:table-cell office:value-type="string" table:style-name="ce1">
            <text:p>M2</text:p>
          </table:table-cell>
          <table:table-cell office:value-type="float" office:value="37952.9" table:style-name="ce1">
            <text:p>37952,9</text:p>
          </table:table-cell>
          <table:table-cell table:number-columns-repeated="16376"/>
        </table:table-row>
        <table:table-row table:style-name="ro1">
          <table:table-cell office:value-type="string" table:style-name="ce1">
            <text:p>1.3.03.01.01.0001</text:p>
          </table:table-cell>
          <table:table-cell office:value-type="string" table:style-name="ce1">
            <text:p>Bangunan Gedung Kantor</text:p>
          </table:table-cell>
          <table:table-cell office:value-type="float" office:value="7554448" table:style-name="ce1">
            <text:p>7554448</text:p>
          </table:table-cell>
          <table:table-cell office:value-type="string" table:style-name="ce1">
            <text:p>1.3.03.01.01.0001.00007</text:p>
          </table:table-cell>
          <table:table-cell office:value-type="string" table:style-name="ce1">
            <text:p>Rehabilitasi ruang pelayanan (backdrop)</text:p>
          </table:table-cell>
          <table:table-cell table:style-name="ce1"/>
          <table:table-cell office:value-type="string" table:style-name="ce1">
            <text:p>M2</text:p>
          </table:table-cell>
          <table:table-cell office:value-type="float" office:value="1602554.82" table:style-name="ce1">
            <text:p>1602554,82</text:p>
          </table:table-cell>
          <table:table-cell table:number-columns-repeated="16376"/>
        </table:table-row>
        <table:table-row table:style-name="ro1">
          <table:table-cell office:value-type="string" table:style-name="ce1">
            <text:p>1.3.03.01.01.0010</text:p>
          </table:table-cell>
          <table:table-cell office:value-type="string" table:style-name="ce1">
            <text:p>Bangunan Gedung Tempat Pendidikan</text:p>
          </table:table-cell>
          <table:table-cell office:value-type="float" office:value="7557965" table:style-name="ce1">
            <text:p>7557965</text:p>
          </table:table-cell>
          <table:table-cell office:value-type="string" table:style-name="ce1">
            <text:p>1.3.03.01.01.0010.00001</text:p>
          </table:table-cell>
          <table:table-cell office:value-type="string" table:style-name="ce1">
            <text:p>A.4.4.3.6.4 Pemasangan 1 m2 Paving Block Natural Tebal 6 cm</text:p>
          </table:table-cell>
          <table:table-cell office:value-type="string" table:style-name="ce1">
            <text:p>A.4.4.3.6.4 Pemasangan 1 m2 Paving Block Natural Tebal 6 cm</text:p>
          </table:table-cell>
          <table:table-cell office:value-type="string" table:style-name="ce1">
            <text:p>M2</text:p>
          </table:table-cell>
          <table:table-cell office:value-type="float" office:value="210160" table:style-name="ce1">
            <text:p>210160</text:p>
          </table:table-cell>
          <table:table-cell table:number-columns-repeated="16376"/>
        </table:table-row>
        <table:table-row table:style-name="ro1">
          <table:table-cell office:value-type="string" table:style-name="ce1">
            <text:p>1.3.03.01.01.0010</text:p>
          </table:table-cell>
          <table:table-cell office:value-type="string" table:style-name="ce1">
            <text:p>Bangunan Gedung Tempat Pendidikan</text:p>
          </table:table-cell>
          <table:table-cell office:value-type="float" office:value="7557967" table:style-name="ce1">
            <text:p>7557967</text:p>
          </table:table-cell>
          <table:table-cell office:value-type="string" table:style-name="ce1">
            <text:p>1.3.03.01.01.0010.00003</text:p>
          </table:table-cell>
          <table:table-cell office:value-type="string" table:style-name="ce1">
            <text:p>Pembangunan Plengsengan Tinggi 1-2 M</text:p>
          </table:table-cell>
          <table:table-cell office:value-type="string" table:style-name="ce1">
            <text:p>Pembangunan Plengsengan Tinggi 1-2 M</text:p>
          </table:table-cell>
          <table:table-cell office:value-type="string" table:style-name="ce1">
            <text:p>M2</text:p>
          </table:table-cell>
          <table:table-cell office:value-type="float" office:value="2017584" table:style-name="ce1">
            <text:p>2017584</text:p>
          </table:table-cell>
          <table:table-cell table:number-columns-repeated="16376"/>
        </table:table-row>
        <table:table-row table:style-name="ro1">
          <table:table-cell office:value-type="string" table:style-name="ce1">
            <text:p>1.3.03.01.01.0010</text:p>
          </table:table-cell>
          <table:table-cell office:value-type="string" table:style-name="ce1">
            <text:p>Bangunan Gedung Tempat Pendidikan</text:p>
          </table:table-cell>
          <table:table-cell office:value-type="float" office:value="7557966" table:style-name="ce1">
            <text:p>7557966</text:p>
          </table:table-cell>
          <table:table-cell office:value-type="string" table:style-name="ce1">
            <text:p>1.3.03.01.01.0010.00002</text:p>
          </table:table-cell>
          <table:table-cell office:value-type="string" table:style-name="ce1">
            <text:p>Pembangunan Plengsengan Tinggi 1-2 M dan Skampal</text:p>
          </table:table-cell>
          <table:table-cell office:value-type="string" table:style-name="ce1">
            <text:p>Pembangunan Plengsengan Tinggi 1-2 M dan Skampal</text:p>
          </table:table-cell>
          <table:table-cell office:value-type="string" table:style-name="ce1">
            <text:p>M2</text:p>
          </table:table-cell>
          <table:table-cell office:value-type="float" office:value="1658745" table:style-name="ce1">
            <text:p>1658745</text:p>
          </table:table-cell>
          <table:table-cell table:number-columns-repeated="16376"/>
        </table:table-row>
        <table:table-row table:style-name="ro1">
          <table:table-cell office:value-type="string" table:style-name="ce1">
            <text:p>1.3.03.01.01.0011</text:p>
          </table:table-cell>
          <table:table-cell office:value-type="string" table:style-name="ce1">
            <text:p>Bangunan Gedung Tempat Olahraga</text:p>
          </table:table-cell>
          <table:table-cell office:value-type="float" office:value="7554453" table:style-name="ce1">
            <text:p>7554453</text:p>
          </table:table-cell>
          <table:table-cell office:value-type="string" table:style-name="ce1">
            <text:p>1.3.03.01.01.0011.00001</text:p>
          </table:table-cell>
          <table:table-cell office:value-type="string" table:style-name="ce1">
            <text:p>Rehabilitasi lapangan Bola</text:p>
          </table:table-cell>
          <table:table-cell table:style-name="ce1"/>
          <table:table-cell office:value-type="string" table:style-name="ce1">
            <text:p>M2</text:p>
          </table:table-cell>
          <table:table-cell office:value-type="float" office:value="1289774.58" table:style-name="ce1">
            <text:p>1289774,58</text:p>
          </table:table-cell>
          <table:table-cell table:number-columns-repeated="16376"/>
        </table:table-row>
        <table:table-row table:style-name="ro1">
          <table:table-cell office:value-type="string" table:style-name="ce1">
            <text:p>1.3.03.01.01.0025</text:p>
          </table:table-cell>
          <table:table-cell office:value-type="string" table:style-name="ce1">
            <text:p>Bangunan Terbuka</text:p>
          </table:table-cell>
          <table:table-cell office:value-type="float" office:value="7554456" table:style-name="ce1">
            <text:p>7554456</text:p>
          </table:table-cell>
          <table:table-cell office:value-type="string" table:style-name="ce1">
            <text:p>1.3.03.01.01.0025.00003</text:p>
          </table:table-cell>
          <table:table-cell office:value-type="string" table:style-name="ce1">
            <text:p>Renovasi Halte</text:p>
          </table:table-cell>
          <table:table-cell table:style-name="ce1"/>
          <table:table-cell office:value-type="string" table:style-name="ce1">
            <text:p>M2</text:p>
          </table:table-cell>
          <table:table-cell office:value-type="float" office:value="3072140.8" table:style-name="ce1">
            <text:p>3072140,8</text:p>
          </table:table-cell>
          <table:table-cell table:number-columns-repeated="16376"/>
        </table:table-row>
        <table:table-row table:style-name="ro1">
          <table:table-cell office:value-type="string" table:style-name="ce1">
            <text:p>1.3.03.01.01.0025</text:p>
          </table:table-cell>
          <table:table-cell office:value-type="string" table:style-name="ce1">
            <text:p>Bangunan Terbuka</text:p>
          </table:table-cell>
          <table:table-cell office:value-type="float" office:value="7554455" table:style-name="ce1">
            <text:p>7554455</text:p>
          </table:table-cell>
          <table:table-cell office:value-type="string" table:style-name="ce1">
            <text:p>1.3.03.01.01.0025.00002</text:p>
          </table:table-cell>
          <table:table-cell office:value-type="string" table:style-name="ce1">
            <text:p>Pembangunan Lapangan Tembak</text:p>
          </table:table-cell>
          <table:table-cell table:style-name="ce1"/>
          <table:table-cell office:value-type="string" table:style-name="ce1">
            <text:p>M2</text:p>
          </table:table-cell>
          <table:table-cell office:value-type="float" office:value="390105.03" table:style-name="ce1">
            <text:p>390105,03</text:p>
          </table:table-cell>
          <table:table-cell table:number-columns-repeated="16376"/>
        </table:table-row>
        <table:table-row table:style-name="ro1">
          <table:table-cell office:value-type="string" table:style-name="ce1">
            <text:p>1.3.03.01.01.0025</text:p>
          </table:table-cell>
          <table:table-cell office:value-type="string" table:style-name="ce1">
            <text:p>Bangunan Terbuka</text:p>
          </table:table-cell>
          <table:table-cell office:value-type="float" office:value="7554451" table:style-name="ce1">
            <text:p>7554451</text:p>
          </table:table-cell>
          <table:table-cell office:value-type="string" table:style-name="ce1">
            <text:p>1.3.03.01.01.0025.00001</text:p>
          </table:table-cell>
          <table:table-cell office:value-type="string" table:style-name="ce1">
            <text:p>Pembangunan Kanopi</text:p>
          </table:table-cell>
          <table:table-cell table:style-name="ce1"/>
          <table:table-cell office:value-type="string" table:style-name="ce1">
            <text:p>M2</text:p>
          </table:table-cell>
          <table:table-cell office:value-type="float" office:value="764112" table:style-name="ce1">
            <text:p>764112</text:p>
          </table:table-cell>
          <table:table-cell table:number-columns-repeated="16376"/>
        </table:table-row>
        <table:table-row table:style-name="ro1">
          <table:table-cell office:value-type="string" table:style-name="ce1">
            <text:p>1.3.03.01.01.0029</text:p>
          </table:table-cell>
          <table:table-cell office:value-type="string" table:style-name="ce1">
            <text:p>Bangunan Peternakan/Perikanan</text:p>
          </table:table-cell>
          <table:table-cell office:value-type="float" office:value="7554458" table:style-name="ce1">
            <text:p>7554458</text:p>
          </table:table-cell>
          <table:table-cell office:value-type="string" table:style-name="ce1">
            <text:p>1.3.03.01.01.0029.00002</text:p>
          </table:table-cell>
          <table:table-cell office:value-type="string" table:style-name="ce1">
            <text:p>PEMBANGUNAN KANDANG TERNAK/KELINCI/UNGGAS</text:p>
          </table:table-cell>
          <table:table-cell table:style-name="ce1"/>
          <table:table-cell office:value-type="string" table:style-name="ce1">
            <text:p>M2</text:p>
          </table:table-cell>
          <table:table-cell office:value-type="float" office:value="1569136" table:style-name="ce1">
            <text:p>1569136</text:p>
          </table:table-cell>
          <table:table-cell table:number-columns-repeated="16376"/>
        </table:table-row>
        <table:table-row table:style-name="ro1">
          <table:table-cell office:value-type="string" table:style-name="ce1">
            <text:p>1.3.03.01.01.0029</text:p>
          </table:table-cell>
          <table:table-cell office:value-type="string" table:style-name="ce1">
            <text:p>Bangunan Peternakan/Perikanan</text:p>
          </table:table-cell>
          <table:table-cell office:value-type="float" office:value="7554641" table:style-name="ce1">
            <text:p>7554641</text:p>
          </table:table-cell>
          <table:table-cell office:value-type="string" table:style-name="ce1">
            <text:p>1.3.03.01.01.0029.00004</text:p>
          </table:table-cell>
          <table:table-cell office:value-type="string" table:style-name="ce1">
            <text:p>Pembangunan Kolam</text:p>
          </table:table-cell>
          <table:table-cell table:style-name="ce1"/>
          <table:table-cell office:value-type="string" table:style-name="ce1">
            <text:p>M2</text:p>
          </table:table-cell>
          <table:table-cell office:value-type="float" office:value="1573615.83" table:style-name="ce1">
            <text:p>1573615,83</text:p>
          </table:table-cell>
          <table:table-cell table:number-columns-repeated="16376"/>
        </table:table-row>
        <table:table-row table:style-name="ro1">
          <table:table-cell office:value-type="string" table:style-name="ce1">
            <text:p>1.3.03.01.01.0029</text:p>
          </table:table-cell>
          <table:table-cell office:value-type="string" table:style-name="ce1">
            <text:p>Bangunan Peternakan/Perikanan</text:p>
          </table:table-cell>
          <table:table-cell office:value-type="float" office:value="7554459" table:style-name="ce1">
            <text:p>7554459</text:p>
          </table:table-cell>
          <table:table-cell office:value-type="string" table:style-name="ce1">
            <text:p>1.3.03.01.01.0029.00003</text:p>
          </table:table-cell>
          <table:table-cell office:value-type="string" table:style-name="ce1">
            <text:p>Pembangunan Kandang Kambing/Domba/Sapi Terpadu</text:p>
          </table:table-cell>
          <table:table-cell table:style-name="ce1"/>
          <table:table-cell office:value-type="string" table:style-name="ce1">
            <text:p>M2</text:p>
          </table:table-cell>
          <table:table-cell office:value-type="float" office:value="1593547.73" table:style-name="ce1">
            <text:p>1593547,73</text:p>
          </table:table-cell>
          <table:table-cell table:number-columns-repeated="16376"/>
        </table:table-row>
        <table:table-row table:style-name="ro1">
          <table:table-cell office:value-type="string" table:style-name="ce1">
            <text:p>1.3.03.01.01.0029</text:p>
          </table:table-cell>
          <table:table-cell office:value-type="string" table:style-name="ce1">
            <text:p>Bangunan Peternakan/Perikanan</text:p>
          </table:table-cell>
          <table:table-cell office:value-type="float" office:value="7554457" table:style-name="ce1">
            <text:p>7554457</text:p>
          </table:table-cell>
          <table:table-cell office:value-type="string" table:style-name="ce1">
            <text:p>1.3.03.01.01.0029.00001</text:p>
          </table:table-cell>
          <table:table-cell office:value-type="string" table:style-name="ce1">
            <text:p>PEMBANGUNAN KANDANG SAPI TERPADU</text:p>
          </table:table-cell>
          <table:table-cell table:style-name="ce1"/>
          <table:table-cell office:value-type="string" table:style-name="ce1">
            <text:p>M2</text:p>
          </table:table-cell>
          <table:table-cell office:value-type="float" office:value="7952850" table:style-name="ce1">
            <text:p>7952850</text:p>
          </table:table-cell>
          <table:table-cell table:number-columns-repeated="16376"/>
        </table:table-row>
        <table:table-row table:style-name="ro1">
          <table:table-cell office:value-type="string" table:style-name="ce1">
            <text:p>1.3.03.01.01.0030</text:p>
          </table:table-cell>
          <table:table-cell office:value-type="string" table:style-name="ce1">
            <text:p>Bangunan Gedung Tempat Kerja Lainnya</text:p>
          </table:table-cell>
          <table:table-cell office:value-type="float" office:value="7554471" table:style-name="ce1">
            <text:p>7554471</text:p>
          </table:table-cell>
          <table:table-cell office:value-type="string" table:style-name="ce1">
            <text:p>1.3.03.01.01.0030.00003</text:p>
          </table:table-cell>
          <table:table-cell office:value-type="string" table:style-name="ce1">
            <text:p>Pembangunan Gedung Tempat Pengepakan</text:p>
          </table:table-cell>
          <table:table-cell table:style-name="ce1"/>
          <table:table-cell office:value-type="string" table:style-name="ce1">
            <text:p>M2</text:p>
          </table:table-cell>
          <table:table-cell office:value-type="float" office:value="2832236.9" table:style-name="ce1">
            <text:p>2832236,9</text:p>
          </table:table-cell>
          <table:table-cell table:number-columns-repeated="16376"/>
        </table:table-row>
        <table:table-row table:style-name="ro1">
          <table:table-cell office:value-type="string" table:style-name="ce1">
            <text:p>1.3.03.01.01.0030</text:p>
          </table:table-cell>
          <table:table-cell office:value-type="string" table:style-name="ce1">
            <text:p>Bangunan Gedung Tempat Kerja Lainnya</text:p>
          </table:table-cell>
          <table:table-cell office:value-type="float" office:value="7554475" table:style-name="ce1">
            <text:p>7554475</text:p>
          </table:table-cell>
          <table:table-cell office:value-type="string" table:style-name="ce1">
            <text:p>1.3.03.01.01.0030.00006</text:p>
          </table:table-cell>
          <table:table-cell office:value-type="string" table:style-name="ce1">
            <text:p>Pembangunan Screen House</text:p>
          </table:table-cell>
          <table:table-cell table:style-name="ce1"/>
          <table:table-cell office:value-type="string" table:style-name="ce1">
            <text:p>M2</text:p>
          </table:table-cell>
          <table:table-cell office:value-type="float" office:value="1274919.83" table:style-name="ce1">
            <text:p>1274919,83</text:p>
          </table:table-cell>
          <table:table-cell table:number-columns-repeated="16376"/>
        </table:table-row>
        <table:table-row table:style-name="ro1">
          <table:table-cell office:value-type="string" table:style-name="ce1">
            <text:p>1.3.03.01.01.0030</text:p>
          </table:table-cell>
          <table:table-cell office:value-type="string" table:style-name="ce1">
            <text:p>Bangunan Gedung Tempat Kerja Lainnya</text:p>
          </table:table-cell>
          <table:table-cell office:value-type="float" office:value="7554474" table:style-name="ce1">
            <text:p>7554474</text:p>
          </table:table-cell>
          <table:table-cell office:value-type="string" table:style-name="ce1">
            <text:p>1.3.03.01.01.0030.00005</text:p>
          </table:table-cell>
          <table:table-cell office:value-type="string" table:style-name="ce1">
            <text:p>Kumbung Jamur</text:p>
          </table:table-cell>
          <table:table-cell table:style-name="ce1"/>
          <table:table-cell office:value-type="string" table:style-name="ce1">
            <text:p>M2</text:p>
          </table:table-cell>
          <table:table-cell office:value-type="float" office:value="1274919" table:style-name="ce1">
            <text:p>1274919</text:p>
          </table:table-cell>
          <table:table-cell table:number-columns-repeated="16376"/>
        </table:table-row>
        <table:table-row table:style-name="ro1">
          <table:table-cell office:value-type="string" table:style-name="ce1">
            <text:p>1.3.03.01.01.0030</text:p>
          </table:table-cell>
          <table:table-cell office:value-type="string" table:style-name="ce1">
            <text:p>Bangunan Gedung Tempat Kerja Lainnya</text:p>
          </table:table-cell>
          <table:table-cell office:value-type="float" office:value="7554473" table:style-name="ce1">
            <text:p>7554473</text:p>
          </table:table-cell>
          <table:table-cell office:value-type="string" table:style-name="ce1">
            <text:p>1.3.03.01.01.0030.00004</text:p>
          </table:table-cell>
          <table:table-cell office:value-type="string" table:style-name="ce1">
            <text:p>Gubug Jamur</text:p>
          </table:table-cell>
          <table:table-cell table:style-name="ce1"/>
          <table:table-cell office:value-type="string" table:style-name="ce1">
            <text:p>M2</text:p>
          </table:table-cell>
          <table:table-cell office:value-type="float" office:value="262721.21999999997" table:style-name="ce1">
            <text:p>262721,22</text:p>
          </table:table-cell>
          <table:table-cell table:number-columns-repeated="16376"/>
        </table:table-row>
        <table:table-row table:style-name="ro1">
          <table:table-cell office:value-type="string" table:style-name="ce1">
            <text:p>1.3.03.01.01.0030</text:p>
          </table:table-cell>
          <table:table-cell office:value-type="string" table:style-name="ce1">
            <text:p>Bangunan Gedung Tempat Kerja Lainnya</text:p>
          </table:table-cell>
          <table:table-cell office:value-type="float" office:value="7554454" table:style-name="ce1">
            <text:p>7554454</text:p>
          </table:table-cell>
          <table:table-cell office:value-type="string" table:style-name="ce1">
            <text:p>1.3.03.01.01.0030.00002</text:p>
          </table:table-cell>
          <table:table-cell office:value-type="string" table:style-name="ce1">
            <text:p>Bangunan Non Permanen</text:p>
          </table:table-cell>
          <table:table-cell table:style-name="ce1"/>
          <table:table-cell office:value-type="string" table:style-name="ce1">
            <text:p>M2</text:p>
          </table:table-cell>
          <table:table-cell office:value-type="float" office:value="1082520" table:style-name="ce1">
            <text:p>1082520</text:p>
          </table:table-cell>
          <table:table-cell table:number-columns-repeated="16376"/>
        </table:table-row>
        <table:table-row table:style-name="ro1">
          <table:table-cell office:value-type="string" table:style-name="ce1">
            <text:p>1.3.03.01.01.0030</text:p>
          </table:table-cell>
          <table:table-cell office:value-type="string" table:style-name="ce1">
            <text:p>Bangunan Gedung Tempat Kerja Lainnya</text:p>
          </table:table-cell>
          <table:table-cell office:value-type="float" office:value="7554452" table:style-name="ce1">
            <text:p>7554452</text:p>
          </table:table-cell>
          <table:table-cell office:value-type="string" table:style-name="ce1">
            <text:p>1.3.03.01.01.0030.00001</text:p>
          </table:table-cell>
          <table:table-cell office:value-type="string" table:style-name="ce1">
            <text:p>Rehabilitasi Gudang/Musholla /Kamar mandi/Dapur</text:p>
          </table:table-cell>
          <table:table-cell table:style-name="ce1"/>
          <table:table-cell office:value-type="string" table:style-name="ce1">
            <text:p>M2</text:p>
          </table:table-cell>
          <table:table-cell office:value-type="float" office:value="2865190.42" table:style-name="ce1">
            <text:p>2865190,42</text:p>
          </table:table-cell>
          <table:table-cell table:number-columns-repeated="16376"/>
        </table:table-row>
        <table:table-row table:style-name="ro1">
          <table:table-cell office:value-type="string" table:style-name="ce1">
            <text:p>1.3.03.01.01.0036</text:p>
          </table:table-cell>
          <table:table-cell office:value-type="string" table:style-name="ce1">
            <text:p>Taman</text:p>
          </table:table-cell>
          <table:table-cell office:value-type="float" office:value="7554478" table:style-name="ce1">
            <text:p>7554478</text:p>
          </table:table-cell>
          <table:table-cell office:value-type="string" table:style-name="ce1">
            <text:p>1.3.03.01.01.0036.00001</text:p>
          </table:table-cell>
          <table:table-cell office:value-type="string" table:style-name="ce1">
            <text:p>Pembuatan Taman Type C Pekerjaan Konstruksi</text:p>
          </table:table-cell>
          <table:table-cell table:style-name="ce1"/>
          <table:table-cell office:value-type="string" table:style-name="ce1">
            <text:p>M2</text:p>
          </table:table-cell>
          <table:table-cell office:value-type="float" office:value="539224.17000000004" table:style-name="ce1">
            <text:p>539224,17</text:p>
          </table:table-cell>
          <table:table-cell table:number-columns-repeated="16376"/>
        </table:table-row>
        <table:table-row table:style-name="ro1">
          <table:table-cell office:value-type="string" table:style-name="ce1">
            <text:p>1.3.03.01.01.0036</text:p>
          </table:table-cell>
          <table:table-cell office:value-type="string" table:style-name="ce1">
            <text:p>Taman</text:p>
          </table:table-cell>
          <table:table-cell office:value-type="float" office:value="7560543" table:style-name="ce1">
            <text:p>7560543</text:p>
          </table:table-cell>
          <table:table-cell office:value-type="string" table:style-name="ce1">
            <text:p>1.3.03.01.01.0036.00006</text:p>
          </table:table-cell>
          <table:table-cell office:value-type="string" table:style-name="ce1">
            <text:p>Revitalisasi Taman</text:p>
          </table:table-cell>
          <table:table-cell table:style-name="ce1"/>
          <table:table-cell office:value-type="string" table:style-name="ce1">
            <text:p>M2</text:p>
          </table:table-cell>
          <table:table-cell office:value-type="float" office:value="989349.46" table:style-name="ce1">
            <text:p>989349,46</text:p>
          </table:table-cell>
          <table:table-cell table:number-columns-repeated="16376"/>
        </table:table-row>
        <table:table-row table:style-name="ro1">
          <table:table-cell office:value-type="string" table:style-name="ce1">
            <text:p>1.3.03.01.01.0036</text:p>
          </table:table-cell>
          <table:table-cell office:value-type="string" table:style-name="ce1">
            <text:p>Taman</text:p>
          </table:table-cell>
          <table:table-cell office:value-type="float" office:value="7554480" table:style-name="ce1">
            <text:p>7554480</text:p>
          </table:table-cell>
          <table:table-cell office:value-type="string" table:style-name="ce1">
            <text:p>1.3.03.01.01.0036.00003</text:p>
          </table:table-cell>
          <table:table-cell office:value-type="string" table:style-name="ce1">
            <text:p>Pembuatan Taman Type A Pekerjaan Konstruksi</text:p>
          </table:table-cell>
          <table:table-cell table:style-name="ce1"/>
          <table:table-cell office:value-type="string" table:style-name="ce1">
            <text:p>M2</text:p>
          </table:table-cell>
          <table:table-cell office:value-type="float" office:value="1227206.56" table:style-name="ce1">
            <text:p>1227206,56</text:p>
          </table:table-cell>
          <table:table-cell table:number-columns-repeated="16376"/>
        </table:table-row>
        <table:table-row table:style-name="ro1">
          <table:table-cell office:value-type="string" table:style-name="ce1">
            <text:p>1.3.03.01.01.0036</text:p>
          </table:table-cell>
          <table:table-cell office:value-type="string" table:style-name="ce1">
            <text:p>Taman</text:p>
          </table:table-cell>
          <table:table-cell office:value-type="float" office:value="7554479" table:style-name="ce1">
            <text:p>7554479</text:p>
          </table:table-cell>
          <table:table-cell office:value-type="string" table:style-name="ce1">
            <text:p>1.3.03.01.01.0036.00002</text:p>
          </table:table-cell>
          <table:table-cell office:value-type="string" table:style-name="ce1">
            <text:p>Pembuatan Taman Type B Pekerjaan Konstruksi</text:p>
          </table:table-cell>
          <table:table-cell table:style-name="ce1"/>
          <table:table-cell office:value-type="string" table:style-name="ce1">
            <text:p>M2</text:p>
          </table:table-cell>
          <table:table-cell office:value-type="float" office:value="981727.77" table:style-name="ce1">
            <text:p>981727,77</text:p>
          </table:table-cell>
          <table:table-cell table:number-columns-repeated="16376"/>
        </table:table-row>
        <table:table-row table:style-name="ro1">
          <table:table-cell office:value-type="string" table:style-name="ce1">
            <text:p>1.3.03.01.02.0001</text:p>
          </table:table-cell>
          <table:table-cell office:value-type="string" table:style-name="ce1">
            <text:p>Rumah Negara Golongan I</text:p>
          </table:table-cell>
          <table:table-cell office:value-type="float" office:value="7554483" table:style-name="ce1">
            <text:p>7554483</text:p>
          </table:table-cell>
          <table:table-cell office:value-type="string" table:style-name="ce1">
            <text:p>1.3.03.01.02.0001.00003</text:p>
          </table:table-cell>
          <table:table-cell office:value-type="string" table:style-name="ce1">
            <text:p>Renovasi kamar mandi KDH/WKDH</text:p>
          </table:table-cell>
          <table:table-cell table:style-name="ce1"/>
          <table:table-cell office:value-type="string" table:style-name="ce1">
            <text:p>M2</text:p>
          </table:table-cell>
          <table:table-cell office:value-type="float" office:value="13681716.939999999" table:style-name="ce1">
            <text:p>13681716,94</text:p>
          </table:table-cell>
          <table:table-cell table:number-columns-repeated="16376"/>
        </table:table-row>
        <table:table-row table:style-name="ro1">
          <table:table-cell office:value-type="string" table:style-name="ce1">
            <text:p>1.3.03.01.02.0001</text:p>
          </table:table-cell>
          <table:table-cell office:value-type="string" table:style-name="ce1">
            <text:p>Rumah Negara Golongan I</text:p>
          </table:table-cell>
          <table:table-cell office:value-type="float" office:value="7554481" table:style-name="ce1">
            <text:p>7554481</text:p>
          </table:table-cell>
          <table:table-cell office:value-type="string" table:style-name="ce1">
            <text:p>1.3.03.01.02.0001.00001</text:p>
          </table:table-cell>
          <table:table-cell office:value-type="string" table:style-name="ce1">
            <text:p>Pembangunan Kitchenset Rumah Dinas KDH/WKDH</text:p>
          </table:table-cell>
          <table:table-cell table:style-name="ce1"/>
          <table:table-cell office:value-type="string" table:style-name="ce1">
            <text:p>M</text:p>
          </table:table-cell>
          <table:table-cell office:value-type="float" office:value="9722607.3499999996" table:style-name="ce1">
            <text:p>9722607,35</text:p>
          </table:table-cell>
          <table:table-cell table:number-columns-repeated="16376"/>
        </table:table-row>
        <table:table-row table:style-name="ro1">
          <table:table-cell office:value-type="string" table:style-name="ce1">
            <text:p>1.3.03.01.02.0001</text:p>
          </table:table-cell>
          <table:table-cell office:value-type="string" table:style-name="ce1">
            <text:p>Rumah Negara Golongan I</text:p>
          </table:table-cell>
          <table:table-cell office:value-type="float" office:value="7554482" table:style-name="ce1">
            <text:p>7554482</text:p>
          </table:table-cell>
          <table:table-cell office:value-type="string" table:style-name="ce1">
            <text:p>1.3.03.01.02.0001.00002</text:p>
          </table:table-cell>
          <table:table-cell office:value-type="string" table:style-name="ce1">
            <text:p>Pemeliharaan Rumah Dinas Jabatan</text:p>
          </table:table-cell>
          <table:table-cell table:style-name="ce1"/>
          <table:table-cell office:value-type="string" table:style-name="ce1">
            <text:p>M2</text:p>
          </table:table-cell>
          <table:table-cell office:value-type="float" office:value="472118.42" table:style-name="ce1">
            <text:p>472118,42</text:p>
          </table:table-cell>
          <table:table-cell table:number-columns-repeated="16376"/>
        </table:table-row>
        <table:table-row table:style-name="ro1">
          <table:table-cell office:value-type="string" table:style-name="ce1">
            <text:p>1.3.03.04.01.0003</text:p>
          </table:table-cell>
          <table:table-cell office:value-type="string" table:style-name="ce1">
            <text:p>Pilar/Tugu/Tanda Lainnya</text:p>
          </table:table-cell>
          <table:table-cell office:value-type="float" office:value="7560544" table:style-name="ce1">
            <text:p>7560544</text:p>
          </table:table-cell>
          <table:table-cell office:value-type="string" table:style-name="ce1">
            <text:p>1.3.03.04.01.0003.00002</text:p>
          </table:table-cell>
          <table:table-cell office:value-type="string" table:style-name="ce1">
            <text:p>Pergola</text:p>
          </table:table-cell>
          <table:table-cell table:style-name="ce1"/>
          <table:table-cell office:value-type="string" table:style-name="ce1">
            <text:p>M2</text:p>
          </table:table-cell>
          <table:table-cell office:value-type="float" office:value="973283.44" table:style-name="ce1">
            <text:p>973283,44</text:p>
          </table:table-cell>
          <table:table-cell table:number-columns-repeated="16376"/>
        </table:table-row>
        <table:table-row table:style-name="ro1">
          <table:table-cell office:value-type="string" table:style-name="ce1">
            <text:p>1.3.03.04.01.0003</text:p>
          </table:table-cell>
          <table:table-cell office:value-type="string" table:style-name="ce1">
            <text:p>Pilar/Tugu/Tanda Lainnya</text:p>
          </table:table-cell>
          <table:table-cell office:value-type="float" office:value="7554487" table:style-name="ce1">
            <text:p>7554487</text:p>
          </table:table-cell>
          <table:table-cell office:value-type="string" table:style-name="ce1">
            <text:p>1.3.03.04.01.0003.00001</text:p>
          </table:table-cell>
          <table:table-cell office:value-type="string" table:style-name="ce1">
            <text:p>Gapura</text:p>
          </table:table-cell>
          <table:table-cell table:style-name="ce1"/>
          <table:table-cell office:value-type="string" table:style-name="ce1">
            <text:p>M</text:p>
          </table:table-cell>
          <table:table-cell office:value-type="float" office:value="5355124.99" table:style-name="ce1">
            <text:p>5355124,99</text:p>
          </table:table-cell>
          <table:table-cell table:number-columns-repeated="16376"/>
        </table:table-row>
        <table:table-row table:style-name="ro1">
          <table:table-cell office:value-type="string" table:style-name="ce1">
            <text:p>1.3.03.04.01.0004</text:p>
          </table:table-cell>
          <table:table-cell office:value-type="string" table:style-name="ce1">
            <text:p>Pagar</text:p>
          </table:table-cell>
          <table:table-cell office:value-type="float" office:value="7554485" table:style-name="ce1">
            <text:p>7554485</text:p>
          </table:table-cell>
          <table:table-cell office:value-type="string" table:style-name="ce1">
            <text:p>1.3.03.04.01.0004.00003</text:p>
          </table:table-cell>
          <table:table-cell office:value-type="string" table:style-name="ce1">
            <text:p>Pembuatan Pagar Dinding Makam dengan tinggi 1,5 m</text:p>
          </table:table-cell>
          <table:table-cell table:style-name="ce1"/>
          <table:table-cell office:value-type="string" table:style-name="ce1">
            <text:p>M</text:p>
          </table:table-cell>
          <table:table-cell office:value-type="float" office:value="1953180.44" table:style-name="ce1">
            <text:p>1953180,44</text:p>
          </table:table-cell>
          <table:table-cell table:number-columns-repeated="16376"/>
        </table:table-row>
        <table:table-row table:style-name="ro1">
          <table:table-cell office:value-type="string" table:style-name="ce1">
            <text:p>1.3.03.04.01.0004</text:p>
          </table:table-cell>
          <table:table-cell office:value-type="string" table:style-name="ce1">
            <text:p>Pagar</text:p>
          </table:table-cell>
          <table:table-cell office:value-type="float" office:value="7554484" table:style-name="ce1">
            <text:p>7554484</text:p>
          </table:table-cell>
          <table:table-cell office:value-type="string" table:style-name="ce1">
            <text:p>1.3.03.04.01.0004.00002</text:p>
          </table:table-cell>
          <table:table-cell office:value-type="string" table:style-name="ce1">
            <text:p>Pembangunan Pagar Dinding Bata</text:p>
          </table:table-cell>
          <table:table-cell table:style-name="ce1"/>
          <table:table-cell office:value-type="string" table:style-name="ce1">
            <text:p>M</text:p>
          </table:table-cell>
          <table:table-cell office:value-type="float" office:value="1549078.73" table:style-name="ce1">
            <text:p>1549078,73</text:p>
          </table:table-cell>
          <table:table-cell table:number-columns-repeated="16376"/>
        </table:table-row>
        <table:table-row table:style-name="ro1">
          <table:table-cell office:value-type="string" table:style-name="ce1">
            <text:p>1.3.03.04.01.0004</text:p>
          </table:table-cell>
          <table:table-cell office:value-type="string" table:style-name="ce1">
            <text:p>Pagar</text:p>
          </table:table-cell>
          <table:table-cell office:value-type="float" office:value="7554486" table:style-name="ce1">
            <text:p>7554486</text:p>
          </table:table-cell>
          <table:table-cell office:value-type="string" table:style-name="ce1">
            <text:p>1.3.03.04.01.0004.00004</text:p>
          </table:table-cell>
          <table:table-cell office:value-type="string" table:style-name="ce1">
            <text:p>Pembangunan Pagar BRC (diatas plengsengan)</text:p>
          </table:table-cell>
          <table:table-cell table:style-name="ce1"/>
          <table:table-cell office:value-type="string" table:style-name="ce1">
            <text:p>M</text:p>
          </table:table-cell>
          <table:table-cell office:value-type="float" office:value="1370102.68" table:style-name="ce1">
            <text:p>1370102,68</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17" table:style-name="ce1">
            <text:p>7554517</text:p>
          </table:table-cell>
          <table:table-cell office:value-type="string" table:style-name="ce1">
            <text:p>1.3.04.01.01.0004.00029</text:p>
          </table:table-cell>
          <table:table-cell office:value-type="string" table:style-name="ce1">
            <text:p>Peningkatan dengan penambahan beton 2 - 3 mtr dan overly 8 - 10 mtr Hotmix</text:p>
          </table:table-cell>
          <table:table-cell table:style-name="ce1"/>
          <table:table-cell office:value-type="string" table:style-name="ce1">
            <text:p>M</text:p>
          </table:table-cell>
          <table:table-cell office:value-type="float" office:value="4052234.97" table:style-name="ce1">
            <text:p>4052234,97</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621" table:style-name="ce1">
            <text:p>7554621</text:p>
          </table:table-cell>
          <table:table-cell office:value-type="string" table:style-name="ce1">
            <text:p>1.3.04.01.01.0004.00117</text:p>
          </table:table-cell>
          <table:table-cell office:value-type="string" table:style-name="ce1">
            <text:p>Overlay dan Pemasangan Box Culvert 60 x 60 cm</text:p>
          </table:table-cell>
          <table:table-cell table:style-name="ce1"/>
          <table:table-cell office:value-type="string" table:style-name="ce1">
            <text:p>M2</text:p>
          </table:table-cell>
          <table:table-cell office:value-type="float" office:value="2178300" table:style-name="ce1">
            <text:p>2178300</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611" table:style-name="ce1">
            <text:p>7554611</text:p>
          </table:table-cell>
          <table:table-cell office:value-type="string" table:style-name="ce1">
            <text:p>1.3.04.01.01.0004.00116</text:p>
          </table:table-cell>
          <table:table-cell office:value-type="string" table:style-name="ce1">
            <text:p>Pemeliharaan Jalan dengan Tutup Lubang dan Hotmix Lebar 3 - 4 m</text:p>
          </table:table-cell>
          <table:table-cell table:style-name="ce1"/>
          <table:table-cell office:value-type="string" table:style-name="ce1">
            <text:p>M</text:p>
          </table:table-cell>
          <table:table-cell office:value-type="float" office:value="519887.7" table:style-name="ce1">
            <text:p>519887,7</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610" table:style-name="ce1">
            <text:p>7554610</text:p>
          </table:table-cell>
          <table:table-cell office:value-type="string" table:style-name="ce1">
            <text:p>1.3.04.01.01.0004.00115</text:p>
          </table:table-cell>
          <table:table-cell office:value-type="string" table:style-name="ce1">
            <text:p>Pemasangan Patok Aset Jalan</text:p>
          </table:table-cell>
          <table:table-cell table:style-name="ce1"/>
          <table:table-cell office:value-type="string" table:style-name="ce1">
            <text:p>Unit</text:p>
          </table:table-cell>
          <table:table-cell office:value-type="float" office:value="124687" table:style-name="ce1">
            <text:p>124687</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604" table:style-name="ce1">
            <text:p>7554604</text:p>
          </table:table-cell>
          <table:table-cell office:value-type="string" table:style-name="ce1">
            <text:p>1.3.04.01.01.0004.00114</text:p>
          </table:table-cell>
          <table:table-cell office:value-type="string" table:style-name="ce1">
            <text:p>Peningkatan Jalan Dengan AC-WC Lebar Jalan 2,5 - 3 m (Rekondisi Lapen Eksisting 40%)</text:p>
          </table:table-cell>
          <table:table-cell table:style-name="ce1"/>
          <table:table-cell office:value-type="string" table:style-name="ce1">
            <text:p>M</text:p>
          </table:table-cell>
          <table:table-cell office:value-type="float" office:value="689564.82" table:style-name="ce1">
            <text:p>689564,82</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603" table:style-name="ce1">
            <text:p>7554603</text:p>
          </table:table-cell>
          <table:table-cell office:value-type="string" table:style-name="ce1">
            <text:p>1.3.04.01.01.0004.00113</text:p>
          </table:table-cell>
          <table:table-cell office:value-type="string" table:style-name="ce1">
            <text:p>Peningkatan Jalan Dengan AC-WC Lebar Jalan 5-5,5m (Rekondisi Lapen Eksisting 10%)</text:p>
          </table:table-cell>
          <table:table-cell table:style-name="ce1"/>
          <table:table-cell office:value-type="string" table:style-name="ce1">
            <text:p>M</text:p>
          </table:table-cell>
          <table:table-cell office:value-type="float" office:value="865710.57" table:style-name="ce1">
            <text:p>865710,57</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602" table:style-name="ce1">
            <text:p>7554602</text:p>
          </table:table-cell>
          <table:table-cell office:value-type="string" table:style-name="ce1">
            <text:p>1.3.04.01.01.0004.00112</text:p>
          </table:table-cell>
          <table:table-cell office:value-type="string" table:style-name="ce1">
            <text:p>Peningkatan Jalan Dengan AC-WC Lebar Jalan 3 - 3,5 m (Rekondisi Lapen Eksisting 40%)</text:p>
          </table:table-cell>
          <table:table-cell table:style-name="ce1"/>
          <table:table-cell office:value-type="string" table:style-name="ce1">
            <text:p>M</text:p>
          </table:table-cell>
          <table:table-cell office:value-type="float" office:value="656233.04" table:style-name="ce1">
            <text:p>656233,04</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601" table:style-name="ce1">
            <text:p>7554601</text:p>
          </table:table-cell>
          <table:table-cell office:value-type="string" table:style-name="ce1">
            <text:p>1.3.04.01.01.0004.00111</text:p>
          </table:table-cell>
          <table:table-cell office:value-type="string" table:style-name="ce1">
            <text:p>Peningkatan Jalan Dengan AC-WC Lebar Jalan 3 - 3,5 m (Rekondisi AC-WC Eksisting 40%)</text:p>
          </table:table-cell>
          <table:table-cell table:style-name="ce1"/>
          <table:table-cell office:value-type="string" table:style-name="ce1">
            <text:p>M</text:p>
          </table:table-cell>
          <table:table-cell office:value-type="float" office:value="745858" table:style-name="ce1">
            <text:p>745858</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600" table:style-name="ce1">
            <text:p>7554600</text:p>
          </table:table-cell>
          <table:table-cell office:value-type="string" table:style-name="ce1">
            <text:p>1.3.04.01.01.0004.00110</text:p>
          </table:table-cell>
          <table:table-cell office:value-type="string" table:style-name="ce1">
            <text:p>Peningkatan Jalan Dengan AC-WC Lebar Jalan 5,5 - 6 m (Rekondisi AC-WC Eksisting 30%)</text:p>
          </table:table-cell>
          <table:table-cell table:style-name="ce1"/>
          <table:table-cell office:value-type="string" table:style-name="ce1">
            <text:p>M</text:p>
          </table:table-cell>
          <table:table-cell office:value-type="float" office:value="1241400.76" table:style-name="ce1">
            <text:p>1241400,76</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99" table:style-name="ce1">
            <text:p>7554599</text:p>
          </table:table-cell>
          <table:table-cell office:value-type="string" table:style-name="ce1">
            <text:p>1.3.04.01.01.0004.00109</text:p>
          </table:table-cell>
          <table:table-cell office:value-type="string" table:style-name="ce1">
            <text:p>Peningkatan Jalan dengan AC - WC Lebar Jalan 5 - 5,5 (Rekondisi AC - WC Eksisting 40% )</text:p>
          </table:table-cell>
          <table:table-cell table:style-name="ce1"/>
          <table:table-cell office:value-type="string" table:style-name="ce1">
            <text:p>M</text:p>
          </table:table-cell>
          <table:table-cell office:value-type="float" office:value="2441039.0099999998" table:style-name="ce1">
            <text:p>2441039,01</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98" table:style-name="ce1">
            <text:p>7554598</text:p>
          </table:table-cell>
          <table:table-cell office:value-type="string" table:style-name="ce1">
            <text:p>1.3.04.01.01.0004.00108</text:p>
          </table:table-cell>
          <table:table-cell office:value-type="string" table:style-name="ce1">
            <text:p>Pembangunan Jalan Menggunakan Perkerasan Beton Semen dengan Tulangan Anyaman Tunggal Lebar 3,5 - 4 (Tebal 20 CM)</text:p>
          </table:table-cell>
          <table:table-cell table:style-name="ce1"/>
          <table:table-cell office:value-type="string" table:style-name="ce1">
            <text:p>M</text:p>
          </table:table-cell>
          <table:table-cell office:value-type="float" office:value="3490157.14" table:style-name="ce1">
            <text:p>3490157,14</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97" table:style-name="ce1">
            <text:p>7554597</text:p>
          </table:table-cell>
          <table:table-cell office:value-type="string" table:style-name="ce1">
            <text:p>1.3.04.01.01.0004.00107</text:p>
          </table:table-cell>
          <table:table-cell office:value-type="string" table:style-name="ce1">
            <text:p>Pembangunan Jalan Menggunakan Perkerasan Beton Semen dengan Tulangan Anyaman Tunggal Lebar 3,5 - 4 (Tebal 25CM)</text:p>
          </table:table-cell>
          <table:table-cell table:style-name="ce1"/>
          <table:table-cell office:value-type="string" table:style-name="ce1">
            <text:p>M</text:p>
          </table:table-cell>
          <table:table-cell office:value-type="float" office:value="4220356.88" table:style-name="ce1">
            <text:p>4220356,88</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96" table:style-name="ce1">
            <text:p>7554596</text:p>
          </table:table-cell>
          <table:table-cell office:value-type="string" table:style-name="ce1">
            <text:p>1.3.04.01.01.0004.00106</text:p>
          </table:table-cell>
          <table:table-cell office:value-type="string" table:style-name="ce1">
            <text:p>Pembangunan Jalan Menggunakan Perkerasan Beton Semen dengan Tulangan Anyaman Tunggal Lebar 3,5 - 4 (Tebal 30CM)</text:p>
          </table:table-cell>
          <table:table-cell table:style-name="ce1"/>
          <table:table-cell office:value-type="string" table:style-name="ce1">
            <text:p>M</text:p>
          </table:table-cell>
          <table:table-cell office:value-type="float" office:value="4950556.62" table:style-name="ce1">
            <text:p>4950556,62</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95" table:style-name="ce1">
            <text:p>7554595</text:p>
          </table:table-cell>
          <table:table-cell office:value-type="string" table:style-name="ce1">
            <text:p>1.3.04.01.01.0004.00105</text:p>
          </table:table-cell>
          <table:table-cell office:value-type="string" table:style-name="ce1">
            <text:p>Peningkatan Jalan Dengan AC-WC Lebar Jalan 5,5-6m (Rekondisi Lapen Eksisting 20%)</text:p>
          </table:table-cell>
          <table:table-cell table:style-name="ce1"/>
          <table:table-cell office:value-type="string" table:style-name="ce1">
            <text:p>M</text:p>
          </table:table-cell>
          <table:table-cell office:value-type="float" office:value="1004378.49" table:style-name="ce1">
            <text:p>1004378,49</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94" table:style-name="ce1">
            <text:p>7554594</text:p>
          </table:table-cell>
          <table:table-cell office:value-type="string" table:style-name="ce1">
            <text:p>1.3.04.01.01.0004.00104</text:p>
          </table:table-cell>
          <table:table-cell office:value-type="string" table:style-name="ce1">
            <text:p>Peningkatan Jalan dengan AC-WC lebar jalan 2,5-3 m (Rekondisi Lapen Eksisting 0%)</text:p>
          </table:table-cell>
          <table:table-cell table:style-name="ce1"/>
          <table:table-cell office:value-type="string" table:style-name="ce1">
            <text:p>M</text:p>
          </table:table-cell>
          <table:table-cell office:value-type="float" office:value="50247.34" table:style-name="ce1">
            <text:p>50247,34</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93" table:style-name="ce1">
            <text:p>7554593</text:p>
          </table:table-cell>
          <table:table-cell office:value-type="string" table:style-name="ce1">
            <text:p>1.3.04.01.01.0004.00103</text:p>
          </table:table-cell>
          <table:table-cell office:value-type="string" table:style-name="ce1">
            <text:p>Peningkatan Jalan dengan Lapen Lebar Jalan 2,5-3m (Rekondisi Telford Eksisting 0%)</text:p>
          </table:table-cell>
          <table:table-cell table:style-name="ce1"/>
          <table:table-cell office:value-type="string" table:style-name="ce1">
            <text:p>M</text:p>
          </table:table-cell>
          <table:table-cell office:value-type="float" office:value="373615.59" table:style-name="ce1">
            <text:p>373615,59</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92" table:style-name="ce1">
            <text:p>7554592</text:p>
          </table:table-cell>
          <table:table-cell office:value-type="string" table:style-name="ce1">
            <text:p>1.3.04.01.01.0004.00102</text:p>
          </table:table-cell>
          <table:table-cell office:value-type="string" table:style-name="ce1">
            <text:p>Peningkatan Jalan dengan Penahan Jalan, Tutup Lubang dan Overly 6-8 mtr Hotmix</text:p>
          </table:table-cell>
          <table:table-cell table:style-name="ce1"/>
          <table:table-cell office:value-type="string" table:style-name="ce1">
            <text:p>M</text:p>
          </table:table-cell>
          <table:table-cell office:value-type="float" office:value="2356027.44" table:style-name="ce1">
            <text:p>2356027,44</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91" table:style-name="ce1">
            <text:p>7554591</text:p>
          </table:table-cell>
          <table:table-cell office:value-type="string" table:style-name="ce1">
            <text:p>1.3.04.01.01.0004.00101</text:p>
          </table:table-cell>
          <table:table-cell office:value-type="string" table:style-name="ce1">
            <text:p>Peningkatan Jalan dengan Tutup Lubang, Pasangan penahan jalan dan Overly 3-4 mtr Hotmix</text:p>
          </table:table-cell>
          <table:table-cell table:style-name="ce1"/>
          <table:table-cell office:value-type="string" table:style-name="ce1">
            <text:p>M</text:p>
          </table:table-cell>
          <table:table-cell office:value-type="float" office:value="893017.54" table:style-name="ce1">
            <text:p>893017,54</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90" table:style-name="ce1">
            <text:p>7554590</text:p>
          </table:table-cell>
          <table:table-cell office:value-type="string" table:style-name="ce1">
            <text:p>1.3.04.01.01.0004.00100</text:p>
          </table:table-cell>
          <table:table-cell office:value-type="string" table:style-name="ce1">
            <text:p>Peningkatan Jalan dengan Tutup Lubang dan Overly 3-4 mtr Hotmix</text:p>
          </table:table-cell>
          <table:table-cell table:style-name="ce1"/>
          <table:table-cell office:value-type="string" table:style-name="ce1">
            <text:p>M</text:p>
          </table:table-cell>
          <table:table-cell office:value-type="float" office:value="593730.65" table:style-name="ce1">
            <text:p>593730,65</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89" table:style-name="ce1">
            <text:p>7554589</text:p>
          </table:table-cell>
          <table:table-cell office:value-type="string" table:style-name="ce1">
            <text:p>1.3.04.01.01.0004.00099</text:p>
          </table:table-cell>
          <table:table-cell office:value-type="string" table:style-name="ce1">
            <text:p>Peningkatan Jalan dengan Penahan Jalan dan Overly 4-6 mtr Hotmix</text:p>
          </table:table-cell>
          <table:table-cell table:style-name="ce1"/>
          <table:table-cell office:value-type="string" table:style-name="ce1">
            <text:p>M</text:p>
          </table:table-cell>
          <table:table-cell office:value-type="float" office:value="1794984.44" table:style-name="ce1">
            <text:p>1794984,44</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88" table:style-name="ce1">
            <text:p>7554588</text:p>
          </table:table-cell>
          <table:table-cell office:value-type="string" table:style-name="ce1">
            <text:p>1.3.04.01.01.0004.00098</text:p>
          </table:table-cell>
          <table:table-cell office:value-type="string" table:style-name="ce1">
            <text:p>Peningkatan Jalan Beton Bertulang Anyaman Tunggal</text:p>
          </table:table-cell>
          <table:table-cell table:style-name="ce1"/>
          <table:table-cell office:value-type="string" table:style-name="ce1">
            <text:p>M</text:p>
          </table:table-cell>
          <table:table-cell office:value-type="float" office:value="2332763.1" table:style-name="ce1">
            <text:p>2332763,1</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87" table:style-name="ce1">
            <text:p>7554587</text:p>
          </table:table-cell>
          <table:table-cell office:value-type="string" table:style-name="ce1">
            <text:p>1.3.04.01.01.0004.00097</text:p>
          </table:table-cell>
          <table:table-cell office:value-type="string" table:style-name="ce1">
            <text:p>Peningkatan Jalan dengan Tutup Lubang dan overly 6-8 mtr Hotmix</text:p>
          </table:table-cell>
          <table:table-cell table:style-name="ce1"/>
          <table:table-cell office:value-type="string" table:style-name="ce1">
            <text:p>M</text:p>
          </table:table-cell>
          <table:table-cell office:value-type="float" office:value="1556893.43" table:style-name="ce1">
            <text:p>1556893,43</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86" table:style-name="ce1">
            <text:p>7554586</text:p>
          </table:table-cell>
          <table:table-cell office:value-type="string" table:style-name="ce1">
            <text:p>1.3.04.01.01.0004.00096</text:p>
          </table:table-cell>
          <table:table-cell office:value-type="string" table:style-name="ce1">
            <text:p>Peningkatan Jalan Dengan AC-WC Lebar Jalan 5-5,5m (Rekondisi Lapen Eksisting 30%)</text:p>
          </table:table-cell>
          <table:table-cell table:style-name="ce1"/>
          <table:table-cell office:value-type="string" table:style-name="ce1">
            <text:p>M</text:p>
          </table:table-cell>
          <table:table-cell office:value-type="float" office:value="988090.44" table:style-name="ce1">
            <text:p>988090,44</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85" table:style-name="ce1">
            <text:p>7554585</text:p>
          </table:table-cell>
          <table:table-cell office:value-type="string" table:style-name="ce1">
            <text:p>1.3.04.01.01.0004.00095</text:p>
          </table:table-cell>
          <table:table-cell office:value-type="string" table:style-name="ce1">
            <text:p>Pemeliharaan Jalan Tipe 1</text:p>
          </table:table-cell>
          <table:table-cell table:style-name="ce1"/>
          <table:table-cell office:value-type="string" table:style-name="ce1">
            <text:p>M2</text:p>
          </table:table-cell>
          <table:table-cell office:value-type="float" office:value="457908.8" table:style-name="ce1">
            <text:p>457908,8</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84" table:style-name="ce1">
            <text:p>7554584</text:p>
          </table:table-cell>
          <table:table-cell office:value-type="string" table:style-name="ce1">
            <text:p>1.3.04.01.01.0004.00094</text:p>
          </table:table-cell>
          <table:table-cell office:value-type="string" table:style-name="ce1">
            <text:p>Pemeliharaan Jalan Tipe 2</text:p>
          </table:table-cell>
          <table:table-cell table:style-name="ce1"/>
          <table:table-cell office:value-type="string" table:style-name="ce1">
            <text:p>M2</text:p>
          </table:table-cell>
          <table:table-cell office:value-type="float" office:value="527782.68000000005" table:style-name="ce1">
            <text:p>527782,68</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83" table:style-name="ce1">
            <text:p>7554583</text:p>
          </table:table-cell>
          <table:table-cell office:value-type="string" table:style-name="ce1">
            <text:p>1.3.04.01.01.0004.00093</text:p>
          </table:table-cell>
          <table:table-cell office:value-type="string" table:style-name="ce1">
            <text:p>Pemeliharaan Jalan Overlay</text:p>
          </table:table-cell>
          <table:table-cell table:style-name="ce1"/>
          <table:table-cell office:value-type="string" table:style-name="ce1">
            <text:p>M</text:p>
          </table:table-cell>
          <table:table-cell office:value-type="float" office:value="67268.98" table:style-name="ce1">
            <text:p>67268,98</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82" table:style-name="ce1">
            <text:p>7554582</text:p>
          </table:table-cell>
          <table:table-cell office:value-type="string" table:style-name="ce1">
            <text:p>1.3.04.01.01.0004.00092</text:p>
          </table:table-cell>
          <table:table-cell office:value-type="string" table:style-name="ce1">
            <text:p>Rigid Pavement Tipe A1</text:p>
          </table:table-cell>
          <table:table-cell table:style-name="ce1"/>
          <table:table-cell office:value-type="string" table:style-name="ce1">
            <text:p>M2</text:p>
          </table:table-cell>
          <table:table-cell office:value-type="float" office:value="3129896.46" table:style-name="ce1">
            <text:p>3129896,46</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81" table:style-name="ce1">
            <text:p>7554581</text:p>
          </table:table-cell>
          <table:table-cell office:value-type="string" table:style-name="ce1">
            <text:p>1.3.04.01.01.0004.00091</text:p>
          </table:table-cell>
          <table:table-cell office:value-type="string" table:style-name="ce1">
            <text:p>Rigid Pavement Tipe A2</text:p>
          </table:table-cell>
          <table:table-cell table:style-name="ce1"/>
          <table:table-cell office:value-type="string" table:style-name="ce1">
            <text:p>M2</text:p>
          </table:table-cell>
          <table:table-cell office:value-type="float" office:value="3057880.92" table:style-name="ce1">
            <text:p>3057880,92</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80" table:style-name="ce1">
            <text:p>7554580</text:p>
          </table:table-cell>
          <table:table-cell office:value-type="string" table:style-name="ce1">
            <text:p>1.3.04.01.01.0004.00090</text:p>
          </table:table-cell>
          <table:table-cell office:value-type="string" table:style-name="ce1">
            <text:p>Rigid Pavement Tipe A3</text:p>
          </table:table-cell>
          <table:table-cell table:style-name="ce1"/>
          <table:table-cell office:value-type="string" table:style-name="ce1">
            <text:p>M2</text:p>
          </table:table-cell>
          <table:table-cell office:value-type="float" office:value="2577603.3199999998" table:style-name="ce1">
            <text:p>2577603,32</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79" table:style-name="ce1">
            <text:p>7554579</text:p>
          </table:table-cell>
          <table:table-cell office:value-type="string" table:style-name="ce1">
            <text:p>1.3.04.01.01.0004.00089</text:p>
          </table:table-cell>
          <table:table-cell office:value-type="string" table:style-name="ce1">
            <text:p>Pemeliharaan Jalan Dengan AC-WC Manual (Rekondisi AC-WC Eksisting Tebal 3 cm)</text:p>
          </table:table-cell>
          <table:table-cell table:style-name="ce1"/>
          <table:table-cell office:value-type="string" table:style-name="ce1">
            <text:p>M2</text:p>
          </table:table-cell>
          <table:table-cell office:value-type="float" office:value="121445.49" table:style-name="ce1">
            <text:p>121445,49</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78" table:style-name="ce1">
            <text:p>7554578</text:p>
          </table:table-cell>
          <table:table-cell office:value-type="string" table:style-name="ce1">
            <text:p>1.3.04.01.01.0004.00088</text:p>
          </table:table-cell>
          <table:table-cell office:value-type="string" table:style-name="ce1">
            <text:p>Pemeliharaan Jalan Dengan AC-WC Manual (Rekondisi AC-WC Eksisting Tebal 4 cm)</text:p>
          </table:table-cell>
          <table:table-cell table:style-name="ce1"/>
          <table:table-cell office:value-type="string" table:style-name="ce1">
            <text:p>M2</text:p>
          </table:table-cell>
          <table:table-cell office:value-type="float" office:value="154376.16" table:style-name="ce1">
            <text:p>154376,16</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77" table:style-name="ce1">
            <text:p>7554577</text:p>
          </table:table-cell>
          <table:table-cell office:value-type="string" table:style-name="ce1">
            <text:p>1.3.04.01.01.0004.00087</text:p>
          </table:table-cell>
          <table:table-cell office:value-type="string" table:style-name="ce1">
            <text:p>Pemeliharaan Jalan Dengan AC-WC Manual (Rekondisi AC-WC Eksisting Tebal 5cm)</text:p>
          </table:table-cell>
          <table:table-cell table:style-name="ce1"/>
          <table:table-cell office:value-type="string" table:style-name="ce1">
            <text:p>M2</text:p>
          </table:table-cell>
          <table:table-cell office:value-type="float" office:value="202834.36" table:style-name="ce1">
            <text:p>202834,36</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76" table:style-name="ce1">
            <text:p>7554576</text:p>
          </table:table-cell>
          <table:table-cell office:value-type="string" table:style-name="ce1">
            <text:p>1.3.04.01.01.0004.00086</text:p>
          </table:table-cell>
          <table:table-cell office:value-type="string" table:style-name="ce1">
            <text:p>Peningkatan Jalan dengan Penambahan Beton 0,5 m dan Overlay 4-6 mtr Hotmix</text:p>
          </table:table-cell>
          <table:table-cell table:style-name="ce1"/>
          <table:table-cell office:value-type="string" table:style-name="ce1">
            <text:p>M</text:p>
          </table:table-cell>
          <table:table-cell office:value-type="float" office:value="1462984.6" table:style-name="ce1">
            <text:p>1462984,6</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75" table:style-name="ce1">
            <text:p>7554575</text:p>
          </table:table-cell>
          <table:table-cell office:value-type="string" table:style-name="ce1">
            <text:p>1.3.04.01.01.0004.00085</text:p>
          </table:table-cell>
          <table:table-cell office:value-type="string" table:style-name="ce1">
            <text:p>Peningkatan Jalan dengan pelebaran 2 m, box calved 40X40, penahan jalan, skampal, dan overlay 4-6 m hotmix</text:p>
          </table:table-cell>
          <table:table-cell table:style-name="ce1"/>
          <table:table-cell office:value-type="string" table:style-name="ce1">
            <text:p>M</text:p>
          </table:table-cell>
          <table:table-cell office:value-type="float" office:value="11129031.619999999" table:style-name="ce1">
            <text:p>11129031,62</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74" table:style-name="ce1">
            <text:p>7554574</text:p>
          </table:table-cell>
          <table:table-cell office:value-type="string" table:style-name="ce1">
            <text:p>1.3.04.01.01.0004.00084</text:p>
          </table:table-cell>
          <table:table-cell office:value-type="string" table:style-name="ce1">
            <text:p>Peningkatan Jalan dengan Box Culverd 400 X 400 X 1000, CTSB, Penahan Jalan dan Overlay 6-8 M Hotmix</text:p>
          </table:table-cell>
          <table:table-cell table:style-name="ce1"/>
          <table:table-cell office:value-type="string" table:style-name="ce1">
            <text:p>M</text:p>
          </table:table-cell>
          <table:table-cell office:value-type="float" office:value="2516801.81" table:style-name="ce1">
            <text:p>2516801,81</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73" table:style-name="ce1">
            <text:p>7554573</text:p>
          </table:table-cell>
          <table:table-cell office:value-type="string" table:style-name="ce1">
            <text:p>1.3.04.01.01.0004.00083</text:p>
          </table:table-cell>
          <table:table-cell office:value-type="string" table:style-name="ce1">
            <text:p>Peningkatan Jalan dengan pelebaran 3 m, box calved 400 x 400 x 1000, CTSB, Penahan Jalan dan overlay 6 - 8 m hotmix</text:p>
          </table:table-cell>
          <table:table-cell table:style-name="ce1"/>
          <table:table-cell office:value-type="string" table:style-name="ce1">
            <text:p>M</text:p>
          </table:table-cell>
          <table:table-cell office:value-type="float" office:value="8752405.8399999999" table:style-name="ce1">
            <text:p>8752405,84</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72" table:style-name="ce1">
            <text:p>7554572</text:p>
          </table:table-cell>
          <table:table-cell office:value-type="string" table:style-name="ce1">
            <text:p>1.3.04.01.01.0004.00082</text:p>
          </table:table-cell>
          <table:table-cell office:value-type="string" table:style-name="ce1">
            <text:p>Peningkatan Jalan dengan Tutup Lubang dan Overly 12-15 mtr Hotmix</text:p>
          </table:table-cell>
          <table:table-cell table:style-name="ce1"/>
          <table:table-cell office:value-type="string" table:style-name="ce1">
            <text:p>M</text:p>
          </table:table-cell>
          <table:table-cell office:value-type="float" office:value="2103432.5" table:style-name="ce1">
            <text:p>2103432,5</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71" table:style-name="ce1">
            <text:p>7554571</text:p>
          </table:table-cell>
          <table:table-cell office:value-type="string" table:style-name="ce1">
            <text:p>1.3.04.01.01.0004.00081</text:p>
          </table:table-cell>
          <table:table-cell office:value-type="string" table:style-name="ce1">
            <text:p>Peningkatan Jalan dengan Tutup Lubang dan Overly Hotmix 4 - 6 mtr</text:p>
          </table:table-cell>
          <table:table-cell table:style-name="ce1"/>
          <table:table-cell office:value-type="string" table:style-name="ce1">
            <text:p>M</text:p>
          </table:table-cell>
          <table:table-cell office:value-type="float" office:value="987236.37" table:style-name="ce1">
            <text:p>987236,37</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70" table:style-name="ce1">
            <text:p>7554570</text:p>
          </table:table-cell>
          <table:table-cell office:value-type="string" table:style-name="ce1">
            <text:p>1.3.04.01.01.0004.00080</text:p>
          </table:table-cell>
          <table:table-cell office:value-type="string" table:style-name="ce1">
            <text:p>Peningkatan jalan dengan pelebaran 2 - 3 mtr dan overly 6 - 8 mtr Hotmix</text:p>
          </table:table-cell>
          <table:table-cell table:style-name="ce1"/>
          <table:table-cell office:value-type="string" table:style-name="ce1">
            <text:p>M</text:p>
          </table:table-cell>
          <table:table-cell office:value-type="float" office:value="2120695" table:style-name="ce1">
            <text:p>2120695</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69" table:style-name="ce1">
            <text:p>7554569</text:p>
          </table:table-cell>
          <table:table-cell office:value-type="string" table:style-name="ce1">
            <text:p>1.3.04.01.01.0004.00079</text:p>
          </table:table-cell>
          <table:table-cell office:value-type="string" table:style-name="ce1">
            <text:p>Pembangunan Jalan Menggunakan Perkerasan Beton Semen dengan Tulangan Anyaman Tunggal Lebar 2,5 - 3 m (Tebal 30 CM)</text:p>
          </table:table-cell>
          <table:table-cell table:style-name="ce1"/>
          <table:table-cell office:value-type="string" table:style-name="ce1">
            <text:p>M</text:p>
          </table:table-cell>
          <table:table-cell office:value-type="float" office:value="3635204.9" table:style-name="ce1">
            <text:p>3635204,9</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68" table:style-name="ce1">
            <text:p>7554568</text:p>
          </table:table-cell>
          <table:table-cell office:value-type="string" table:style-name="ce1">
            <text:p>1.3.04.01.01.0004.00078</text:p>
          </table:table-cell>
          <table:table-cell office:value-type="string" table:style-name="ce1">
            <text:p>Pembangunan Jalan Menggunakan Perkerasan Beton Semen dengan Tulangan Anyaman Tunggal Lebar 2,5 - 3 m (Tebal 25 CM)</text:p>
          </table:table-cell>
          <table:table-cell table:style-name="ce1"/>
          <table:table-cell office:value-type="string" table:style-name="ce1">
            <text:p>M</text:p>
          </table:table-cell>
          <table:table-cell office:value-type="float" office:value="3097162.98" table:style-name="ce1">
            <text:p>3097162,98</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67" table:style-name="ce1">
            <text:p>7554567</text:p>
          </table:table-cell>
          <table:table-cell office:value-type="string" table:style-name="ce1">
            <text:p>1.3.04.01.01.0004.00077</text:p>
          </table:table-cell>
          <table:table-cell office:value-type="string" table:style-name="ce1">
            <text:p>Pembangunan Jalan Menggunakan Perkerasan Beton Semen dengan Tulangan Anyaman Tunggal Lebar 2,5 - 3 m (Tebal 20 CM)</text:p>
          </table:table-cell>
          <table:table-cell table:style-name="ce1"/>
          <table:table-cell office:value-type="string" table:style-name="ce1">
            <text:p>M</text:p>
          </table:table-cell>
          <table:table-cell office:value-type="float" office:value="2559121.0699999998" table:style-name="ce1">
            <text:p>2559121,07</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66" table:style-name="ce1">
            <text:p>7554566</text:p>
          </table:table-cell>
          <table:table-cell office:value-type="string" table:style-name="ce1">
            <text:p>1.3.04.01.01.0004.00076</text:p>
          </table:table-cell>
          <table:table-cell office:value-type="string" table:style-name="ce1">
            <text:p>Pembangunan Jalan Menggunakan Perkerasan Beton Semen dengan Tulangan Anyaman Tunggal Lebar 2,5 - 3 m (Tebal 15 CM)</text:p>
          </table:table-cell>
          <table:table-cell table:style-name="ce1"/>
          <table:table-cell office:value-type="string" table:style-name="ce1">
            <text:p>M</text:p>
          </table:table-cell>
          <table:table-cell office:value-type="float" office:value="2021079.16" table:style-name="ce1">
            <text:p>2021079,16</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65" table:style-name="ce1">
            <text:p>7554565</text:p>
          </table:table-cell>
          <table:table-cell office:value-type="string" table:style-name="ce1">
            <text:p>1.3.04.01.01.0004.00075</text:p>
          </table:table-cell>
          <table:table-cell office:value-type="string" table:style-name="ce1">
            <text:p>Pembangunan Jalan Menggunakan Perkerasan Beton Semen dengan Tulangan Anyaman Tunggal Lebar 2,5 - 3 m (Tebal 10 CM)</text:p>
          </table:table-cell>
          <table:table-cell table:style-name="ce1"/>
          <table:table-cell office:value-type="string" table:style-name="ce1">
            <text:p>M</text:p>
          </table:table-cell>
          <table:table-cell office:value-type="float" office:value="1521468.81" table:style-name="ce1">
            <text:p>1521468,81</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64" table:style-name="ce1">
            <text:p>7554564</text:p>
          </table:table-cell>
          <table:table-cell office:value-type="string" table:style-name="ce1">
            <text:p>1.3.04.01.01.0004.00074</text:p>
          </table:table-cell>
          <table:table-cell office:value-type="string" table:style-name="ce1">
            <text:p>Pembangunan Jalan Menggunakan Perkerasan Beton Semen dengan Tulangan Anyaman Tunggal Lebar 3-3,5 m (Tebal 30cm)</text:p>
          </table:table-cell>
          <table:table-cell table:style-name="ce1"/>
          <table:table-cell office:value-type="string" table:style-name="ce1">
            <text:p>M</text:p>
          </table:table-cell>
          <table:table-cell office:value-type="float" office:value="4297526.05" table:style-name="ce1">
            <text:p>4297526,05</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63" table:style-name="ce1">
            <text:p>7554563</text:p>
          </table:table-cell>
          <table:table-cell office:value-type="string" table:style-name="ce1">
            <text:p>1.3.04.01.01.0004.00073</text:p>
          </table:table-cell>
          <table:table-cell office:value-type="string" table:style-name="ce1">
            <text:p>Pembangunan Jalan Menggunakan Perkerasan Beton Semen dengan Tulangan Anyaman Tunggal Lebar 3-3,5 m (Tebal 25cm)</text:p>
          </table:table-cell>
          <table:table-cell table:style-name="ce1"/>
          <table:table-cell office:value-type="string" table:style-name="ce1">
            <text:p>M</text:p>
          </table:table-cell>
          <table:table-cell office:value-type="float" office:value="3644189.44" table:style-name="ce1">
            <text:p>3644189,44</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62" table:style-name="ce1">
            <text:p>7554562</text:p>
          </table:table-cell>
          <table:table-cell office:value-type="string" table:style-name="ce1">
            <text:p>1.3.04.01.01.0004.00072</text:p>
          </table:table-cell>
          <table:table-cell office:value-type="string" table:style-name="ce1">
            <text:p>Pembangunan Jalan Menggunakan Perkerasan Beton Semen dengan Tulangan Anyaman Tunggal Lebar 3,5 - 4 (Tebal 15 CM)</text:p>
          </table:table-cell>
          <table:table-cell table:style-name="ce1"/>
          <table:table-cell office:value-type="string" table:style-name="ce1">
            <text:p>M</text:p>
          </table:table-cell>
          <table:table-cell office:value-type="float" office:value="2759957.4" table:style-name="ce1">
            <text:p>2759957,4</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61" table:style-name="ce1">
            <text:p>7554561</text:p>
          </table:table-cell>
          <table:table-cell office:value-type="string" table:style-name="ce1">
            <text:p>1.3.04.01.01.0004.00071</text:p>
          </table:table-cell>
          <table:table-cell office:value-type="string" table:style-name="ce1">
            <text:p>Pembangunan Jalan Menggunakan Perkerasan Beton Semen dengan Tulangan Anyaman Tunggal Lebar 3-3,5 m (Tebal 20cm)</text:p>
          </table:table-cell>
          <table:table-cell table:style-name="ce1"/>
          <table:table-cell office:value-type="string" table:style-name="ce1">
            <text:p>M</text:p>
          </table:table-cell>
          <table:table-cell office:value-type="float" office:value="3029284.4" table:style-name="ce1">
            <text:p>3029284,4</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60" table:style-name="ce1">
            <text:p>7554560</text:p>
          </table:table-cell>
          <table:table-cell office:value-type="string" table:style-name="ce1">
            <text:p>1.3.04.01.01.0004.00070</text:p>
          </table:table-cell>
          <table:table-cell office:value-type="string" table:style-name="ce1">
            <text:p>Pembangunan Jalan Menggunakan Perkerasan Beton Semen dengan Tulangan Anyaman Tunggal Lebar 3-3,5 m (Tebal 15cm)</text:p>
          </table:table-cell>
          <table:table-cell table:style-name="ce1"/>
          <table:table-cell office:value-type="string" table:style-name="ce1">
            <text:p>M</text:p>
          </table:table-cell>
          <table:table-cell office:value-type="float" office:value="2414379.36" table:style-name="ce1">
            <text:p>2414379,36</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59" table:style-name="ce1">
            <text:p>7554559</text:p>
          </table:table-cell>
          <table:table-cell office:value-type="string" table:style-name="ce1">
            <text:p>1.3.04.01.01.0004.00069</text:p>
          </table:table-cell>
          <table:table-cell office:value-type="string" table:style-name="ce1">
            <text:p>Pembangunan Jalan Menggunakan Perkerasan Beton Semen dengan Tulangan Anyaman Tunggal Lebar 3,5 - 4 (Tebal 10 CM)</text:p>
          </table:table-cell>
          <table:table-cell table:style-name="ce1"/>
          <table:table-cell office:value-type="string" table:style-name="ce1">
            <text:p>M</text:p>
          </table:table-cell>
          <table:table-cell office:value-type="float" office:value="2068189.23" table:style-name="ce1">
            <text:p>2068189,23</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58" table:style-name="ce1">
            <text:p>7554558</text:p>
          </table:table-cell>
          <table:table-cell office:value-type="string" table:style-name="ce1">
            <text:p>1.3.04.01.01.0004.00068</text:p>
          </table:table-cell>
          <table:table-cell office:value-type="string" table:style-name="ce1">
            <text:p>Pembangunan Jalan Menggunakan Perkerasan Beton Semen dengan Tulangan Anyaman Tunggal Lebar 3-3,5 m (Tebal 10cm)</text:p>
          </table:table-cell>
          <table:table-cell table:style-name="ce1"/>
          <table:table-cell office:value-type="string" table:style-name="ce1">
            <text:p>M</text:p>
          </table:table-cell>
          <table:table-cell office:value-type="float" office:value="1799474.31" table:style-name="ce1">
            <text:p>1799474,31</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55" table:style-name="ce1">
            <text:p>7554555</text:p>
          </table:table-cell>
          <table:table-cell office:value-type="string" table:style-name="ce1">
            <text:p>1.3.04.01.01.0004.00067</text:p>
          </table:table-cell>
          <table:table-cell office:value-type="string" table:style-name="ce1">
            <text:p>Peningkatan Jalan Dengan AC-WC Lebar Jalan 4,5 - 5 m (Rekondisi AC-WC Eksisting 30%)</text:p>
          </table:table-cell>
          <table:table-cell table:style-name="ce1"/>
          <table:table-cell office:value-type="string" table:style-name="ce1">
            <text:p>M</text:p>
          </table:table-cell>
          <table:table-cell office:value-type="float" office:value="1091927.32" table:style-name="ce1">
            <text:p>1091927,32</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54" table:style-name="ce1">
            <text:p>7554554</text:p>
          </table:table-cell>
          <table:table-cell office:value-type="string" table:style-name="ce1">
            <text:p>1.3.04.01.01.0004.00066</text:p>
          </table:table-cell>
          <table:table-cell office:value-type="string" table:style-name="ce1">
            <text:p>Peningkatan Jalan Dengan AC-WC Lebar Jalan 4,5 - 5 m (Rekondisi AC-WC Eksisting 20%)</text:p>
          </table:table-cell>
          <table:table-cell table:style-name="ce1"/>
          <table:table-cell office:value-type="string" table:style-name="ce1">
            <text:p>M</text:p>
          </table:table-cell>
          <table:table-cell office:value-type="float" office:value="902088.63" table:style-name="ce1">
            <text:p>902088,63</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53" table:style-name="ce1">
            <text:p>7554553</text:p>
          </table:table-cell>
          <table:table-cell office:value-type="string" table:style-name="ce1">
            <text:p>1.3.04.01.01.0004.00065</text:p>
          </table:table-cell>
          <table:table-cell office:value-type="string" table:style-name="ce1">
            <text:p>Peningkatan Jalan dengan AC - WC Lebar Jalan 5 - 5,5 (Rekondisi AC - WC Eksisting 30% )</text:p>
          </table:table-cell>
          <table:table-cell table:style-name="ce1"/>
          <table:table-cell office:value-type="string" table:style-name="ce1">
            <text:p>M</text:p>
          </table:table-cell>
          <table:table-cell office:value-type="float" office:value="1141364.5" table:style-name="ce1">
            <text:p>1141364,5</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52" table:style-name="ce1">
            <text:p>7554552</text:p>
          </table:table-cell>
          <table:table-cell office:value-type="string" table:style-name="ce1">
            <text:p>1.3.04.01.01.0004.00064</text:p>
          </table:table-cell>
          <table:table-cell office:value-type="string" table:style-name="ce1">
            <text:p>Peningkatan Jalan Dengan AC-WC Lebar Jalan 3,5-4m (Rekondisi AC-WC Eksisting 40%)</text:p>
          </table:table-cell>
          <table:table-cell table:style-name="ce1"/>
          <table:table-cell office:value-type="string" table:style-name="ce1">
            <text:p>M</text:p>
          </table:table-cell>
          <table:table-cell office:value-type="float" office:value="861576.43" table:style-name="ce1">
            <text:p>861576,43</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51" table:style-name="ce1">
            <text:p>7554551</text:p>
          </table:table-cell>
          <table:table-cell office:value-type="string" table:style-name="ce1">
            <text:p>1.3.04.01.01.0004.00063</text:p>
          </table:table-cell>
          <table:table-cell office:value-type="string" table:style-name="ce1">
            <text:p>Peningkatan Jalan Dengan AC-WC Lebar Jalan 5,5 - 6 m (Rekondisi AC-WC Eksisting 40%)</text:p>
          </table:table-cell>
          <table:table-cell table:style-name="ce1"/>
          <table:table-cell office:value-type="string" table:style-name="ce1">
            <text:p>M</text:p>
          </table:table-cell>
          <table:table-cell office:value-type="float" office:value="1361999.53" table:style-name="ce1">
            <text:p>1361999,53</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50" table:style-name="ce1">
            <text:p>7554550</text:p>
          </table:table-cell>
          <table:table-cell office:value-type="string" table:style-name="ce1">
            <text:p>1.3.04.01.01.0004.00062</text:p>
          </table:table-cell>
          <table:table-cell office:value-type="string" table:style-name="ce1">
            <text:p>Peningkatan Jalan dengan AC - WC Lebar Jalan 5 - 5,5 (Rekondisi AC - WC Eksisting 20% )</text:p>
          </table:table-cell>
          <table:table-cell table:style-name="ce1"/>
          <table:table-cell office:value-type="string" table:style-name="ce1">
            <text:p>M</text:p>
          </table:table-cell>
          <table:table-cell office:value-type="float" office:value="3002665.71" table:style-name="ce1">
            <text:p>3002665,71</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49" table:style-name="ce1">
            <text:p>7554549</text:p>
          </table:table-cell>
          <table:table-cell office:value-type="string" table:style-name="ce1">
            <text:p>1.3.04.01.01.0004.00061</text:p>
          </table:table-cell>
          <table:table-cell office:value-type="string" table:style-name="ce1">
            <text:p>Peningkatan Jalan Dengan AC-WC Lebar Jalan 3,5-4m (Rekondisi AC-WC Eksisting 30%)</text:p>
          </table:table-cell>
          <table:table-cell table:style-name="ce1"/>
          <table:table-cell office:value-type="string" table:style-name="ce1">
            <text:p>M</text:p>
          </table:table-cell>
          <table:table-cell office:value-type="float" office:value="791883.95" table:style-name="ce1">
            <text:p>791883,95</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48" table:style-name="ce1">
            <text:p>7554548</text:p>
          </table:table-cell>
          <table:table-cell office:value-type="string" table:style-name="ce1">
            <text:p>1.3.04.01.01.0004.00060</text:p>
          </table:table-cell>
          <table:table-cell office:value-type="string" table:style-name="ce1">
            <text:p>Peningkatan Jalan Dengan AC-WC Lebar Jalan 5,5 - 6 m (Rekondisi AC-WC Eksisting 20%)</text:p>
          </table:table-cell>
          <table:table-cell table:style-name="ce1"/>
          <table:table-cell office:value-type="string" table:style-name="ce1">
            <text:p>M</text:p>
          </table:table-cell>
          <table:table-cell office:value-type="float" office:value="1120802" table:style-name="ce1">
            <text:p>1120802</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47" table:style-name="ce1">
            <text:p>7554547</text:p>
          </table:table-cell>
          <table:table-cell office:value-type="string" table:style-name="ce1">
            <text:p>1.3.04.01.01.0004.00059</text:p>
          </table:table-cell>
          <table:table-cell office:value-type="string" table:style-name="ce1">
            <text:p>Peningkatan Jalan Dengan AC-WC Lebar Jalan 3,5-4m (Rekondisi AC-WC Eksisting 20%)</text:p>
          </table:table-cell>
          <table:table-cell table:style-name="ce1"/>
          <table:table-cell office:value-type="string" table:style-name="ce1">
            <text:p>M</text:p>
          </table:table-cell>
          <table:table-cell office:value-type="float" office:value="722191.46" table:style-name="ce1">
            <text:p>722191,46</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46" table:style-name="ce1">
            <text:p>7554546</text:p>
          </table:table-cell>
          <table:table-cell office:value-type="string" table:style-name="ce1">
            <text:p>1.3.04.01.01.0004.00058</text:p>
          </table:table-cell>
          <table:table-cell office:value-type="string" table:style-name="ce1">
            <text:p>Peningkatan Jalan Dengan AC-WC Lebar Jalan 5,5 - 6 m (Rekondisi AC-WC Eksisting 10%)</text:p>
          </table:table-cell>
          <table:table-cell table:style-name="ce1"/>
          <table:table-cell office:value-type="string" table:style-name="ce1">
            <text:p>M</text:p>
          </table:table-cell>
          <table:table-cell office:value-type="float" office:value="1015730.76" table:style-name="ce1">
            <text:p>1015730,76</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45" table:style-name="ce1">
            <text:p>7554545</text:p>
          </table:table-cell>
          <table:table-cell office:value-type="string" table:style-name="ce1">
            <text:p>1.3.04.01.01.0004.00057</text:p>
          </table:table-cell>
          <table:table-cell office:value-type="string" table:style-name="ce1">
            <text:p>Peningkatan Jalan dengan AC - WC Lebar Jalan 5 - 5,5 (Rekondisi AC - WC Eksisting 10% )</text:p>
          </table:table-cell>
          <table:table-cell table:style-name="ce1"/>
          <table:table-cell office:value-type="string" table:style-name="ce1">
            <text:p>M</text:p>
          </table:table-cell>
          <table:table-cell office:value-type="float" office:value="898090.02" table:style-name="ce1">
            <text:p>898090,02</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44" table:style-name="ce1">
            <text:p>7554544</text:p>
          </table:table-cell>
          <table:table-cell office:value-type="string" table:style-name="ce1">
            <text:p>1.3.04.01.01.0004.00056</text:p>
          </table:table-cell>
          <table:table-cell office:value-type="string" table:style-name="ce1">
            <text:p>Peningkatan Jalan Dengan AC-WC Lebar Jalan 5,5 - 6 m (Rekondisi AC-WC Eksisting 0%)</text:p>
          </table:table-cell>
          <table:table-cell table:style-name="ce1"/>
          <table:table-cell office:value-type="string" table:style-name="ce1">
            <text:p>M</text:p>
          </table:table-cell>
          <table:table-cell office:value-type="float" office:value="895131.99" table:style-name="ce1">
            <text:p>895131,99</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43" table:style-name="ce1">
            <text:p>7554543</text:p>
          </table:table-cell>
          <table:table-cell office:value-type="string" table:style-name="ce1">
            <text:p>1.3.04.01.01.0004.00055</text:p>
          </table:table-cell>
          <table:table-cell office:value-type="string" table:style-name="ce1">
            <text:p>Peningkatan Jalan Dengan AC-WC Lebar Jalan 4 - 4,5 m (Rekondisi AC-WC Eksisting 40%)</text:p>
          </table:table-cell>
          <table:table-cell table:style-name="ce1"/>
          <table:table-cell office:value-type="string" table:style-name="ce1">
            <text:p>M</text:p>
          </table:table-cell>
          <table:table-cell office:value-type="float" office:value="1014516.94" table:style-name="ce1">
            <text:p>1014516,94</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42" table:style-name="ce1">
            <text:p>7554542</text:p>
          </table:table-cell>
          <table:table-cell office:value-type="string" table:style-name="ce1">
            <text:p>1.3.04.01.01.0004.00054</text:p>
          </table:table-cell>
          <table:table-cell office:value-type="string" table:style-name="ce1">
            <text:p>Peningkatan Jalan Dengan AC-WC Lebar Jalan 3,5-4m (Rekondisi AC-WC Eksisting 10%)</text:p>
          </table:table-cell>
          <table:table-cell table:style-name="ce1"/>
          <table:table-cell office:value-type="string" table:style-name="ce1">
            <text:p>M</text:p>
          </table:table-cell>
          <table:table-cell office:value-type="float" office:value="636971.44999999995" table:style-name="ce1">
            <text:p>636971,45</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41" table:style-name="ce1">
            <text:p>7554541</text:p>
          </table:table-cell>
          <table:table-cell office:value-type="string" table:style-name="ce1">
            <text:p>1.3.04.01.01.0004.00053</text:p>
          </table:table-cell>
          <table:table-cell office:value-type="string" table:style-name="ce1">
            <text:p>Peningkatan Jalan Dengan AC-WC Lebar Jalan 4,5 - 5 m (Rekondisi AC-WC Eksisting 10%)</text:p>
          </table:table-cell>
          <table:table-cell table:style-name="ce1"/>
          <table:table-cell office:value-type="string" table:style-name="ce1">
            <text:p>M</text:p>
          </table:table-cell>
          <table:table-cell office:value-type="float" office:value="813637.11" table:style-name="ce1">
            <text:p>813637,11</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40" table:style-name="ce1">
            <text:p>7554540</text:p>
          </table:table-cell>
          <table:table-cell office:value-type="string" table:style-name="ce1">
            <text:p>1.3.04.01.01.0004.00052</text:p>
          </table:table-cell>
          <table:table-cell office:value-type="string" table:style-name="ce1">
            <text:p>Peningkatan Jalan Dengan AC-WC Lebar Jalan 4 - 4,5 m (Rekondisi AC-WC Eksisting 30%)</text:p>
          </table:table-cell>
          <table:table-cell table:style-name="ce1"/>
          <table:table-cell office:value-type="string" table:style-name="ce1">
            <text:p>M</text:p>
          </table:table-cell>
          <table:table-cell office:value-type="float" office:value="926050.74" table:style-name="ce1">
            <text:p>926050,74</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39" table:style-name="ce1">
            <text:p>7554539</text:p>
          </table:table-cell>
          <table:table-cell office:value-type="string" table:style-name="ce1">
            <text:p>1.3.04.01.01.0004.00051</text:p>
          </table:table-cell>
          <table:table-cell office:value-type="string" table:style-name="ce1">
            <text:p>Peningkatan Jalan Dengan AC-WC Lebar Jalan 4 - 4,5 m (Rekondisi AC-WC Eksisting 20%)</text:p>
          </table:table-cell>
          <table:table-cell table:style-name="ce1"/>
          <table:table-cell office:value-type="string" table:style-name="ce1">
            <text:p>M</text:p>
          </table:table-cell>
          <table:table-cell office:value-type="float" office:value="840176.41" table:style-name="ce1">
            <text:p>840176,41</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38" table:style-name="ce1">
            <text:p>7554538</text:p>
          </table:table-cell>
          <table:table-cell office:value-type="string" table:style-name="ce1">
            <text:p>1.3.04.01.01.0004.00050</text:p>
          </table:table-cell>
          <table:table-cell office:value-type="string" table:style-name="ce1">
            <text:p>Peningkatan Jalan dengan AC - WC Lebar Jalan 5 - 5,5 (Rekondisi AC - WC Eksisting 0% )</text:p>
          </table:table-cell>
          <table:table-cell table:style-name="ce1"/>
          <table:table-cell office:value-type="string" table:style-name="ce1">
            <text:p>M</text:p>
          </table:table-cell>
          <table:table-cell office:value-type="float" office:value="793791.16" table:style-name="ce1">
            <text:p>793791,16</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37" table:style-name="ce1">
            <text:p>7554537</text:p>
          </table:table-cell>
          <table:table-cell office:value-type="string" table:style-name="ce1">
            <text:p>1.3.04.01.01.0004.00049</text:p>
          </table:table-cell>
          <table:table-cell office:value-type="string" table:style-name="ce1">
            <text:p>Peningkatan Jalan Dengan AC-WC Lebar Jalan 4 - 4,5 m (Rekondisi AC-WC Eksisting 10%)</text:p>
          </table:table-cell>
          <table:table-cell table:style-name="ce1"/>
          <table:table-cell office:value-type="string" table:style-name="ce1">
            <text:p>M</text:p>
          </table:table-cell>
          <table:table-cell office:value-type="float" office:value="754302.08" table:style-name="ce1">
            <text:p>754302,08</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36" table:style-name="ce1">
            <text:p>7554536</text:p>
          </table:table-cell>
          <table:table-cell office:value-type="string" table:style-name="ce1">
            <text:p>1.3.04.01.01.0004.00048</text:p>
          </table:table-cell>
          <table:table-cell office:value-type="string" table:style-name="ce1">
            <text:p>Peningkatan Jalan Dengan AC-WC Lebar Jalan 4,5 - 5 m (Rekondisi AC-WC Eksisting 0%)</text:p>
          </table:table-cell>
          <table:table-cell table:style-name="ce1"/>
          <table:table-cell office:value-type="string" table:style-name="ce1">
            <text:p>M</text:p>
          </table:table-cell>
          <table:table-cell office:value-type="float" office:value="714323.48" table:style-name="ce1">
            <text:p>714323,48</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35" table:style-name="ce1">
            <text:p>7554535</text:p>
          </table:table-cell>
          <table:table-cell office:value-type="string" table:style-name="ce1">
            <text:p>1.3.04.01.01.0004.00047</text:p>
          </table:table-cell>
          <table:table-cell office:value-type="string" table:style-name="ce1">
            <text:p>Peningkatan Jalan Dengan AC-WC Lebar Jalan 4 - 4,5 m (Rekondisi AC-WC Eksisting 0%)</text:p>
          </table:table-cell>
          <table:table-cell table:style-name="ce1"/>
          <table:table-cell office:value-type="string" table:style-name="ce1">
            <text:p>M</text:p>
          </table:table-cell>
          <table:table-cell office:value-type="float" office:value="668427.75" table:style-name="ce1">
            <text:p>668427,75</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34" table:style-name="ce1">
            <text:p>7554534</text:p>
          </table:table-cell>
          <table:table-cell office:value-type="string" table:style-name="ce1">
            <text:p>1.3.04.01.01.0004.00046</text:p>
          </table:table-cell>
          <table:table-cell office:value-type="string" table:style-name="ce1">
            <text:p>Peningkatan Jalan Dengan AC-WC Lebar Jalan 3,5-4m (Rekondisi AC-WC Eksisting 0%)</text:p>
          </table:table-cell>
          <table:table-cell table:style-name="ce1"/>
          <table:table-cell office:value-type="string" table:style-name="ce1">
            <text:p>M</text:p>
          </table:table-cell>
          <table:table-cell office:value-type="float" office:value="636971.44999999995" table:style-name="ce1">
            <text:p>636971,45</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33" table:style-name="ce1">
            <text:p>7554533</text:p>
          </table:table-cell>
          <table:table-cell office:value-type="string" table:style-name="ce1">
            <text:p>1.3.04.01.01.0004.00045</text:p>
          </table:table-cell>
          <table:table-cell office:value-type="string" table:style-name="ce1">
            <text:p>Peningkatan Jalan Dengan AC-WC Lebar Jalan 2,5 - 3 m (Rekondisi AC-WC Eksisting 40%)</text:p>
          </table:table-cell>
          <table:table-cell table:style-name="ce1"/>
          <table:table-cell office:value-type="string" table:style-name="ce1">
            <text:p>M</text:p>
          </table:table-cell>
          <table:table-cell office:value-type="float" office:value="831907.99" table:style-name="ce1">
            <text:p>831907,99</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32" table:style-name="ce1">
            <text:p>7554532</text:p>
          </table:table-cell>
          <table:table-cell office:value-type="string" table:style-name="ce1">
            <text:p>1.3.04.01.01.0004.00044</text:p>
          </table:table-cell>
          <table:table-cell office:value-type="string" table:style-name="ce1">
            <text:p>Peningkatan Jalan Dengan AC-WC Lebar Jalan 2,5 - 3 m (Rekondisi AC-WC Eksisting 30%)</text:p>
          </table:table-cell>
          <table:table-cell table:style-name="ce1"/>
          <table:table-cell office:value-type="string" table:style-name="ce1">
            <text:p>M</text:p>
          </table:table-cell>
          <table:table-cell office:value-type="float" office:value="628965.03" table:style-name="ce1">
            <text:p>628965,03</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31" table:style-name="ce1">
            <text:p>7554531</text:p>
          </table:table-cell>
          <table:table-cell office:value-type="string" table:style-name="ce1">
            <text:p>1.3.04.01.01.0004.00043</text:p>
          </table:table-cell>
          <table:table-cell office:value-type="string" table:style-name="ce1">
            <text:p>Peningkatan Jalan Dengan AC-WC Lebar Jalan 2,5 - 3 m (Rekondisi AC-WC Eksisting 20%)</text:p>
          </table:table-cell>
          <table:table-cell table:style-name="ce1"/>
          <table:table-cell office:value-type="string" table:style-name="ce1">
            <text:p>M</text:p>
          </table:table-cell>
          <table:table-cell office:value-type="float" office:value="562287.61" table:style-name="ce1">
            <text:p>562287,61</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30" table:style-name="ce1">
            <text:p>7554530</text:p>
          </table:table-cell>
          <table:table-cell office:value-type="string" table:style-name="ce1">
            <text:p>1.3.04.01.01.0004.00042</text:p>
          </table:table-cell>
          <table:table-cell office:value-type="string" table:style-name="ce1">
            <text:p>Peningkatan Jalan dengan AC - WC Lebar 4,5 - 5 m (Rekondisi Lapen Eksisting 40 % )</text:p>
          </table:table-cell>
          <table:table-cell table:style-name="ce1"/>
          <table:table-cell office:value-type="string" table:style-name="ce1">
            <text:p>M</text:p>
          </table:table-cell>
          <table:table-cell office:value-type="float" office:value="991206.62" table:style-name="ce1">
            <text:p>991206,62</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29" table:style-name="ce1">
            <text:p>7554529</text:p>
          </table:table-cell>
          <table:table-cell office:value-type="string" table:style-name="ce1">
            <text:p>1.3.04.01.01.0004.00041</text:p>
          </table:table-cell>
          <table:table-cell office:value-type="string" table:style-name="ce1">
            <text:p>Peningkatan Jalan Dengan AC-WC Lebar Jalan 2,5 - 3 m (Rekondisi AC-WC Eksisting 10%)</text:p>
          </table:table-cell>
          <table:table-cell table:style-name="ce1"/>
          <table:table-cell office:value-type="string" table:style-name="ce1">
            <text:p>M</text:p>
          </table:table-cell>
          <table:table-cell office:value-type="float" office:value="508545.85" table:style-name="ce1">
            <text:p>508545,85</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28" table:style-name="ce1">
            <text:p>7554528</text:p>
          </table:table-cell>
          <table:table-cell office:value-type="string" table:style-name="ce1">
            <text:p>1.3.04.01.01.0004.00040</text:p>
          </table:table-cell>
          <table:table-cell office:value-type="string" table:style-name="ce1">
            <text:p>Peningkatan Jalan Dengan AC-WC Lebar Jalan 3 - 3,5 m (Rekondisi AC-WC Eksisting 30%)</text:p>
          </table:table-cell>
          <table:table-cell table:style-name="ce1"/>
          <table:table-cell office:value-type="string" table:style-name="ce1">
            <text:p>M</text:p>
          </table:table-cell>
          <table:table-cell office:value-type="float" office:value="676485.34" table:style-name="ce1">
            <text:p>676485,34</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27" table:style-name="ce1">
            <text:p>7554527</text:p>
          </table:table-cell>
          <table:table-cell office:value-type="string" table:style-name="ce1">
            <text:p>1.3.04.01.01.0004.00039</text:p>
          </table:table-cell>
          <table:table-cell office:value-type="string" table:style-name="ce1">
            <text:p>Peningkatan Jalan dengan AC - WC Lebar 4,5 - 5 m (Rekondisi Lapen Eksisting 30 % )</text:p>
          </table:table-cell>
          <table:table-cell table:style-name="ce1"/>
          <table:table-cell office:value-type="string" table:style-name="ce1">
            <text:p>M</text:p>
          </table:table-cell>
          <table:table-cell office:value-type="float" office:value="920389.65" table:style-name="ce1">
            <text:p>920389,65</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26" table:style-name="ce1">
            <text:p>7554526</text:p>
          </table:table-cell>
          <table:table-cell office:value-type="string" table:style-name="ce1">
            <text:p>1.3.04.01.01.0004.00038</text:p>
          </table:table-cell>
          <table:table-cell office:value-type="string" table:style-name="ce1">
            <text:p>Peningkatan Jalan Dengan AC-WC Lebar Jalan 3 - 3,5 m (Rekondisi AC-WC Eksisting 20%)</text:p>
          </table:table-cell>
          <table:table-cell table:style-name="ce1"/>
          <table:table-cell office:value-type="string" table:style-name="ce1">
            <text:p>M</text:p>
          </table:table-cell>
          <table:table-cell office:value-type="float" office:value="622640.19999999995" table:style-name="ce1">
            <text:p>622640,2</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25" table:style-name="ce1">
            <text:p>7554525</text:p>
          </table:table-cell>
          <table:table-cell office:value-type="string" table:style-name="ce1">
            <text:p>1.3.04.01.01.0004.00037</text:p>
          </table:table-cell>
          <table:table-cell office:value-type="string" table:style-name="ce1">
            <text:p>Peningkatan Jalan Dengan AC-WC Lebar Jalan 5-5,5m (Rekondisi Lapen Eksisting 40%)</text:p>
          </table:table-cell>
          <table:table-cell table:style-name="ce1"/>
          <table:table-cell office:value-type="string" table:style-name="ce1">
            <text:p>M</text:p>
          </table:table-cell>
          <table:table-cell office:value-type="float" office:value="1060009.8500000001" table:style-name="ce1">
            <text:p>1060009,85</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24" table:style-name="ce1">
            <text:p>7554524</text:p>
          </table:table-cell>
          <table:table-cell office:value-type="string" table:style-name="ce1">
            <text:p>1.3.04.01.01.0004.00036</text:p>
          </table:table-cell>
          <table:table-cell office:value-type="string" table:style-name="ce1">
            <text:p>Peningkatan Jalan dengan AC - WC Lebar 4,5 - 5 m (Rekondisi Lapen Eksisting 20 % )</text:p>
          </table:table-cell>
          <table:table-cell table:style-name="ce1"/>
          <table:table-cell office:value-type="string" table:style-name="ce1">
            <text:p>M</text:p>
          </table:table-cell>
          <table:table-cell office:value-type="float" office:value="870263.43" table:style-name="ce1">
            <text:p>870263,43</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23" table:style-name="ce1">
            <text:p>7554523</text:p>
          </table:table-cell>
          <table:table-cell office:value-type="string" table:style-name="ce1">
            <text:p>1.3.04.01.01.0004.00035</text:p>
          </table:table-cell>
          <table:table-cell office:value-type="string" table:style-name="ce1">
            <text:p>Peningkatan Jalan Dengan AC-WC Lebar Jalan 3 - 3,5 m (Rekondisi AC-WC Eksisting 10%)</text:p>
          </table:table-cell>
          <table:table-cell table:style-name="ce1"/>
          <table:table-cell office:value-type="string" table:style-name="ce1">
            <text:p>M</text:p>
          </table:table-cell>
          <table:table-cell office:value-type="float" office:value="555859.4" table:style-name="ce1">
            <text:p>555859,4</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22" table:style-name="ce1">
            <text:p>7554522</text:p>
          </table:table-cell>
          <table:table-cell office:value-type="string" table:style-name="ce1">
            <text:p>1.3.04.01.01.0004.00034</text:p>
          </table:table-cell>
          <table:table-cell office:value-type="string" table:style-name="ce1">
            <text:p>Peningkatan Jalan Dengan AC-WC Lebar Jalan 2,5 - 3 m (Rekondisi AC-WC Eksisting 0%)</text:p>
          </table:table-cell>
          <table:table-cell table:style-name="ce1"/>
          <table:table-cell office:value-type="string" table:style-name="ce1">
            <text:p>M</text:p>
          </table:table-cell>
          <table:table-cell office:value-type="float" office:value="457395.96" table:style-name="ce1">
            <text:p>457395,96</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21" table:style-name="ce1">
            <text:p>7554521</text:p>
          </table:table-cell>
          <table:table-cell office:value-type="string" table:style-name="ce1">
            <text:p>1.3.04.01.01.0004.00033</text:p>
          </table:table-cell>
          <table:table-cell office:value-type="string" table:style-name="ce1">
            <text:p>Peningkatan Jalan Dengan AC-WC Lebar Jalan 3 - 3,5 m (Rekondisi AC-WC Eksisting 0%)</text:p>
          </table:table-cell>
          <table:table-cell table:style-name="ce1"/>
          <table:table-cell office:value-type="string" table:style-name="ce1">
            <text:p>M</text:p>
          </table:table-cell>
          <table:table-cell office:value-type="float" office:value="486486.74" table:style-name="ce1">
            <text:p>486486,74</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20" table:style-name="ce1">
            <text:p>7554520</text:p>
          </table:table-cell>
          <table:table-cell office:value-type="string" table:style-name="ce1">
            <text:p>1.3.04.01.01.0004.00032</text:p>
          </table:table-cell>
          <table:table-cell office:value-type="string" table:style-name="ce1">
            <text:p>Peningkatan Jalan Dengan AC-WC Lebar Jalan 3 - 3,5 m (Rekondisi Lapen Eksisting 30%)</text:p>
          </table:table-cell>
          <table:table-cell table:style-name="ce1"/>
          <table:table-cell office:value-type="string" table:style-name="ce1">
            <text:p>M</text:p>
          </table:table-cell>
          <table:table-cell office:value-type="float" office:value="608645.93999999994" table:style-name="ce1">
            <text:p>608645,94</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19" table:style-name="ce1">
            <text:p>7554519</text:p>
          </table:table-cell>
          <table:table-cell office:value-type="string" table:style-name="ce1">
            <text:p>1.3.04.01.01.0004.00031</text:p>
          </table:table-cell>
          <table:table-cell office:value-type="string" table:style-name="ce1">
            <text:p>Peningkatan Jalan Dengan AC-WC Lebar Jalan 3,5 - 4 m (Rekondisi Lapen Eksisting 40%)</text:p>
          </table:table-cell>
          <table:table-cell table:style-name="ce1"/>
          <table:table-cell office:value-type="string" table:style-name="ce1">
            <text:p>M</text:p>
          </table:table-cell>
          <table:table-cell office:value-type="float" office:value="760500.74" table:style-name="ce1">
            <text:p>760500,74</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489" table:style-name="ce1">
            <text:p>7554489</text:p>
          </table:table-cell>
          <table:table-cell office:value-type="string" table:style-name="ce1">
            <text:p>1.3.04.01.01.0004.00001</text:p>
          </table:table-cell>
          <table:table-cell office:value-type="string" table:style-name="ce1">
            <text:p>Peningkatan Jalan Dengan AC-WC Lebar Jalan 5,5-6m (Rekondisi Lapen Eksisting 30%)</text:p>
          </table:table-cell>
          <table:table-cell table:style-name="ce1"/>
          <table:table-cell office:value-type="string" table:style-name="ce1">
            <text:p>M</text:p>
          </table:table-cell>
          <table:table-cell office:value-type="float" office:value="1077016.24" table:style-name="ce1">
            <text:p>1077016,24</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490" table:style-name="ce1">
            <text:p>7554490</text:p>
          </table:table-cell>
          <table:table-cell office:value-type="string" table:style-name="ce1">
            <text:p>1.3.04.01.01.0004.00002</text:p>
          </table:table-cell>
          <table:table-cell office:value-type="string" table:style-name="ce1">
            <text:p>Peningkatan Jalan Dengan AC-WC Lebar Jalan 5,5-6m (Rekondisi Lapen Eksisting 40%)</text:p>
          </table:table-cell>
          <table:table-cell table:style-name="ce1"/>
          <table:table-cell office:value-type="string" table:style-name="ce1">
            <text:p>M</text:p>
          </table:table-cell>
          <table:table-cell office:value-type="float" office:value="1149653.98" table:style-name="ce1">
            <text:p>1149653,98</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491" table:style-name="ce1">
            <text:p>7554491</text:p>
          </table:table-cell>
          <table:table-cell office:value-type="string" table:style-name="ce1">
            <text:p>1.3.04.01.01.0004.00003</text:p>
          </table:table-cell>
          <table:table-cell office:value-type="string" table:style-name="ce1">
            <text:p>Peningkatan Jalan Dengan AC-WC Lebar Jalan 5,5-6m (Rekondisi Lapen Eksisting 0%)</text:p>
          </table:table-cell>
          <table:table-cell table:style-name="ce1"/>
          <table:table-cell office:value-type="string" table:style-name="ce1">
            <text:p>M</text:p>
          </table:table-cell>
          <table:table-cell office:value-type="float" office:value="931740.74" table:style-name="ce1">
            <text:p>931740,74</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492" table:style-name="ce1">
            <text:p>7554492</text:p>
          </table:table-cell>
          <table:table-cell office:value-type="string" table:style-name="ce1">
            <text:p>1.3.04.01.01.0004.00004</text:p>
          </table:table-cell>
          <table:table-cell office:value-type="string" table:style-name="ce1">
            <text:p>Peningkatan Jalan Dengan AC-WC Lebar Jalan 5,5-6m (Rekondisi Lapen Eksisting 10%)</text:p>
          </table:table-cell>
          <table:table-cell table:style-name="ce1"/>
          <table:table-cell office:value-type="string" table:style-name="ce1">
            <text:p>M</text:p>
          </table:table-cell>
          <table:table-cell office:value-type="float" office:value="937232.1" table:style-name="ce1">
            <text:p>937232,1</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493" table:style-name="ce1">
            <text:p>7554493</text:p>
          </table:table-cell>
          <table:table-cell office:value-type="string" table:style-name="ce1">
            <text:p>1.3.04.01.01.0004.00005</text:p>
          </table:table-cell>
          <table:table-cell office:value-type="string" table:style-name="ce1">
            <text:p>Peningkatan Jalan Dengan AC-WC Lebar Jalan 2,3-3m (Rekondisi Lapen Eksisting 0%)</text:p>
          </table:table-cell>
          <table:table-cell table:style-name="ce1"/>
          <table:table-cell office:value-type="string" table:style-name="ce1">
            <text:p>M</text:p>
          </table:table-cell>
          <table:table-cell office:value-type="float" office:value="446776.77" table:style-name="ce1">
            <text:p>446776,77</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494" table:style-name="ce1">
            <text:p>7554494</text:p>
          </table:table-cell>
          <table:table-cell office:value-type="string" table:style-name="ce1">
            <text:p>1.3.04.01.01.0004.00006</text:p>
          </table:table-cell>
          <table:table-cell office:value-type="string" table:style-name="ce1">
            <text:p>Peningkatan Jalan dengan Lapen Lebar Jalan 2,5-3m (Rekondisi Telford Eksisting 10%)</text:p>
          </table:table-cell>
          <table:table-cell table:style-name="ce1"/>
          <table:table-cell office:value-type="string" table:style-name="ce1">
            <text:p>M</text:p>
          </table:table-cell>
          <table:table-cell office:value-type="float" office:value="413785.08" table:style-name="ce1">
            <text:p>413785,08</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495" table:style-name="ce1">
            <text:p>7554495</text:p>
          </table:table-cell>
          <table:table-cell office:value-type="string" table:style-name="ce1">
            <text:p>1.3.04.01.01.0004.00007</text:p>
          </table:table-cell>
          <table:table-cell office:value-type="string" table:style-name="ce1">
            <text:p>Peningkatan Jalan dengan Lapen Lebar Jalan 2,5-3m (Rekondisi Telford Eksisting 20%)</text:p>
          </table:table-cell>
          <table:table-cell table:style-name="ce1"/>
          <table:table-cell office:value-type="string" table:style-name="ce1">
            <text:p>M</text:p>
          </table:table-cell>
          <table:table-cell office:value-type="float" office:value="352983.87" table:style-name="ce1">
            <text:p>352983,87</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496" table:style-name="ce1">
            <text:p>7554496</text:p>
          </table:table-cell>
          <table:table-cell office:value-type="string" table:style-name="ce1">
            <text:p>1.3.04.01.01.0004.00008</text:p>
          </table:table-cell>
          <table:table-cell office:value-type="string" table:style-name="ce1">
            <text:p>Peningkatan Jalan Dengan AC-WC Lebar Jalan 2,5 - 3m (Rekondisi Lapen Eksisting 10%)</text:p>
          </table:table-cell>
          <table:table-cell table:style-name="ce1"/>
          <table:table-cell office:value-type="string" table:style-name="ce1">
            <text:p>M</text:p>
          </table:table-cell>
          <table:table-cell office:value-type="float" office:value="446392.67" table:style-name="ce1">
            <text:p>446392,67</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497" table:style-name="ce1">
            <text:p>7554497</text:p>
          </table:table-cell>
          <table:table-cell office:value-type="string" table:style-name="ce1">
            <text:p>1.3.04.01.01.0004.00009</text:p>
          </table:table-cell>
          <table:table-cell office:value-type="string" table:style-name="ce1">
            <text:p>Peningkatan Jalan Dengan AC-WC Lebar Jalan 2,5-3m (Rekondisi Lapen Eksisting 20%)</text:p>
          </table:table-cell>
          <table:table-cell table:style-name="ce1"/>
          <table:table-cell office:value-type="string" table:style-name="ce1">
            <text:p>M</text:p>
          </table:table-cell>
          <table:table-cell office:value-type="float" office:value="535380.02" table:style-name="ce1">
            <text:p>535380,02</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498" table:style-name="ce1">
            <text:p>7554498</text:p>
          </table:table-cell>
          <table:table-cell office:value-type="string" table:style-name="ce1">
            <text:p>1.3.04.01.01.0004.00010</text:p>
          </table:table-cell>
          <table:table-cell office:value-type="string" table:style-name="ce1">
            <text:p>Peningkatan Jalan Dengan AC-WC Lebar Jalan 2,5 - 3m (Rekondisi Lapen Eksisting 30%)</text:p>
          </table:table-cell>
          <table:table-cell table:style-name="ce1"/>
          <table:table-cell office:value-type="string" table:style-name="ce1">
            <text:p>M</text:p>
          </table:table-cell>
          <table:table-cell office:value-type="float" office:value="519055.35" table:style-name="ce1">
            <text:p>519055,35</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499" table:style-name="ce1">
            <text:p>7554499</text:p>
          </table:table-cell>
          <table:table-cell office:value-type="string" table:style-name="ce1">
            <text:p>1.3.04.01.01.0004.00011</text:p>
          </table:table-cell>
          <table:table-cell office:value-type="string" table:style-name="ce1">
            <text:p>Peningkatan Jalan dengan Lapen Lebar Jalan 2,5-3m (Rekondisi Telford Eksisting 30%)</text:p>
          </table:table-cell>
          <table:table-cell table:style-name="ce1"/>
          <table:table-cell office:value-type="string" table:style-name="ce1">
            <text:p>M</text:p>
          </table:table-cell>
          <table:table-cell office:value-type="float" office:value="525599.9" table:style-name="ce1">
            <text:p>525599,9</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00" table:style-name="ce1">
            <text:p>7554500</text:p>
          </table:table-cell>
          <table:table-cell office:value-type="string" table:style-name="ce1">
            <text:p>1.3.04.01.01.0004.00012</text:p>
          </table:table-cell>
          <table:table-cell office:value-type="string" table:style-name="ce1">
            <text:p>Peningkatan Jalan dengan Lapen Lebar Jalan 2,5-3m (Rekondisi Telford Eksisting 40%)</text:p>
          </table:table-cell>
          <table:table-cell table:style-name="ce1"/>
          <table:table-cell office:value-type="string" table:style-name="ce1">
            <text:p>M</text:p>
          </table:table-cell>
          <table:table-cell office:value-type="float" office:value="566066.27" table:style-name="ce1">
            <text:p>566066,27</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01" table:style-name="ce1">
            <text:p>7554501</text:p>
          </table:table-cell>
          <table:table-cell office:value-type="string" table:style-name="ce1">
            <text:p>1.3.04.01.01.0004.00013</text:p>
          </table:table-cell>
          <table:table-cell office:value-type="string" table:style-name="ce1">
            <text:p>Peningkatan Jalan Dengan AC-WC Lebar Jalan 3 - 3,5 m (Rekondisi Lapen Eksisting 0%)</text:p>
          </table:table-cell>
          <table:table-cell table:style-name="ce1"/>
          <table:table-cell office:value-type="string" table:style-name="ce1">
            <text:p>M</text:p>
          </table:table-cell>
          <table:table-cell office:value-type="float" office:value="487343.57" table:style-name="ce1">
            <text:p>487343,57</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02" table:style-name="ce1">
            <text:p>7554502</text:p>
          </table:table-cell>
          <table:table-cell office:value-type="string" table:style-name="ce1">
            <text:p>1.3.04.01.01.0004.00014</text:p>
          </table:table-cell>
          <table:table-cell office:value-type="string" table:style-name="ce1">
            <text:p>Peningkatan Jalan Dengan AC-WC Lebar Jalan 3 - 3,5 m (Rekondisi Lapen Eksisting 10%)</text:p>
          </table:table-cell>
          <table:table-cell table:style-name="ce1"/>
          <table:table-cell office:value-type="string" table:style-name="ce1">
            <text:p>M</text:p>
          </table:table-cell>
          <table:table-cell office:value-type="float" office:value="562141.56999999995" table:style-name="ce1">
            <text:p>562141,57</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03" table:style-name="ce1">
            <text:p>7554503</text:p>
          </table:table-cell>
          <table:table-cell office:value-type="string" table:style-name="ce1">
            <text:p>1.3.04.01.01.0004.00015</text:p>
          </table:table-cell>
          <table:table-cell office:value-type="string" table:style-name="ce1">
            <text:p>Peningkatan Jalan Dengan AC-WC Lebar Jalan 5,5-6m (Rekondisi Lapen Eksisting 20%)</text:p>
          </table:table-cell>
          <table:table-cell table:style-name="ce1"/>
          <table:table-cell office:value-type="string" table:style-name="ce1">
            <text:p>M</text:p>
          </table:table-cell>
          <table:table-cell office:value-type="float" office:value="1009869.85" table:style-name="ce1">
            <text:p>1009869,85</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04" table:style-name="ce1">
            <text:p>7554504</text:p>
          </table:table-cell>
          <table:table-cell office:value-type="string" table:style-name="ce1">
            <text:p>1.3.04.01.01.0004.00016</text:p>
          </table:table-cell>
          <table:table-cell office:value-type="string" table:style-name="ce1">
            <text:p>Peningkatan Jalan Dengan AC-WC Lebar Jalan 4 - 4,5 m (Rekondisi Lapen Eksisting 0%)</text:p>
          </table:table-cell>
          <table:table-cell table:style-name="ce1"/>
          <table:table-cell office:value-type="string" table:style-name="ce1">
            <text:p>M</text:p>
          </table:table-cell>
          <table:table-cell office:value-type="float" office:value="668528.01" table:style-name="ce1">
            <text:p>668528,01</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05" table:style-name="ce1">
            <text:p>7554505</text:p>
          </table:table-cell>
          <table:table-cell office:value-type="string" table:style-name="ce1">
            <text:p>1.3.04.01.01.0004.00017</text:p>
          </table:table-cell>
          <table:table-cell office:value-type="string" table:style-name="ce1">
            <text:p>Peningkatan Jalan dengan AC - WC Lebar 4,5 - 5 m (Rekondisi Lapen Eksisting 0 % )</text:p>
          </table:table-cell>
          <table:table-cell table:style-name="ce1"/>
          <table:table-cell office:value-type="string" table:style-name="ce1">
            <text:p>M</text:p>
          </table:table-cell>
          <table:table-cell office:value-type="float" office:value="749512.29" table:style-name="ce1">
            <text:p>749512,29</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06" table:style-name="ce1">
            <text:p>7554506</text:p>
          </table:table-cell>
          <table:table-cell office:value-type="string" table:style-name="ce1">
            <text:p>1.3.04.01.01.0004.00018</text:p>
          </table:table-cell>
          <table:table-cell office:value-type="string" table:style-name="ce1">
            <text:p>Peningkatan Jalan Dengan AC-WC Lebar Jalan 3,5 - 4 m (Rekondisi Lapen Eksisting 0%)</text:p>
          </table:table-cell>
          <table:table-cell table:style-name="ce1"/>
          <table:table-cell office:value-type="string" table:style-name="ce1">
            <text:p>M</text:p>
          </table:table-cell>
          <table:table-cell office:value-type="float" office:value="567278.97" table:style-name="ce1">
            <text:p>567278,97</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07" table:style-name="ce1">
            <text:p>7554507</text:p>
          </table:table-cell>
          <table:table-cell office:value-type="string" table:style-name="ce1">
            <text:p>1.3.04.01.01.0004.00019</text:p>
          </table:table-cell>
          <table:table-cell office:value-type="string" table:style-name="ce1">
            <text:p>Peningkatan Jalan Dengan AC-WC Lebar Jalan 5-5,5m (Rekondisi Lapen Eksisting 0%)</text:p>
          </table:table-cell>
          <table:table-cell table:style-name="ce1"/>
          <table:table-cell office:value-type="string" table:style-name="ce1">
            <text:p>M</text:p>
          </table:table-cell>
          <table:table-cell office:value-type="float" office:value="865710.57" table:style-name="ce1">
            <text:p>865710,57</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08" table:style-name="ce1">
            <text:p>7554508</text:p>
          </table:table-cell>
          <table:table-cell office:value-type="string" table:style-name="ce1">
            <text:p>1.3.04.01.01.0004.00020</text:p>
          </table:table-cell>
          <table:table-cell office:value-type="string" table:style-name="ce1">
            <text:p>Peningkatan Jalan Dengan AC-WC Lebar Jalan 3,5 - 4 m (Rekondisi Lapen Eksisting 10%)</text:p>
          </table:table-cell>
          <table:table-cell table:style-name="ce1"/>
          <table:table-cell office:value-type="string" table:style-name="ce1">
            <text:p>M</text:p>
          </table:table-cell>
          <table:table-cell office:value-type="float" office:value="615584.41" table:style-name="ce1">
            <text:p>615584,41</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09" table:style-name="ce1">
            <text:p>7554509</text:p>
          </table:table-cell>
          <table:table-cell office:value-type="string" table:style-name="ce1">
            <text:p>1.3.04.01.01.0004.00021</text:p>
          </table:table-cell>
          <table:table-cell office:value-type="string" table:style-name="ce1">
            <text:p>Peningkatan Jalan Dengan AC-WC Lebar Jalan 3 - 3,5 m (Rekondisi Lapen Eksisting 20%)</text:p>
          </table:table-cell>
          <table:table-cell table:style-name="ce1"/>
          <table:table-cell office:value-type="string" table:style-name="ce1">
            <text:p>M</text:p>
          </table:table-cell>
          <table:table-cell office:value-type="float" office:value="559547.12" table:style-name="ce1">
            <text:p>559547,12</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10" table:style-name="ce1">
            <text:p>7554510</text:p>
          </table:table-cell>
          <table:table-cell office:value-type="string" table:style-name="ce1">
            <text:p>1.3.04.01.01.0004.00022</text:p>
          </table:table-cell>
          <table:table-cell office:value-type="string" table:style-name="ce1">
            <text:p>Peningkatan Jalan Dengan AC-WC Lebar Jalan 4 - 4,5 m (Rekondisi Lapen Eksisting 10%)</text:p>
          </table:table-cell>
          <table:table-cell table:style-name="ce1"/>
          <table:table-cell office:value-type="string" table:style-name="ce1">
            <text:p>M</text:p>
          </table:table-cell>
          <table:table-cell office:value-type="float" office:value="717451.53" table:style-name="ce1">
            <text:p>717451,53</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11" table:style-name="ce1">
            <text:p>7554511</text:p>
          </table:table-cell>
          <table:table-cell office:value-type="string" table:style-name="ce1">
            <text:p>1.3.04.01.01.0004.00023</text:p>
          </table:table-cell>
          <table:table-cell office:value-type="string" table:style-name="ce1">
            <text:p>Peningkatan Jalan Dengan AC-WC Lebar Jalan 3,5 - 4 m (Rekondisi Lapen Eksisting 20%)</text:p>
          </table:table-cell>
          <table:table-cell table:style-name="ce1"/>
          <table:table-cell office:value-type="string" table:style-name="ce1">
            <text:p>M</text:p>
          </table:table-cell>
          <table:table-cell office:value-type="float" office:value="663889.85" table:style-name="ce1">
            <text:p>663889,85</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12" table:style-name="ce1">
            <text:p>7554512</text:p>
          </table:table-cell>
          <table:table-cell office:value-type="string" table:style-name="ce1">
            <text:p>1.3.04.01.01.0004.00024</text:p>
          </table:table-cell>
          <table:table-cell office:value-type="string" table:style-name="ce1">
            <text:p>Peningkatan Jalan dengan AC - WC Lebar 4,5 - 5 m (Rekondisi Lapen Eksisting 10 % )</text:p>
          </table:table-cell>
          <table:table-cell table:style-name="ce1"/>
          <table:table-cell office:value-type="string" table:style-name="ce1">
            <text:p>M</text:p>
          </table:table-cell>
          <table:table-cell office:value-type="float" office:value="798870.31" table:style-name="ce1">
            <text:p>798870,31</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13" table:style-name="ce1">
            <text:p>7554513</text:p>
          </table:table-cell>
          <table:table-cell office:value-type="string" table:style-name="ce1">
            <text:p>1.3.04.01.01.0004.00025</text:p>
          </table:table-cell>
          <table:table-cell office:value-type="string" table:style-name="ce1">
            <text:p>Peningkatan Jalan Dengan AC-WC Lebar Jalan 4 - 4,5 m (Rekondisi Lapen Eksisting 20%)</text:p>
          </table:table-cell>
          <table:table-cell table:style-name="ce1"/>
          <table:table-cell office:value-type="string" table:style-name="ce1">
            <text:p>M</text:p>
          </table:table-cell>
          <table:table-cell office:value-type="float" office:value="766475.31" table:style-name="ce1">
            <text:p>766475,31</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14" table:style-name="ce1">
            <text:p>7554514</text:p>
          </table:table-cell>
          <table:table-cell office:value-type="string" table:style-name="ce1">
            <text:p>1.3.04.01.01.0004.00026</text:p>
          </table:table-cell>
          <table:table-cell office:value-type="string" table:style-name="ce1">
            <text:p>Peningkatan Jalan Dengan AC-WC Lebar Jalan 3,5 - 4 m (Rekondisi Lapen Eksisting 30%)</text:p>
          </table:table-cell>
          <table:table-cell table:style-name="ce1"/>
          <table:table-cell office:value-type="string" table:style-name="ce1">
            <text:p>M</text:p>
          </table:table-cell>
          <table:table-cell office:value-type="float" office:value="712195.3" table:style-name="ce1">
            <text:p>712195,3</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15" table:style-name="ce1">
            <text:p>7554515</text:p>
          </table:table-cell>
          <table:table-cell office:value-type="string" table:style-name="ce1">
            <text:p>1.3.04.01.01.0004.00027</text:p>
          </table:table-cell>
          <table:table-cell office:value-type="string" table:style-name="ce1">
            <text:p>Peningkatan Jalan Dengan AC-WC Lebar Jalan 5-5,5m (Rekondisi Lapen Eksisting 20%)</text:p>
          </table:table-cell>
          <table:table-cell table:style-name="ce1"/>
          <table:table-cell office:value-type="string" table:style-name="ce1">
            <text:p>M</text:p>
          </table:table-cell>
          <table:table-cell office:value-type="float" office:value="916171.03" table:style-name="ce1">
            <text:p>916171,03</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16" table:style-name="ce1">
            <text:p>7554516</text:p>
          </table:table-cell>
          <table:table-cell office:value-type="string" table:style-name="ce1">
            <text:p>1.3.04.01.01.0004.00028</text:p>
          </table:table-cell>
          <table:table-cell office:value-type="string" table:style-name="ce1">
            <text:p>Peningkatan Jalan Dengan AC-WC Lebar Jalan 4 - 4,5 m (Rekondisi Lapen Eksisting 30%)</text:p>
          </table:table-cell>
          <table:table-cell table:style-name="ce1"/>
          <table:table-cell office:value-type="string" table:style-name="ce1">
            <text:p>M</text:p>
          </table:table-cell>
          <table:table-cell office:value-type="float" office:value="826274.18" table:style-name="ce1">
            <text:p>826274,18</text:p>
          </table:table-cell>
          <table:table-cell table:number-columns-repeated="16376"/>
        </table:table-row>
        <table:table-row table:style-name="ro1">
          <table:table-cell office:value-type="string" table:style-name="ce1">
            <text:p>1.3.04.01.01.0004</text:p>
          </table:table-cell>
          <table:table-cell office:value-type="string" table:style-name="ce1">
            <text:p>Jalan Kota</text:p>
          </table:table-cell>
          <table:table-cell office:value-type="float" office:value="7554518" table:style-name="ce1">
            <text:p>7554518</text:p>
          </table:table-cell>
          <table:table-cell office:value-type="string" table:style-name="ce1">
            <text:p>1.3.04.01.01.0004.00030</text:p>
          </table:table-cell>
          <table:table-cell office:value-type="string" table:style-name="ce1">
            <text:p>Peningkatan Jalan Dengan AC-WC Lebar Jalan 4 - 4,5 m (Rekondisi Lapen Eksisting 40%)</text:p>
          </table:table-cell>
          <table:table-cell table:style-name="ce1"/>
          <table:table-cell office:value-type="string" table:style-name="ce1">
            <text:p>M</text:p>
          </table:table-cell>
          <table:table-cell office:value-type="float" office:value="885981.82" table:style-name="ce1">
            <text:p>885981,82</text:p>
          </table:table-cell>
          <table:table-cell table:number-columns-repeated="16376"/>
        </table:table-row>
        <table:table-row table:style-name="ro1">
          <table:table-cell office:value-type="string" table:style-name="ce1">
            <text:p>1.3.04.01.01.0009</text:p>
          </table:table-cell>
          <table:table-cell office:value-type="string" table:style-name="ce1">
            <text:p>Jalan Khusus</text:p>
          </table:table-cell>
          <table:table-cell office:value-type="float" office:value="7554612" table:style-name="ce1">
            <text:p>7554612</text:p>
          </table:table-cell>
          <table:table-cell office:value-type="string" table:style-name="ce1">
            <text:p>1.3.04.01.01.0009.00001</text:p>
          </table:table-cell>
          <table:table-cell office:value-type="string" table:style-name="ce1">
            <text:p>Trotoar Porcelain</text:p>
          </table:table-cell>
          <table:table-cell table:style-name="ce1"/>
          <table:table-cell office:value-type="string" table:style-name="ce1">
            <text:p>M</text:p>
          </table:table-cell>
          <table:table-cell office:value-type="float" office:value="1330649.44" table:style-name="ce1">
            <text:p>1330649,44</text:p>
          </table:table-cell>
          <table:table-cell table:number-columns-repeated="16376"/>
        </table:table-row>
        <table:table-row table:style-name="ro1">
          <table:table-cell office:value-type="string" table:style-name="ce1">
            <text:p>1.3.04.01.01.0009</text:p>
          </table:table-cell>
          <table:table-cell office:value-type="string" table:style-name="ce1">
            <text:p>Jalan Khusus</text:p>
          </table:table-cell>
          <table:table-cell office:value-type="float" office:value="7554613" table:style-name="ce1">
            <text:p>7554613</text:p>
          </table:table-cell>
          <table:table-cell office:value-type="string" table:style-name="ce1">
            <text:p>1.3.04.01.01.0009.00002</text:p>
          </table:table-cell>
          <table:table-cell office:value-type="string" table:style-name="ce1">
            <text:p>Trotoar Dekoratif / Stam concrete</text:p>
          </table:table-cell>
          <table:table-cell table:style-name="ce1"/>
          <table:table-cell office:value-type="string" table:style-name="ce1">
            <text:p>M2</text:p>
          </table:table-cell>
          <table:table-cell office:value-type="float" office:value="1455329.23" table:style-name="ce1">
            <text:p>1455329,23</text:p>
          </table:table-cell>
          <table:table-cell table:number-columns-repeated="16376"/>
        </table:table-row>
        <table:table-row table:style-name="ro1">
          <table:table-cell office:value-type="string" table:style-name="ce1">
            <text:p>1.3.04.01.01.0010</text:p>
          </table:table-cell>
          <table:table-cell office:value-type="string" table:style-name="ce1">
            <text:p>Jalan Lainnya</text:p>
          </table:table-cell>
          <table:table-cell office:value-type="float" office:value="7554615" table:style-name="ce1">
            <text:p>7554615</text:p>
          </table:table-cell>
          <table:table-cell office:value-type="string" table:style-name="ce1">
            <text:p>1.3.04.01.01.0010.00006</text:p>
          </table:table-cell>
          <table:table-cell office:value-type="string" table:style-name="ce1">
            <text:p>Pembangunan Jalan Usaha Tani (JUT) Dengan Penahan Dinding</text:p>
          </table:table-cell>
          <table:table-cell table:style-name="ce1"/>
          <table:table-cell office:value-type="string" table:style-name="ce1">
            <text:p>M2</text:p>
          </table:table-cell>
          <table:table-cell office:value-type="float" office:value="1055280.67" table:style-name="ce1">
            <text:p>1055280,67</text:p>
          </table:table-cell>
          <table:table-cell table:number-columns-repeated="16376"/>
        </table:table-row>
        <table:table-row table:style-name="ro1">
          <table:table-cell office:value-type="string" table:style-name="ce1">
            <text:p>1.3.04.01.01.0010</text:p>
          </table:table-cell>
          <table:table-cell office:value-type="string" table:style-name="ce1">
            <text:p>Jalan Lainnya</text:p>
          </table:table-cell>
          <table:table-cell office:value-type="float" office:value="7554614" table:style-name="ce1">
            <text:p>7554614</text:p>
          </table:table-cell>
          <table:table-cell office:value-type="string" table:style-name="ce1">
            <text:p>1.3.04.01.01.0010.00005</text:p>
          </table:table-cell>
          <table:table-cell office:value-type="string" table:style-name="ce1">
            <text:p>Pembangunan Jalan Produksi (Japro) Pertanian Tanpa Penahan Dinding</text:p>
          </table:table-cell>
          <table:table-cell table:style-name="ce1"/>
          <table:table-cell office:value-type="string" table:style-name="ce1">
            <text:p>M2</text:p>
          </table:table-cell>
          <table:table-cell office:value-type="float" office:value="243615.28" table:style-name="ce1">
            <text:p>243615,28</text:p>
          </table:table-cell>
          <table:table-cell table:number-columns-repeated="16376"/>
        </table:table-row>
        <table:table-row table:style-name="ro1">
          <table:table-cell office:value-type="string" table:style-name="ce1">
            <text:p>1.3.04.01.01.0010</text:p>
          </table:table-cell>
          <table:table-cell office:value-type="string" table:style-name="ce1">
            <text:p>Jalan Lainnya</text:p>
          </table:table-cell>
          <table:table-cell office:value-type="float" office:value="7554609" table:style-name="ce1">
            <text:p>7554609</text:p>
          </table:table-cell>
          <table:table-cell office:value-type="string" table:style-name="ce1">
            <text:p>1.3.04.01.01.0010.00004</text:p>
          </table:table-cell>
          <table:table-cell office:value-type="string" table:style-name="ce1">
            <text:p>Kontruksi Jalan Paving Baru Lebar 2m (tbl. 6cm)</text:p>
          </table:table-cell>
          <table:table-cell table:style-name="ce1"/>
          <table:table-cell office:value-type="string" table:style-name="ce1">
            <text:p>M</text:p>
          </table:table-cell>
          <table:table-cell office:value-type="float" office:value="662186.88" table:style-name="ce1">
            <text:p>662186,88</text:p>
          </table:table-cell>
          <table:table-cell table:number-columns-repeated="16376"/>
        </table:table-row>
        <table:table-row table:style-name="ro1">
          <table:table-cell office:value-type="string" table:style-name="ce1">
            <text:p>1.3.04.01.01.0010</text:p>
          </table:table-cell>
          <table:table-cell office:value-type="string" table:style-name="ce1">
            <text:p>Jalan Lainnya</text:p>
          </table:table-cell>
          <table:table-cell office:value-type="float" office:value="7554606" table:style-name="ce1">
            <text:p>7554606</text:p>
          </table:table-cell>
          <table:table-cell office:value-type="string" table:style-name="ce1">
            <text:p>1.3.04.01.01.0010.00001</text:p>
          </table:table-cell>
          <table:table-cell office:value-type="string" table:style-name="ce1">
            <text:p>Konstruksi Jalan Paving Lebar 3 - 4 m (tebal 8 cm)</text:p>
          </table:table-cell>
          <table:table-cell table:style-name="ce1"/>
          <table:table-cell office:value-type="string" table:style-name="ce1">
            <text:p>M</text:p>
          </table:table-cell>
          <table:table-cell office:value-type="float" office:value="915374.03" table:style-name="ce1">
            <text:p>915374,03</text:p>
          </table:table-cell>
          <table:table-cell table:number-columns-repeated="16376"/>
        </table:table-row>
        <table:table-row table:style-name="ro1">
          <table:table-cell office:value-type="string" table:style-name="ce1">
            <text:p>1.3.04.01.01.0010</text:p>
          </table:table-cell>
          <table:table-cell office:value-type="string" table:style-name="ce1">
            <text:p>Jalan Lainnya</text:p>
          </table:table-cell>
          <table:table-cell office:value-type="float" office:value="7554607" table:style-name="ce1">
            <text:p>7554607</text:p>
          </table:table-cell>
          <table:table-cell office:value-type="string" table:style-name="ce1">
            <text:p>1.3.04.01.01.0010.00002</text:p>
          </table:table-cell>
          <table:table-cell office:value-type="string" table:style-name="ce1">
            <text:p>Kontruksi Jalan Paving untuk Makam</text:p>
          </table:table-cell>
          <table:table-cell table:style-name="ce1"/>
          <table:table-cell office:value-type="string" table:style-name="ce1">
            <text:p>M2</text:p>
          </table:table-cell>
          <table:table-cell office:value-type="float" office:value="1113532.57" table:style-name="ce1">
            <text:p>1113532,57</text:p>
          </table:table-cell>
          <table:table-cell table:number-columns-repeated="16376"/>
        </table:table-row>
        <table:table-row table:style-name="ro1">
          <table:table-cell office:value-type="string" table:style-name="ce1">
            <text:p>1.3.04.01.01.0010</text:p>
          </table:table-cell>
          <table:table-cell office:value-type="string" table:style-name="ce1">
            <text:p>Jalan Lainnya</text:p>
          </table:table-cell>
          <table:table-cell office:value-type="float" office:value="7554608" table:style-name="ce1">
            <text:p>7554608</text:p>
          </table:table-cell>
          <table:table-cell office:value-type="string" table:style-name="ce1">
            <text:p>1.3.04.01.01.0010.00003</text:p>
          </table:table-cell>
          <table:table-cell office:value-type="string" table:style-name="ce1">
            <text:p>Kontruksi Jalan Paving Baru Lebar 3m (tbl. 6cm)</text:p>
          </table:table-cell>
          <table:table-cell table:style-name="ce1"/>
          <table:table-cell office:value-type="string" table:style-name="ce1">
            <text:p>M</text:p>
          </table:table-cell>
          <table:table-cell office:value-type="float" office:value="897033.34" table:style-name="ce1">
            <text:p>897033,34</text:p>
          </table:table-cell>
          <table:table-cell table:number-columns-repeated="16376"/>
        </table:table-row>
        <table:table-row table:style-name="ro1">
          <table:table-cell office:value-type="string" table:style-name="ce1">
            <text:p>1.3.04.01.01.0010</text:p>
          </table:table-cell>
          <table:table-cell office:value-type="string" table:style-name="ce1">
            <text:p>Jalan Lainnya</text:p>
          </table:table-cell>
          <table:table-cell office:value-type="float" office:value="7554617" table:style-name="ce1">
            <text:p>7554617</text:p>
          </table:table-cell>
          <table:table-cell office:value-type="string" table:style-name="ce1">
            <text:p>1.3.04.01.01.0010.00008</text:p>
          </table:table-cell>
          <table:table-cell office:value-type="string" table:style-name="ce1">
            <text:p>Pembangunan Jalan Usaha Tani (JUT) Tanpa Penahan Dinding</text:p>
          </table:table-cell>
          <table:table-cell table:style-name="ce1"/>
          <table:table-cell office:value-type="string" table:style-name="ce1">
            <text:p>M2</text:p>
          </table:table-cell>
          <table:table-cell office:value-type="float" office:value="218341.02" table:style-name="ce1">
            <text:p>218341,02</text:p>
          </table:table-cell>
          <table:table-cell table:number-columns-repeated="16376"/>
        </table:table-row>
        <table:table-row table:style-name="ro1">
          <table:table-cell office:value-type="string" table:style-name="ce1">
            <text:p>1.3.04.01.01.0010</text:p>
          </table:table-cell>
          <table:table-cell office:value-type="string" table:style-name="ce1">
            <text:p>Jalan Lainnya</text:p>
          </table:table-cell>
          <table:table-cell office:value-type="float" office:value="7554616" table:style-name="ce1">
            <text:p>7554616</text:p>
          </table:table-cell>
          <table:table-cell office:value-type="string" table:style-name="ce1">
            <text:p>1.3.04.01.01.0010.00007</text:p>
          </table:table-cell>
          <table:table-cell office:value-type="string" table:style-name="ce1">
            <text:p>Pembangunan Jalan Produksi (Japro) Pertanian dengan Penahan Dinding</text:p>
          </table:table-cell>
          <table:table-cell table:style-name="ce1"/>
          <table:table-cell office:value-type="string" table:style-name="ce1">
            <text:p>M2</text:p>
          </table:table-cell>
          <table:table-cell office:value-type="float" office:value="785400.92" table:style-name="ce1">
            <text:p>785400,92</text:p>
          </table:table-cell>
          <table:table-cell table:number-columns-repeated="16376"/>
        </table:table-row>
        <table:table-row table:style-name="ro1">
          <table:table-cell office:value-type="string" table:style-name="ce1">
            <text:p>1.3.04.01.02.0004</text:p>
          </table:table-cell>
          <table:table-cell office:value-type="string" table:style-name="ce1">
            <text:p>Jembatan pada Jalan Kota</text:p>
          </table:table-cell>
          <table:table-cell office:value-type="float" office:value="7554623" table:style-name="ce1">
            <text:p>7554623</text:p>
          </table:table-cell>
          <table:table-cell office:value-type="string" table:style-name="ce1">
            <text:p>1.3.04.01.02.0004.00005</text:p>
          </table:table-cell>
          <table:table-cell office:value-type="string" table:style-name="ce1">
            <text:p>Jembatan Box Culvert</text:p>
          </table:table-cell>
          <table:table-cell table:style-name="ce1"/>
          <table:table-cell office:value-type="string" table:style-name="ce1">
            <text:p>M2</text:p>
          </table:table-cell>
          <table:table-cell office:value-type="float" office:value="1735217.54" table:style-name="ce1">
            <text:p>1735217,54</text:p>
          </table:table-cell>
          <table:table-cell table:number-columns-repeated="16376"/>
        </table:table-row>
        <table:table-row table:style-name="ro1">
          <table:table-cell office:value-type="string" table:style-name="ce1">
            <text:p>1.3.04.01.02.0004</text:p>
          </table:table-cell>
          <table:table-cell office:value-type="string" table:style-name="ce1">
            <text:p>Jembatan pada Jalan Kota</text:p>
          </table:table-cell>
          <table:table-cell office:value-type="float" office:value="7554618" table:style-name="ce1">
            <text:p>7554618</text:p>
          </table:table-cell>
          <table:table-cell office:value-type="string" table:style-name="ce1">
            <text:p>1.3.04.01.02.0004.00001</text:p>
          </table:table-cell>
          <table:table-cell office:value-type="string" table:style-name="ce1">
            <text:p>Jembatan Box Culvert</text:p>
          </table:table-cell>
          <table:table-cell table:style-name="ce1"/>
          <table:table-cell office:value-type="string" table:style-name="ce1">
            <text:p>M</text:p>
          </table:table-cell>
          <table:table-cell office:value-type="float" office:value="1742799.56" table:style-name="ce1">
            <text:p>1742799,56</text:p>
          </table:table-cell>
          <table:table-cell table:number-columns-repeated="16376"/>
        </table:table-row>
        <table:table-row table:style-name="ro1">
          <table:table-cell office:value-type="string" table:style-name="ce1">
            <text:p>1.3.04.01.02.0004</text:p>
          </table:table-cell>
          <table:table-cell office:value-type="string" table:style-name="ce1">
            <text:p>Jembatan pada Jalan Kota</text:p>
          </table:table-cell>
          <table:table-cell office:value-type="float" office:value="7554619" table:style-name="ce1">
            <text:p>7554619</text:p>
          </table:table-cell>
          <table:table-cell office:value-type="string" table:style-name="ce1">
            <text:p>1.3.04.01.02.0004.00002</text:p>
          </table:table-cell>
          <table:table-cell office:value-type="string" table:style-name="ce1">
            <text:p>Jembatan Bentang 4m</text:p>
          </table:table-cell>
          <table:table-cell table:style-name="ce1"/>
          <table:table-cell office:value-type="string" table:style-name="ce1">
            <text:p>M2</text:p>
          </table:table-cell>
          <table:table-cell office:value-type="float" office:value="28095781.91" table:style-name="ce1">
            <text:p>28095781,91</text:p>
          </table:table-cell>
          <table:table-cell table:number-columns-repeated="16376"/>
        </table:table-row>
        <table:table-row table:style-name="ro1">
          <table:table-cell office:value-type="string" table:style-name="ce1">
            <text:p>1.3.04.01.02.0004</text:p>
          </table:table-cell>
          <table:table-cell office:value-type="string" table:style-name="ce1">
            <text:p>Jembatan pada Jalan Kota</text:p>
          </table:table-cell>
          <table:table-cell office:value-type="float" office:value="7554620" table:style-name="ce1">
            <text:p>7554620</text:p>
          </table:table-cell>
          <table:table-cell office:value-type="string" table:style-name="ce1">
            <text:p>1.3.04.01.02.0004.00003</text:p>
          </table:table-cell>
          <table:table-cell office:value-type="string" table:style-name="ce1">
            <text:p>Jembatan Bentang 6m</text:p>
          </table:table-cell>
          <table:table-cell table:style-name="ce1"/>
          <table:table-cell office:value-type="string" table:style-name="ce1">
            <text:p>M2</text:p>
          </table:table-cell>
          <table:table-cell office:value-type="float" office:value="32720655.879999999" table:style-name="ce1">
            <text:p>32720655,88</text:p>
          </table:table-cell>
          <table:table-cell table:number-columns-repeated="16376"/>
        </table:table-row>
        <table:table-row table:style-name="ro1">
          <table:table-cell office:value-type="string" table:style-name="ce1">
            <text:p>1.3.04.01.02.0004</text:p>
          </table:table-cell>
          <table:table-cell office:value-type="string" table:style-name="ce1">
            <text:p>Jembatan pada Jalan Kota</text:p>
          </table:table-cell>
          <table:table-cell office:value-type="float" office:value="7554622" table:style-name="ce1">
            <text:p>7554622</text:p>
          </table:table-cell>
          <table:table-cell office:value-type="string" table:style-name="ce1">
            <text:p>1.3.04.01.02.0004.00004</text:p>
          </table:table-cell>
          <table:table-cell office:value-type="string" table:style-name="ce1">
            <text:p>Pembangunan Jembatan Type II</text:p>
          </table:table-cell>
          <table:table-cell table:style-name="ce1"/>
          <table:table-cell office:value-type="string" table:style-name="ce1">
            <text:p>M2</text:p>
          </table:table-cell>
          <table:table-cell office:value-type="float" office:value="17226699.91" table:style-name="ce1">
            <text:p>17226699,91</text:p>
          </table:table-cell>
          <table:table-cell table:number-columns-repeated="16376"/>
        </table:table-row>
        <table:table-row table:style-name="ro1">
          <table:table-cell office:value-type="string" table:style-name="ce1">
            <text:p>1.3.04.02.01.0005</text:p>
          </table:table-cell>
          <table:table-cell office:value-type="string" table:style-name="ce1">
            <text:p>Bangunan Pengaman Irigasi</text:p>
          </table:table-cell>
          <table:table-cell office:value-type="float" office:value="7554624" table:style-name="ce1">
            <text:p>7554624</text:p>
          </table:table-cell>
          <table:table-cell office:value-type="string" table:style-name="ce1">
            <text:p>1.3.04.02.01.0005.00001</text:p>
          </table:table-cell>
          <table:table-cell office:value-type="string" table:style-name="ce1">
            <text:p>Penahan tebing tinggi 5 m Langsiran 100 m</text:p>
          </table:table-cell>
          <table:table-cell table:style-name="ce1"/>
          <table:table-cell office:value-type="string" table:style-name="ce1">
            <text:p>M1</text:p>
          </table:table-cell>
          <table:table-cell office:value-type="float" office:value="16021107.65" table:style-name="ce1">
            <text:p>16021107,65</text:p>
          </table:table-cell>
          <table:table-cell table:number-columns-repeated="16376"/>
        </table:table-row>
        <table:table-row table:style-name="ro1">
          <table:table-cell office:value-type="string" table:style-name="ce1">
            <text:p>1.3.04.02.01.0005</text:p>
          </table:table-cell>
          <table:table-cell office:value-type="string" table:style-name="ce1">
            <text:p>Bangunan Pengaman Irigasi</text:p>
          </table:table-cell>
          <table:table-cell office:value-type="float" office:value="7554625" table:style-name="ce1">
            <text:p>7554625</text:p>
          </table:table-cell>
          <table:table-cell office:value-type="string" table:style-name="ce1">
            <text:p>1.3.04.02.01.0005.00002</text:p>
          </table:table-cell>
          <table:table-cell office:value-type="string" table:style-name="ce1">
            <text:p>Penahan tebing tinggi 6 m Langsiran 100 m</text:p>
          </table:table-cell>
          <table:table-cell table:style-name="ce1"/>
          <table:table-cell office:value-type="string" table:style-name="ce1">
            <text:p>M1</text:p>
          </table:table-cell>
          <table:table-cell office:value-type="float" office:value="22937932.109999999" table:style-name="ce1">
            <text:p>22937932,11</text:p>
          </table:table-cell>
          <table:table-cell table:number-columns-repeated="16376"/>
        </table:table-row>
        <table:table-row table:style-name="ro1">
          <table:table-cell office:value-type="string" table:style-name="ce1">
            <text:p>1.3.04.02.01.0005</text:p>
          </table:table-cell>
          <table:table-cell office:value-type="string" table:style-name="ce1">
            <text:p>Bangunan Pengaman Irigasi</text:p>
          </table:table-cell>
          <table:table-cell office:value-type="float" office:value="7554626" table:style-name="ce1">
            <text:p>7554626</text:p>
          </table:table-cell>
          <table:table-cell office:value-type="string" table:style-name="ce1">
            <text:p>1.3.04.02.01.0005.00003</text:p>
          </table:table-cell>
          <table:table-cell office:value-type="string" table:style-name="ce1">
            <text:p>Penahan tebing tinggi 4 m Langsiran 100 m</text:p>
          </table:table-cell>
          <table:table-cell table:style-name="ce1"/>
          <table:table-cell office:value-type="string" table:style-name="ce1">
            <text:p>M1</text:p>
          </table:table-cell>
          <table:table-cell office:value-type="float" office:value="13200707.18" table:style-name="ce1">
            <text:p>13200707,18</text:p>
          </table:table-cell>
          <table:table-cell table:number-columns-repeated="16376"/>
        </table:table-row>
        <table:table-row table:style-name="ro1">
          <table:table-cell office:value-type="string" table:style-name="ce1">
            <text:p>1.3.04.02.01.0005</text:p>
          </table:table-cell>
          <table:table-cell office:value-type="string" table:style-name="ce1">
            <text:p>Bangunan Pengaman Irigasi</text:p>
          </table:table-cell>
          <table:table-cell office:value-type="float" office:value="7554627" table:style-name="ce1">
            <text:p>7554627</text:p>
          </table:table-cell>
          <table:table-cell office:value-type="string" table:style-name="ce1">
            <text:p>1.3.04.02.01.0005.00004</text:p>
          </table:table-cell>
          <table:table-cell office:value-type="string" table:style-name="ce1">
            <text:p>Pembangunan Rapes</text:p>
          </table:table-cell>
          <table:table-cell table:style-name="ce1"/>
          <table:table-cell office:value-type="string" table:style-name="ce1">
            <text:p>M</text:p>
          </table:table-cell>
          <table:table-cell office:value-type="float" office:value="547069.73" table:style-name="ce1">
            <text:p>547069,73</text:p>
          </table:table-cell>
          <table:table-cell table:number-columns-repeated="16376"/>
        </table:table-row>
        <table:table-row table:style-name="ro1">
          <table:table-cell office:value-type="string" table:style-name="ce1">
            <text:p>1.3.04.02.01.0006</text:p>
          </table:table-cell>
          <table:table-cell office:value-type="string" table:style-name="ce1">
            <text:p>Bangunan Pelengkap Irigasi</text:p>
          </table:table-cell>
          <table:table-cell office:value-type="float" office:value="7554640" table:style-name="ce1">
            <text:p>7554640</text:p>
          </table:table-cell>
          <table:table-cell office:value-type="string" table:style-name="ce1">
            <text:p>1.3.04.02.01.0006.00001</text:p>
          </table:table-cell>
          <table:table-cell office:value-type="string" table:style-name="ce1">
            <text:p>Pembuatan Gully Plug</text:p>
          </table:table-cell>
          <table:table-cell table:style-name="ce1"/>
          <table:table-cell office:value-type="string" table:style-name="ce1">
            <text:p>M3</text:p>
          </table:table-cell>
          <table:table-cell office:value-type="float" office:value="1465320.71" table:style-name="ce1">
            <text:p>1465320,71</text:p>
          </table:table-cell>
          <table:table-cell table:number-columns-repeated="16376"/>
        </table:table-row>
        <table:table-row table:style-name="ro1">
          <table:table-cell office:value-type="string" table:style-name="ce1">
            <text:p>1.3.04.02.01.0006</text:p>
          </table:table-cell>
          <table:table-cell office:value-type="string" table:style-name="ce1">
            <text:p>Bangunan Pelengkap Irigasi</text:p>
          </table:table-cell>
          <table:table-cell office:value-type="float" office:value="7554642" table:style-name="ce1">
            <text:p>7554642</text:p>
          </table:table-cell>
          <table:table-cell office:value-type="string" table:style-name="ce1">
            <text:p>1.3.04.02.01.0006.00002</text:p>
          </table:table-cell>
          <table:table-cell office:value-type="string" table:style-name="ce1">
            <text:p>Pembuatan Dam Penahan</text:p>
          </table:table-cell>
          <table:table-cell table:style-name="ce1"/>
          <table:table-cell office:value-type="string" table:style-name="ce1">
            <text:p>M3</text:p>
          </table:table-cell>
          <table:table-cell office:value-type="float" office:value="1409688.73" table:style-name="ce1">
            <text:p>1409688,73</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83" table:style-name="ce1">
            <text:p>7554783</text:p>
          </table:table-cell>
          <table:table-cell office:value-type="string" table:style-name="ce1">
            <text:p>1.3.04.02.01.0008.00033</text:p>
          </table:table-cell>
          <table:table-cell office:value-type="string" table:style-name="ce1">
            <text:p>Pembangunan Saluran Irigasi dengan tinggi pasangan 1,0 m s/d 2,0 m tanpa langsiran material</text:p>
          </table:table-cell>
          <table:table-cell table:style-name="ce1"/>
          <table:table-cell office:value-type="string" table:style-name="ce1">
            <text:p>M1</text:p>
          </table:table-cell>
          <table:table-cell office:value-type="float" office:value="1824551.47" table:style-name="ce1">
            <text:p>1824551,47</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69" table:style-name="ce1">
            <text:p>7554769</text:p>
          </table:table-cell>
          <table:table-cell office:value-type="string" table:style-name="ce1">
            <text:p>1.3.04.02.01.0008.00019</text:p>
          </table:table-cell>
          <table:table-cell office:value-type="string" table:style-name="ce1">
            <text:p>Pembangunan Saluran Irigasi 2 (dua) Sisi Tinggi 4 m dan 8,5 m Cek Dam Bronjong Tinggi 6 m Tanpa Langsiran</text:p>
          </table:table-cell>
          <table:table-cell table:style-name="ce1"/>
          <table:table-cell office:value-type="string" table:style-name="ce1">
            <text:p>M1</text:p>
          </table:table-cell>
          <table:table-cell office:value-type="float" office:value="30785178.010000002" table:style-name="ce1">
            <text:p>30785178,01</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68" table:style-name="ce1">
            <text:p>7554768</text:p>
          </table:table-cell>
          <table:table-cell office:value-type="string" table:style-name="ce1">
            <text:p>1.3.04.02.01.0008.00018</text:p>
          </table:table-cell>
          <table:table-cell office:value-type="string" table:style-name="ce1">
            <text:p>Pembangunan Saluran Irigasi 2 (dua) Sisi dan 1 Sisi Tinggi 0,7 m dan 1,0 m Langsiran 100 m</text:p>
          </table:table-cell>
          <table:table-cell table:style-name="ce1"/>
          <table:table-cell office:value-type="string" table:style-name="ce1">
            <text:p>M1</text:p>
          </table:table-cell>
          <table:table-cell office:value-type="float" office:value="1358146.39" table:style-name="ce1">
            <text:p>1358146,39</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67" table:style-name="ce1">
            <text:p>7554767</text:p>
          </table:table-cell>
          <table:table-cell office:value-type="string" table:style-name="ce1">
            <text:p>1.3.04.02.01.0008.00017</text:p>
          </table:table-cell>
          <table:table-cell office:value-type="string" table:style-name="ce1">
            <text:p>Pembangunan Saluran Irigasi 2 (dua) Sisi Tinggi 0,8 m dan Talang Beton Langsiran 500 m</text:p>
          </table:table-cell>
          <table:table-cell table:style-name="ce1"/>
          <table:table-cell office:value-type="string" table:style-name="ce1">
            <text:p>M1</text:p>
          </table:table-cell>
          <table:table-cell office:value-type="float" office:value="1702806.17" table:style-name="ce1">
            <text:p>1702806,17</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66" table:style-name="ce1">
            <text:p>7554766</text:p>
          </table:table-cell>
          <table:table-cell office:value-type="string" table:style-name="ce1">
            <text:p>1.3.04.02.01.0008.00016</text:p>
          </table:table-cell>
          <table:table-cell office:value-type="string" table:style-name="ce1">
            <text:p>Pembangunan Saluran Irigasi 2 (dua) Sisi Tinggi 0,8 m dengan Lantai Langsiran 100 m</text:p>
          </table:table-cell>
          <table:table-cell table:style-name="ce1"/>
          <table:table-cell office:value-type="string" table:style-name="ce1">
            <text:p>M1</text:p>
          </table:table-cell>
          <table:table-cell office:value-type="float" office:value="2212516.37" table:style-name="ce1">
            <text:p>2212516,37</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65" table:style-name="ce1">
            <text:p>7554765</text:p>
          </table:table-cell>
          <table:table-cell office:value-type="string" table:style-name="ce1">
            <text:p>1.3.04.02.01.0008.00015</text:p>
          </table:table-cell>
          <table:table-cell office:value-type="string" table:style-name="ce1">
            <text:p>Pembangunan Saluran Irigasi 2 (dua) Sisi Tinggi 1 m dengan Lantai 1 Sisi Tinggi 1,1 m dan Talang Beton Langsiran 100 m</text:p>
          </table:table-cell>
          <table:table-cell table:style-name="ce1"/>
          <table:table-cell office:value-type="string" table:style-name="ce1">
            <text:p>M1</text:p>
          </table:table-cell>
          <table:table-cell office:value-type="float" office:value="3487551.17" table:style-name="ce1">
            <text:p>3487551,17</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64" table:style-name="ce1">
            <text:p>7554764</text:p>
          </table:table-cell>
          <table:table-cell office:value-type="string" table:style-name="ce1">
            <text:p>1.3.04.02.01.0008.00014</text:p>
          </table:table-cell>
          <table:table-cell office:value-type="string" table:style-name="ce1">
            <text:p>Pembangunan Saluran Irigasi 2 (dua) Sisi Tinggi 2,5 m 3,5 m dan 1,5 m dengan Lantai Langsiran 400 m</text:p>
          </table:table-cell>
          <table:table-cell table:style-name="ce1"/>
          <table:table-cell office:value-type="string" table:style-name="ce1">
            <text:p>M1</text:p>
          </table:table-cell>
          <table:table-cell office:value-type="float" office:value="5439499.75" table:style-name="ce1">
            <text:p>5439499,75</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63" table:style-name="ce1">
            <text:p>7554763</text:p>
          </table:table-cell>
          <table:table-cell office:value-type="string" table:style-name="ce1">
            <text:p>1.3.04.02.01.0008.00013</text:p>
          </table:table-cell>
          <table:table-cell office:value-type="string" table:style-name="ce1">
            <text:p>Pembangunan Saluran Irigasi 2 (dua) Sisi Tinggi 1 m dengan Lantai 1 Sisi Tinggi 0,8 m dan Talang Beton Langsiran 100 m</text:p>
          </table:table-cell>
          <table:table-cell table:style-name="ce1"/>
          <table:table-cell office:value-type="string" table:style-name="ce1">
            <text:p>M1</text:p>
          </table:table-cell>
          <table:table-cell office:value-type="float" office:value="1632123.25" table:style-name="ce1">
            <text:p>1632123,25</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62" table:style-name="ce1">
            <text:p>7554762</text:p>
          </table:table-cell>
          <table:table-cell office:value-type="string" table:style-name="ce1">
            <text:p>1.3.04.02.01.0008.00012</text:p>
          </table:table-cell>
          <table:table-cell office:value-type="string" table:style-name="ce1">
            <text:p>Pembangunan Saluran Irigasi 1 (satu) Sisi Tinggi 4 m Pondasi Beton 2 Sisi Tinggi 1,5 dan Pintu Air Type C2 Langsiran 200 m</text:p>
          </table:table-cell>
          <table:table-cell table:style-name="ce1"/>
          <table:table-cell office:value-type="string" table:style-name="ce1">
            <text:p>M1</text:p>
          </table:table-cell>
          <table:table-cell office:value-type="float" office:value="4650307.51" table:style-name="ce1">
            <text:p>4650307,51</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61" table:style-name="ce1">
            <text:p>7554761</text:p>
          </table:table-cell>
          <table:table-cell office:value-type="string" table:style-name="ce1">
            <text:p>1.3.04.02.01.0008.00011</text:p>
          </table:table-cell>
          <table:table-cell office:value-type="string" table:style-name="ce1">
            <text:p>Pembangunan Saluran Irigasi 2 (dua) Sisi Tinggi 1,2 m Langsiran 300 m</text:p>
          </table:table-cell>
          <table:table-cell table:style-name="ce1"/>
          <table:table-cell office:value-type="string" table:style-name="ce1">
            <text:p>M1</text:p>
          </table:table-cell>
          <table:table-cell office:value-type="float" office:value="3234836.13" table:style-name="ce1">
            <text:p>3234836,13</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60" table:style-name="ce1">
            <text:p>7554760</text:p>
          </table:table-cell>
          <table:table-cell office:value-type="string" table:style-name="ce1">
            <text:p>1.3.04.02.01.0008.00010</text:p>
          </table:table-cell>
          <table:table-cell office:value-type="string" table:style-name="ce1">
            <text:p>Pembangunan Saluran Irigasi 1 (satu) Sisi Tinggi 2,5 m dan 1,0 m Langsiran 100 m</text:p>
          </table:table-cell>
          <table:table-cell table:style-name="ce1"/>
          <table:table-cell office:value-type="string" table:style-name="ce1">
            <text:p>M1</text:p>
          </table:table-cell>
          <table:table-cell office:value-type="float" office:value="4959514.95" table:style-name="ce1">
            <text:p>4959514,95</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59" table:style-name="ce1">
            <text:p>7554759</text:p>
          </table:table-cell>
          <table:table-cell office:value-type="string" table:style-name="ce1">
            <text:p>1.3.04.02.01.0008.00009</text:p>
          </table:table-cell>
          <table:table-cell office:value-type="string" table:style-name="ce1">
            <text:p>Pembangunan Saluran Irigasi 2 (dua) Sisi Tinggi 1,2 m dan 6 m Tanpa Langsiran</text:p>
          </table:table-cell>
          <table:table-cell table:style-name="ce1"/>
          <table:table-cell office:value-type="string" table:style-name="ce1">
            <text:p>M1</text:p>
          </table:table-cell>
          <table:table-cell office:value-type="float" office:value="3466645.95" table:style-name="ce1">
            <text:p>3466645,95</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58" table:style-name="ce1">
            <text:p>7554758</text:p>
          </table:table-cell>
          <table:table-cell office:value-type="string" table:style-name="ce1">
            <text:p>1.3.04.02.01.0008.00008</text:p>
          </table:table-cell>
          <table:table-cell office:value-type="string" table:style-name="ce1">
            <text:p>Rehabilitasi saluran irigasi tinggi 1m s/d 1,5 m 2 sisi dengan skoor tinggi 1,5 m langsiran sejauh 100 m</text:p>
          </table:table-cell>
          <table:table-cell table:style-name="ce1"/>
          <table:table-cell office:value-type="string" table:style-name="ce1">
            <text:p>M1</text:p>
          </table:table-cell>
          <table:table-cell office:value-type="float" office:value="1879510.97" table:style-name="ce1">
            <text:p>1879510,97</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57" table:style-name="ce1">
            <text:p>7554757</text:p>
          </table:table-cell>
          <table:table-cell office:value-type="string" table:style-name="ce1">
            <text:p>1.3.04.02.01.0008.00007</text:p>
          </table:table-cell>
          <table:table-cell office:value-type="string" table:style-name="ce1">
            <text:p>Rehabilitasi saluran Irigasi Tinggi 0,8 m s/d 1,2 m. 2 sisi dengan bongkaran pasangan lama dan langsiran 100m</text:p>
          </table:table-cell>
          <table:table-cell table:style-name="ce1"/>
          <table:table-cell office:value-type="string" table:style-name="ce1">
            <text:p>M1</text:p>
          </table:table-cell>
          <table:table-cell office:value-type="float" office:value="1243616.3400000001" table:style-name="ce1">
            <text:p>1243616,34</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633" table:style-name="ce1">
            <text:p>7554633</text:p>
          </table:table-cell>
          <table:table-cell office:value-type="string" table:style-name="ce1">
            <text:p>1.3.04.02.01.0008.00006</text:p>
          </table:table-cell>
          <table:table-cell office:value-type="string" table:style-name="ce1">
            <text:p>Pembangunan Saluran Irigasi dengan tinggi pasangan 1,0 m s/d 2,0 m dengan langsiran material 100 m</text:p>
          </table:table-cell>
          <table:table-cell table:style-name="ce1"/>
          <table:table-cell office:value-type="string" table:style-name="ce1">
            <text:p>M</text:p>
          </table:table-cell>
          <table:table-cell office:value-type="float" office:value="1898577.95" table:style-name="ce1">
            <text:p>1898577,95</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632" table:style-name="ce1">
            <text:p>7554632</text:p>
          </table:table-cell>
          <table:table-cell office:value-type="string" table:style-name="ce1">
            <text:p>1.3.04.02.01.0008.00005</text:p>
          </table:table-cell>
          <table:table-cell office:value-type="string" table:style-name="ce1">
            <text:p>Pembangunan Saluran Irigasi (2 sisi) dengan tinggi pasangan 0,7 m s/d 1,0 m tanpa langsiran material</text:p>
          </table:table-cell>
          <table:table-cell table:style-name="ce1"/>
          <table:table-cell office:value-type="string" table:style-name="ce1">
            <text:p>M</text:p>
          </table:table-cell>
          <table:table-cell office:value-type="float" office:value="1685316.41" table:style-name="ce1">
            <text:p>1685316,41</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631" table:style-name="ce1">
            <text:p>7554631</text:p>
          </table:table-cell>
          <table:table-cell office:value-type="string" table:style-name="ce1">
            <text:p>1.3.04.02.01.0008.00004</text:p>
          </table:table-cell>
          <table:table-cell office:value-type="string" table:style-name="ce1">
            <text:p>Pembangunan Saluran Irigasi (2 sisi) dengan tinggi pasangan 0,7 m s/d 1,0 m dengan langsiran material 100 m</text:p>
          </table:table-cell>
          <table:table-cell table:style-name="ce1"/>
          <table:table-cell office:value-type="string" table:style-name="ce1">
            <text:p>M</text:p>
          </table:table-cell>
          <table:table-cell office:value-type="float" office:value="1724538.94" table:style-name="ce1">
            <text:p>1724538,94</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630" table:style-name="ce1">
            <text:p>7554630</text:p>
          </table:table-cell>
          <table:table-cell office:value-type="string" table:style-name="ce1">
            <text:p>1.3.04.02.01.0008.00003</text:p>
          </table:table-cell>
          <table:table-cell office:value-type="string" table:style-name="ce1">
            <text:p>Jaringan Irigasi Tingkat Desa (JIDES/JITUT)</text:p>
          </table:table-cell>
          <table:table-cell table:style-name="ce1"/>
          <table:table-cell office:value-type="string" table:style-name="ce1">
            <text:p>M</text:p>
          </table:table-cell>
          <table:table-cell office:value-type="float" office:value="1607510.87" table:style-name="ce1">
            <text:p>1607510,87</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629" table:style-name="ce1">
            <text:p>7554629</text:p>
          </table:table-cell>
          <table:table-cell office:value-type="string" table:style-name="ce1">
            <text:p>1.3.04.02.01.0008.00002</text:p>
          </table:table-cell>
          <table:table-cell office:value-type="string" table:style-name="ce1">
            <text:p>Pembangunan Saluran Irigasi dengan tinggi pasangan 1,0 m s/d 2,0 m tanpa langsiran material</text:p>
          </table:table-cell>
          <table:table-cell table:style-name="ce1"/>
          <table:table-cell office:value-type="string" table:style-name="ce1">
            <text:p>M</text:p>
          </table:table-cell>
          <table:table-cell office:value-type="float" office:value="1824560.25" table:style-name="ce1">
            <text:p>1824560,25</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628" table:style-name="ce1">
            <text:p>7554628</text:p>
          </table:table-cell>
          <table:table-cell office:value-type="string" table:style-name="ce1">
            <text:p>1.3.04.02.01.0008.00001</text:p>
          </table:table-cell>
          <table:table-cell office:value-type="string" table:style-name="ce1">
            <text:p>Pembangunan Saluran Irigasi dengan tinggi pasangan 1,0 m s/d 2,0 m dengan langsiran material 300 m</text:p>
          </table:table-cell>
          <table:table-cell table:style-name="ce1"/>
          <table:table-cell office:value-type="string" table:style-name="ce1">
            <text:p>M</text:p>
          </table:table-cell>
          <table:table-cell office:value-type="float" office:value="1993083.83" table:style-name="ce1">
            <text:p>1993083,83</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70" table:style-name="ce1">
            <text:p>7554770</text:p>
          </table:table-cell>
          <table:table-cell office:value-type="string" table:style-name="ce1">
            <text:p>1.3.04.02.01.0008.00020</text:p>
          </table:table-cell>
          <table:table-cell office:value-type="string" table:style-name="ce1">
            <text:p>Pembangunan Saluran Irigasi 1 (satu) Sisi Tinggi 0,6 m dan 1,0 Langsiran 300 m</text:p>
          </table:table-cell>
          <table:table-cell table:style-name="ce1"/>
          <table:table-cell office:value-type="string" table:style-name="ce1">
            <text:p>M1</text:p>
          </table:table-cell>
          <table:table-cell office:value-type="float" office:value="945370.25" table:style-name="ce1">
            <text:p>945370,25</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71" table:style-name="ce1">
            <text:p>7554771</text:p>
          </table:table-cell>
          <table:table-cell office:value-type="string" table:style-name="ce1">
            <text:p>1.3.04.02.01.0008.00021</text:p>
          </table:table-cell>
          <table:table-cell office:value-type="string" table:style-name="ce1">
            <text:p>Pembangunan Saluran Irigasi 2 (dua) Sisi Tinggi 0,8 m dan 1,0 m Langsiran 100 m</text:p>
          </table:table-cell>
          <table:table-cell table:style-name="ce1"/>
          <table:table-cell office:value-type="string" table:style-name="ce1">
            <text:p>M1</text:p>
          </table:table-cell>
          <table:table-cell office:value-type="float" office:value="1579576.45" table:style-name="ce1">
            <text:p>1579576,45</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72" table:style-name="ce1">
            <text:p>7554772</text:p>
          </table:table-cell>
          <table:table-cell office:value-type="string" table:style-name="ce1">
            <text:p>1.3.04.02.01.0008.00022</text:p>
          </table:table-cell>
          <table:table-cell office:value-type="string" table:style-name="ce1">
            <text:p>Pembangunan Saluran Irigasi (2 sisi) dengan tinggi pasangan 0,7 m s/d 1,0 m dengan langsiran material 100 m</text:p>
          </table:table-cell>
          <table:table-cell table:style-name="ce1"/>
          <table:table-cell office:value-type="string" table:style-name="ce1">
            <text:p>M1</text:p>
          </table:table-cell>
          <table:table-cell office:value-type="float" office:value="1724532.35" table:style-name="ce1">
            <text:p>1724532,35</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73" table:style-name="ce1">
            <text:p>7554773</text:p>
          </table:table-cell>
          <table:table-cell office:value-type="string" table:style-name="ce1">
            <text:p>1.3.04.02.01.0008.00023</text:p>
          </table:table-cell>
          <table:table-cell office:value-type="string" table:style-name="ce1">
            <text:p>Pembangunan Saluran Irigasi dengan tinggi pasangan 2,0 m s/d 3,0 m dengan langsiran material 300 m</text:p>
          </table:table-cell>
          <table:table-cell table:style-name="ce1"/>
          <table:table-cell office:value-type="string" table:style-name="ce1">
            <text:p>M1</text:p>
          </table:table-cell>
          <table:table-cell office:value-type="float" office:value="3843762.21" table:style-name="ce1">
            <text:p>3843762,21</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74" table:style-name="ce1">
            <text:p>7554774</text:p>
          </table:table-cell>
          <table:table-cell office:value-type="string" table:style-name="ce1">
            <text:p>1.3.04.02.01.0008.00024</text:p>
          </table:table-cell>
          <table:table-cell office:value-type="string" table:style-name="ce1">
            <text:p>Pembangunan Saluran Irigasi dengan tinggi pasangan 2,0 m s/d 3,0 m dengan langsiran material 200 m</text:p>
          </table:table-cell>
          <table:table-cell table:style-name="ce1"/>
          <table:table-cell office:value-type="string" table:style-name="ce1">
            <text:p>M1</text:p>
          </table:table-cell>
          <table:table-cell office:value-type="float" office:value="3760192.34" table:style-name="ce1">
            <text:p>3760192,34</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75" table:style-name="ce1">
            <text:p>7554775</text:p>
          </table:table-cell>
          <table:table-cell office:value-type="string" table:style-name="ce1">
            <text:p>1.3.04.02.01.0008.00025</text:p>
          </table:table-cell>
          <table:table-cell office:value-type="string" table:style-name="ce1">
            <text:p>Pembangunan Saluran Irigasi dengan tinggi pasangan 2,0 m s/d 3,0 m dengan langsiran material 100 m</text:p>
          </table:table-cell>
          <table:table-cell table:style-name="ce1"/>
          <table:table-cell office:value-type="string" table:style-name="ce1">
            <text:p>M1</text:p>
          </table:table-cell>
          <table:table-cell office:value-type="float" office:value="3643573" table:style-name="ce1">
            <text:p>3643573</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76" table:style-name="ce1">
            <text:p>7554776</text:p>
          </table:table-cell>
          <table:table-cell office:value-type="string" table:style-name="ce1">
            <text:p>1.3.04.02.01.0008.00026</text:p>
          </table:table-cell>
          <table:table-cell office:value-type="string" table:style-name="ce1">
            <text:p>Pembangunan Saluran Irigasi dengan tinggi pasangan 2,0 m s/d 3,0 m tanpa langsiran material</text:p>
          </table:table-cell>
          <table:table-cell table:style-name="ce1"/>
          <table:table-cell office:value-type="string" table:style-name="ce1">
            <text:p>M1</text:p>
          </table:table-cell>
          <table:table-cell office:value-type="float" office:value="3543695.1" table:style-name="ce1">
            <text:p>3543695,1</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77" table:style-name="ce1">
            <text:p>7554777</text:p>
          </table:table-cell>
          <table:table-cell office:value-type="string" table:style-name="ce1">
            <text:p>1.3.04.02.01.0008.00027</text:p>
          </table:table-cell>
          <table:table-cell office:value-type="string" table:style-name="ce1">
            <text:p>Pembangunan Saluran Irigasi (2 sisi) dengan tinggi pasangan 0,7 m s/d 1,0 m dengan langsiran material 300 m</text:p>
          </table:table-cell>
          <table:table-cell table:style-name="ce1"/>
          <table:table-cell office:value-type="string" table:style-name="ce1">
            <text:p>M1</text:p>
          </table:table-cell>
          <table:table-cell office:value-type="float" office:value="1993077.25" table:style-name="ce1">
            <text:p>1993077,25</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78" table:style-name="ce1">
            <text:p>7554778</text:p>
          </table:table-cell>
          <table:table-cell office:value-type="string" table:style-name="ce1">
            <text:p>1.3.04.02.01.0008.00028</text:p>
          </table:table-cell>
          <table:table-cell office:value-type="string" table:style-name="ce1">
            <text:p>Pembangunan Saluran Irigasi (2 sisi) dengan tinggi pasangan 0,7 m s/d 1,0 m dengan langsiran material 200 m</text:p>
          </table:table-cell>
          <table:table-cell table:style-name="ce1"/>
          <table:table-cell office:value-type="string" table:style-name="ce1">
            <text:p>M1</text:p>
          </table:table-cell>
          <table:table-cell office:value-type="float" office:value="1825729.94" table:style-name="ce1">
            <text:p>1825729,94</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79" table:style-name="ce1">
            <text:p>7554779</text:p>
          </table:table-cell>
          <table:table-cell office:value-type="string" table:style-name="ce1">
            <text:p>1.3.04.02.01.0008.00029</text:p>
          </table:table-cell>
          <table:table-cell office:value-type="string" table:style-name="ce1">
            <text:p>Pembangunan Saluran Irigasi (2 sisi) dengan tinggi pasangan 0,7 m s/d 1,0 m tanpa langsiran material</text:p>
          </table:table-cell>
          <table:table-cell table:style-name="ce1"/>
          <table:table-cell office:value-type="string" table:style-name="ce1">
            <text:p>M1</text:p>
          </table:table-cell>
          <table:table-cell office:value-type="float" office:value="1685309.82" table:style-name="ce1">
            <text:p>1685309,82</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80" table:style-name="ce1">
            <text:p>7554780</text:p>
          </table:table-cell>
          <table:table-cell office:value-type="string" table:style-name="ce1">
            <text:p>1.3.04.02.01.0008.00030</text:p>
          </table:table-cell>
          <table:table-cell office:value-type="string" table:style-name="ce1">
            <text:p>Pembangunan Saluran Irigasi dengan tinggi pasangan 1,0 m s/d 2,0 m dengan langsiran material 300 m</text:p>
          </table:table-cell>
          <table:table-cell table:style-name="ce1"/>
          <table:table-cell office:value-type="string" table:style-name="ce1">
            <text:p>M1</text:p>
          </table:table-cell>
          <table:table-cell office:value-type="float" office:value="1993077.25" table:style-name="ce1">
            <text:p>1993077,25</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81" table:style-name="ce1">
            <text:p>7554781</text:p>
          </table:table-cell>
          <table:table-cell office:value-type="string" table:style-name="ce1">
            <text:p>1.3.04.02.01.0008.00031</text:p>
          </table:table-cell>
          <table:table-cell office:value-type="string" table:style-name="ce1">
            <text:p>Pembangunan Saluran Irigasi dengan tinggi pasangan 1,0 m s/d 2,0 m dengan langsiran material 200 m</text:p>
          </table:table-cell>
          <table:table-cell table:style-name="ce1"/>
          <table:table-cell office:value-type="string" table:style-name="ce1">
            <text:p>M1</text:p>
          </table:table-cell>
          <table:table-cell office:value-type="float" office:value="1939304.04" table:style-name="ce1">
            <text:p>1939304,04</text:p>
          </table:table-cell>
          <table:table-cell table:number-columns-repeated="16376"/>
        </table:table-row>
        <table:table-row table:style-name="ro1">
          <table:table-cell office:value-type="string" table:style-name="ce1">
            <text:p>1.3.04.02.01.0008</text:p>
          </table:table-cell>
          <table:table-cell office:value-type="string" table:style-name="ce1">
            <text:p>Bangunan Air Irigasi Lainnya</text:p>
          </table:table-cell>
          <table:table-cell office:value-type="float" office:value="7554782" table:style-name="ce1">
            <text:p>7554782</text:p>
          </table:table-cell>
          <table:table-cell office:value-type="string" table:style-name="ce1">
            <text:p>1.3.04.02.01.0008.00032</text:p>
          </table:table-cell>
          <table:table-cell office:value-type="string" table:style-name="ce1">
            <text:p>Pembangunan Saluran Irigasi dengan tinggi pasangan 1,0 m s/d 2,0 m dengan langsiran material 100 m</text:p>
          </table:table-cell>
          <table:table-cell table:style-name="ce1"/>
          <table:table-cell office:value-type="string" table:style-name="ce1">
            <text:p>M1</text:p>
          </table:table-cell>
          <table:table-cell office:value-type="float" office:value="1898571.37" table:style-name="ce1">
            <text:p>1898571,37</text:p>
          </table:table-cell>
          <table:table-cell table:number-columns-repeated="16376"/>
        </table:table-row>
        <table:table-row table:style-name="ro1">
          <table:table-cell office:value-type="string" table:style-name="ce1">
            <text:p>1.3.04.02.04.0007</text:p>
          </table:table-cell>
          <table:table-cell office:value-type="string" table:style-name="ce1">
            <text:p>Bangunan Pengaman Sungai/Pantai dan Penanggulangan Bencana Alam Lainnya</text:p>
          </table:table-cell>
          <table:table-cell office:value-type="float" office:value="7554717" table:style-name="ce1">
            <text:p>7554717</text:p>
          </table:table-cell>
          <table:table-cell office:value-type="string" table:style-name="ce1">
            <text:p>1.3.04.02.04.0007.00011</text:p>
          </table:table-cell>
          <table:table-cell office:value-type="string" table:style-name="ce1">
            <text:p>pembangunan plengsengan T 3 Lebar Telapak 0,8</text:p>
          </table:table-cell>
          <table:table-cell table:style-name="ce1"/>
          <table:table-cell office:value-type="string" table:style-name="ce1">
            <text:p>M</text:p>
          </table:table-cell>
          <table:table-cell office:value-type="float" office:value="2861465.97" table:style-name="ce1">
            <text:p>2861465,97</text:p>
          </table:table-cell>
          <table:table-cell table:number-columns-repeated="16376"/>
        </table:table-row>
        <table:table-row table:style-name="ro1">
          <table:table-cell office:value-type="string" table:style-name="ce1">
            <text:p>1.3.04.02.04.0007</text:p>
          </table:table-cell>
          <table:table-cell office:value-type="string" table:style-name="ce1">
            <text:p>Bangunan Pengaman Sungai/Pantai dan Penanggulangan Bencana Alam Lainnya</text:p>
          </table:table-cell>
          <table:table-cell office:value-type="float" office:value="7554715" table:style-name="ce1">
            <text:p>7554715</text:p>
          </table:table-cell>
          <table:table-cell office:value-type="string" table:style-name="ce1">
            <text:p>1.3.04.02.04.0007.00009</text:p>
          </table:table-cell>
          <table:table-cell office:value-type="string" table:style-name="ce1">
            <text:p>pembangunan Plengsengan Tinggi 1 - 2 M</text:p>
          </table:table-cell>
          <table:table-cell table:style-name="ce1"/>
          <table:table-cell office:value-type="string" table:style-name="ce1">
            <text:p>M</text:p>
          </table:table-cell>
          <table:table-cell office:value-type="float" office:value="2017584.44" table:style-name="ce1">
            <text:p>2017584,44</text:p>
          </table:table-cell>
          <table:table-cell table:number-columns-repeated="16376"/>
        </table:table-row>
        <table:table-row table:style-name="ro1">
          <table:table-cell office:value-type="string" table:style-name="ce1">
            <text:p>1.3.04.02.04.0007</text:p>
          </table:table-cell>
          <table:table-cell office:value-type="string" table:style-name="ce1">
            <text:p>Bangunan Pengaman Sungai/Pantai dan Penanggulangan Bencana Alam Lainnya</text:p>
          </table:table-cell>
          <table:table-cell office:value-type="float" office:value="7554714" table:style-name="ce1">
            <text:p>7554714</text:p>
          </table:table-cell>
          <table:table-cell office:value-type="string" table:style-name="ce1">
            <text:p>1.3.04.02.04.0007.00008</text:p>
          </table:table-cell>
          <table:table-cell office:value-type="string" table:style-name="ce1">
            <text:p>Pembangunan Plengsengan Tinggi 1 - 2 M dan Skampal</text:p>
          </table:table-cell>
          <table:table-cell table:style-name="ce1"/>
          <table:table-cell office:value-type="string" table:style-name="ce1">
            <text:p>M</text:p>
          </table:table-cell>
          <table:table-cell office:value-type="float" office:value="1621442.43" table:style-name="ce1">
            <text:p>1621442,43</text:p>
          </table:table-cell>
          <table:table-cell table:number-columns-repeated="16376"/>
        </table:table-row>
        <table:table-row table:style-name="ro1">
          <table:table-cell office:value-type="string" table:style-name="ce1">
            <text:p>1.3.04.02.04.0007</text:p>
          </table:table-cell>
          <table:table-cell office:value-type="string" table:style-name="ce1">
            <text:p>Bangunan Pengaman Sungai/Pantai dan Penanggulangan Bencana Alam Lainnya</text:p>
          </table:table-cell>
          <table:table-cell office:value-type="float" office:value="7554713" table:style-name="ce1">
            <text:p>7554713</text:p>
          </table:table-cell>
          <table:table-cell office:value-type="string" table:style-name="ce1">
            <text:p>1.3.04.02.04.0007.00007</text:p>
          </table:table-cell>
          <table:table-cell office:value-type="string" table:style-name="ce1">
            <text:p>Pembangunan Plengsengan Tinggi 3 - 4 M dan Skampal</text:p>
          </table:table-cell>
          <table:table-cell table:style-name="ce1"/>
          <table:table-cell office:value-type="string" table:style-name="ce1">
            <text:p>M</text:p>
          </table:table-cell>
          <table:table-cell office:value-type="float" office:value="7994139.7699999996" table:style-name="ce1">
            <text:p>7994139,77</text:p>
          </table:table-cell>
          <table:table-cell table:number-columns-repeated="16376"/>
        </table:table-row>
        <table:table-row table:style-name="ro1">
          <table:table-cell office:value-type="string" table:style-name="ce1">
            <text:p>1.3.04.02.04.0007</text:p>
          </table:table-cell>
          <table:table-cell office:value-type="string" table:style-name="ce1">
            <text:p>Bangunan Pengaman Sungai/Pantai dan Penanggulangan Bencana Alam Lainnya</text:p>
          </table:table-cell>
          <table:table-cell office:value-type="float" office:value="7554712" table:style-name="ce1">
            <text:p>7554712</text:p>
          </table:table-cell>
          <table:table-cell office:value-type="string" table:style-name="ce1">
            <text:p>1.3.04.02.04.0007.00006</text:p>
          </table:table-cell>
          <table:table-cell office:value-type="string" table:style-name="ce1">
            <text:p>Pembangunan Plengsengan Tinggi sampai 17 m</text:p>
          </table:table-cell>
          <table:table-cell table:style-name="ce1"/>
          <table:table-cell office:value-type="string" table:style-name="ce1">
            <text:p>M</text:p>
          </table:table-cell>
          <table:table-cell office:value-type="float" office:value="49900056.060000002" table:style-name="ce1">
            <text:p>49900056,06</text:p>
          </table:table-cell>
          <table:table-cell table:number-columns-repeated="16376"/>
        </table:table-row>
        <table:table-row table:style-name="ro1">
          <table:table-cell office:value-type="string" table:style-name="ce1">
            <text:p>1.3.04.02.04.0007</text:p>
          </table:table-cell>
          <table:table-cell office:value-type="string" table:style-name="ce1">
            <text:p>Bangunan Pengaman Sungai/Pantai dan Penanggulangan Bencana Alam Lainnya</text:p>
          </table:table-cell>
          <table:table-cell office:value-type="float" office:value="7554716" table:style-name="ce1">
            <text:p>7554716</text:p>
          </table:table-cell>
          <table:table-cell office:value-type="string" table:style-name="ce1">
            <text:p>1.3.04.02.04.0007.00010</text:p>
          </table:table-cell>
          <table:table-cell office:value-type="string" table:style-name="ce1">
            <text:p>pembangunan plengsengan T 3,5 Lebar Telapak 0,8</text:p>
          </table:table-cell>
          <table:table-cell table:style-name="ce1"/>
          <table:table-cell office:value-type="string" table:style-name="ce1">
            <text:p>M</text:p>
          </table:table-cell>
          <table:table-cell office:value-type="float" office:value="3129231.22" table:style-name="ce1">
            <text:p>3129231,22</text:p>
          </table:table-cell>
          <table:table-cell table:number-columns-repeated="16376"/>
        </table:table-row>
        <table:table-row table:style-name="ro1">
          <table:table-cell office:value-type="string" table:style-name="ce1">
            <text:p>1.3.04.02.04.0007</text:p>
          </table:table-cell>
          <table:table-cell office:value-type="string" table:style-name="ce1">
            <text:p>Bangunan Pengaman Sungai/Pantai dan Penanggulangan Bencana Alam Lainnya</text:p>
          </table:table-cell>
          <table:table-cell office:value-type="float" office:value="7554647" table:style-name="ce1">
            <text:p>7554647</text:p>
          </table:table-cell>
          <table:table-cell office:value-type="string" table:style-name="ce1">
            <text:p>1.3.04.02.04.0007.00005</text:p>
          </table:table-cell>
          <table:table-cell office:value-type="string" table:style-name="ce1">
            <text:p>pembangunan plengsengan T 3 Lebar Telapak 0,8</text:p>
          </table:table-cell>
          <table:table-cell table:style-name="ce1"/>
          <table:table-cell office:value-type="string" table:style-name="ce1">
            <text:p>M</text:p>
          </table:table-cell>
          <table:table-cell office:value-type="float" office:value="2931576.54" table:style-name="ce1">
            <text:p>2931576,54</text:p>
          </table:table-cell>
          <table:table-cell table:number-columns-repeated="16376"/>
        </table:table-row>
        <table:table-row table:style-name="ro1">
          <table:table-cell office:value-type="string" table:style-name="ce1">
            <text:p>1.3.04.02.04.0007</text:p>
          </table:table-cell>
          <table:table-cell office:value-type="string" table:style-name="ce1">
            <text:p>Bangunan Pengaman Sungai/Pantai dan Penanggulangan Bencana Alam Lainnya</text:p>
          </table:table-cell>
          <table:table-cell office:value-type="float" office:value="7554646" table:style-name="ce1">
            <text:p>7554646</text:p>
          </table:table-cell>
          <table:table-cell office:value-type="string" table:style-name="ce1">
            <text:p>1.3.04.02.04.0007.00004</text:p>
          </table:table-cell>
          <table:table-cell office:value-type="string" table:style-name="ce1">
            <text:p>Pembangunan Plengsengan T 1 lebar telapak 0,6</text:p>
          </table:table-cell>
          <table:table-cell table:style-name="ce1"/>
          <table:table-cell office:value-type="string" table:style-name="ce1">
            <text:p>M</text:p>
          </table:table-cell>
          <table:table-cell office:value-type="float" office:value="856617.83" table:style-name="ce1">
            <text:p>856617,83</text:p>
          </table:table-cell>
          <table:table-cell table:number-columns-repeated="16376"/>
        </table:table-row>
        <table:table-row table:style-name="ro1">
          <table:table-cell office:value-type="string" table:style-name="ce1">
            <text:p>1.3.04.02.04.0007</text:p>
          </table:table-cell>
          <table:table-cell office:value-type="string" table:style-name="ce1">
            <text:p>Bangunan Pengaman Sungai/Pantai dan Penanggulangan Bencana Alam Lainnya</text:p>
          </table:table-cell>
          <table:table-cell office:value-type="float" office:value="7554645" table:style-name="ce1">
            <text:p>7554645</text:p>
          </table:table-cell>
          <table:table-cell office:value-type="string" table:style-name="ce1">
            <text:p>1.3.04.02.04.0007.00003</text:p>
          </table:table-cell>
          <table:table-cell office:value-type="string" table:style-name="ce1">
            <text:p>Penahan tebing tinggi 3 m Langsiran 100 m</text:p>
          </table:table-cell>
          <table:table-cell table:style-name="ce1"/>
          <table:table-cell office:value-type="string" table:style-name="ce1">
            <text:p>M</text:p>
          </table:table-cell>
          <table:table-cell office:value-type="float" office:value="6711003.6699999999" table:style-name="ce1">
            <text:p>6711003,67</text:p>
          </table:table-cell>
          <table:table-cell table:number-columns-repeated="16376"/>
        </table:table-row>
        <table:table-row table:style-name="ro1">
          <table:table-cell office:value-type="string" table:style-name="ce1">
            <text:p>1.3.04.02.04.0007</text:p>
          </table:table-cell>
          <table:table-cell office:value-type="string" table:style-name="ce1">
            <text:p>Bangunan Pengaman Sungai/Pantai dan Penanggulangan Bencana Alam Lainnya</text:p>
          </table:table-cell>
          <table:table-cell office:value-type="float" office:value="7554644" table:style-name="ce1">
            <text:p>7554644</text:p>
          </table:table-cell>
          <table:table-cell office:value-type="string" table:style-name="ce1">
            <text:p>1.3.04.02.04.0007.00002</text:p>
          </table:table-cell>
          <table:table-cell office:value-type="string" table:style-name="ce1">
            <text:p>Pembangunan Plengsengan Tinggi 3 - 4 M dan Skampal</text:p>
          </table:table-cell>
          <table:table-cell table:style-name="ce1"/>
          <table:table-cell office:value-type="string" table:style-name="ce1">
            <text:p>M</text:p>
          </table:table-cell>
          <table:table-cell office:value-type="float" office:value="8172595.5999999996" table:style-name="ce1">
            <text:p>8172595,6</text:p>
          </table:table-cell>
          <table:table-cell table:number-columns-repeated="16376"/>
        </table:table-row>
        <table:table-row table:style-name="ro1">
          <table:table-cell office:value-type="string" table:style-name="ce1">
            <text:p>1.3.04.02.04.0007</text:p>
          </table:table-cell>
          <table:table-cell office:value-type="string" table:style-name="ce1">
            <text:p>Bangunan Pengaman Sungai/Pantai dan Penanggulangan Bencana Alam Lainnya</text:p>
          </table:table-cell>
          <table:table-cell office:value-type="float" office:value="7554643" table:style-name="ce1">
            <text:p>7554643</text:p>
          </table:table-cell>
          <table:table-cell office:value-type="string" table:style-name="ce1">
            <text:p>1.3.04.02.04.0007.00001</text:p>
          </table:table-cell>
          <table:table-cell office:value-type="string" table:style-name="ce1">
            <text:p>Pembangunan Plengsengan Tinggi 1 - 2 M dan Skampal</text:p>
          </table:table-cell>
          <table:table-cell table:style-name="ce1"/>
          <table:table-cell office:value-type="string" table:style-name="ce1">
            <text:p>M</text:p>
          </table:table-cell>
          <table:table-cell office:value-type="float" office:value="1658745.46" table:style-name="ce1">
            <text:p>1658745,46</text:p>
          </table:table-cell>
          <table:table-cell table:number-columns-repeated="16376"/>
        </table:table-row>
        <table:table-row table:style-name="ro1">
          <table:table-cell office:value-type="string" table:style-name="ce1">
            <text:p>1.3.04.02.04.0007</text:p>
          </table:table-cell>
          <table:table-cell office:value-type="string" table:style-name="ce1">
            <text:p>Bangunan Pengaman Sungai/Pantai dan Penanggulangan Bencana Alam Lainnya</text:p>
          </table:table-cell>
          <table:table-cell office:value-type="float" office:value="7554720" table:style-name="ce1">
            <text:p>7554720</text:p>
          </table:table-cell>
          <table:table-cell office:value-type="string" table:style-name="ce1">
            <text:p>1.3.04.02.04.0007.00014</text:p>
          </table:table-cell>
          <table:table-cell office:value-type="string" table:style-name="ce1">
            <text:p>pembangunan plengsengan T 1,5 Lebar Telapak 0,6</text:p>
          </table:table-cell>
          <table:table-cell table:style-name="ce1"/>
          <table:table-cell office:value-type="string" table:style-name="ce1">
            <text:p>M</text:p>
          </table:table-cell>
          <table:table-cell office:value-type="float" office:value="1078607.06" table:style-name="ce1">
            <text:p>1078607,06</text:p>
          </table:table-cell>
          <table:table-cell table:number-columns-repeated="16376"/>
        </table:table-row>
        <table:table-row table:style-name="ro1">
          <table:table-cell office:value-type="string" table:style-name="ce1">
            <text:p>1.3.04.02.04.0007</text:p>
          </table:table-cell>
          <table:table-cell office:value-type="string" table:style-name="ce1">
            <text:p>Bangunan Pengaman Sungai/Pantai dan Penanggulangan Bencana Alam Lainnya</text:p>
          </table:table-cell>
          <table:table-cell office:value-type="float" office:value="7554721" table:style-name="ce1">
            <text:p>7554721</text:p>
          </table:table-cell>
          <table:table-cell office:value-type="string" table:style-name="ce1">
            <text:p>1.3.04.02.04.0007.00015</text:p>
          </table:table-cell>
          <table:table-cell office:value-type="string" table:style-name="ce1">
            <text:p>Pembangunan Plengsengan T 1 lebar telapak 0,6</text:p>
          </table:table-cell>
          <table:table-cell table:style-name="ce1"/>
          <table:table-cell office:value-type="string" table:style-name="ce1">
            <text:p>M</text:p>
          </table:table-cell>
          <table:table-cell office:value-type="float" office:value="835184.09" table:style-name="ce1">
            <text:p>835184,09</text:p>
          </table:table-cell>
          <table:table-cell table:number-columns-repeated="16376"/>
        </table:table-row>
        <table:table-row table:style-name="ro1">
          <table:table-cell office:value-type="string" table:style-name="ce1">
            <text:p>1.3.04.02.04.0007</text:p>
          </table:table-cell>
          <table:table-cell office:value-type="string" table:style-name="ce1">
            <text:p>Bangunan Pengaman Sungai/Pantai dan Penanggulangan Bencana Alam Lainnya</text:p>
          </table:table-cell>
          <table:table-cell office:value-type="float" office:value="7554719" table:style-name="ce1">
            <text:p>7554719</text:p>
          </table:table-cell>
          <table:table-cell office:value-type="string" table:style-name="ce1">
            <text:p>1.3.04.02.04.0007.00013</text:p>
          </table:table-cell>
          <table:table-cell office:value-type="string" table:style-name="ce1">
            <text:p>pembangunan Plengsengan T 2 Lebar Telapak 0,6</text:p>
          </table:table-cell>
          <table:table-cell table:style-name="ce1"/>
          <table:table-cell office:value-type="string" table:style-name="ce1">
            <text:p>M</text:p>
          </table:table-cell>
          <table:table-cell office:value-type="float" office:value="1322030.02" table:style-name="ce1">
            <text:p>1322030,02</text:p>
          </table:table-cell>
          <table:table-cell table:number-columns-repeated="16376"/>
        </table:table-row>
        <table:table-row table:style-name="ro1">
          <table:table-cell office:value-type="string" table:style-name="ce1">
            <text:p>1.3.04.02.04.0007</text:p>
          </table:table-cell>
          <table:table-cell office:value-type="string" table:style-name="ce1">
            <text:p>Bangunan Pengaman Sungai/Pantai dan Penanggulangan Bencana Alam Lainnya</text:p>
          </table:table-cell>
          <table:table-cell office:value-type="float" office:value="7554718" table:style-name="ce1">
            <text:p>7554718</text:p>
          </table:table-cell>
          <table:table-cell office:value-type="string" table:style-name="ce1">
            <text:p>1.3.04.02.04.0007.00012</text:p>
          </table:table-cell>
          <table:table-cell office:value-type="string" table:style-name="ce1">
            <text:p>pembangunan plengsengan T 2,5 Lebar Telapak 0,6</text:p>
          </table:table-cell>
          <table:table-cell table:style-name="ce1"/>
          <table:table-cell office:value-type="string" table:style-name="ce1">
            <text:p>M</text:p>
          </table:table-cell>
          <table:table-cell office:value-type="float" office:value="1565452.98" table:style-name="ce1">
            <text:p>1565452,98</text:p>
          </table:table-cell>
          <table:table-cell table:number-columns-repeated="16376"/>
        </table:table-row>
        <table:table-row table:style-name="ro1">
          <table:table-cell office:value-type="string" table:style-name="ce1">
            <text:p>1.3.04.02.06.0006</text:p>
          </table:table-cell>
          <table:table-cell office:value-type="string" table:style-name="ce1">
            <text:p>Bangunan Air Bersih/Air Baku Lainnya</text:p>
          </table:table-cell>
          <table:table-cell office:value-type="float" office:value="7554648" table:style-name="ce1">
            <text:p>7554648</text:p>
          </table:table-cell>
          <table:table-cell office:value-type="string" table:style-name="ce1">
            <text:p>1.3.04.02.06.0006.00001</text:p>
          </table:table-cell>
          <table:table-cell office:value-type="string" table:style-name="ce1">
            <text:p>Pembangunan Tandon Air Bersih Cipta Karya inlet GI D 4</text:p>
          </table:table-cell>
          <table:table-cell table:style-name="ce1"/>
          <table:table-cell office:value-type="string" table:style-name="ce1">
            <text:p>M3</text:p>
          </table:table-cell>
          <table:table-cell office:value-type="float" office:value="5489562.2199999997" table:style-name="ce1">
            <text:p>5489562,22</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82" table:style-name="ce1">
            <text:p>7554682</text:p>
          </table:table-cell>
          <table:table-cell office:value-type="string" table:style-name="ce1">
            <text:p>1.3.04.02.07.0003.00011</text:p>
          </table:table-cell>
          <table:table-cell office:value-type="string" table:style-name="ce1">
            <text:p>Peningkatan Drainase dengan U Gutter 60 x 60</text:p>
          </table:table-cell>
          <table:table-cell table:style-name="ce1"/>
          <table:table-cell office:value-type="string" table:style-name="ce1">
            <text:p>M1</text:p>
          </table:table-cell>
          <table:table-cell office:value-type="float" office:value="1797162.16" table:style-name="ce1">
            <text:p>1797162,16</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81" table:style-name="ce1">
            <text:p>7554681</text:p>
          </table:table-cell>
          <table:table-cell office:value-type="string" table:style-name="ce1">
            <text:p>1.3.04.02.07.0003.00010</text:p>
          </table:table-cell>
          <table:table-cell office:value-type="string" table:style-name="ce1">
            <text:p>Peningkatan Drainase dengan U Gutter 60 x 60 Dengan Tutup</text:p>
          </table:table-cell>
          <table:table-cell table:style-name="ce1"/>
          <table:table-cell office:value-type="string" table:style-name="ce1">
            <text:p>M1</text:p>
          </table:table-cell>
          <table:table-cell office:value-type="float" office:value="2246666.29" table:style-name="ce1">
            <text:p>2246666,29</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80" table:style-name="ce1">
            <text:p>7554680</text:p>
          </table:table-cell>
          <table:table-cell office:value-type="string" table:style-name="ce1">
            <text:p>1.3.04.02.07.0003.00009</text:p>
          </table:table-cell>
          <table:table-cell office:value-type="string" table:style-name="ce1">
            <text:p>Peningkatan Drainase dengan U Gutter 80 x 80</text:p>
          </table:table-cell>
          <table:table-cell table:style-name="ce1"/>
          <table:table-cell office:value-type="string" table:style-name="ce1">
            <text:p>M1</text:p>
          </table:table-cell>
          <table:table-cell office:value-type="float" office:value="2296767.63" table:style-name="ce1">
            <text:p>2296767,63</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79" table:style-name="ce1">
            <text:p>7554679</text:p>
          </table:table-cell>
          <table:table-cell office:value-type="string" table:style-name="ce1">
            <text:p>1.3.04.02.07.0003.00008</text:p>
          </table:table-cell>
          <table:table-cell office:value-type="string" table:style-name="ce1">
            <text:p>Peningkatan Drainase dengan U Gutter 80 x 80 Dengan Tutup</text:p>
          </table:table-cell>
          <table:table-cell table:style-name="ce1"/>
          <table:table-cell office:value-type="string" table:style-name="ce1">
            <text:p>M1</text:p>
          </table:table-cell>
          <table:table-cell office:value-type="float" office:value="2578722.2999999998" table:style-name="ce1">
            <text:p>2578722,3</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78" table:style-name="ce1">
            <text:p>7554678</text:p>
          </table:table-cell>
          <table:table-cell office:value-type="string" table:style-name="ce1">
            <text:p>1.3.04.02.07.0003.00007</text:p>
          </table:table-cell>
          <table:table-cell office:value-type="string" table:style-name="ce1">
            <text:p>Peningkatan Drainase dengan U Gutter 50 x 50 Dengan Tutup</text:p>
          </table:table-cell>
          <table:table-cell table:style-name="ce1"/>
          <table:table-cell office:value-type="string" table:style-name="ce1">
            <text:p>M1</text:p>
          </table:table-cell>
          <table:table-cell office:value-type="float" office:value="1989861.38" table:style-name="ce1">
            <text:p>1989861,38</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39" table:style-name="ce1">
            <text:p>7554639</text:p>
          </table:table-cell>
          <table:table-cell office:value-type="string" table:style-name="ce1">
            <text:p>1.3.04.02.07.0003.00006</text:p>
          </table:table-cell>
          <table:table-cell office:value-type="string" table:style-name="ce1">
            <text:p>Pembangunan Drainase Pasangan Batu 40 X 40</text:p>
          </table:table-cell>
          <table:table-cell table:style-name="ce1"/>
          <table:table-cell office:value-type="string" table:style-name="ce1">
            <text:p>M</text:p>
          </table:table-cell>
          <table:table-cell office:value-type="float" office:value="1169940" table:style-name="ce1">
            <text:p>1169940</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38" table:style-name="ce1">
            <text:p>7554638</text:p>
          </table:table-cell>
          <table:table-cell office:value-type="string" table:style-name="ce1">
            <text:p>1.3.04.02.07.0003.00005</text:p>
          </table:table-cell>
          <table:table-cell office:value-type="string" table:style-name="ce1">
            <text:p>Pembangunan Drainase dengan Box Culvert 40 X 40 Dilapisi Beton K 250 Tebal 15 cm</text:p>
          </table:table-cell>
          <table:table-cell table:style-name="ce1"/>
          <table:table-cell office:value-type="string" table:style-name="ce1">
            <text:p>M</text:p>
          </table:table-cell>
          <table:table-cell office:value-type="float" office:value="2436439.58" table:style-name="ce1">
            <text:p>2436439,58</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37" table:style-name="ce1">
            <text:p>7554637</text:p>
          </table:table-cell>
          <table:table-cell office:value-type="string" table:style-name="ce1">
            <text:p>1.3.04.02.07.0003.00004</text:p>
          </table:table-cell>
          <table:table-cell office:value-type="string" table:style-name="ce1">
            <text:p>Pembangunan Drainase dengan Box Culvert 40 X 40</text:p>
          </table:table-cell>
          <table:table-cell table:style-name="ce1"/>
          <table:table-cell office:value-type="string" table:style-name="ce1">
            <text:p>M</text:p>
          </table:table-cell>
          <table:table-cell office:value-type="float" office:value="2328428.88" table:style-name="ce1">
            <text:p>2328428,88</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36" table:style-name="ce1">
            <text:p>7554636</text:p>
          </table:table-cell>
          <table:table-cell office:value-type="string" table:style-name="ce1">
            <text:p>1.3.04.02.07.0003.00003</text:p>
          </table:table-cell>
          <table:table-cell office:value-type="string" table:style-name="ce1">
            <text:p>Pembangunan Drainase dengan Box Culvert 60 X 60 dilapis Beton K 250 Tebal 15 cm</text:p>
          </table:table-cell>
          <table:table-cell table:style-name="ce1"/>
          <table:table-cell office:value-type="string" table:style-name="ce1">
            <text:p>M</text:p>
          </table:table-cell>
          <table:table-cell office:value-type="float" office:value="3096968" table:style-name="ce1">
            <text:p>3096968</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35" table:style-name="ce1">
            <text:p>7554635</text:p>
          </table:table-cell>
          <table:table-cell office:value-type="string" table:style-name="ce1">
            <text:p>1.3.04.02.07.0003.00002</text:p>
          </table:table-cell>
          <table:table-cell office:value-type="string" table:style-name="ce1">
            <text:p>Pembangunan Drainase dengan Pasangan Batu, 50 x 60 cm</text:p>
          </table:table-cell>
          <table:table-cell table:style-name="ce1"/>
          <table:table-cell office:value-type="string" table:style-name="ce1">
            <text:p>M</text:p>
          </table:table-cell>
          <table:table-cell office:value-type="float" office:value="1416392.92" table:style-name="ce1">
            <text:p>1416392,92</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34" table:style-name="ce1">
            <text:p>7554634</text:p>
          </table:table-cell>
          <table:table-cell office:value-type="string" table:style-name="ce1">
            <text:p>1.3.04.02.07.0003.00001</text:p>
          </table:table-cell>
          <table:table-cell office:value-type="string" table:style-name="ce1">
            <text:p>Pembangunan Drainase demgam U-Gutter (Dimensi 60x60)</text:p>
          </table:table-cell>
          <table:table-cell table:style-name="ce1"/>
          <table:table-cell office:value-type="string" table:style-name="ce1">
            <text:p>M</text:p>
          </table:table-cell>
          <table:table-cell office:value-type="float" office:value="1982511.67" table:style-name="ce1">
            <text:p>1982511,67</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43" table:style-name="ce1">
            <text:p>7554743</text:p>
          </table:table-cell>
          <table:table-cell office:value-type="string" table:style-name="ce1">
            <text:p>1.3.04.02.07.0003.00047</text:p>
          </table:table-cell>
          <table:table-cell office:value-type="string" table:style-name="ce1">
            <text:p>Rehabilitasi Drainase dengan U Gutter 100 x 100 Dengan Tutup</text:p>
          </table:table-cell>
          <table:table-cell table:style-name="ce1"/>
          <table:table-cell office:value-type="string" table:style-name="ce1">
            <text:p>M1</text:p>
          </table:table-cell>
          <table:table-cell office:value-type="float" office:value="2640367.12" table:style-name="ce1">
            <text:p>2640367,12</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44" table:style-name="ce1">
            <text:p>7554744</text:p>
          </table:table-cell>
          <table:table-cell office:value-type="string" table:style-name="ce1">
            <text:p>1.3.04.02.07.0003.00048</text:p>
          </table:table-cell>
          <table:table-cell office:value-type="string" table:style-name="ce1">
            <text:p>Rehabilitasi Drainase dengan U Gutter 100 x 100</text:p>
          </table:table-cell>
          <table:table-cell table:style-name="ce1"/>
          <table:table-cell office:value-type="string" table:style-name="ce1">
            <text:p>M1</text:p>
          </table:table-cell>
          <table:table-cell office:value-type="float" office:value="2298438.39" table:style-name="ce1">
            <text:p>2298438,39</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45" table:style-name="ce1">
            <text:p>7554745</text:p>
          </table:table-cell>
          <table:table-cell office:value-type="string" table:style-name="ce1">
            <text:p>1.3.04.02.07.0003.00049</text:p>
          </table:table-cell>
          <table:table-cell office:value-type="string" table:style-name="ce1">
            <text:p>Rehabilitasi Drainase dengan Pasangan Batu</text:p>
          </table:table-cell>
          <table:table-cell table:style-name="ce1"/>
          <table:table-cell office:value-type="string" table:style-name="ce1">
            <text:p>M3</text:p>
          </table:table-cell>
          <table:table-cell office:value-type="float" office:value="1718322.56" table:style-name="ce1">
            <text:p>1718322,56</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46" table:style-name="ce1">
            <text:p>7554746</text:p>
          </table:table-cell>
          <table:table-cell office:value-type="string" table:style-name="ce1">
            <text:p>1.3.04.02.07.0003.00050</text:p>
          </table:table-cell>
          <table:table-cell office:value-type="string" table:style-name="ce1">
            <text:p>Rehabilitasi Drainase dengan Box Culvert 40 x 40</text:p>
          </table:table-cell>
          <table:table-cell table:style-name="ce1"/>
          <table:table-cell office:value-type="string" table:style-name="ce1">
            <text:p>M1</text:p>
          </table:table-cell>
          <table:table-cell office:value-type="float" office:value="1556286.84" table:style-name="ce1">
            <text:p>1556286,84</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47" table:style-name="ce1">
            <text:p>7554747</text:p>
          </table:table-cell>
          <table:table-cell office:value-type="string" table:style-name="ce1">
            <text:p>1.3.04.02.07.0003.00051</text:p>
          </table:table-cell>
          <table:table-cell office:value-type="string" table:style-name="ce1">
            <text:p>Rehabilitasi Drainase dengan Box Culvert 50 x 50</text:p>
          </table:table-cell>
          <table:table-cell table:style-name="ce1"/>
          <table:table-cell office:value-type="string" table:style-name="ce1">
            <text:p>M1</text:p>
          </table:table-cell>
          <table:table-cell office:value-type="float" office:value="1831389.62" table:style-name="ce1">
            <text:p>1831389,62</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48" table:style-name="ce1">
            <text:p>7554748</text:p>
          </table:table-cell>
          <table:table-cell office:value-type="string" table:style-name="ce1">
            <text:p>1.3.04.02.07.0003.00052</text:p>
          </table:table-cell>
          <table:table-cell office:value-type="string" table:style-name="ce1">
            <text:p>Rehabilitasi Drainase dengan Box Culvert 60 x 60</text:p>
          </table:table-cell>
          <table:table-cell table:style-name="ce1"/>
          <table:table-cell office:value-type="string" table:style-name="ce1">
            <text:p>M1</text:p>
          </table:table-cell>
          <table:table-cell office:value-type="float" office:value="2108617.59" table:style-name="ce1">
            <text:p>2108617,59</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35" table:style-name="ce1">
            <text:p>7554735</text:p>
          </table:table-cell>
          <table:table-cell office:value-type="string" table:style-name="ce1">
            <text:p>1.3.04.02.07.0003.00039</text:p>
          </table:table-cell>
          <table:table-cell office:value-type="string" table:style-name="ce1">
            <text:p>Rehabilitasi Drainase dengan U Gutter 40 x 40 Dengan Tutup</text:p>
          </table:table-cell>
          <table:table-cell table:style-name="ce1"/>
          <table:table-cell office:value-type="string" table:style-name="ce1">
            <text:p>M1</text:p>
          </table:table-cell>
          <table:table-cell office:value-type="float" office:value="1500371.85" table:style-name="ce1">
            <text:p>1500371,85</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36" table:style-name="ce1">
            <text:p>7554736</text:p>
          </table:table-cell>
          <table:table-cell office:value-type="string" table:style-name="ce1">
            <text:p>1.3.04.02.07.0003.00040</text:p>
          </table:table-cell>
          <table:table-cell office:value-type="string" table:style-name="ce1">
            <text:p>Rehabilitasi Drainase dengan U Gutter 50 x 50</text:p>
          </table:table-cell>
          <table:table-cell table:style-name="ce1"/>
          <table:table-cell office:value-type="string" table:style-name="ce1">
            <text:p>M1</text:p>
          </table:table-cell>
          <table:table-cell office:value-type="float" office:value="1176095.1399999999" table:style-name="ce1">
            <text:p>1176095,14</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37" table:style-name="ce1">
            <text:p>7554737</text:p>
          </table:table-cell>
          <table:table-cell office:value-type="string" table:style-name="ce1">
            <text:p>1.3.04.02.07.0003.00041</text:p>
          </table:table-cell>
          <table:table-cell office:value-type="string" table:style-name="ce1">
            <text:p>Rehabilitasi Drainase dengan U Gutter 60 x 60</text:p>
          </table:table-cell>
          <table:table-cell table:style-name="ce1"/>
          <table:table-cell office:value-type="string" table:style-name="ce1">
            <text:p>M1</text:p>
          </table:table-cell>
          <table:table-cell office:value-type="float" office:value="1463231.85" table:style-name="ce1">
            <text:p>1463231,85</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38" table:style-name="ce1">
            <text:p>7554738</text:p>
          </table:table-cell>
          <table:table-cell office:value-type="string" table:style-name="ce1">
            <text:p>1.3.04.02.07.0003.00042</text:p>
          </table:table-cell>
          <table:table-cell office:value-type="string" table:style-name="ce1">
            <text:p>Saluran Beton Precast/ Box Culvert (pabrikasi) 600.600.1200</text:p>
          </table:table-cell>
          <table:table-cell table:style-name="ce1"/>
          <table:table-cell office:value-type="string" table:style-name="ce1">
            <text:p>M</text:p>
          </table:table-cell>
          <table:table-cell office:value-type="float" office:value="2427415.77" table:style-name="ce1">
            <text:p>2427415,77</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39" table:style-name="ce1">
            <text:p>7554739</text:p>
          </table:table-cell>
          <table:table-cell office:value-type="string" table:style-name="ce1">
            <text:p>1.3.04.02.07.0003.00043</text:p>
          </table:table-cell>
          <table:table-cell office:value-type="string" table:style-name="ce1">
            <text:p>Rehabilitasi Drainase dengan U Gutter 40 x 40</text:p>
          </table:table-cell>
          <table:table-cell table:style-name="ce1"/>
          <table:table-cell office:value-type="string" table:style-name="ce1">
            <text:p>M1</text:p>
          </table:table-cell>
          <table:table-cell office:value-type="float" office:value="973949.67" table:style-name="ce1">
            <text:p>973949,67</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40" table:style-name="ce1">
            <text:p>7554740</text:p>
          </table:table-cell>
          <table:table-cell office:value-type="string" table:style-name="ce1">
            <text:p>1.3.04.02.07.0003.00044</text:p>
          </table:table-cell>
          <table:table-cell office:value-type="string" table:style-name="ce1">
            <text:p>Rehabilitasi Drainase dengan U Gutter 60 x 60 Dengan Tutup</text:p>
          </table:table-cell>
          <table:table-cell table:style-name="ce1"/>
          <table:table-cell office:value-type="string" table:style-name="ce1">
            <text:p>M1</text:p>
          </table:table-cell>
          <table:table-cell office:value-type="float" office:value="1912735.98" table:style-name="ce1">
            <text:p>1912735,98</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41" table:style-name="ce1">
            <text:p>7554741</text:p>
          </table:table-cell>
          <table:table-cell office:value-type="string" table:style-name="ce1">
            <text:p>1.3.04.02.07.0003.00045</text:p>
          </table:table-cell>
          <table:table-cell office:value-type="string" table:style-name="ce1">
            <text:p>Saluran Beton Precast/Box Culvert (Pabrikasi) 400.400.1200</text:p>
          </table:table-cell>
          <table:table-cell table:style-name="ce1"/>
          <table:table-cell office:value-type="string" table:style-name="ce1">
            <text:p>M</text:p>
          </table:table-cell>
          <table:table-cell office:value-type="float" office:value="1889020.64" table:style-name="ce1">
            <text:p>1889020,64</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42" table:style-name="ce1">
            <text:p>7554742</text:p>
          </table:table-cell>
          <table:table-cell office:value-type="string" table:style-name="ce1">
            <text:p>1.3.04.02.07.0003.00046</text:p>
          </table:table-cell>
          <table:table-cell office:value-type="string" table:style-name="ce1">
            <text:p>Rehabilitasi Drainase dengan Box Culvert 100 x 100</text:p>
          </table:table-cell>
          <table:table-cell table:style-name="ce1"/>
          <table:table-cell office:value-type="string" table:style-name="ce1">
            <text:p>M1</text:p>
          </table:table-cell>
          <table:table-cell office:value-type="float" office:value="2853045.24" table:style-name="ce1">
            <text:p>2853045,24</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11" table:style-name="ce1">
            <text:p>7554711</text:p>
          </table:table-cell>
          <table:table-cell office:value-type="string" table:style-name="ce1">
            <text:p>1.3.04.02.07.0003.00038</text:p>
          </table:table-cell>
          <table:table-cell office:value-type="string" table:style-name="ce1">
            <text:p>Rehabilitasi Drainase dengan U Gutter 80 x 80</text:p>
          </table:table-cell>
          <table:table-cell table:style-name="ce1"/>
          <table:table-cell office:value-type="string" table:style-name="ce1">
            <text:p>M1</text:p>
          </table:table-cell>
          <table:table-cell office:value-type="float" office:value="1962837.32" table:style-name="ce1">
            <text:p>1962837,32</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10" table:style-name="ce1">
            <text:p>7554710</text:p>
          </table:table-cell>
          <table:table-cell office:value-type="string" table:style-name="ce1">
            <text:p>1.3.04.02.07.0003.00037</text:p>
          </table:table-cell>
          <table:table-cell office:value-type="string" table:style-name="ce1">
            <text:p>Rehabilitasi Drainase dengan U Gutter 80 x 80 Dengan Tutup</text:p>
          </table:table-cell>
          <table:table-cell table:style-name="ce1"/>
          <table:table-cell office:value-type="string" table:style-name="ce1">
            <text:p>M1</text:p>
          </table:table-cell>
          <table:table-cell office:value-type="float" office:value="2244791.9900000002" table:style-name="ce1">
            <text:p>2244791,99</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09" table:style-name="ce1">
            <text:p>7554709</text:p>
          </table:table-cell>
          <table:table-cell office:value-type="string" table:style-name="ce1">
            <text:p>1.3.04.02.07.0003.00036</text:p>
          </table:table-cell>
          <table:table-cell office:value-type="string" table:style-name="ce1">
            <text:p>Rehabilitasi Drainase dengan Box Culvert 80 x 80</text:p>
          </table:table-cell>
          <table:table-cell table:style-name="ce1"/>
          <table:table-cell office:value-type="string" table:style-name="ce1">
            <text:p>M1</text:p>
          </table:table-cell>
          <table:table-cell office:value-type="float" office:value="2695020.15" table:style-name="ce1">
            <text:p>2695020,15</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08" table:style-name="ce1">
            <text:p>7554708</text:p>
          </table:table-cell>
          <table:table-cell office:value-type="string" table:style-name="ce1">
            <text:p>1.3.04.02.07.0003.00035</text:p>
          </table:table-cell>
          <table:table-cell office:value-type="string" table:style-name="ce1">
            <text:p>Rehabilitasi Drainase dengan U Gutter 50 x 50 Dengan Tutup</text:p>
          </table:table-cell>
          <table:table-cell table:style-name="ce1"/>
          <table:table-cell office:value-type="string" table:style-name="ce1">
            <text:p>M1</text:p>
          </table:table-cell>
          <table:table-cell office:value-type="float" office:value="1655931.07" table:style-name="ce1">
            <text:p>1655931,07</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05" table:style-name="ce1">
            <text:p>7554705</text:p>
          </table:table-cell>
          <table:table-cell office:value-type="string" table:style-name="ce1">
            <text:p>1.3.04.02.07.0003.00034</text:p>
          </table:table-cell>
          <table:table-cell office:value-type="string" table:style-name="ce1">
            <text:p>Pembangunan Drainase demgam U-Gutter (Dimensi 60x60)</text:p>
          </table:table-cell>
          <table:table-cell table:style-name="ce1"/>
          <table:table-cell office:value-type="string" table:style-name="ce1">
            <text:p>M</text:p>
          </table:table-cell>
          <table:table-cell office:value-type="float" office:value="1992841.59" table:style-name="ce1">
            <text:p>1992841,59</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04" table:style-name="ce1">
            <text:p>7554704</text:p>
          </table:table-cell>
          <table:table-cell office:value-type="string" table:style-name="ce1">
            <text:p>1.3.04.02.07.0003.00033</text:p>
          </table:table-cell>
          <table:table-cell office:value-type="string" table:style-name="ce1">
            <text:p>Pembangunan Drainase dengan Box Culvert 40 X 40</text:p>
          </table:table-cell>
          <table:table-cell table:style-name="ce1"/>
          <table:table-cell office:value-type="string" table:style-name="ce1">
            <text:p>M</text:p>
          </table:table-cell>
          <table:table-cell office:value-type="float" office:value="2311626.67" table:style-name="ce1">
            <text:p>2311626,67</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03" table:style-name="ce1">
            <text:p>7554703</text:p>
          </table:table-cell>
          <table:table-cell office:value-type="string" table:style-name="ce1">
            <text:p>1.3.04.02.07.0003.00032</text:p>
          </table:table-cell>
          <table:table-cell office:value-type="string" table:style-name="ce1">
            <text:p>Pembangunan Drainase dengan Box Culvert 40 X 40 dilapisi Aspal</text:p>
          </table:table-cell>
          <table:table-cell table:style-name="ce1"/>
          <table:table-cell office:value-type="string" table:style-name="ce1">
            <text:p>M</text:p>
          </table:table-cell>
          <table:table-cell office:value-type="float" office:value="2406111.14" table:style-name="ce1">
            <text:p>2406111,14</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02" table:style-name="ce1">
            <text:p>7554702</text:p>
          </table:table-cell>
          <table:table-cell office:value-type="string" table:style-name="ce1">
            <text:p>1.3.04.02.07.0003.00031</text:p>
          </table:table-cell>
          <table:table-cell office:value-type="string" table:style-name="ce1">
            <text:p>Pembangunan Drainase dengan Box Culvert 40 X 40 Dilapisi Beton K 250 Tebal 15 cm</text:p>
          </table:table-cell>
          <table:table-cell table:style-name="ce1"/>
          <table:table-cell office:value-type="string" table:style-name="ce1">
            <text:p>M</text:p>
          </table:table-cell>
          <table:table-cell office:value-type="float" office:value="2486288.41" table:style-name="ce1">
            <text:p>2486288,41</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01" table:style-name="ce1">
            <text:p>7554701</text:p>
          </table:table-cell>
          <table:table-cell office:value-type="string" table:style-name="ce1">
            <text:p>1.3.04.02.07.0003.00030</text:p>
          </table:table-cell>
          <table:table-cell office:value-type="string" table:style-name="ce1">
            <text:p>Pembangunan Drainase dengan Box Culvert 60 X 60</text:p>
          </table:table-cell>
          <table:table-cell table:style-name="ce1"/>
          <table:table-cell office:value-type="string" table:style-name="ce1">
            <text:p>M</text:p>
          </table:table-cell>
          <table:table-cell office:value-type="float" office:value="2938217.36" table:style-name="ce1">
            <text:p>2938217,36</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700" table:style-name="ce1">
            <text:p>7554700</text:p>
          </table:table-cell>
          <table:table-cell office:value-type="string" table:style-name="ce1">
            <text:p>1.3.04.02.07.0003.00029</text:p>
          </table:table-cell>
          <table:table-cell office:value-type="string" table:style-name="ce1">
            <text:p>Pembangunan Drainase dengan Box Culvert 60 x 60 cm</text:p>
          </table:table-cell>
          <table:table-cell table:style-name="ce1"/>
          <table:table-cell office:value-type="string" table:style-name="ce1">
            <text:p>M</text:p>
          </table:table-cell>
          <table:table-cell office:value-type="float" office:value="4247501.96" table:style-name="ce1">
            <text:p>4247501,96</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98" table:style-name="ce1">
            <text:p>7554698</text:p>
          </table:table-cell>
          <table:table-cell office:value-type="string" table:style-name="ce1">
            <text:p>1.3.04.02.07.0003.00027</text:p>
          </table:table-cell>
          <table:table-cell office:value-type="string" table:style-name="ce1">
            <text:p>Pembangunan Drainase dengan Box Culvert 60 X 60 dilapis Beton K 250 Tebal 15 cm</text:p>
          </table:table-cell>
          <table:table-cell table:style-name="ce1"/>
          <table:table-cell office:value-type="string" table:style-name="ce1">
            <text:p>M</text:p>
          </table:table-cell>
          <table:table-cell office:value-type="float" office:value="3168353.48" table:style-name="ce1">
            <text:p>3168353,48</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99" table:style-name="ce1">
            <text:p>7554699</text:p>
          </table:table-cell>
          <table:table-cell office:value-type="string" table:style-name="ce1">
            <text:p>1.3.04.02.07.0003.00028</text:p>
          </table:table-cell>
          <table:table-cell office:value-type="string" table:style-name="ce1">
            <text:p>Pembangunan Drainase dengan Box Culvert 60 X 60 dilapis Aspal</text:p>
          </table:table-cell>
          <table:table-cell table:style-name="ce1"/>
          <table:table-cell office:value-type="string" table:style-name="ce1">
            <text:p>M</text:p>
          </table:table-cell>
          <table:table-cell office:value-type="float" office:value="3049147.71" table:style-name="ce1">
            <text:p>3049147,71</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97" table:style-name="ce1">
            <text:p>7554697</text:p>
          </table:table-cell>
          <table:table-cell office:value-type="string" table:style-name="ce1">
            <text:p>1.3.04.02.07.0003.00026</text:p>
          </table:table-cell>
          <table:table-cell office:value-type="string" table:style-name="ce1">
            <text:p>Pembangunan Drainase dengan Box Culvert 60 X 60 dilapis Beton K 250 Tebal 15 cm dan Pembongkaran</text:p>
          </table:table-cell>
          <table:table-cell table:style-name="ce1"/>
          <table:table-cell office:value-type="string" table:style-name="ce1">
            <text:p>M</text:p>
          </table:table-cell>
          <table:table-cell office:value-type="float" office:value="3217035.74" table:style-name="ce1">
            <text:p>3217035,74</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96" table:style-name="ce1">
            <text:p>7554696</text:p>
          </table:table-cell>
          <table:table-cell office:value-type="string" table:style-name="ce1">
            <text:p>1.3.04.02.07.0003.00025</text:p>
          </table:table-cell>
          <table:table-cell office:value-type="string" table:style-name="ce1">
            <text:p>Pembangunan Drainase dengan Pasangan Batu 60 X 60</text:p>
          </table:table-cell>
          <table:table-cell table:style-name="ce1"/>
          <table:table-cell office:value-type="string" table:style-name="ce1">
            <text:p>M</text:p>
          </table:table-cell>
          <table:table-cell office:value-type="float" office:value="1499685.35" table:style-name="ce1">
            <text:p>1499685,35</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95" table:style-name="ce1">
            <text:p>7554695</text:p>
          </table:table-cell>
          <table:table-cell office:value-type="string" table:style-name="ce1">
            <text:p>1.3.04.02.07.0003.00024</text:p>
          </table:table-cell>
          <table:table-cell office:value-type="string" table:style-name="ce1">
            <text:p>Pembangunan Drainase dengan Pasangan Batu, 50 x 60 cm</text:p>
          </table:table-cell>
          <table:table-cell table:style-name="ce1"/>
          <table:table-cell office:value-type="string" table:style-name="ce1">
            <text:p>M</text:p>
          </table:table-cell>
          <table:table-cell office:value-type="float" office:value="1384089.6000000001" table:style-name="ce1">
            <text:p>1384089,6</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94" table:style-name="ce1">
            <text:p>7554694</text:p>
          </table:table-cell>
          <table:table-cell office:value-type="string" table:style-name="ce1">
            <text:p>1.3.04.02.07.0003.00023</text:p>
          </table:table-cell>
          <table:table-cell office:value-type="string" table:style-name="ce1">
            <text:p>Pembangunan Drainase Pasangan Batu 40 X 40</text:p>
          </table:table-cell>
          <table:table-cell table:style-name="ce1"/>
          <table:table-cell office:value-type="string" table:style-name="ce1">
            <text:p>M</text:p>
          </table:table-cell>
          <table:table-cell office:value-type="float" office:value="1142242.81" table:style-name="ce1">
            <text:p>1142242,81</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93" table:style-name="ce1">
            <text:p>7554693</text:p>
          </table:table-cell>
          <table:table-cell office:value-type="string" table:style-name="ce1">
            <text:p>1.3.04.02.07.0003.00022</text:p>
          </table:table-cell>
          <table:table-cell office:value-type="string" table:style-name="ce1">
            <text:p>Pembangunan Drainase Pasangan Batu 50X50</text:p>
          </table:table-cell>
          <table:table-cell table:style-name="ce1"/>
          <table:table-cell office:value-type="string" table:style-name="ce1">
            <text:p>M</text:p>
          </table:table-cell>
          <table:table-cell office:value-type="float" office:value="1322847.6599999999" table:style-name="ce1">
            <text:p>1322847,66</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92" table:style-name="ce1">
            <text:p>7554692</text:p>
          </table:table-cell>
          <table:table-cell office:value-type="string" table:style-name="ce1">
            <text:p>1.3.04.02.07.0003.00021</text:p>
          </table:table-cell>
          <table:table-cell office:value-type="string" table:style-name="ce1">
            <text:p>Pembangunan Saluran Drainase/Gorong Gorong Desa Pendem (Bencana)</text:p>
          </table:table-cell>
          <table:table-cell table:style-name="ce1"/>
          <table:table-cell office:value-type="string" table:style-name="ce1">
            <text:p>M</text:p>
          </table:table-cell>
          <table:table-cell office:value-type="float" office:value="250000000" table:style-name="ce1">
            <text:p>250000000</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91" table:style-name="ce1">
            <text:p>7554691</text:p>
          </table:table-cell>
          <table:table-cell office:value-type="string" table:style-name="ce1">
            <text:p>1.3.04.02.07.0003.00020</text:p>
          </table:table-cell>
          <table:table-cell office:value-type="string" table:style-name="ce1">
            <text:p>Peningkatan Drainase dengan Box Culvert 40 x 40</text:p>
          </table:table-cell>
          <table:table-cell table:style-name="ce1"/>
          <table:table-cell office:value-type="string" table:style-name="ce1">
            <text:p>M1</text:p>
          </table:table-cell>
          <table:table-cell office:value-type="float" office:value="1890217.15" table:style-name="ce1">
            <text:p>1890217,15</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90" table:style-name="ce1">
            <text:p>7554690</text:p>
          </table:table-cell>
          <table:table-cell office:value-type="string" table:style-name="ce1">
            <text:p>1.3.04.02.07.0003.00019</text:p>
          </table:table-cell>
          <table:table-cell office:value-type="string" table:style-name="ce1">
            <text:p>Peningkatan Drainase dengan Box Culvert 50 x 50</text:p>
          </table:table-cell>
          <table:table-cell table:style-name="ce1"/>
          <table:table-cell office:value-type="string" table:style-name="ce1">
            <text:p>M1</text:p>
          </table:table-cell>
          <table:table-cell office:value-type="float" office:value="2165319.92" table:style-name="ce1">
            <text:p>2165319,92</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89" table:style-name="ce1">
            <text:p>7554689</text:p>
          </table:table-cell>
          <table:table-cell office:value-type="string" table:style-name="ce1">
            <text:p>1.3.04.02.07.0003.00018</text:p>
          </table:table-cell>
          <table:table-cell office:value-type="string" table:style-name="ce1">
            <text:p>Peningkatan Drainase dengan Box Culvert 60 x 60</text:p>
          </table:table-cell>
          <table:table-cell table:style-name="ce1"/>
          <table:table-cell office:value-type="string" table:style-name="ce1">
            <text:p>M1</text:p>
          </table:table-cell>
          <table:table-cell office:value-type="float" office:value="2442547.89" table:style-name="ce1">
            <text:p>2442547,89</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88" table:style-name="ce1">
            <text:p>7554688</text:p>
          </table:table-cell>
          <table:table-cell office:value-type="string" table:style-name="ce1">
            <text:p>1.3.04.02.07.0003.00017</text:p>
          </table:table-cell>
          <table:table-cell office:value-type="string" table:style-name="ce1">
            <text:p>Peningkatan Drainase dengan Box Culvert 80 x 80</text:p>
          </table:table-cell>
          <table:table-cell table:style-name="ce1"/>
          <table:table-cell office:value-type="string" table:style-name="ce1">
            <text:p>M1</text:p>
          </table:table-cell>
          <table:table-cell office:value-type="float" office:value="3028950.46" table:style-name="ce1">
            <text:p>3028950,46</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87" table:style-name="ce1">
            <text:p>7554687</text:p>
          </table:table-cell>
          <table:table-cell office:value-type="string" table:style-name="ce1">
            <text:p>1.3.04.02.07.0003.00016</text:p>
          </table:table-cell>
          <table:table-cell office:value-type="string" table:style-name="ce1">
            <text:p>Peningkatan Drainase dengan U Gutter 100 x 100</text:p>
          </table:table-cell>
          <table:table-cell table:style-name="ce1"/>
          <table:table-cell office:value-type="string" table:style-name="ce1">
            <text:p>M1</text:p>
          </table:table-cell>
          <table:table-cell office:value-type="float" office:value="2632368.7000000002" table:style-name="ce1">
            <text:p>2632368,7</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86" table:style-name="ce1">
            <text:p>7554686</text:p>
          </table:table-cell>
          <table:table-cell office:value-type="string" table:style-name="ce1">
            <text:p>1.3.04.02.07.0003.00015</text:p>
          </table:table-cell>
          <table:table-cell office:value-type="string" table:style-name="ce1">
            <text:p>Peningkatan Drainase dengan U Gutter 100 x 100 Dengan Tutup</text:p>
          </table:table-cell>
          <table:table-cell table:style-name="ce1"/>
          <table:table-cell office:value-type="string" table:style-name="ce1">
            <text:p>M1</text:p>
          </table:table-cell>
          <table:table-cell office:value-type="float" office:value="2974297.43" table:style-name="ce1">
            <text:p>2974297,43</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85" table:style-name="ce1">
            <text:p>7554685</text:p>
          </table:table-cell>
          <table:table-cell office:value-type="string" table:style-name="ce1">
            <text:p>1.3.04.02.07.0003.00014</text:p>
          </table:table-cell>
          <table:table-cell office:value-type="string" table:style-name="ce1">
            <text:p>Peningkatan Drainase dengan U Gutter 40 x 40</text:p>
          </table:table-cell>
          <table:table-cell table:style-name="ce1"/>
          <table:table-cell office:value-type="string" table:style-name="ce1">
            <text:p>M1</text:p>
          </table:table-cell>
          <table:table-cell office:value-type="float" office:value="1307879.98" table:style-name="ce1">
            <text:p>1307879,98</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84" table:style-name="ce1">
            <text:p>7554684</text:p>
          </table:table-cell>
          <table:table-cell office:value-type="string" table:style-name="ce1">
            <text:p>1.3.04.02.07.0003.00013</text:p>
          </table:table-cell>
          <table:table-cell office:value-type="string" table:style-name="ce1">
            <text:p>Peningkatan Drainase dengan U Gutter 40 x 40 Dengan Tutup</text:p>
          </table:table-cell>
          <table:table-cell table:style-name="ce1"/>
          <table:table-cell office:value-type="string" table:style-name="ce1">
            <text:p>M1</text:p>
          </table:table-cell>
          <table:table-cell office:value-type="float" office:value="1847017.48" table:style-name="ce1">
            <text:p>1847017,48</text:p>
          </table:table-cell>
          <table:table-cell table:number-columns-repeated="16376"/>
        </table:table-row>
        <table:table-row table:style-name="ro1">
          <table:table-cell office:value-type="string" table:style-name="ce1">
            <text:p>1.3.04.02.07.0003</text:p>
          </table:table-cell>
          <table:table-cell office:value-type="string" table:style-name="ce1">
            <text:p>Bangunan Pembuang Air Kotor</text:p>
          </table:table-cell>
          <table:table-cell office:value-type="float" office:value="7554683" table:style-name="ce1">
            <text:p>7554683</text:p>
          </table:table-cell>
          <table:table-cell office:value-type="string" table:style-name="ce1">
            <text:p>1.3.04.02.07.0003.00012</text:p>
          </table:table-cell>
          <table:table-cell office:value-type="string" table:style-name="ce1">
            <text:p>Peningkatan Drainase dengan U Gutter 50 x 50</text:p>
          </table:table-cell>
          <table:table-cell table:style-name="ce1"/>
          <table:table-cell office:value-type="string" table:style-name="ce1">
            <text:p>M1</text:p>
          </table:table-cell>
          <table:table-cell office:value-type="float" office:value="1510025.45" table:style-name="ce1">
            <text:p>1510025,45</text:p>
          </table:table-cell>
          <table:table-cell table:number-columns-repeated="16376"/>
        </table:table-row>
        <table:table-row table:style-name="ro1">
          <table:table-cell office:value-type="string" table:style-name="ce1">
            <text:p>1.3.04.02.07.0006</text:p>
          </table:table-cell>
          <table:table-cell office:value-type="string" table:style-name="ce1">
            <text:p>Bangunan Air Kotor Lainnya</text:p>
          </table:table-cell>
          <table:table-cell office:value-type="float" office:value="7560545" table:style-name="ce1">
            <text:p>7560545</text:p>
          </table:table-cell>
          <table:table-cell office:value-type="string" table:style-name="ce1">
            <text:p>1.3.04.02.07.0006.00007</text:p>
          </table:table-cell>
          <table:table-cell office:value-type="string" table:style-name="ce1">
            <text:p>Rehabilitasi IPAL Domestik</text:p>
          </table:table-cell>
          <table:table-cell table:style-name="ce1"/>
          <table:table-cell office:value-type="string" table:style-name="ce1">
            <text:p>M3</text:p>
          </table:table-cell>
          <table:table-cell office:value-type="float" office:value="3159465.17" table:style-name="ce1">
            <text:p>3159465,17</text:p>
          </table:table-cell>
          <table:table-cell table:number-columns-repeated="16376"/>
        </table:table-row>
        <table:table-row table:style-name="ro1">
          <table:table-cell office:value-type="string" table:style-name="ce1">
            <text:p>1.3.04.02.07.0006</text:p>
          </table:table-cell>
          <table:table-cell office:value-type="string" table:style-name="ce1">
            <text:p>Bangunan Air Kotor Lainnya</text:p>
          </table:table-cell>
          <table:table-cell office:value-type="float" office:value="7554706" table:style-name="ce1">
            <text:p>7554706</text:p>
          </table:table-cell>
          <table:table-cell office:value-type="string" table:style-name="ce1">
            <text:p>1.3.04.02.07.0006.00001</text:p>
          </table:table-cell>
          <table:table-cell office:value-type="string" table:style-name="ce1">
            <text:p>Pembuatan Sumur Resapan</text:p>
          </table:table-cell>
          <table:table-cell table:style-name="ce1"/>
          <table:table-cell office:value-type="string" table:style-name="ce1">
            <text:p>Unit</text:p>
          </table:table-cell>
          <table:table-cell office:value-type="float" office:value="13485978.460000001" table:style-name="ce1">
            <text:p>13485978,46</text:p>
          </table:table-cell>
          <table:table-cell table:number-columns-repeated="16376"/>
        </table:table-row>
        <table:table-row table:style-name="ro1">
          <table:table-cell office:value-type="string" table:style-name="ce1">
            <text:p>1.3.04.02.07.0006</text:p>
          </table:table-cell>
          <table:table-cell office:value-type="string" table:style-name="ce1">
            <text:p>Bangunan Air Kotor Lainnya</text:p>
          </table:table-cell>
          <table:table-cell office:value-type="float" office:value="7554707" table:style-name="ce1">
            <text:p>7554707</text:p>
          </table:table-cell>
          <table:table-cell office:value-type="string" table:style-name="ce1">
            <text:p>1.3.04.02.07.0006.00002</text:p>
          </table:table-cell>
          <table:table-cell office:value-type="string" table:style-name="ce1">
            <text:p>Pembuatan Lubang Biopori</text:p>
          </table:table-cell>
          <table:table-cell table:style-name="ce1"/>
          <table:table-cell office:value-type="string" table:style-name="ce1">
            <text:p>Titik</text:p>
          </table:table-cell>
          <table:table-cell office:value-type="float" office:value="1489454.25" table:style-name="ce1">
            <text:p>1489454,25</text:p>
          </table:table-cell>
          <table:table-cell table:number-columns-repeated="16376"/>
        </table:table-row>
        <table:table-row table:style-name="ro1">
          <table:table-cell office:value-type="string" table:style-name="ce1">
            <text:p>1.3.04.02.07.0006</text:p>
          </table:table-cell>
          <table:table-cell office:value-type="string" table:style-name="ce1">
            <text:p>Bangunan Air Kotor Lainnya</text:p>
          </table:table-cell>
          <table:table-cell office:value-type="float" office:value="7554722" table:style-name="ce1">
            <text:p>7554722</text:p>
          </table:table-cell>
          <table:table-cell office:value-type="string" table:style-name="ce1">
            <text:p>1.3.04.02.07.0006.00003</text:p>
          </table:table-cell>
          <table:table-cell office:value-type="string" table:style-name="ce1">
            <text:p>PEMBUATAN BIOGAS DENGAN DIGESTER FIBER</text:p>
          </table:table-cell>
          <table:table-cell table:style-name="ce1"/>
          <table:table-cell office:value-type="string" table:style-name="ce1">
            <text:p>M3</text:p>
          </table:table-cell>
          <table:table-cell office:value-type="float" office:value="4826814" table:style-name="ce1">
            <text:p>4826814</text:p>
          </table:table-cell>
          <table:table-cell table:number-columns-repeated="16376"/>
        </table:table-row>
        <table:table-row table:style-name="ro1">
          <table:table-cell office:value-type="string" table:style-name="ce1">
            <text:p>1.3.04.02.07.0006</text:p>
          </table:table-cell>
          <table:table-cell office:value-type="string" table:style-name="ce1">
            <text:p>Bangunan Air Kotor Lainnya</text:p>
          </table:table-cell>
          <table:table-cell office:value-type="float" office:value="7554749" table:style-name="ce1">
            <text:p>7554749</text:p>
          </table:table-cell>
          <table:table-cell office:value-type="string" table:style-name="ce1">
            <text:p>1.3.04.02.07.0006.00004</text:p>
          </table:table-cell>
          <table:table-cell office:value-type="string" table:style-name="ce1">
            <text:p>Pemasangan Pipa IPAL Komunal</text:p>
          </table:table-cell>
          <table:table-cell table:style-name="ce1"/>
          <table:table-cell office:value-type="string" table:style-name="ce1">
            <text:p>SR</text:p>
          </table:table-cell>
          <table:table-cell office:value-type="float" office:value="2890872.9" table:style-name="ce1">
            <text:p>2890872,9</text:p>
          </table:table-cell>
          <table:table-cell table:number-columns-repeated="16376"/>
        </table:table-row>
        <table:table-row table:style-name="ro1">
          <table:table-cell office:value-type="string" table:style-name="ce1">
            <text:p>1.3.04.02.07.0006</text:p>
          </table:table-cell>
          <table:table-cell office:value-type="string" table:style-name="ce1">
            <text:p>Bangunan Air Kotor Lainnya</text:p>
          </table:table-cell>
          <table:table-cell office:value-type="float" office:value="7554750" table:style-name="ce1">
            <text:p>7554750</text:p>
          </table:table-cell>
          <table:table-cell office:value-type="string" table:style-name="ce1">
            <text:p>1.3.04.02.07.0006.00005</text:p>
          </table:table-cell>
          <table:table-cell office:value-type="string" table:style-name="ce1">
            <text:p>Pembangunan Bak IPAL</text:p>
          </table:table-cell>
          <table:table-cell table:style-name="ce1"/>
          <table:table-cell office:value-type="string" table:style-name="ce1">
            <text:p>M3</text:p>
          </table:table-cell>
          <table:table-cell office:value-type="float" office:value="3112711.32" table:style-name="ce1">
            <text:p>3112711,32</text:p>
          </table:table-cell>
          <table:table-cell table:number-columns-repeated="16376"/>
        </table:table-row>
        <table:table-row table:style-name="ro1">
          <table:table-cell office:value-type="string" table:style-name="ce1">
            <text:p>1.3.04.02.07.0006</text:p>
          </table:table-cell>
          <table:table-cell office:value-type="string" table:style-name="ce1">
            <text:p>Bangunan Air Kotor Lainnya</text:p>
          </table:table-cell>
          <table:table-cell office:value-type="float" office:value="7554751" table:style-name="ce1">
            <text:p>7554751</text:p>
          </table:table-cell>
          <table:table-cell office:value-type="string" table:style-name="ce1">
            <text:p>1.3.04.02.07.0006.00006</text:p>
          </table:table-cell>
          <table:table-cell office:value-type="string" table:style-name="ce1">
            <text:p>Pembuatan IPAL Sederhana Bahan PVC Skala Rumah Tangga</text:p>
          </table:table-cell>
          <table:table-cell table:style-name="ce1"/>
          <table:table-cell office:value-type="string" table:style-name="ce1">
            <text:p>Unit</text:p>
          </table:table-cell>
          <table:table-cell office:value-type="float" office:value="4308460.58" table:style-name="ce1">
            <text:p>4308460,58</text:p>
          </table:table-cell>
          <table:table-cell table:number-columns-repeated="16376"/>
        </table:table-row>
        <table:table-row table:style-name="ro1">
          <table:table-cell office:value-type="string" table:style-name="ce1">
            <text:p>1.3.04.03.03.0003</text:p>
          </table:table-cell>
          <table:table-cell office:value-type="string" table:style-name="ce1">
            <text:p>Bangunan Penampung Sampah</text:p>
          </table:table-cell>
          <table:table-cell office:value-type="float" office:value="7554753" table:style-name="ce1">
            <text:p>7554753</text:p>
          </table:table-cell>
          <table:table-cell office:value-type="string" table:style-name="ce1">
            <text:p>1.3.04.03.03.0003.00002</text:p>
          </table:table-cell>
          <table:table-cell office:value-type="string" table:style-name="ce1">
            <text:p>Pembangunan TPS 3 R</text:p>
          </table:table-cell>
          <table:table-cell table:style-name="ce1"/>
          <table:table-cell office:value-type="string" table:style-name="ce1">
            <text:p>M2</text:p>
          </table:table-cell>
          <table:table-cell office:value-type="float" office:value="3261103.62" table:style-name="ce1">
            <text:p>3261103,62</text:p>
          </table:table-cell>
          <table:table-cell table:number-columns-repeated="16376"/>
        </table:table-row>
        <table:table-row table:style-name="ro1">
          <table:table-cell office:value-type="string" table:style-name="ce1">
            <text:p>1.3.04.03.03.0003</text:p>
          </table:table-cell>
          <table:table-cell office:value-type="string" table:style-name="ce1">
            <text:p>Bangunan Penampung Sampah</text:p>
          </table:table-cell>
          <table:table-cell office:value-type="float" office:value="7554752" table:style-name="ce1">
            <text:p>7554752</text:p>
          </table:table-cell>
          <table:table-cell office:value-type="string" table:style-name="ce1">
            <text:p>1.3.04.03.03.0003.00001</text:p>
          </table:table-cell>
          <table:table-cell office:value-type="string" table:style-name="ce1">
            <text:p>Pembangunan TPST</text:p>
          </table:table-cell>
          <table:table-cell table:style-name="ce1"/>
          <table:table-cell office:value-type="string" table:style-name="ce1">
            <text:p>M2</text:p>
          </table:table-cell>
          <table:table-cell office:value-type="float" office:value="2821264.35" table:style-name="ce1">
            <text:p>2821264,35</text:p>
          </table:table-cell>
          <table:table-cell table:number-columns-repeated="16376"/>
        </table:table-row>
        <table:table-row table:style-name="ro1">
          <table:table-cell office:value-type="string" table:style-name="ce1">
            <text:p>1.3.04.03.08.0004</text:p>
          </table:table-cell>
          <table:table-cell office:value-type="string" table:style-name="ce1">
            <text:p>Instalasi Gas Lainnya</text:p>
          </table:table-cell>
          <table:table-cell office:value-type="float" office:value="7554754" table:style-name="ce1">
            <text:p>7554754</text:p>
          </table:table-cell>
          <table:table-cell office:value-type="string" table:style-name="ce1">
            <text:p>1.3.04.03.08.0004.00001</text:p>
          </table:table-cell>
          <table:table-cell office:value-type="string" table:style-name="ce1">
            <text:p>PEMBANGUNAN GAS METAN</text:p>
          </table:table-cell>
          <table:table-cell table:style-name="ce1"/>
          <table:table-cell office:value-type="string" table:style-name="ce1">
            <text:p>M</text:p>
          </table:table-cell>
          <table:table-cell office:value-type="float" office:value="153702.85" table:style-name="ce1">
            <text:p>153702,85</text:p>
          </table:table-cell>
          <table:table-cell table:number-columns-repeated="16376"/>
        </table:table-row>
        <table:table-row table:style-name="ro1">
          <table:table-cell office:value-type="string" table:style-name="ce1">
            <text:p>1.3.04.03.10.0001</text:p>
          </table:table-cell>
          <table:table-cell office:value-type="string" table:style-name="ce1">
            <text:p>Instalasi Lain</text:p>
          </table:table-cell>
          <table:table-cell office:value-type="float" office:value="7554476" table:style-name="ce1">
            <text:p>7554476</text:p>
          </table:table-cell>
          <table:table-cell office:value-type="string" table:style-name="ce1">
            <text:p>1.3.04.03.10.0001.00001</text:p>
          </table:table-cell>
          <table:table-cell office:value-type="string" table:style-name="ce1">
            <text:p>Pembangunan Tiang Oktagonal Hotdeep Galvanis 6 M</text:p>
          </table:table-cell>
          <table:table-cell table:style-name="ce1"/>
          <table:table-cell office:value-type="string" table:style-name="ce1">
            <text:p>Titik</text:p>
          </table:table-cell>
          <table:table-cell office:value-type="float" office:value="10915483.17" table:style-name="ce1">
            <text:p>10915483,17</text:p>
          </table:table-cell>
          <table:table-cell table:number-columns-repeated="16376"/>
        </table:table-row>
        <table:table-row table:style-name="ro1">
          <table:table-cell office:value-type="string" table:style-name="ce1">
            <text:p>1.3.04.03.10.0001</text:p>
          </table:table-cell>
          <table:table-cell office:value-type="string" table:style-name="ce1">
            <text:p>Instalasi Lain</text:p>
          </table:table-cell>
          <table:table-cell office:value-type="float" office:value="7554755" table:style-name="ce1">
            <text:p>7554755</text:p>
          </table:table-cell>
          <table:table-cell office:value-type="string" table:style-name="ce1">
            <text:p>1.3.04.03.10.0001.00003</text:p>
          </table:table-cell>
          <table:table-cell office:value-type="string" table:style-name="ce1">
            <text:p>Pembangunan Tiang CCTV Bulat Hot Deep Galvanis 6 M</text:p>
          </table:table-cell>
          <table:table-cell table:style-name="ce1"/>
          <table:table-cell office:value-type="string" table:style-name="ce1">
            <text:p>Titik</text:p>
          </table:table-cell>
          <table:table-cell office:value-type="float" office:value="12747613.17" table:style-name="ce1">
            <text:p>12747613,17</text:p>
          </table:table-cell>
          <table:table-cell table:number-columns-repeated="16376"/>
        </table:table-row>
        <table:table-row table:style-name="ro1">
          <table:table-cell office:value-type="string" table:style-name="ce1">
            <text:p>1.3.04.03.10.0001</text:p>
          </table:table-cell>
          <table:table-cell office:value-type="string" table:style-name="ce1">
            <text:p>Instalasi Lain</text:p>
          </table:table-cell>
          <table:table-cell office:value-type="float" office:value="7554477" table:style-name="ce1">
            <text:p>7554477</text:p>
          </table:table-cell>
          <table:table-cell office:value-type="string" table:style-name="ce1">
            <text:p>1.3.04.03.10.0001.00002</text:p>
          </table:table-cell>
          <table:table-cell office:value-type="string" table:style-name="ce1">
            <text:p>Pembangunan Tiang Oktagonal Hot Deep Galvanis 8 M</text:p>
          </table:table-cell>
          <table:table-cell table:style-name="ce1"/>
          <table:table-cell office:value-type="string" table:style-name="ce1">
            <text:p>Titik</text:p>
          </table:table-cell>
          <table:table-cell office:value-type="float" office:value="12344643.17" table:style-name="ce1">
            <text:p>12344643,17</text:p>
          </table:table-cell>
          <table:table-cell table:number-columns-repeated="16376"/>
        </table:table-row>
        <table:table-row table:style-name="ro1">
          <table:table-cell office:value-type="string" table:style-name="ce1">
            <text:p>1.3.04.04.01.0005</text:p>
          </table:table-cell>
          <table:table-cell office:value-type="string" table:style-name="ce1">
            <text:p>Jaringan Air Minum Lainnya</text:p>
          </table:table-cell>
          <table:table-cell office:value-type="float" office:value="7554756" table:style-name="ce1">
            <text:p>7554756</text:p>
          </table:table-cell>
          <table:table-cell office:value-type="string" table:style-name="ce1">
            <text:p>1.3.04.04.01.0005.00001</text:p>
          </table:table-cell>
          <table:table-cell office:value-type="string" table:style-name="ce1">
            <text:p>Pembangunan Jaringan Air Bersih PVC D 3</text:p>
          </table:table-cell>
          <table:table-cell table:style-name="ce1"/>
          <table:table-cell office:value-type="string" table:style-name="ce1">
            <text:p>M</text:p>
          </table:table-cell>
          <table:table-cell office:value-type="float" office:value="184200.22" table:style-name="ce1">
            <text:p>184200,22</text:p>
          </table:table-cell>
          <table:table-cell table:number-columns-repeated="16376"/>
        </table:table-row>
        <table:table-row table:style-name="ro1">
          <table:table-cell office:value-type="string" table:style-name="ce1">
            <text:p>1.3.04.04.03.0004</text:p>
          </table:table-cell>
          <table:table-cell office:value-type="string" table:style-name="ce1">
            <text:p>Jaringan dengan Media Udara</text:p>
          </table:table-cell>
          <table:table-cell office:value-type="float" office:value="7559339" table:style-name="ce1">
            <text:p>7559339</text:p>
          </table:table-cell>
          <table:table-cell office:value-type="string" table:style-name="ce1">
            <text:p>1.3.04.04.03.0004.00003</text:p>
          </table:table-cell>
          <table:table-cell office:value-type="string" table:style-name="ce1">
            <text:p>Router minimal 4 port SFP</text:p>
          </table:table-cell>
          <table:table-cell office:value-type="string" table:style-name="ce1">
            <text:p>Router minimal 4 port SFP</text:p>
          </table:table-cell>
          <table:table-cell office:value-type="string" table:style-name="ce1">
            <text:p>Unit</text:p>
          </table:table-cell>
          <table:table-cell office:value-type="float" office:value="1936000" table:style-name="ce1">
            <text:p>1936000</text:p>
          </table:table-cell>
          <table:table-cell table:number-columns-repeated="16376"/>
        </table:table-row>
        <table:table-row table:style-name="ro1">
          <table:table-cell office:value-type="string" table:style-name="ce1">
            <text:p>1.3.2.03.03.17.057</text:p>
          </table:table-cell>
          <table:table-cell office:value-type="string" table:style-name="ce1">
            <text:p>Pagar Taman Alat</text:p>
          </table:table-cell>
          <table:table-cell office:value-type="float" office:value="2165460" table:style-name="ce1">
            <text:p>2165460</text:p>
          </table:table-cell>
          <table:table-cell office:value-type="string" table:style-name="ce1">
            <text:p>1.3.2.03.03.17.057.00003</text:p>
          </table:table-cell>
          <table:table-cell office:value-type="string" table:style-name="ce1">
            <text:p>Pergola Gang Masuk</text:p>
          </table:table-cell>
          <table:table-cell table:style-name="ce1"/>
          <table:table-cell office:value-type="string" table:style-name="ce1">
            <text:p>Buah</text:p>
          </table:table-cell>
          <table:table-cell office:value-type="float" office:value="12555700" table:style-name="ce1">
            <text:p>12555700</text:p>
          </table:table-cell>
          <table:table-cell table:number-columns-repeated="16376"/>
        </table:table-row>
        <table:table-row table:style-name="ro1">
          <table:table-cell office:value-type="string" table:style-name="ce1">
            <text:p>1.3.3.01.01.01.001</text:p>
          </table:table-cell>
          <table:table-cell office:value-type="string" table:style-name="ce1">
            <text:p>Bangunan Gedung Kantor Permanen</text:p>
          </table:table-cell>
          <table:table-cell office:value-type="float" office:value="5985808" table:style-name="ce1">
            <text:p>5985808</text:p>
          </table:table-cell>
          <table:table-cell office:value-type="string" table:style-name="ce1">
            <text:p>1.3.3.01.01.01.001.00080</text:p>
          </table:table-cell>
          <table:table-cell office:value-type="string" table:style-name="ce1">
            <text:p>Pembangunan Ruang UKS beserta perabotnya SMP Ahmad Yani (DAK)</text:p>
          </table:table-cell>
          <table:table-cell table:style-name="ce1"/>
          <table:table-cell office:value-type="string" table:style-name="ce1">
            <text:p>Ruang</text:p>
          </table:table-cell>
          <table:table-cell office:value-type="float" office:value="245918000" table:style-name="ce1">
            <text:p>245918000</text:p>
          </table:table-cell>
          <table:table-cell table:number-columns-repeated="16376"/>
        </table:table-row>
        <table:table-row table:style-name="ro1">
          <table:table-cell office:value-type="string" table:style-name="ce1">
            <text:p>1.3.3.01.01.01.001</text:p>
          </table:table-cell>
          <table:table-cell office:value-type="string" table:style-name="ce1">
            <text:p>Bangunan Gedung Kantor Permanen</text:p>
          </table:table-cell>
          <table:table-cell office:value-type="float" office:value="2018454" table:style-name="ce1">
            <text:p>2018454</text:p>
          </table:table-cell>
          <table:table-cell office:value-type="string" table:style-name="ce1">
            <text:p>1.3.3.01.01.01.001.00056</text:p>
          </table:table-cell>
          <table:table-cell office:value-type="string" table:style-name="ce1">
            <text:p>Perawatan Gedung</text:p>
          </table:table-cell>
          <table:table-cell table:style-name="ce1"/>
          <table:table-cell office:value-type="string" table:style-name="ce1">
            <text:p>M2</text:p>
          </table:table-cell>
          <table:table-cell office:value-type="float" office:value="368231.45" table:style-name="ce1">
            <text:p>368231,45</text:p>
          </table:table-cell>
          <table:table-cell table:number-columns-repeated="16376"/>
        </table:table-row>
        <table:table-row table:style-name="ro1">
          <table:table-cell office:value-type="string" table:style-name="ce1">
            <text:p>1.3.3.01.01.01.001</text:p>
          </table:table-cell>
          <table:table-cell office:value-type="string" table:style-name="ce1">
            <text:p>Bangunan Gedung Kantor Permanen</text:p>
          </table:table-cell>
          <table:table-cell office:value-type="float" office:value="2018453" table:style-name="ce1">
            <text:p>2018453</text:p>
          </table:table-cell>
          <table:table-cell office:value-type="string" table:style-name="ce1">
            <text:p>1.3.3.01.01.01.001.00055</text:p>
          </table:table-cell>
          <table:table-cell office:value-type="string" table:style-name="ce1">
            <text:p>Rehabilitasi ruang pelayanan (backdrop)</text:p>
          </table:table-cell>
          <table:table-cell table:style-name="ce1"/>
          <table:table-cell office:value-type="string" table:style-name="ce1">
            <text:p>M2</text:p>
          </table:table-cell>
          <table:table-cell office:value-type="float" office:value="1602554.82" table:style-name="ce1">
            <text:p>1602554,82</text:p>
          </table:table-cell>
          <table:table-cell table:number-columns-repeated="16376"/>
        </table:table-row>
        <table:table-row table:style-name="ro1">
          <table:table-cell office:value-type="string" table:style-name="ce1">
            <text:p>1.3.3.01.01.01.001</text:p>
          </table:table-cell>
          <table:table-cell office:value-type="string" table:style-name="ce1">
            <text:p>Bangunan Gedung Kantor Permanen</text:p>
          </table:table-cell>
          <table:table-cell office:value-type="float" office:value="2018452" table:style-name="ce1">
            <text:p>2018452</text:p>
          </table:table-cell>
          <table:table-cell office:value-type="string" table:style-name="ce1">
            <text:p>1.3.3.01.01.01.001.00054</text:p>
          </table:table-cell>
          <table:table-cell office:value-type="string" table:style-name="ce1">
            <text:p>Pengecatan dinding, plafond dan gypsum</text:p>
          </table:table-cell>
          <table:table-cell table:style-name="ce1"/>
          <table:table-cell office:value-type="string" table:style-name="ce1">
            <text:p>M2</text:p>
          </table:table-cell>
          <table:table-cell office:value-type="float" office:value="37952.9" table:style-name="ce1">
            <text:p>37952,9</text:p>
          </table:table-cell>
          <table:table-cell table:number-columns-repeated="16376"/>
        </table:table-row>
        <table:table-row table:style-name="ro1">
          <table:table-cell office:value-type="string" table:style-name="ce1">
            <text:p>1.3.3.01.01.01.001</text:p>
          </table:table-cell>
          <table:table-cell office:value-type="string" table:style-name="ce1">
            <text:p>Bangunan Gedung Kantor Permanen</text:p>
          </table:table-cell>
          <table:table-cell office:value-type="float" office:value="2018448" table:style-name="ce1">
            <text:p>2018448</text:p>
          </table:table-cell>
          <table:table-cell office:value-type="string" table:style-name="ce1">
            <text:p>1.3.3.01.01.01.001.00053</text:p>
          </table:table-cell>
          <table:table-cell office:value-type="string" table:style-name="ce1">
            <text:p>Pekerjaan Standar Bangunan Gedung Tidak Sederhana</text:p>
          </table:table-cell>
          <table:table-cell table:style-name="ce1"/>
          <table:table-cell office:value-type="string" table:style-name="ce1">
            <text:p>M2</text:p>
          </table:table-cell>
          <table:table-cell office:value-type="float" office:value="6530905.0800000001" table:style-name="ce1">
            <text:p>6530905,08</text:p>
          </table:table-cell>
          <table:table-cell table:number-columns-repeated="16376"/>
        </table:table-row>
        <table:table-row table:style-name="ro1">
          <table:table-cell office:value-type="string" table:style-name="ce1">
            <text:p>1.3.3.01.01.01.001</text:p>
          </table:table-cell>
          <table:table-cell office:value-type="string" table:style-name="ce1">
            <text:p>Bangunan Gedung Kantor Permanen</text:p>
          </table:table-cell>
          <table:table-cell office:value-type="float" office:value="2018447" table:style-name="ce1">
            <text:p>2018447</text:p>
          </table:table-cell>
          <table:table-cell office:value-type="string" table:style-name="ce1">
            <text:p>1.3.3.01.01.01.001.00052</text:p>
          </table:table-cell>
          <table:table-cell office:value-type="string" table:style-name="ce1">
            <text:p>Pekerjaan Standar Bangunan Gedung Sederhana</text:p>
          </table:table-cell>
          <table:table-cell table:style-name="ce1"/>
          <table:table-cell office:value-type="string" table:style-name="ce1">
            <text:p>M2</text:p>
          </table:table-cell>
          <table:table-cell office:value-type="float" office:value="6726585.4699999997" table:style-name="ce1">
            <text:p>6726585,47</text:p>
          </table:table-cell>
          <table:table-cell table:number-columns-repeated="16376"/>
        </table:table-row>
        <table:table-row table:style-name="ro1">
          <table:table-cell office:value-type="string" table:style-name="ce1">
            <text:p>1.3.3.01.01.01.001</text:p>
          </table:table-cell>
          <table:table-cell office:value-type="string" table:style-name="ce1">
            <text:p>Bangunan Gedung Kantor Permanen</text:p>
          </table:table-cell>
          <table:table-cell office:value-type="float" office:value="5985807" table:style-name="ce1">
            <text:p>5985807</text:p>
          </table:table-cell>
          <table:table-cell office:value-type="string" table:style-name="ce1">
            <text:p>1.3.3.01.01.01.001.00079</text:p>
          </table:table-cell>
          <table:table-cell office:value-type="string" table:style-name="ce1">
            <text:p>Pembangunan Ruang UKS beserta perabotnya SMP Ma''arif (DAK)</text:p>
          </table:table-cell>
          <table:table-cell table:style-name="ce1"/>
          <table:table-cell office:value-type="string" table:style-name="ce1">
            <text:p>Ruang</text:p>
          </table:table-cell>
          <table:table-cell office:value-type="float" office:value="245918000" table:style-name="ce1">
            <text:p>245918000</text:p>
          </table:table-cell>
          <table:table-cell table:number-columns-repeated="16376"/>
        </table:table-row>
        <table:table-row table:style-name="ro1">
          <table:table-cell office:value-type="string" table:style-name="ce1">
            <text:p>1.3.3.01.01.01.001</text:p>
          </table:table-cell>
          <table:table-cell office:value-type="string" table:style-name="ce1">
            <text:p>Bangunan Gedung Kantor Permanen</text:p>
          </table:table-cell>
          <table:table-cell office:value-type="float" office:value="5985803" table:style-name="ce1">
            <text:p>5985803</text:p>
          </table:table-cell>
          <table:table-cell office:value-type="string" table:style-name="ce1">
            <text:p>1.3.3.01.01.01.001.00075</text:p>
          </table:table-cell>
          <table:table-cell office:value-type="string" table:style-name="ce1">
            <text:p>Pembangunan Ruang Perpustakaan beserta perabotnya SMP As-Salam (DAK)</text:p>
          </table:table-cell>
          <table:table-cell table:style-name="ce1"/>
          <table:table-cell office:value-type="string" table:style-name="ce1">
            <text:p>Ruang</text:p>
          </table:table-cell>
          <table:table-cell office:value-type="float" office:value="512466000" table:style-name="ce1">
            <text:p>512466000</text:p>
          </table:table-cell>
          <table:table-cell table:number-columns-repeated="16376"/>
        </table:table-row>
        <table:table-row table:style-name="ro1">
          <table:table-cell office:value-type="string" table:style-name="ce1">
            <text:p>1.3.3.01.01.01.001</text:p>
          </table:table-cell>
          <table:table-cell office:value-type="string" table:style-name="ce1">
            <text:p>Bangunan Gedung Kantor Permanen</text:p>
          </table:table-cell>
          <table:table-cell office:value-type="float" office:value="2136780" table:style-name="ce1">
            <text:p>2136780</text:p>
          </table:table-cell>
          <table:table-cell office:value-type="string" table:style-name="ce1">
            <text:p>1.3.3.01.01.01.001.00064</text:p>
          </table:table-cell>
          <table:table-cell office:value-type="string" table:style-name="ce1">
            <text:p>Pengecatan Dinding Exterior Dengan Alat Bantu</text:p>
          </table:table-cell>
          <table:table-cell table:style-name="ce1"/>
          <table:table-cell office:value-type="string" table:style-name="ce1">
            <text:p>M2</text:p>
          </table:table-cell>
          <table:table-cell office:value-type="float" office:value="68287.64" table:style-name="ce1">
            <text:p>68287,64</text:p>
          </table:table-cell>
          <table:table-cell table:number-columns-repeated="16376"/>
        </table:table-row>
        <table:table-row table:style-name="ro1">
          <table:table-cell office:value-type="string" table:style-name="ce1">
            <text:p>1.3.3.01.01.01.001</text:p>
          </table:table-cell>
          <table:table-cell office:value-type="string" table:style-name="ce1">
            <text:p>Bangunan Gedung Kantor Permanen</text:p>
          </table:table-cell>
          <table:table-cell office:value-type="float" office:value="5985804" table:style-name="ce1">
            <text:p>5985804</text:p>
          </table:table-cell>
          <table:table-cell office:value-type="string" table:style-name="ce1">
            <text:p>1.3.3.01.01.01.001.00076</text:p>
          </table:table-cell>
          <table:table-cell office:value-type="string" table:style-name="ce1">
            <text:p>Pembangunan Ruang Laboratorium Ilmu Pengetahuan Alam (IPA) beserta perabotnya SMP Darussolihin (DAK)</text:p>
          </table:table-cell>
          <table:table-cell table:style-name="ce1"/>
          <table:table-cell office:value-type="string" table:style-name="ce1">
            <text:p>Ruang</text:p>
          </table:table-cell>
          <table:table-cell office:value-type="float" office:value="576532000" table:style-name="ce1">
            <text:p>576532000</text:p>
          </table:table-cell>
          <table:table-cell table:number-columns-repeated="16376"/>
        </table:table-row>
        <table:table-row table:style-name="ro1">
          <table:table-cell office:value-type="string" table:style-name="ce1">
            <text:p>1.3.3.01.01.01.001</text:p>
          </table:table-cell>
          <table:table-cell office:value-type="string" table:style-name="ce1">
            <text:p>Bangunan Gedung Kantor Permanen</text:p>
          </table:table-cell>
          <table:table-cell office:value-type="float" office:value="5985805" table:style-name="ce1">
            <text:p>5985805</text:p>
          </table:table-cell>
          <table:table-cell office:value-type="string" table:style-name="ce1">
            <text:p>1.3.3.01.01.01.001.00077</text:p>
          </table:table-cell>
          <table:table-cell office:value-type="string" table:style-name="ce1">
            <text:p>Pembangunan Ruang UKS beserta perabotnya SMP Negeri 03 Batu (DAK)</text:p>
          </table:table-cell>
          <table:table-cell table:style-name="ce1"/>
          <table:table-cell office:value-type="string" table:style-name="ce1">
            <text:p>Ruang</text:p>
          </table:table-cell>
          <table:table-cell office:value-type="float" office:value="245918000" table:style-name="ce1">
            <text:p>245918000</text:p>
          </table:table-cell>
          <table:table-cell table:number-columns-repeated="16376"/>
        </table:table-row>
        <table:table-row table:style-name="ro1">
          <table:table-cell office:value-type="string" table:style-name="ce1">
            <text:p>1.3.3.01.01.01.001</text:p>
          </table:table-cell>
          <table:table-cell office:value-type="string" table:style-name="ce1">
            <text:p>Bangunan Gedung Kantor Permanen</text:p>
          </table:table-cell>
          <table:table-cell office:value-type="float" office:value="5985806" table:style-name="ce1">
            <text:p>5985806</text:p>
          </table:table-cell>
          <table:table-cell office:value-type="string" table:style-name="ce1">
            <text:p>1.3.3.01.01.01.001.00078</text:p>
          </table:table-cell>
          <table:table-cell office:value-type="string" table:style-name="ce1">
            <text:p>Pembangunan Ruang UKS beserta perabotnya SMP Negeri Satu Atap Pesanggarahan 02 (DAK)</text:p>
          </table:table-cell>
          <table:table-cell table:style-name="ce1"/>
          <table:table-cell office:value-type="string" table:style-name="ce1">
            <text:p>Ruang</text:p>
          </table:table-cell>
          <table:table-cell office:value-type="float" office:value="245918000" table:style-name="ce1">
            <text:p>245918000</text:p>
          </table:table-cell>
          <table:table-cell table:number-columns-repeated="16376"/>
        </table:table-row>
        <table:table-row table:style-name="ro1">
          <table:table-cell office:value-type="string" table:style-name="ce1">
            <text:p>1.3.3.01.01.01.001</text:p>
          </table:table-cell>
          <table:table-cell office:value-type="string" table:style-name="ce1">
            <text:p>Bangunan Gedung Kantor Permanen</text:p>
          </table:table-cell>
          <table:table-cell office:value-type="float" office:value="2018460" table:style-name="ce1">
            <text:p>2018460</text:p>
          </table:table-cell>
          <table:table-cell office:value-type="string" table:style-name="ce1">
            <text:p>1.3.3.01.01.01.001.00059</text:p>
          </table:table-cell>
          <table:table-cell office:value-type="string" table:style-name="ce1">
            <text:p>Rehabilitasi Atap Gedung Kantor</text:p>
          </table:table-cell>
          <table:table-cell table:style-name="ce1"/>
          <table:table-cell office:value-type="string" table:style-name="ce1">
            <text:p>M2</text:p>
          </table:table-cell>
          <table:table-cell office:value-type="float" office:value="810385.57" table:style-name="ce1">
            <text:p>810385,57</text:p>
          </table:table-cell>
          <table:table-cell table:number-columns-repeated="16376"/>
        </table:table-row>
        <table:table-row table:style-name="ro1">
          <table:table-cell office:value-type="string" table:style-name="ce1">
            <text:p>1.3.3.01.01.01.001</text:p>
          </table:table-cell>
          <table:table-cell office:value-type="string" table:style-name="ce1">
            <text:p>Bangunan Gedung Kantor Permanen</text:p>
          </table:table-cell>
          <table:table-cell office:value-type="float" office:value="2018458" table:style-name="ce1">
            <text:p>2018458</text:p>
          </table:table-cell>
          <table:table-cell office:value-type="string" table:style-name="ce1">
            <text:p>1.3.3.01.01.01.001.00058</text:p>
          </table:table-cell>
          <table:table-cell office:value-type="string" table:style-name="ce1">
            <text:p>Renovasi Interior Kantor</text:p>
          </table:table-cell>
          <table:table-cell table:style-name="ce1"/>
          <table:table-cell office:value-type="string" table:style-name="ce1">
            <text:p>M2</text:p>
          </table:table-cell>
          <table:table-cell office:value-type="float" office:value="1602554.82" table:style-name="ce1">
            <text:p>1602554,82</text:p>
          </table:table-cell>
          <table:table-cell table:number-columns-repeated="16376"/>
        </table:table-row>
        <table:table-row table:style-name="ro1">
          <table:table-cell office:value-type="string" table:style-name="ce1">
            <text:p>1.3.3.01.01.01.001</text:p>
          </table:table-cell>
          <table:table-cell office:value-type="string" table:style-name="ce1">
            <text:p>Bangunan Gedung Kantor Permanen</text:p>
          </table:table-cell>
          <table:table-cell office:value-type="float" office:value="2018455" table:style-name="ce1">
            <text:p>2018455</text:p>
          </table:table-cell>
          <table:table-cell office:value-type="string" table:style-name="ce1">
            <text:p>1.3.3.01.01.01.001.00057</text:p>
          </table:table-cell>
          <table:table-cell office:value-type="string" table:style-name="ce1">
            <text:p>Renovasi Gedung (termasuk paving dan drainase)</text:p>
          </table:table-cell>
          <table:table-cell table:style-name="ce1"/>
          <table:table-cell office:value-type="string" table:style-name="ce1">
            <text:p>M2</text:p>
          </table:table-cell>
          <table:table-cell office:value-type="float" office:value="237776.86" table:style-name="ce1">
            <text:p>237776,86</text:p>
          </table:table-cell>
          <table:table-cell table:number-columns-repeated="16376"/>
        </table:table-row>
        <table:table-row table:style-name="ro1">
          <table:table-cell office:value-type="string" table:style-name="ce1">
            <text:p>1.3.3.01.01.01.002</text:p>
          </table:table-cell>
          <table:table-cell office:value-type="string" table:style-name="ce1">
            <text:p>Bangunan Gedung Kantor Semi Permanen</text:p>
          </table:table-cell>
          <table:table-cell office:value-type="float" office:value="2137196" table:style-name="ce1">
            <text:p>2137196</text:p>
          </table:table-cell>
          <table:table-cell office:value-type="string" table:style-name="ce1">
            <text:p>1.3.3.01.01.01.002.00001</text:p>
          </table:table-cell>
          <table:table-cell office:value-type="string" table:style-name="ce1">
            <text:p>Pembangunan Kanopi</text:p>
          </table:table-cell>
          <table:table-cell office:value-type="string" table:style-name="ce1">
            <text:p>Pembangunan Kanopi M2</text:p>
          </table:table-cell>
          <table:table-cell table:style-name="ce1"/>
          <table:table-cell office:value-type="float" office:value="764112" table:style-name="ce1">
            <text:p>764112</text:p>
          </table:table-cell>
          <table:table-cell table:number-columns-repeated="16376"/>
        </table:table-row>
        <table:table-row table:style-name="ro1">
          <table:table-cell office:value-type="string" table:style-name="ce1">
            <text:p>1.3.3.01.01.01.005</text:p>
          </table:table-cell>
          <table:table-cell office:value-type="string" table:style-name="ce1">
            <text:p>Bangunan Gedung Kantor Lainnya</text:p>
          </table:table-cell>
          <table:table-cell office:value-type="float" office:value="6646542" table:style-name="ce1">
            <text:p>6646542</text:p>
          </table:table-cell>
          <table:table-cell office:value-type="string" table:style-name="ce1">
            <text:p>1.3.3.01.01.01.005.00005</text:p>
          </table:table-cell>
          <table:table-cell office:value-type="string" table:style-name="ce1">
            <text:p>Rehabilitasi Ruang Ibadah dengan tingkat kerusakan minimal sedang SMP Ahmad Yani (DAK)</text:p>
          </table:table-cell>
          <table:table-cell table:style-name="ce1"/>
          <table:table-cell office:value-type="string" table:style-name="ce1">
            <text:p>Paket</text:p>
          </table:table-cell>
          <table:table-cell office:value-type="float" office:value="24900000" table:style-name="ce1">
            <text:p>24900000</text:p>
          </table:table-cell>
          <table:table-cell table:number-columns-repeated="16376"/>
        </table:table-row>
        <table:table-row table:style-name="ro1">
          <table:table-cell office:value-type="string" table:style-name="ce1">
            <text:p>1.3.3.01.01.01.005</text:p>
          </table:table-cell>
          <table:table-cell office:value-type="string" table:style-name="ce1">
            <text:p>Bangunan Gedung Kantor Lainnya</text:p>
          </table:table-cell>
          <table:table-cell office:value-type="float" office:value="6646541" table:style-name="ce1">
            <text:p>6646541</text:p>
          </table:table-cell>
          <table:table-cell office:value-type="string" table:style-name="ce1">
            <text:p>1.3.3.01.01.01.005.00004</text:p>
          </table:table-cell>
          <table:table-cell office:value-type="string" table:style-name="ce1">
            <text:p>Rehabilitasi Ruang Guru dengan tingkat kerusakan minimal sedang beserta perabotnya SMP Satu Atap Gunungsari 04 (DAK)</text:p>
          </table:table-cell>
          <table:table-cell table:style-name="ce1"/>
          <table:table-cell office:value-type="string" table:style-name="ce1">
            <text:p>Paket</text:p>
          </table:table-cell>
          <table:table-cell office:value-type="float" office:value="301064000" table:style-name="ce1">
            <text:p>301064000</text:p>
          </table:table-cell>
          <table:table-cell table:number-columns-repeated="16376"/>
        </table:table-row>
        <table:table-row table:style-name="ro1">
          <table:table-cell office:value-type="string" table:style-name="ce1">
            <text:p>1.3.3.01.01.01.005</text:p>
          </table:table-cell>
          <table:table-cell office:value-type="string" table:style-name="ce1">
            <text:p>Bangunan Gedung Kantor Lainnya</text:p>
          </table:table-cell>
          <table:table-cell office:value-type="float" office:value="5985802" table:style-name="ce1">
            <text:p>5985802</text:p>
          </table:table-cell>
          <table:table-cell office:value-type="string" table:style-name="ce1">
            <text:p>1.3.3.01.01.01.005.00003</text:p>
          </table:table-cell>
          <table:table-cell office:value-type="string" table:style-name="ce1">
            <text:p>Rehabilitasi Ruang Ibadah dengan tingkat kerusakan minimal sedang SMP Ahmad Yani (DAK)</text:p>
          </table:table-cell>
          <table:table-cell table:style-name="ce1"/>
          <table:table-cell office:value-type="string" table:style-name="ce1">
            <text:p>Ruang</text:p>
          </table:table-cell>
          <table:table-cell office:value-type="float" office:value="25094000" table:style-name="ce1">
            <text:p>25094000</text:p>
          </table:table-cell>
          <table:table-cell table:number-columns-repeated="16376"/>
        </table:table-row>
        <table:table-row table:style-name="ro1">
          <table:table-cell office:value-type="string" table:style-name="ce1">
            <text:p>1.3.3.01.01.01.005</text:p>
          </table:table-cell>
          <table:table-cell office:value-type="string" table:style-name="ce1">
            <text:p>Bangunan Gedung Kantor Lainnya</text:p>
          </table:table-cell>
          <table:table-cell office:value-type="float" office:value="2018451" table:style-name="ce1">
            <text:p>2018451</text:p>
          </table:table-cell>
          <table:table-cell office:value-type="string" table:style-name="ce1">
            <text:p>1.3.3.01.01.01.005.00001</text:p>
          </table:table-cell>
          <table:table-cell office:value-type="string" table:style-name="ce1">
            <text:p>Rehabilitasi Gudang/Musholla /Kamar mandi/Dapur</text:p>
          </table:table-cell>
          <table:table-cell table:style-name="ce1"/>
          <table:table-cell office:value-type="string" table:style-name="ce1">
            <text:p>M2</text:p>
          </table:table-cell>
          <table:table-cell office:value-type="float" office:value="2865190.42" table:style-name="ce1">
            <text:p>2865190,42</text:p>
          </table:table-cell>
          <table:table-cell table:number-columns-repeated="16376"/>
        </table:table-row>
        <table:table-row table:style-name="ro1">
          <table:table-cell office:value-type="string" table:style-name="ce1">
            <text:p>1.3.3.01.01.01.005</text:p>
          </table:table-cell>
          <table:table-cell office:value-type="string" table:style-name="ce1">
            <text:p>Bangunan Gedung Kantor Lainnya</text:p>
          </table:table-cell>
          <table:table-cell office:value-type="float" office:value="5985801" table:style-name="ce1">
            <text:p>5985801</text:p>
          </table:table-cell>
          <table:table-cell office:value-type="string" table:style-name="ce1">
            <text:p>1.3.3.01.01.01.005.00002</text:p>
          </table:table-cell>
          <table:table-cell office:value-type="string" table:style-name="ce1">
            <text:p>Rehabilitasi Ruang Guru dengan tingkat kerusakan minimal sedang beserta perabotnya SMP Satu Atap Gunungsari 04 (DAK)</text:p>
          </table:table-cell>
          <table:table-cell table:style-name="ce1"/>
          <table:table-cell office:value-type="string" table:style-name="ce1">
            <text:p>Ruang</text:p>
          </table:table-cell>
          <table:table-cell office:value-type="float" office:value="307474000" table:style-name="ce1">
            <text:p>307474000</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5966865" table:style-name="ce1">
            <text:p>5966865</text:p>
          </table:table-cell>
          <table:table-cell office:value-type="string" table:style-name="ce1">
            <text:p>1.3.3.01.01.10.005.00023</text:p>
          </table:table-cell>
          <table:table-cell office:value-type="string" table:style-name="ce1">
            <text:p>Rehabilitasi SDN Torongrejo 03 (Rehabilitasi Ruang Kelas Dengan Tingkat Kerusakan Minimal Sedang Beserta Perabotnya,Rehabilitasi Perpustakaan Dengan Tingkat Kerusakan Minimal Sedang Beserta Perabotnya) DAK</text:p>
          </table:table-cell>
          <table:table-cell table:style-name="ce1"/>
          <table:table-cell office:value-type="string" table:style-name="ce1">
            <text:p>Paket</text:p>
          </table:table-cell>
          <table:table-cell office:value-type="float" office:value="405145000" table:style-name="ce1">
            <text:p>405145000</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5981723" table:style-name="ce1">
            <text:p>5981723</text:p>
          </table:table-cell>
          <table:table-cell office:value-type="string" table:style-name="ce1">
            <text:p>1.3.3.01.01.10.005.00032</text:p>
          </table:table-cell>
          <table:table-cell office:value-type="string" table:style-name="ce1">
            <text:p>Rehabilitasi ruang guru dan kepala sekolah TK Negeri Pembina Batu (DAK)</text:p>
          </table:table-cell>
          <table:table-cell table:style-name="ce1"/>
          <table:table-cell office:value-type="string" table:style-name="ce1">
            <text:p>Paket</text:p>
          </table:table-cell>
          <table:table-cell office:value-type="float" office:value="59218000" table:style-name="ce1">
            <text:p>59218000</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5981722" table:style-name="ce1">
            <text:p>5981722</text:p>
          </table:table-cell>
          <table:table-cell office:value-type="string" table:style-name="ce1">
            <text:p>1.3.3.01.01.10.005.00031</text:p>
          </table:table-cell>
          <table:table-cell office:value-type="string" table:style-name="ce1">
            <text:p>Rehabilitasi ruang guru dan kepala sekolah TK Angkasa 04 (DAK)</text:p>
          </table:table-cell>
          <table:table-cell table:style-name="ce1"/>
          <table:table-cell office:value-type="string" table:style-name="ce1">
            <text:p>Paket</text:p>
          </table:table-cell>
          <table:table-cell office:value-type="float" office:value="59218000" table:style-name="ce1">
            <text:p>59218000</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5981721" table:style-name="ce1">
            <text:p>5981721</text:p>
          </table:table-cell>
          <table:table-cell office:value-type="string" table:style-name="ce1">
            <text:p>1.3.3.01.01.10.005.00030</text:p>
          </table:table-cell>
          <table:table-cell office:value-type="string" table:style-name="ce1">
            <text:p>Rehabilitasi toilet (jamban) beserta sanitasinya Negeri Pembina Batu (DAK)</text:p>
          </table:table-cell>
          <table:table-cell table:style-name="ce1"/>
          <table:table-cell office:value-type="string" table:style-name="ce1">
            <text:p>Paket</text:p>
          </table:table-cell>
          <table:table-cell office:value-type="float" office:value="71551000" table:style-name="ce1">
            <text:p>71551000</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5981720" table:style-name="ce1">
            <text:p>5981720</text:p>
          </table:table-cell>
          <table:table-cell office:value-type="string" table:style-name="ce1">
            <text:p>1.3.3.01.01.10.005.00029</text:p>
          </table:table-cell>
          <table:table-cell office:value-type="string" table:style-name="ce1">
            <text:p>Rehabilitasi toilet (jamban) beserta sanitasinya Pembina Bumiaji (DAK)</text:p>
          </table:table-cell>
          <table:table-cell table:style-name="ce1"/>
          <table:table-cell office:value-type="string" table:style-name="ce1">
            <text:p>Paket</text:p>
          </table:table-cell>
          <table:table-cell office:value-type="float" office:value="71551000" table:style-name="ce1">
            <text:p>71551000</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5981719" table:style-name="ce1">
            <text:p>5981719</text:p>
          </table:table-cell>
          <table:table-cell office:value-type="string" table:style-name="ce1">
            <text:p>1.3.3.01.01.10.005.00028</text:p>
          </table:table-cell>
          <table:table-cell office:value-type="string" table:style-name="ce1">
            <text:p>Rehabilitasi toilet (jamban) beserta sanitasinya TK Angkasa 04 (DAK)</text:p>
          </table:table-cell>
          <table:table-cell table:style-name="ce1"/>
          <table:table-cell office:value-type="string" table:style-name="ce1">
            <text:p>Paket</text:p>
          </table:table-cell>
          <table:table-cell office:value-type="float" office:value="71551000" table:style-name="ce1">
            <text:p>71551000</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5981718" table:style-name="ce1">
            <text:p>5981718</text:p>
          </table:table-cell>
          <table:table-cell office:value-type="string" table:style-name="ce1">
            <text:p>1.3.3.01.01.10.005.00027</text:p>
          </table:table-cell>
          <table:table-cell office:value-type="string" table:style-name="ce1">
            <text:p>Rehabilitasi ruang kelas dengan tingkat kerusakan minimal sedang beserta perabotnya TK Pembina Batu (DAK)</text:p>
          </table:table-cell>
          <table:table-cell table:style-name="ce1"/>
          <table:table-cell office:value-type="string" table:style-name="ce1">
            <text:p>Paket</text:p>
          </table:table-cell>
          <table:table-cell office:value-type="float" office:value="118435000" table:style-name="ce1">
            <text:p>118435000</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5981717" table:style-name="ce1">
            <text:p>5981717</text:p>
          </table:table-cell>
          <table:table-cell office:value-type="string" table:style-name="ce1">
            <text:p>1.3.3.01.01.10.005.00026</text:p>
          </table:table-cell>
          <table:table-cell office:value-type="string" table:style-name="ce1">
            <text:p>Rehabilitasi ruang kelas dengan tingkat kerusakan minimal sedang beserta perabotnya TK Angkasa 04 (DAK)</text:p>
          </table:table-cell>
          <table:table-cell table:style-name="ce1"/>
          <table:table-cell office:value-type="string" table:style-name="ce1">
            <text:p>Paket</text:p>
          </table:table-cell>
          <table:table-cell office:value-type="float" office:value="118435000" table:style-name="ce1">
            <text:p>118435000</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5967330" table:style-name="ce1">
            <text:p>5967330</text:p>
          </table:table-cell>
          <table:table-cell office:value-type="string" table:style-name="ce1">
            <text:p>1.3.3.01.01.10.005.00025</text:p>
          </table:table-cell>
          <table:table-cell office:value-type="string" table:style-name="ce1">
            <text:p>Rehabilitasi Ruang Kepala Sekolah dengan tingkat kerusakan minimal sedang beserta perabotnya SDN Sumbergondo 02 (DAK)</text:p>
          </table:table-cell>
          <table:table-cell table:style-name="ce1"/>
          <table:table-cell office:value-type="string" table:style-name="ce1">
            <text:p>Paket</text:p>
          </table:table-cell>
          <table:table-cell office:value-type="float" office:value="48700000" table:style-name="ce1">
            <text:p>48700000</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5967329" table:style-name="ce1">
            <text:p>5967329</text:p>
          </table:table-cell>
          <table:table-cell office:value-type="string" table:style-name="ce1">
            <text:p>1.3.3.01.01.10.005.00024</text:p>
          </table:table-cell>
          <table:table-cell office:value-type="string" table:style-name="ce1">
            <text:p>Rehabilitasi Ruang Kepala Sekolah dengan tingkat kerusakan minimal sedang beserta perabotnya SDN Temas 02 (DAK)</text:p>
          </table:table-cell>
          <table:table-cell table:style-name="ce1"/>
          <table:table-cell office:value-type="string" table:style-name="ce1">
            <text:p>Paket</text:p>
          </table:table-cell>
          <table:table-cell office:value-type="float" office:value="48700000" table:style-name="ce1">
            <text:p>48700000</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5966858" table:style-name="ce1">
            <text:p>5966858</text:p>
          </table:table-cell>
          <table:table-cell office:value-type="string" table:style-name="ce1">
            <text:p>1.3.3.01.01.10.005.00016</text:p>
          </table:table-cell>
          <table:table-cell office:value-type="string" table:style-name="ce1">
            <text:p>Rehabilitasi Jamban dengan tingkat kerusakan minimal sedang beserta sanitasinya SDN Songgokerto 03 (DAK)</text:p>
          </table:table-cell>
          <table:table-cell table:style-name="ce1"/>
          <table:table-cell office:value-type="string" table:style-name="ce1">
            <text:p>Paket</text:p>
          </table:table-cell>
          <table:table-cell office:value-type="float" office:value="60600000" table:style-name="ce1">
            <text:p>60600000</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5966857" table:style-name="ce1">
            <text:p>5966857</text:p>
          </table:table-cell>
          <table:table-cell office:value-type="string" table:style-name="ce1">
            <text:p>1.3.3.01.01.10.005.00015</text:p>
          </table:table-cell>
          <table:table-cell office:value-type="string" table:style-name="ce1">
            <text:p>Rehabilitasi Sedang Ruang UKS dengan tingkat kerusakan minimal sedang beserta perabotnya SDN Songgokerto 02 (DAK)</text:p>
          </table:table-cell>
          <table:table-cell table:style-name="ce1"/>
          <table:table-cell office:value-type="string" table:style-name="ce1">
            <text:p>Paket</text:p>
          </table:table-cell>
          <table:table-cell office:value-type="float" office:value="48700000" table:style-name="ce1">
            <text:p>48700000</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5966853" table:style-name="ce1">
            <text:p>5966853</text:p>
          </table:table-cell>
          <table:table-cell office:value-type="string" table:style-name="ce1">
            <text:p>1.3.3.01.01.10.005.00011</text:p>
          </table:table-cell>
          <table:table-cell office:value-type="string" table:style-name="ce1">
            <text:p>Rehabilitasi Ruang Kelas dengan tingkat kerusakan minimal sedang beserta perabotnya SD Muhammadiyah 05 (DAK)</text:p>
          </table:table-cell>
          <table:table-cell table:style-name="ce1"/>
          <table:table-cell office:value-type="string" table:style-name="ce1">
            <text:p>Paket</text:p>
          </table:table-cell>
          <table:table-cell office:value-type="float" office:value="278132000" table:style-name="ce1">
            <text:p>278132000</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5966851" table:style-name="ce1">
            <text:p>5966851</text:p>
          </table:table-cell>
          <table:table-cell office:value-type="string" table:style-name="ce1">
            <text:p>1.3.3.01.01.10.005.00009</text:p>
          </table:table-cell>
          <table:table-cell office:value-type="string" table:style-name="ce1">
            <text:p>Rehabilitasi Ruang Kelas dengan tingkat kerusakan minimal sedang beserta perabotnya SDN Bulukerto 03 (DAK)</text:p>
          </table:table-cell>
          <table:table-cell table:style-name="ce1"/>
          <table:table-cell office:value-type="string" table:style-name="ce1">
            <text:p>Paket</text:p>
          </table:table-cell>
          <table:table-cell office:value-type="float" office:value="417198000" table:style-name="ce1">
            <text:p>417198000</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6643974" table:style-name="ce1">
            <text:p>6643974</text:p>
          </table:table-cell>
          <table:table-cell office:value-type="string" table:style-name="ce1">
            <text:p>1.3.3.01.01.10.005.00045</text:p>
          </table:table-cell>
          <table:table-cell office:value-type="string" table:style-name="ce1">
            <text:p>Rehabilitasi SDN Tlekung 01 (Rehabilitasi Ruang Guru Dengan Tingkatan Kerusakan Minimal Sedang Beserta Perabotnya, Rehabilitasi Ruang Kepala Sekolah Dengan Tingkatan Kerusakan Minimal Sedang Beserta Perabotnya) DAK</text:p>
          </table:table-cell>
          <table:table-cell table:style-name="ce1"/>
          <table:table-cell office:value-type="string" table:style-name="ce1">
            <text:p>Paket</text:p>
          </table:table-cell>
          <table:table-cell office:value-type="float" office:value="173726620" table:style-name="ce1">
            <text:p>173726620</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6643973" table:style-name="ce1">
            <text:p>6643973</text:p>
          </table:table-cell>
          <table:table-cell office:value-type="string" table:style-name="ce1">
            <text:p>1.3.3.01.01.10.005.00044</text:p>
          </table:table-cell>
          <table:table-cell office:value-type="string" table:style-name="ce1">
            <text:p>Rehabilitasi SDN Sumberejo 01 (Rehabilitasi Toilet/Jamban dengan tingkat kerusakan minimal sedang beserta sanitasinya, Rehabilitasi Ruang Guru Dengan Tingkatan Kerusakan Minimal Sedang Beserta Perabotnya, Rehabilitasi UKS dengan tingkat kerusakan minimal sedang beserta perabotnya) DAK</text:p>
          </table:table-cell>
          <table:table-cell table:style-name="ce1"/>
          <table:table-cell office:value-type="string" table:style-name="ce1">
            <text:p>Paket</text:p>
          </table:table-cell>
          <table:table-cell office:value-type="float" office:value="214126620" table:style-name="ce1">
            <text:p>214126620</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6643972" table:style-name="ce1">
            <text:p>6643972</text:p>
          </table:table-cell>
          <table:table-cell office:value-type="string" table:style-name="ce1">
            <text:p>1.3.3.01.01.10.005.00043</text:p>
          </table:table-cell>
          <table:table-cell office:value-type="string" table:style-name="ce1">
            <text:p>Rehabilitasi SDN Oro Oro Ombo 03 (Rehabilitasi Perpustakaan Dengan Tingkat Kerusakan Minimal Sedang Beserta Perabotnya, Rehabilitasi Ruang Guru Dengan Tingkatan Kerusakan Minimal Sedang Beserta Perabotnya, Rehabilitasi UKS dengan tingkat kerusakan minimal sedang beserta perabotnya) DAK</text:p>
          </table:table-cell>
          <table:table-cell table:style-name="ce1"/>
          <table:table-cell office:value-type="string" table:style-name="ce1">
            <text:p>Paket</text:p>
          </table:table-cell>
          <table:table-cell office:value-type="float" office:value="300739620" table:style-name="ce1">
            <text:p>300739620</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6643971" table:style-name="ce1">
            <text:p>6643971</text:p>
          </table:table-cell>
          <table:table-cell office:value-type="string" table:style-name="ce1">
            <text:p>1.3.3.01.01.10.005.00042</text:p>
          </table:table-cell>
          <table:table-cell office:value-type="string" table:style-name="ce1">
            <text:p>Rehabilitasi SDN Ngaglik 04 (Rehabilitasi Ruang Kelas Dengan Tingkat Kerusakan Minimal Sedang Beserta Perabotnya,Rehabilitasi Toilet/Jamban dengan tingkat kerusakan minimal sedang beserta sanitasinya) DAK</text:p>
          </table:table-cell>
          <table:table-cell table:style-name="ce1"/>
          <table:table-cell office:value-type="string" table:style-name="ce1">
            <text:p>Paket</text:p>
          </table:table-cell>
          <table:table-cell office:value-type="float" office:value="268153478" table:style-name="ce1">
            <text:p>268153478</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6643970" table:style-name="ce1">
            <text:p>6643970</text:p>
          </table:table-cell>
          <table:table-cell office:value-type="string" table:style-name="ce1">
            <text:p>1.3.3.01.01.10.005.00041</text:p>
          </table:table-cell>
          <table:table-cell office:value-type="string" table:style-name="ce1">
            <text:p>Rehabilitasi SDN Beji 02 (Rehabilitasi Ruang Kelas Dengan Tingkat Kerusakan Minimal Sedang Beserta Perabotnya,Rehabilitasi Toilet/Jamban dengan tingkat kerusakan minimal sedang beserta sanitasinya) DAK</text:p>
          </table:table-cell>
          <table:table-cell table:style-name="ce1"/>
          <table:table-cell office:value-type="string" table:style-name="ce1">
            <text:p>Paket</text:p>
          </table:table-cell>
          <table:table-cell office:value-type="float" office:value="397180217" table:style-name="ce1">
            <text:p>397180217</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6643968" table:style-name="ce1">
            <text:p>6643968</text:p>
          </table:table-cell>
          <table:table-cell office:value-type="string" table:style-name="ce1">
            <text:p>1.3.3.01.01.10.005.00039</text:p>
          </table:table-cell>
          <table:table-cell office:value-type="string" table:style-name="ce1">
            <text:p>Rehabilitasi Ruang Guru Dengan Tingkatan Kerusakan Minimal Sedang beserta perabotnya SDN Gunungsari 01 (DAK)</text:p>
          </table:table-cell>
          <table:table-cell table:style-name="ce1"/>
          <table:table-cell office:value-type="string" table:style-name="ce1">
            <text:p>Paket</text:p>
          </table:table-cell>
          <table:table-cell office:value-type="float" office:value="125026620" table:style-name="ce1">
            <text:p>125026620</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6643967" table:style-name="ce1">
            <text:p>6643967</text:p>
          </table:table-cell>
          <table:table-cell office:value-type="string" table:style-name="ce1">
            <text:p>1.3.3.01.01.10.005.00038</text:p>
          </table:table-cell>
          <table:table-cell office:value-type="string" table:style-name="ce1">
            <text:p>Rehabilitasi ruang kelas dengan tingkat kerusakan minimal sedang beserta perabotnya SDIT Tahfidz Al Munawwar (DAK)</text:p>
          </table:table-cell>
          <table:table-cell table:style-name="ce1"/>
          <table:table-cell office:value-type="string" table:style-name="ce1">
            <text:p>Paket</text:p>
          </table:table-cell>
          <table:table-cell office:value-type="float" office:value="118926739" table:style-name="ce1">
            <text:p>118926739</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6643966" table:style-name="ce1">
            <text:p>6643966</text:p>
          </table:table-cell>
          <table:table-cell office:value-type="string" table:style-name="ce1">
            <text:p>1.3.3.01.01.10.005.00037</text:p>
          </table:table-cell>
          <table:table-cell office:value-type="string" table:style-name="ce1">
            <text:p>Rehabilitasi ruang kelas dengan tingkat kerusakan minimal sedang beserta perabotnyaSDN Bulukerto 03 (DAK)</text:p>
          </table:table-cell>
          <table:table-cell table:style-name="ce1"/>
          <table:table-cell office:value-type="string" table:style-name="ce1">
            <text:p>Paket</text:p>
          </table:table-cell>
          <table:table-cell office:value-type="float" office:value="356780217" table:style-name="ce1">
            <text:p>356780217</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6643965" table:style-name="ce1">
            <text:p>6643965</text:p>
          </table:table-cell>
          <table:table-cell office:value-type="string" table:style-name="ce1">
            <text:p>1.3.3.01.01.10.005.00036</text:p>
          </table:table-cell>
          <table:table-cell office:value-type="string" table:style-name="ce1">
            <text:p>Rehabilitasi ruang kelas dengan tingkat kerusakan minimal sedang beserta perabotnya SDN Tlekung 02 (DAK)</text:p>
          </table:table-cell>
          <table:table-cell table:style-name="ce1"/>
          <table:table-cell office:value-type="string" table:style-name="ce1">
            <text:p>Paket</text:p>
          </table:table-cell>
          <table:table-cell office:value-type="float" office:value="356780217" table:style-name="ce1">
            <text:p>356780217</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6643964" table:style-name="ce1">
            <text:p>6643964</text:p>
          </table:table-cell>
          <table:table-cell office:value-type="string" table:style-name="ce1">
            <text:p>1.3.3.01.01.10.005.00035</text:p>
          </table:table-cell>
          <table:table-cell office:value-type="string" table:style-name="ce1">
            <text:p>Rehabilitasi ruang kelas dengan tingkat kerusakan minimal sedang beserta perabotnya SDN Pesanggrahan 02 (DAK)</text:p>
          </table:table-cell>
          <table:table-cell table:style-name="ce1"/>
          <table:table-cell office:value-type="string" table:style-name="ce1">
            <text:p>Paket</text:p>
          </table:table-cell>
          <table:table-cell office:value-type="float" office:value="356780217" table:style-name="ce1">
            <text:p>356780217</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6643963" table:style-name="ce1">
            <text:p>6643963</text:p>
          </table:table-cell>
          <table:table-cell office:value-type="string" table:style-name="ce1">
            <text:p>1.3.3.01.01.10.005.00034</text:p>
          </table:table-cell>
          <table:table-cell office:value-type="string" table:style-name="ce1">
            <text:p>Rehabilitasi ruang kelas dengan tingkat kerusakan minimal sedang beserta perabotnya SDN Ngaglik 01 (DAK)</text:p>
          </table:table-cell>
          <table:table-cell table:style-name="ce1"/>
          <table:table-cell office:value-type="string" table:style-name="ce1">
            <text:p>Paket</text:p>
          </table:table-cell>
          <table:table-cell office:value-type="float" office:value="713560434" table:style-name="ce1">
            <text:p>713560434</text:p>
          </table:table-cell>
          <table:table-cell table:number-columns-repeated="16376"/>
        </table:table-row>
        <table:table-row table:style-name="ro1">
          <table:table-cell office:value-type="string" table:style-name="ce1">
            <text:p>1.3.3.01.01.10.005</text:p>
          </table:table-cell>
          <table:table-cell office:value-type="string" table:style-name="ce1">
            <text:p>Bangunan Gedung Tempat Pendidikan Lainnya</text:p>
          </table:table-cell>
          <table:table-cell office:value-type="float" office:value="6254423" table:style-name="ce1">
            <text:p>6254423</text:p>
          </table:table-cell>
          <table:table-cell office:value-type="string" table:style-name="ce1">
            <text:p>1.3.3.01.01.10.005.00033</text:p>
          </table:table-cell>
          <table:table-cell office:value-type="string" table:style-name="ce1">
            <text:p>Rehabilitasi Jamban dengan tingkat kerusakan minimal sedang beserta sanitasinya SDN Sumberejo 02 (DAK)</text:p>
          </table:table-cell>
          <table:table-cell table:style-name="ce1"/>
          <table:table-cell office:value-type="string" table:style-name="ce1">
            <text:p>Paket</text:p>
          </table:table-cell>
          <table:table-cell office:value-type="float" office:value="10100000" table:style-name="ce1">
            <text:p>10100000</text:p>
          </table:table-cell>
          <table:table-cell table:number-columns-repeated="16376"/>
        </table:table-row>
        <table:table-row table:style-name="ro1">
          <table:table-cell office:value-type="string" table:style-name="ce1">
            <text:p>1.3.3.01.01.11.004</text:p>
          </table:table-cell>
          <table:table-cell office:value-type="string" table:style-name="ce1">
            <text:p>Bangunan Olah Raga Terbuka Permanen</text:p>
          </table:table-cell>
          <table:table-cell office:value-type="float" office:value="2176918" table:style-name="ce1">
            <text:p>2176918</text:p>
          </table:table-cell>
          <table:table-cell office:value-type="string" table:style-name="ce1">
            <text:p>1.3.3.01.01.11.004.00001</text:p>
          </table:table-cell>
          <table:table-cell office:value-type="string" table:style-name="ce1">
            <text:p>Rehabilitasi lapangan Bola</text:p>
          </table:table-cell>
          <table:table-cell table:style-name="ce1"/>
          <table:table-cell office:value-type="string" table:style-name="ce1">
            <text:p>M2</text:p>
          </table:table-cell>
          <table:table-cell office:value-type="float" office:value="1289774.58" table:style-name="ce1">
            <text:p>1289774,58</text:p>
          </table:table-cell>
          <table:table-cell table:number-columns-repeated="16376"/>
        </table:table-row>
        <table:table-row table:style-name="ro1">
          <table:table-cell office:value-type="string" table:style-name="ce1">
            <text:p>1.3.3.01.01.12.002</text:p>
          </table:table-cell>
          <table:table-cell office:value-type="string" table:style-name="ce1">
            <text:p>Gedung Pertokoan/Koperasi/Pasar Semi Permanen</text:p>
          </table:table-cell>
          <table:table-cell office:value-type="float" office:value="2116358" table:style-name="ce1">
            <text:p>2116358</text:p>
          </table:table-cell>
          <table:table-cell office:value-type="string" table:style-name="ce1">
            <text:p>1.3.3.01.01.12.002.00001</text:p>
          </table:table-cell>
          <table:table-cell office:value-type="string" table:style-name="ce1">
            <text:p>Bangunan Non Permanen</text:p>
          </table:table-cell>
          <table:table-cell office:value-type="string" table:style-name="ce1">
            <text:p>Bangunan Non Permanen</text:p>
          </table:table-cell>
          <table:table-cell office:value-type="string" table:style-name="ce1">
            <text:p>m2</text:p>
          </table:table-cell>
          <table:table-cell office:value-type="float" office:value="1082520" table:style-name="ce1">
            <text:p>1082520</text:p>
          </table:table-cell>
          <table:table-cell table:number-columns-repeated="16376"/>
        </table:table-row>
        <table:table-row table:style-name="ro1">
          <table:table-cell office:value-type="string" table:style-name="ce1">
            <text:p>1.3.3.01.01.25.005</text:p>
          </table:table-cell>
          <table:table-cell office:value-type="string" table:style-name="ce1">
            <text:p>Bangunan Terbuka Lainnya</text:p>
          </table:table-cell>
          <table:table-cell office:value-type="float" office:value="5271718" table:style-name="ce1">
            <text:p>5271718</text:p>
          </table:table-cell>
          <table:table-cell office:value-type="string" table:style-name="ce1">
            <text:p>1.3.3.01.01.25.005.00002</text:p>
          </table:table-cell>
          <table:table-cell office:value-type="string" table:style-name="ce1">
            <text:p>Pembangunan Lapangan Tembak</text:p>
          </table:table-cell>
          <table:table-cell table:style-name="ce1"/>
          <table:table-cell office:value-type="string" table:style-name="ce1">
            <text:p>M2</text:p>
          </table:table-cell>
          <table:table-cell office:value-type="float" office:value="390105.03" table:style-name="ce1">
            <text:p>390105,03</text:p>
          </table:table-cell>
          <table:table-cell table:number-columns-repeated="16376"/>
        </table:table-row>
        <table:table-row table:style-name="ro1">
          <table:table-cell office:value-type="string" table:style-name="ce1">
            <text:p>1.3.3.01.01.25.005</text:p>
          </table:table-cell>
          <table:table-cell office:value-type="string" table:style-name="ce1">
            <text:p>Bangunan Terbuka Lainnya</text:p>
          </table:table-cell>
          <table:table-cell office:value-type="float" office:value="2115619" table:style-name="ce1">
            <text:p>2115619</text:p>
          </table:table-cell>
          <table:table-cell office:value-type="string" table:style-name="ce1">
            <text:p>1.3.3.01.01.25.005.00001</text:p>
          </table:table-cell>
          <table:table-cell office:value-type="string" table:style-name="ce1">
            <text:p>Renovasi Halte</text:p>
          </table:table-cell>
          <table:table-cell table:style-name="ce1"/>
          <table:table-cell office:value-type="string" table:style-name="ce1">
            <text:p>M2</text:p>
          </table:table-cell>
          <table:table-cell office:value-type="float" office:value="3072140.8" table:style-name="ce1">
            <text:p>3072140,8</text:p>
          </table:table-cell>
          <table:table-cell table:number-columns-repeated="16376"/>
        </table:table-row>
        <table:table-row table:style-name="ro1">
          <table:table-cell office:value-type="string" table:style-name="ce1">
            <text:p>1.3.3.01.01.29.001</text:p>
          </table:table-cell>
          <table:table-cell office:value-type="string" table:style-name="ce1">
            <text:p>Bangunan Untuk Kandang</text:p>
          </table:table-cell>
          <table:table-cell office:value-type="float" office:value="2137463" table:style-name="ce1">
            <text:p>2137463</text:p>
          </table:table-cell>
          <table:table-cell office:value-type="string" table:style-name="ce1">
            <text:p>1.3.3.01.01.29.001.00003</text:p>
          </table:table-cell>
          <table:table-cell office:value-type="string" table:style-name="ce1">
            <text:p>PEMBANGUNAN KANDANG SAPI TERPADU</text:p>
          </table:table-cell>
          <table:table-cell table:number-columns-repeated="2" table:style-name="ce1"/>
          <table:table-cell office:value-type="float" office:value="7952850" table:style-name="ce1">
            <text:p>7952850</text:p>
          </table:table-cell>
          <table:table-cell table:number-columns-repeated="16376"/>
        </table:table-row>
        <table:table-row table:style-name="ro1">
          <table:table-cell office:value-type="string" table:style-name="ce1">
            <text:p>1.3.3.01.01.29.001</text:p>
          </table:table-cell>
          <table:table-cell office:value-type="string" table:style-name="ce1">
            <text:p>Bangunan Untuk Kandang</text:p>
          </table:table-cell>
          <table:table-cell office:value-type="float" office:value="2018482" table:style-name="ce1">
            <text:p>2018482</text:p>
          </table:table-cell>
          <table:table-cell office:value-type="string" table:style-name="ce1">
            <text:p>1.3.3.01.01.29.001.00001</text:p>
          </table:table-cell>
          <table:table-cell office:value-type="string" table:style-name="ce1">
            <text:p>Pembangunan Kandang Kambing/Domba/Sapi Terpadu</text:p>
          </table:table-cell>
          <table:table-cell table:style-name="ce1"/>
          <table:table-cell office:value-type="string" table:style-name="ce1">
            <text:p>M2</text:p>
          </table:table-cell>
          <table:table-cell office:value-type="float" office:value="1593547.73" table:style-name="ce1">
            <text:p>1593547,73</text:p>
          </table:table-cell>
          <table:table-cell table:number-columns-repeated="16376"/>
        </table:table-row>
        <table:table-row table:style-name="ro1">
          <table:table-cell office:value-type="string" table:style-name="ce1">
            <text:p>1.3.3.01.01.29.001</text:p>
          </table:table-cell>
          <table:table-cell office:value-type="string" table:style-name="ce1">
            <text:p>Bangunan Untuk Kandang</text:p>
          </table:table-cell>
          <table:table-cell office:value-type="float" office:value="2137462" table:style-name="ce1">
            <text:p>2137462</text:p>
          </table:table-cell>
          <table:table-cell office:value-type="string" table:style-name="ce1">
            <text:p>1.3.3.01.01.29.001.00002</text:p>
          </table:table-cell>
          <table:table-cell office:value-type="string" table:style-name="ce1">
            <text:p>PEMBANGUNAN KANDANG TERNAK/KELINCI/UNGGAS</text:p>
          </table:table-cell>
          <table:table-cell table:number-columns-repeated="2" table:style-name="ce1"/>
          <table:table-cell office:value-type="float" office:value="1569136" table:style-name="ce1">
            <text:p>1569136</text:p>
          </table:table-cell>
          <table:table-cell table:number-columns-repeated="16376"/>
        </table:table-row>
        <table:table-row table:style-name="ro1">
          <table:table-cell office:value-type="string" table:style-name="ce1">
            <text:p>1.3.3.01.01.30.001</text:p>
          </table:table-cell>
          <table:table-cell office:value-type="string" table:style-name="ce1">
            <text:p>Bangunan Gedung Tempat Kerja Lainnya Permanen</text:p>
          </table:table-cell>
          <table:table-cell office:value-type="float" office:value="2018459" table:style-name="ce1">
            <text:p>2018459</text:p>
          </table:table-cell>
          <table:table-cell office:value-type="string" table:style-name="ce1">
            <text:p>1.3.3.01.01.30.001.00002</text:p>
          </table:table-cell>
          <table:table-cell office:value-type="string" table:style-name="ce1">
            <text:p>Rehabilitasi Ruang Kantor/Kelas/Laboratorium/Perpustakaan</text:p>
          </table:table-cell>
          <table:table-cell office:value-type="string" table:style-name="ce1">
            <text:p>Rehabilitasi Ruang Kantor/Kelas/Laboratorium/Perpustakaan</text:p>
          </table:table-cell>
          <table:table-cell office:value-type="string" table:style-name="ce1">
            <text:p>M2</text:p>
          </table:table-cell>
          <table:table-cell office:value-type="float" office:value="2128607.63" table:style-name="ce1">
            <text:p>2128607,63</text:p>
          </table:table-cell>
          <table:table-cell table:number-columns-repeated="16376"/>
        </table:table-row>
        <table:table-row table:style-name="ro1">
          <table:table-cell office:value-type="string" table:style-name="ce1">
            <text:p>1.3.3.01.01.30.001</text:p>
          </table:table-cell>
          <table:table-cell office:value-type="string" table:style-name="ce1">
            <text:p>Bangunan Gedung Tempat Kerja Lainnya Permanen</text:p>
          </table:table-cell>
          <table:table-cell office:value-type="float" office:value="2018456" table:style-name="ce1">
            <text:p>2018456</text:p>
          </table:table-cell>
          <table:table-cell office:value-type="string" table:style-name="ce1">
            <text:p>1.3.3.01.01.30.001.00001</text:p>
          </table:table-cell>
          <table:table-cell office:value-type="string" table:style-name="ce1">
            <text:p>Pembangunan Gedung Tempat Pengepakan</text:p>
          </table:table-cell>
          <table:table-cell table:style-name="ce1"/>
          <table:table-cell office:value-type="string" table:style-name="ce1">
            <text:p>M2</text:p>
          </table:table-cell>
          <table:table-cell office:value-type="float" office:value="2832236.9" table:style-name="ce1">
            <text:p>2832236,9</text:p>
          </table:table-cell>
          <table:table-cell table:number-columns-repeated="16376"/>
        </table:table-row>
        <table:table-row table:style-name="ro1">
          <table:table-cell office:value-type="string" table:style-name="ce1">
            <text:p>1.3.3.01.01.30.002</text:p>
          </table:table-cell>
          <table:table-cell office:value-type="string" table:style-name="ce1">
            <text:p>Bangunan Gedung Tempat Kerja Lainnya Semi Permanen</text:p>
          </table:table-cell>
          <table:table-cell office:value-type="float" office:value="2165178" table:style-name="ce1">
            <text:p>2165178</text:p>
          </table:table-cell>
          <table:table-cell office:value-type="string" table:style-name="ce1">
            <text:p>1.3.3.01.01.30.002.00002</text:p>
          </table:table-cell>
          <table:table-cell office:value-type="string" table:style-name="ce1">
            <text:p>Gubug Jamur</text:p>
          </table:table-cell>
          <table:table-cell table:style-name="ce1"/>
          <table:table-cell office:value-type="string" table:style-name="ce1">
            <text:p>M2</text:p>
          </table:table-cell>
          <table:table-cell office:value-type="float" office:value="262721.21999999997" table:style-name="ce1">
            <text:p>262721,22</text:p>
          </table:table-cell>
          <table:table-cell table:number-columns-repeated="16376"/>
        </table:table-row>
        <table:table-row table:style-name="ro1">
          <table:table-cell office:value-type="string" table:style-name="ce1">
            <text:p>1.3.3.01.01.30.002</text:p>
          </table:table-cell>
          <table:table-cell office:value-type="string" table:style-name="ce1">
            <text:p>Bangunan Gedung Tempat Kerja Lainnya Semi Permanen</text:p>
          </table:table-cell>
          <table:table-cell office:value-type="float" office:value="6646485" table:style-name="ce1">
            <text:p>6646485</text:p>
          </table:table-cell>
          <table:table-cell office:value-type="string" table:style-name="ce1">
            <text:p>1.3.3.01.01.30.002.00003</text:p>
          </table:table-cell>
          <table:table-cell office:value-type="string" table:style-name="ce1">
            <text:p>Kumbung Jamur</text:p>
          </table:table-cell>
          <table:table-cell table:style-name="ce1"/>
          <table:table-cell office:value-type="string" table:style-name="ce1">
            <text:p>M2</text:p>
          </table:table-cell>
          <table:table-cell office:value-type="float" office:value="1274919" table:style-name="ce1">
            <text:p>1274919</text:p>
          </table:table-cell>
          <table:table-cell table:number-columns-repeated="16376"/>
        </table:table-row>
        <table:table-row table:style-name="ro1">
          <table:table-cell office:value-type="string" table:style-name="ce1">
            <text:p>1.3.3.01.01.30.002</text:p>
          </table:table-cell>
          <table:table-cell office:value-type="string" table:style-name="ce1">
            <text:p>Bangunan Gedung Tempat Kerja Lainnya Semi Permanen</text:p>
          </table:table-cell>
          <table:table-cell office:value-type="float" office:value="2018465" table:style-name="ce1">
            <text:p>2018465</text:p>
          </table:table-cell>
          <table:table-cell office:value-type="string" table:style-name="ce1">
            <text:p>1.3.3.01.01.30.002.00001</text:p>
          </table:table-cell>
          <table:table-cell office:value-type="string" table:style-name="ce1">
            <text:p>Pembangunan Screen House</text:p>
          </table:table-cell>
          <table:table-cell table:style-name="ce1"/>
          <table:table-cell office:value-type="string" table:style-name="ce1">
            <text:p>M2</text:p>
          </table:table-cell>
          <table:table-cell office:value-type="float" office:value="1274919.83" table:style-name="ce1">
            <text:p>1274919,83</text:p>
          </table:table-cell>
          <table:table-cell table:number-columns-repeated="16376"/>
        </table:table-row>
        <table:table-row table:style-name="ro1">
          <table:table-cell office:value-type="string" table:style-name="ce1">
            <text:p>1.3.3.01.01.32.003</text:p>
          </table:table-cell>
          <table:table-cell office:value-type="string" table:style-name="ce1">
            <text:p>Bangunan Penerangan Jalan</text:p>
          </table:table-cell>
          <table:table-cell office:value-type="float" office:value="2018463" table:style-name="ce1">
            <text:p>2018463</text:p>
          </table:table-cell>
          <table:table-cell office:value-type="string" table:style-name="ce1">
            <text:p>1.3.3.01.01.32.003.00049</text:p>
          </table:table-cell>
          <table:table-cell office:value-type="string" table:style-name="ce1">
            <text:p>Pembangunan Tiang Oktagonal Hotdeep Galvanis 6 M</text:p>
          </table:table-cell>
          <table:table-cell table:style-name="ce1"/>
          <table:table-cell office:value-type="string" table:style-name="ce1">
            <text:p>Titik</text:p>
          </table:table-cell>
          <table:table-cell office:value-type="float" office:value="10915483.17" table:style-name="ce1">
            <text:p>10915483,17</text:p>
          </table:table-cell>
          <table:table-cell table:number-columns-repeated="16376"/>
        </table:table-row>
        <table:table-row table:style-name="ro1">
          <table:table-cell office:value-type="string" table:style-name="ce1">
            <text:p>1.3.3.01.01.32.003</text:p>
          </table:table-cell>
          <table:table-cell office:value-type="string" table:style-name="ce1">
            <text:p>Bangunan Penerangan Jalan</text:p>
          </table:table-cell>
          <table:table-cell office:value-type="float" office:value="2018464" table:style-name="ce1">
            <text:p>2018464</text:p>
          </table:table-cell>
          <table:table-cell office:value-type="string" table:style-name="ce1">
            <text:p>1.3.3.01.01.32.003.00050</text:p>
          </table:table-cell>
          <table:table-cell office:value-type="string" table:style-name="ce1">
            <text:p>Pembangunan Tiang Oktagonal Hot Deep Galvanis 8 M</text:p>
          </table:table-cell>
          <table:table-cell table:style-name="ce1"/>
          <table:table-cell office:value-type="string" table:style-name="ce1">
            <text:p>Titik</text:p>
          </table:table-cell>
          <table:table-cell office:value-type="float" office:value="12344643.17" table:style-name="ce1">
            <text:p>12344643,17</text:p>
          </table:table-cell>
          <table:table-cell table:number-columns-repeated="16376"/>
        </table:table-row>
        <table:table-row table:style-name="ro1">
          <table:table-cell office:value-type="string" table:style-name="ce1">
            <text:p>1.3.3.01.01.36.001</text:p>
          </table:table-cell>
          <table:table-cell office:value-type="string" table:style-name="ce1">
            <text:p>Taman Permanen</text:p>
          </table:table-cell>
          <table:table-cell office:value-type="float" office:value="2018461" table:style-name="ce1">
            <text:p>2018461</text:p>
          </table:table-cell>
          <table:table-cell office:value-type="string" table:style-name="ce1">
            <text:p>1.3.3.01.01.36.001.00136</text:p>
          </table:table-cell>
          <table:table-cell office:value-type="string" table:style-name="ce1">
            <text:p>Pembuatan Taman Type A Pekerjaan Konstruksi</text:p>
          </table:table-cell>
          <table:table-cell table:style-name="ce1"/>
          <table:table-cell office:value-type="string" table:style-name="ce1">
            <text:p>M2</text:p>
          </table:table-cell>
          <table:table-cell office:value-type="float" office:value="1227206.56" table:style-name="ce1">
            <text:p>1227206,56</text:p>
          </table:table-cell>
          <table:table-cell table:number-columns-repeated="16376"/>
        </table:table-row>
        <table:table-row table:style-name="ro1">
          <table:table-cell office:value-type="string" table:style-name="ce1">
            <text:p>1.3.3.01.01.36.001</text:p>
          </table:table-cell>
          <table:table-cell office:value-type="string" table:style-name="ce1">
            <text:p>Taman Permanen</text:p>
          </table:table-cell>
          <table:table-cell office:value-type="float" office:value="2018462" table:style-name="ce1">
            <text:p>2018462</text:p>
          </table:table-cell>
          <table:table-cell office:value-type="string" table:style-name="ce1">
            <text:p>1.3.3.01.01.36.001.00137</text:p>
          </table:table-cell>
          <table:table-cell office:value-type="string" table:style-name="ce1">
            <text:p>Pembuatan Taman Type C Pekerjaan Konstruksi</text:p>
          </table:table-cell>
          <table:table-cell table:style-name="ce1"/>
          <table:table-cell office:value-type="string" table:style-name="ce1">
            <text:p>M2</text:p>
          </table:table-cell>
          <table:table-cell office:value-type="float" office:value="539224.17000000004" table:style-name="ce1">
            <text:p>539224,17</text:p>
          </table:table-cell>
          <table:table-cell table:number-columns-repeated="16376"/>
        </table:table-row>
        <table:table-row table:style-name="ro1">
          <table:table-cell office:value-type="string" table:style-name="ce1">
            <text:p>1.3.3.01.01.36.001</text:p>
          </table:table-cell>
          <table:table-cell office:value-type="string" table:style-name="ce1">
            <text:p>Taman Permanen</text:p>
          </table:table-cell>
          <table:table-cell office:value-type="float" office:value="2136779" table:style-name="ce1">
            <text:p>2136779</text:p>
          </table:table-cell>
          <table:table-cell office:value-type="string" table:style-name="ce1">
            <text:p>1.3.3.01.01.36.001.00138</text:p>
          </table:table-cell>
          <table:table-cell office:value-type="string" table:style-name="ce1">
            <text:p>Pembuatan Taman Type B Pekerjaan Konstruksi</text:p>
          </table:table-cell>
          <table:table-cell table:style-name="ce1"/>
          <table:table-cell office:value-type="string" table:style-name="ce1">
            <text:p>M2</text:p>
          </table:table-cell>
          <table:table-cell office:value-type="float" office:value="981727.77" table:style-name="ce1">
            <text:p>981727,77</text:p>
          </table:table-cell>
          <table:table-cell table:number-columns-repeated="16376"/>
        </table:table-row>
        <table:table-row table:style-name="ro1">
          <table:table-cell office:value-type="string" table:style-name="ce1">
            <text:p>1.3.3.01.02.01.001</text:p>
          </table:table-cell>
          <table:table-cell office:value-type="string" table:style-name="ce1">
            <text:p>Rumah Negara Golongan I Tipe A Permanen</text:p>
          </table:table-cell>
          <table:table-cell office:value-type="float" office:value="2018450" table:style-name="ce1">
            <text:p>2018450</text:p>
          </table:table-cell>
          <table:table-cell office:value-type="string" table:style-name="ce1">
            <text:p>1.3.3.01.02.01.001.00004</text:p>
          </table:table-cell>
          <table:table-cell office:value-type="string" table:style-name="ce1">
            <text:p>Renovasi kamar mandi KDH/WKDH</text:p>
          </table:table-cell>
          <table:table-cell table:style-name="ce1"/>
          <table:table-cell office:value-type="string" table:style-name="ce1">
            <text:p>M2</text:p>
          </table:table-cell>
          <table:table-cell office:value-type="float" office:value="13681716.939999999" table:style-name="ce1">
            <text:p>13681716,94</text:p>
          </table:table-cell>
          <table:table-cell table:number-columns-repeated="16376"/>
        </table:table-row>
        <table:table-row table:style-name="ro1">
          <table:table-cell office:value-type="string" table:style-name="ce1">
            <text:p>1.3.3.01.02.01.001</text:p>
          </table:table-cell>
          <table:table-cell office:value-type="string" table:style-name="ce1">
            <text:p>Rumah Negara Golongan I Tipe A Permanen</text:p>
          </table:table-cell>
          <table:table-cell office:value-type="float" office:value="2018449" table:style-name="ce1">
            <text:p>2018449</text:p>
          </table:table-cell>
          <table:table-cell office:value-type="string" table:style-name="ce1">
            <text:p>1.3.3.01.02.01.001.00003</text:p>
          </table:table-cell>
          <table:table-cell office:value-type="string" table:style-name="ce1">
            <text:p>Pembangunan Kitchenset Rumah Dinas KDH/WKDH</text:p>
          </table:table-cell>
          <table:table-cell table:style-name="ce1"/>
          <table:table-cell office:value-type="string" table:style-name="ce1">
            <text:p>M</text:p>
          </table:table-cell>
          <table:table-cell office:value-type="float" office:value="9722607.3499999996" table:style-name="ce1">
            <text:p>9722607,35</text:p>
          </table:table-cell>
          <table:table-cell table:number-columns-repeated="16376"/>
        </table:table-row>
        <table:table-row table:style-name="ro1">
          <table:table-cell office:value-type="string" table:style-name="ce1">
            <text:p>1.3.3.01.02.01.001</text:p>
          </table:table-cell>
          <table:table-cell office:value-type="string" table:style-name="ce1">
            <text:p>Rumah Negara Golongan I Tipe A Permanen</text:p>
          </table:table-cell>
          <table:table-cell office:value-type="float" office:value="2018457" table:style-name="ce1">
            <text:p>2018457</text:p>
          </table:table-cell>
          <table:table-cell office:value-type="string" table:style-name="ce1">
            <text:p>1.3.3.01.02.01.001.00005</text:p>
          </table:table-cell>
          <table:table-cell office:value-type="string" table:style-name="ce1">
            <text:p>Pemeliharaan Rumah Dinas Jabatan</text:p>
          </table:table-cell>
          <table:table-cell table:style-name="ce1"/>
          <table:table-cell office:value-type="string" table:style-name="ce1">
            <text:p>M2</text:p>
          </table:table-cell>
          <table:table-cell office:value-type="float" office:value="472118.42" table:style-name="ce1">
            <text:p>472118,42</text:p>
          </table:table-cell>
          <table:table-cell table:number-columns-repeated="16376"/>
        </table:table-row>
        <table:table-row table:style-name="ro1">
          <table:table-cell office:value-type="string" table:style-name="ce1">
            <text:p>1.3.3.04.01.04.001</text:p>
          </table:table-cell>
          <table:table-cell office:value-type="string" table:style-name="ce1">
            <text:p>Pagar Permanen</text:p>
          </table:table-cell>
          <table:table-cell office:value-type="float" office:value="2082935" table:style-name="ce1">
            <text:p>2082935</text:p>
          </table:table-cell>
          <table:table-cell office:value-type="string" table:style-name="ce1">
            <text:p>1.3.3.04.01.04.001.00002</text:p>
          </table:table-cell>
          <table:table-cell office:value-type="string" table:style-name="ce1">
            <text:p>Pembangunan Pagar Dinding Bata</text:p>
          </table:table-cell>
          <table:table-cell table:style-name="ce1"/>
          <table:table-cell office:value-type="string" table:style-name="ce1">
            <text:p>M</text:p>
          </table:table-cell>
          <table:table-cell office:value-type="float" office:value="1549078.73" table:style-name="ce1">
            <text:p>1549078,73</text:p>
          </table:table-cell>
          <table:table-cell table:number-columns-repeated="16376"/>
        </table:table-row>
        <table:table-row table:style-name="ro1">
          <table:table-cell office:value-type="string" table:style-name="ce1">
            <text:p>1.3.3.04.01.04.001</text:p>
          </table:table-cell>
          <table:table-cell office:value-type="string" table:style-name="ce1">
            <text:p>Pagar Permanen</text:p>
          </table:table-cell>
          <table:table-cell office:value-type="float" office:value="2018473" table:style-name="ce1">
            <text:p>2018473</text:p>
          </table:table-cell>
          <table:table-cell office:value-type="string" table:style-name="ce1">
            <text:p>1.3.3.04.01.04.001.00001</text:p>
          </table:table-cell>
          <table:table-cell office:value-type="string" table:style-name="ce1">
            <text:p>Pembuatan Pagar Dinding Makam dengan tinggi 1,5 m</text:p>
          </table:table-cell>
          <table:table-cell table:style-name="ce1"/>
          <table:table-cell office:value-type="string" table:style-name="ce1">
            <text:p>M</text:p>
          </table:table-cell>
          <table:table-cell office:value-type="float" office:value="1953180.44" table:style-name="ce1">
            <text:p>1953180,44</text:p>
          </table:table-cell>
          <table:table-cell table:number-columns-repeated="16376"/>
        </table:table-row>
        <table:table-row table:style-name="ro1">
          <table:table-cell office:value-type="string" table:style-name="ce1">
            <text:p>1.3.3.04.01.04.002</text:p>
          </table:table-cell>
          <table:table-cell office:value-type="string" table:style-name="ce1">
            <text:p>Pagar Semi Permanen</text:p>
          </table:table-cell>
          <table:table-cell office:value-type="float" office:value="2018474" table:style-name="ce1">
            <text:p>2018474</text:p>
          </table:table-cell>
          <table:table-cell office:value-type="string" table:style-name="ce1">
            <text:p>1.3.3.04.01.04.002.00003</text:p>
          </table:table-cell>
          <table:table-cell office:value-type="string" table:style-name="ce1">
            <text:p>Pembangunan Pagar BRC (diatas plengsengan)</text:p>
          </table:table-cell>
          <table:table-cell table:style-name="ce1"/>
          <table:table-cell office:value-type="string" table:style-name="ce1">
            <text:p>M</text:p>
          </table:table-cell>
          <table:table-cell office:value-type="float" office:value="1370102.68" table:style-name="ce1">
            <text:p>1370102,68</text:p>
          </table:table-cell>
          <table:table-cell table:number-columns-repeated="16376"/>
        </table:table-row>
        <table:table-row table:style-name="ro1">
          <table:table-cell office:value-type="string" table:style-name="ce1">
            <text:p>1.3.3.04.01.05.001</text:p>
          </table:table-cell>
          <table:table-cell office:value-type="string" table:style-name="ce1">
            <text:p>Tugu/Tanda Batas Lainnya</text:p>
          </table:table-cell>
          <table:table-cell office:value-type="float" office:value="2164821" table:style-name="ce1">
            <text:p>2164821</text:p>
          </table:table-cell>
          <table:table-cell office:value-type="string" table:style-name="ce1">
            <text:p>1.3.3.04.01.05.001.00001</text:p>
          </table:table-cell>
          <table:table-cell office:value-type="string" table:style-name="ce1">
            <text:p>Gapura</text:p>
          </table:table-cell>
          <table:table-cell table:style-name="ce1"/>
          <table:table-cell office:value-type="string" table:style-name="ce1">
            <text:p>M</text:p>
          </table:table-cell>
          <table:table-cell office:value-type="float" office:value="5355124.99" table:style-name="ce1">
            <text:p>5355124,99</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26" table:style-name="ce1">
            <text:p>2137526</text:p>
          </table:table-cell>
          <table:table-cell office:value-type="string" table:style-name="ce1">
            <text:p>1.3.4.01.01.04.004.00045</text:p>
          </table:table-cell>
          <table:table-cell office:value-type="string" table:style-name="ce1">
            <text:p>Peningkatan Jalan Dengan AC-WC Lebar Jalan 5,5-6m (Rekondisi Lapen Eksisting 20%)</text:p>
          </table:table-cell>
          <table:table-cell table:style-name="ce1"/>
          <table:table-cell office:value-type="string" table:style-name="ce1">
            <text:p>M</text:p>
          </table:table-cell>
          <table:table-cell office:value-type="float" office:value="1004378.49" table:style-name="ce1">
            <text:p>1004378,49</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25" table:style-name="ce1">
            <text:p>2137525</text:p>
          </table:table-cell>
          <table:table-cell office:value-type="string" table:style-name="ce1">
            <text:p>1.3.4.01.01.04.004.00044</text:p>
          </table:table-cell>
          <table:table-cell office:value-type="string" table:style-name="ce1">
            <text:p>Peningkatan Jalan dengan AC-WC lebar jalan 2,5-3 m (Rekondisi Lapen Eksisting 0%)</text:p>
          </table:table-cell>
          <table:table-cell table:style-name="ce1"/>
          <table:table-cell office:value-type="string" table:style-name="ce1">
            <text:p>M</text:p>
          </table:table-cell>
          <table:table-cell office:value-type="float" office:value="50247.34" table:style-name="ce1">
            <text:p>50247,34</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22" table:style-name="ce1">
            <text:p>2137522</text:p>
          </table:table-cell>
          <table:table-cell office:value-type="string" table:style-name="ce1">
            <text:p>1.3.4.01.01.04.004.00043</text:p>
          </table:table-cell>
          <table:table-cell office:value-type="string" table:style-name="ce1">
            <text:p>Peningkatan Jalan dengan Lapen Lebar Jalan 2,5-3m (Rekondisi Telford Eksisting 0%)</text:p>
          </table:table-cell>
          <table:table-cell table:style-name="ce1"/>
          <table:table-cell office:value-type="string" table:style-name="ce1">
            <text:p>M</text:p>
          </table:table-cell>
          <table:table-cell office:value-type="float" office:value="373615.59" table:style-name="ce1">
            <text:p>373615,59</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21" table:style-name="ce1">
            <text:p>2137521</text:p>
          </table:table-cell>
          <table:table-cell office:value-type="string" table:style-name="ce1">
            <text:p>1.3.4.01.01.04.004.00042</text:p>
          </table:table-cell>
          <table:table-cell office:value-type="string" table:style-name="ce1">
            <text:p>Peningkatan Jalan dengan Penahan Jalan, Tutup Lubang dan Overly 6-8 mtr Hotmix</text:p>
          </table:table-cell>
          <table:table-cell table:style-name="ce1"/>
          <table:table-cell office:value-type="string" table:style-name="ce1">
            <text:p>M</text:p>
          </table:table-cell>
          <table:table-cell office:value-type="float" office:value="2356027.44" table:style-name="ce1">
            <text:p>2356027,44</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20" table:style-name="ce1">
            <text:p>2137520</text:p>
          </table:table-cell>
          <table:table-cell office:value-type="string" table:style-name="ce1">
            <text:p>1.3.4.01.01.04.004.00041</text:p>
          </table:table-cell>
          <table:table-cell office:value-type="string" table:style-name="ce1">
            <text:p>Peningkatan Jalan dengan Tutup Lubang, Pasangan penahan jalan dan Overly 3-4 mtr Hotmix</text:p>
          </table:table-cell>
          <table:table-cell table:style-name="ce1"/>
          <table:table-cell office:value-type="string" table:style-name="ce1">
            <text:p>M</text:p>
          </table:table-cell>
          <table:table-cell office:value-type="float" office:value="893017.54" table:style-name="ce1">
            <text:p>893017,54</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19" table:style-name="ce1">
            <text:p>2137519</text:p>
          </table:table-cell>
          <table:table-cell office:value-type="string" table:style-name="ce1">
            <text:p>1.3.4.01.01.04.004.00040</text:p>
          </table:table-cell>
          <table:table-cell office:value-type="string" table:style-name="ce1">
            <text:p>Peningkatan Jalan dengan Tutup Lubang dan Overly 3-4 mtr Hotmix</text:p>
          </table:table-cell>
          <table:table-cell table:style-name="ce1"/>
          <table:table-cell office:value-type="string" table:style-name="ce1">
            <text:p>M</text:p>
          </table:table-cell>
          <table:table-cell office:value-type="float" office:value="593730.65" table:style-name="ce1">
            <text:p>593730,65</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18" table:style-name="ce1">
            <text:p>2137518</text:p>
          </table:table-cell>
          <table:table-cell office:value-type="string" table:style-name="ce1">
            <text:p>1.3.4.01.01.04.004.00039</text:p>
          </table:table-cell>
          <table:table-cell office:value-type="string" table:style-name="ce1">
            <text:p>Peningkatan Jalan dengan Penahan Jalan dan Overly 4-6 mtr Hotmix</text:p>
          </table:table-cell>
          <table:table-cell table:style-name="ce1"/>
          <table:table-cell office:value-type="string" table:style-name="ce1">
            <text:p>M</text:p>
          </table:table-cell>
          <table:table-cell office:value-type="float" office:value="1794984.44" table:style-name="ce1">
            <text:p>1794984,44</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17" table:style-name="ce1">
            <text:p>2137517</text:p>
          </table:table-cell>
          <table:table-cell office:value-type="string" table:style-name="ce1">
            <text:p>1.3.4.01.01.04.004.00038</text:p>
          </table:table-cell>
          <table:table-cell office:value-type="string" table:style-name="ce1">
            <text:p>Peningkatan Jalan Beton Bertulang Anyaman Tunggal</text:p>
          </table:table-cell>
          <table:table-cell table:style-name="ce1"/>
          <table:table-cell office:value-type="string" table:style-name="ce1">
            <text:p>M</text:p>
          </table:table-cell>
          <table:table-cell office:value-type="float" office:value="2332763.1" table:style-name="ce1">
            <text:p>2332763,1</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16" table:style-name="ce1">
            <text:p>2137516</text:p>
          </table:table-cell>
          <table:table-cell office:value-type="string" table:style-name="ce1">
            <text:p>1.3.4.01.01.04.004.00037</text:p>
          </table:table-cell>
          <table:table-cell office:value-type="string" table:style-name="ce1">
            <text:p>Peningkatan Jalan dengan Tutup Lubang dan overly 6-8 mtr Hotmix</text:p>
          </table:table-cell>
          <table:table-cell table:style-name="ce1"/>
          <table:table-cell office:value-type="string" table:style-name="ce1">
            <text:p>M</text:p>
          </table:table-cell>
          <table:table-cell office:value-type="float" office:value="1556893.43" table:style-name="ce1">
            <text:p>1556893,43</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15" table:style-name="ce1">
            <text:p>2137515</text:p>
          </table:table-cell>
          <table:table-cell office:value-type="string" table:style-name="ce1">
            <text:p>1.3.4.01.01.04.004.00036</text:p>
          </table:table-cell>
          <table:table-cell office:value-type="string" table:style-name="ce1">
            <text:p>Peningkatan dengan penambahan beton 2 - 3 mtr dan overly 8 - 10 mtr Hotmix</text:p>
          </table:table-cell>
          <table:table-cell table:style-name="ce1"/>
          <table:table-cell office:value-type="string" table:style-name="ce1">
            <text:p>M</text:p>
          </table:table-cell>
          <table:table-cell office:value-type="float" office:value="4052234.97" table:style-name="ce1">
            <text:p>4052234,97</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14" table:style-name="ce1">
            <text:p>2137514</text:p>
          </table:table-cell>
          <table:table-cell office:value-type="string" table:style-name="ce1">
            <text:p>1.3.4.01.01.04.004.00035</text:p>
          </table:table-cell>
          <table:table-cell office:value-type="string" table:style-name="ce1">
            <text:p>Peningkatan jalan dengan pelebaran 2 - 3 mtr dan overly 6 - 8 mtr Hotmix</text:p>
          </table:table-cell>
          <table:table-cell table:style-name="ce1"/>
          <table:table-cell office:value-type="string" table:style-name="ce1">
            <text:p>M</text:p>
          </table:table-cell>
          <table:table-cell office:value-type="float" office:value="2120695" table:style-name="ce1">
            <text:p>2120695</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13" table:style-name="ce1">
            <text:p>2137513</text:p>
          </table:table-cell>
          <table:table-cell office:value-type="string" table:style-name="ce1">
            <text:p>1.3.4.01.01.04.004.00034</text:p>
          </table:table-cell>
          <table:table-cell office:value-type="string" table:style-name="ce1">
            <text:p>Peningkatan Jalan dengan Tutup Lubang dan Overly Hotmix 4 - 6 mtr</text:p>
          </table:table-cell>
          <table:table-cell table:style-name="ce1"/>
          <table:table-cell office:value-type="string" table:style-name="ce1">
            <text:p>M</text:p>
          </table:table-cell>
          <table:table-cell office:value-type="float" office:value="987236.37" table:style-name="ce1">
            <text:p>987236,37</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12" table:style-name="ce1">
            <text:p>2137512</text:p>
          </table:table-cell>
          <table:table-cell office:value-type="string" table:style-name="ce1">
            <text:p>1.3.4.01.01.04.004.00033</text:p>
          </table:table-cell>
          <table:table-cell office:value-type="string" table:style-name="ce1">
            <text:p>Peningkatan Jalan dengan Tutup Lubang dan Overly 12-15 mtr Hotmix</text:p>
          </table:table-cell>
          <table:table-cell table:style-name="ce1"/>
          <table:table-cell office:value-type="string" table:style-name="ce1">
            <text:p>M</text:p>
          </table:table-cell>
          <table:table-cell office:value-type="float" office:value="2103432.5" table:style-name="ce1">
            <text:p>2103432,5</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11" table:style-name="ce1">
            <text:p>2137511</text:p>
          </table:table-cell>
          <table:table-cell office:value-type="string" table:style-name="ce1">
            <text:p>1.3.4.01.01.04.004.00032</text:p>
          </table:table-cell>
          <table:table-cell office:value-type="string" table:style-name="ce1">
            <text:p>Peningkatan Jalan dengan pelebaran 3 m, box calved 400 x 400 x 1000, CTSB, Penahan Jalan dan overlay 6 - 8 m hotmix</text:p>
          </table:table-cell>
          <table:table-cell table:style-name="ce1"/>
          <table:table-cell office:value-type="string" table:style-name="ce1">
            <text:p>M</text:p>
          </table:table-cell>
          <table:table-cell office:value-type="float" office:value="8752405.8399999999" table:style-name="ce1">
            <text:p>8752405,84</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10" table:style-name="ce1">
            <text:p>2137510</text:p>
          </table:table-cell>
          <table:table-cell office:value-type="string" table:style-name="ce1">
            <text:p>1.3.4.01.01.04.004.00031</text:p>
          </table:table-cell>
          <table:table-cell office:value-type="string" table:style-name="ce1">
            <text:p>Peningkatan Jalan dengan Box Culverd 400 X 400 X 1000, CTSB, Penahan Jalan dan Overlay 6-8 M Hotmix</text:p>
          </table:table-cell>
          <table:table-cell table:style-name="ce1"/>
          <table:table-cell office:value-type="string" table:style-name="ce1">
            <text:p>M</text:p>
          </table:table-cell>
          <table:table-cell office:value-type="float" office:value="2516801.81" table:style-name="ce1">
            <text:p>2516801,81</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09" table:style-name="ce1">
            <text:p>2137509</text:p>
          </table:table-cell>
          <table:table-cell office:value-type="string" table:style-name="ce1">
            <text:p>1.3.4.01.01.04.004.00030</text:p>
          </table:table-cell>
          <table:table-cell office:value-type="string" table:style-name="ce1">
            <text:p>Peningkatan Jalan dengan pelebaran 2 m, box calved 40X40, penahan jalan, skampal, dan overlay 4-6 m hotmix</text:p>
          </table:table-cell>
          <table:table-cell table:style-name="ce1"/>
          <table:table-cell office:value-type="string" table:style-name="ce1">
            <text:p>M</text:p>
          </table:table-cell>
          <table:table-cell office:value-type="float" office:value="11129031.619999999" table:style-name="ce1">
            <text:p>11129031,62</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08" table:style-name="ce1">
            <text:p>2137508</text:p>
          </table:table-cell>
          <table:table-cell office:value-type="string" table:style-name="ce1">
            <text:p>1.3.4.01.01.04.004.00029</text:p>
          </table:table-cell>
          <table:table-cell office:value-type="string" table:style-name="ce1">
            <text:p>Peningkatan Jalan dengan Penambahan Beton 0,5 m dan Overlay 4-6 mtr Hotmix</text:p>
          </table:table-cell>
          <table:table-cell table:style-name="ce1"/>
          <table:table-cell office:value-type="string" table:style-name="ce1">
            <text:p>M</text:p>
          </table:table-cell>
          <table:table-cell office:value-type="float" office:value="1462984.6" table:style-name="ce1">
            <text:p>1462984,6</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02" table:style-name="ce1">
            <text:p>2137502</text:p>
          </table:table-cell>
          <table:table-cell office:value-type="string" table:style-name="ce1">
            <text:p>1.3.4.01.01.04.004.00023</text:p>
          </table:table-cell>
          <table:table-cell office:value-type="string" table:style-name="ce1">
            <text:p>Pemeliharaan Jalan Dengan AC-WC Manual (Rekondisi AC-WC Eksisting Tebal 5cm)</text:p>
          </table:table-cell>
          <table:table-cell table:style-name="ce1"/>
          <table:table-cell office:value-type="string" table:style-name="ce1">
            <text:p>M2</text:p>
          </table:table-cell>
          <table:table-cell office:value-type="float" office:value="202834.36" table:style-name="ce1">
            <text:p>202834,36</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01" table:style-name="ce1">
            <text:p>2137501</text:p>
          </table:table-cell>
          <table:table-cell office:value-type="string" table:style-name="ce1">
            <text:p>1.3.4.01.01.04.004.00022</text:p>
          </table:table-cell>
          <table:table-cell office:value-type="string" table:style-name="ce1">
            <text:p>Pemeliharaan Jalan Dengan AC-WC Manual (Rekondisi AC-WC Eksisting Tebal 4 cm)</text:p>
          </table:table-cell>
          <table:table-cell table:style-name="ce1"/>
          <table:table-cell office:value-type="string" table:style-name="ce1">
            <text:p>M2</text:p>
          </table:table-cell>
          <table:table-cell office:value-type="float" office:value="154376.16" table:style-name="ce1">
            <text:p>154376,16</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00" table:style-name="ce1">
            <text:p>2137500</text:p>
          </table:table-cell>
          <table:table-cell office:value-type="string" table:style-name="ce1">
            <text:p>1.3.4.01.01.04.004.00021</text:p>
          </table:table-cell>
          <table:table-cell office:value-type="string" table:style-name="ce1">
            <text:p>Pemeliharaan Jalan Dengan AC-WC Manual (Rekondisi AC-WC Eksisting Tebal 3 cm)</text:p>
          </table:table-cell>
          <table:table-cell table:style-name="ce1"/>
          <table:table-cell office:value-type="string" table:style-name="ce1">
            <text:p>M2</text:p>
          </table:table-cell>
          <table:table-cell office:value-type="float" office:value="121445.49" table:style-name="ce1">
            <text:p>121445,49</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499" table:style-name="ce1">
            <text:p>2137499</text:p>
          </table:table-cell>
          <table:table-cell office:value-type="string" table:style-name="ce1">
            <text:p>1.3.4.01.01.04.004.00020</text:p>
          </table:table-cell>
          <table:table-cell office:value-type="string" table:style-name="ce1">
            <text:p>Rigid Pavement Tipe A3</text:p>
          </table:table-cell>
          <table:table-cell table:style-name="ce1"/>
          <table:table-cell office:value-type="string" table:style-name="ce1">
            <text:p>M2</text:p>
          </table:table-cell>
          <table:table-cell office:value-type="float" office:value="2577603.3199999998" table:style-name="ce1">
            <text:p>2577603,32</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498" table:style-name="ce1">
            <text:p>2137498</text:p>
          </table:table-cell>
          <table:table-cell office:value-type="string" table:style-name="ce1">
            <text:p>1.3.4.01.01.04.004.00019</text:p>
          </table:table-cell>
          <table:table-cell office:value-type="string" table:style-name="ce1">
            <text:p>Rigid Pavement Tipe A2</text:p>
          </table:table-cell>
          <table:table-cell table:style-name="ce1"/>
          <table:table-cell office:value-type="string" table:style-name="ce1">
            <text:p>M2</text:p>
          </table:table-cell>
          <table:table-cell office:value-type="float" office:value="3057880.92" table:style-name="ce1">
            <text:p>3057880,92</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497" table:style-name="ce1">
            <text:p>2137497</text:p>
          </table:table-cell>
          <table:table-cell office:value-type="string" table:style-name="ce1">
            <text:p>1.3.4.01.01.04.004.00018</text:p>
          </table:table-cell>
          <table:table-cell office:value-type="string" table:style-name="ce1">
            <text:p>Rigid Pavement Tipe A1</text:p>
          </table:table-cell>
          <table:table-cell table:style-name="ce1"/>
          <table:table-cell office:value-type="string" table:style-name="ce1">
            <text:p>M2</text:p>
          </table:table-cell>
          <table:table-cell office:value-type="float" office:value="3129896.46" table:style-name="ce1">
            <text:p>3129896,46</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496" table:style-name="ce1">
            <text:p>2137496</text:p>
          </table:table-cell>
          <table:table-cell office:value-type="string" table:style-name="ce1">
            <text:p>1.3.4.01.01.04.004.00017</text:p>
          </table:table-cell>
          <table:table-cell office:value-type="string" table:style-name="ce1">
            <text:p>Pemeliharaan Jalan Overlay</text:p>
          </table:table-cell>
          <table:table-cell table:style-name="ce1"/>
          <table:table-cell office:value-type="string" table:style-name="ce1">
            <text:p>M</text:p>
          </table:table-cell>
          <table:table-cell office:value-type="float" office:value="67268.98" table:style-name="ce1">
            <text:p>67268,98</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495" table:style-name="ce1">
            <text:p>2137495</text:p>
          </table:table-cell>
          <table:table-cell office:value-type="string" table:style-name="ce1">
            <text:p>1.3.4.01.01.04.004.00016</text:p>
          </table:table-cell>
          <table:table-cell office:value-type="string" table:style-name="ce1">
            <text:p>Pemeliharaan Jalan Tipe 2</text:p>
          </table:table-cell>
          <table:table-cell table:style-name="ce1"/>
          <table:table-cell office:value-type="string" table:style-name="ce1">
            <text:p>M2</text:p>
          </table:table-cell>
          <table:table-cell office:value-type="float" office:value="527782.68000000005" table:style-name="ce1">
            <text:p>527782,68</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494" table:style-name="ce1">
            <text:p>2137494</text:p>
          </table:table-cell>
          <table:table-cell office:value-type="string" table:style-name="ce1">
            <text:p>1.3.4.01.01.04.004.00015</text:p>
          </table:table-cell>
          <table:table-cell office:value-type="string" table:style-name="ce1">
            <text:p>Pemeliharaan Jalan Tipe 1</text:p>
          </table:table-cell>
          <table:table-cell table:style-name="ce1"/>
          <table:table-cell office:value-type="string" table:style-name="ce1">
            <text:p>M2</text:p>
          </table:table-cell>
          <table:table-cell office:value-type="float" office:value="457908.8" table:style-name="ce1">
            <text:p>457908,8</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6337623" table:style-name="ce1">
            <text:p>6337623</text:p>
          </table:table-cell>
          <table:table-cell office:value-type="string" table:style-name="ce1">
            <text:p>1.3.4.01.01.04.004.00126</text:p>
          </table:table-cell>
          <table:table-cell office:value-type="string" table:style-name="ce1">
            <text:p>Pemasangan Patok Aset Jalan</text:p>
          </table:table-cell>
          <table:table-cell office:value-type="string" table:style-name="ce1">
            <text:p>Pemasangan Patok Aset Jalan</text:p>
          </table:table-cell>
          <table:table-cell office:value-type="string" table:style-name="ce1">
            <text:p>Unit</text:p>
          </table:table-cell>
          <table:table-cell office:value-type="float" office:value="124687" table:style-name="ce1">
            <text:p>124687</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610" table:style-name="ce1">
            <text:p>2137610</text:p>
          </table:table-cell>
          <table:table-cell office:value-type="string" table:style-name="ce1">
            <text:p>1.3.4.01.01.04.004.00124</text:p>
          </table:table-cell>
          <table:table-cell office:value-type="string" table:style-name="ce1">
            <text:p>Pembangunan Jalan Menggunakan Perkerasan Beton Semen dengan Tulangan Anyaman Tunggal Lebar 2,5 - 3 m (Tebal 30 CM)</text:p>
          </table:table-cell>
          <table:table-cell table:style-name="ce1"/>
          <table:table-cell office:value-type="string" table:style-name="ce1">
            <text:p>M</text:p>
          </table:table-cell>
          <table:table-cell office:value-type="float" office:value="3635204.9" table:style-name="ce1">
            <text:p>3635204,9</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609" table:style-name="ce1">
            <text:p>2137609</text:p>
          </table:table-cell>
          <table:table-cell office:value-type="string" table:style-name="ce1">
            <text:p>1.3.4.01.01.04.004.00123</text:p>
          </table:table-cell>
          <table:table-cell office:value-type="string" table:style-name="ce1">
            <text:p>Pembangunan Jalan Menggunakan Perkerasan Beton Semen dengan Tulangan Anyaman Tunggal Lebar 2,5 - 3 m (Tebal 25 CM)</text:p>
          </table:table-cell>
          <table:table-cell table:style-name="ce1"/>
          <table:table-cell office:value-type="string" table:style-name="ce1">
            <text:p>M</text:p>
          </table:table-cell>
          <table:table-cell office:value-type="float" office:value="3097162.98" table:style-name="ce1">
            <text:p>3097162,98</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608" table:style-name="ce1">
            <text:p>2137608</text:p>
          </table:table-cell>
          <table:table-cell office:value-type="string" table:style-name="ce1">
            <text:p>1.3.4.01.01.04.004.00122</text:p>
          </table:table-cell>
          <table:table-cell office:value-type="string" table:style-name="ce1">
            <text:p>Pembangunan Jalan Menggunakan Perkerasan Beton Semen dengan Tulangan Anyaman Tunggal Lebar 2,5 - 3 m (Tebal 20 CM)</text:p>
          </table:table-cell>
          <table:table-cell table:style-name="ce1"/>
          <table:table-cell office:value-type="string" table:style-name="ce1">
            <text:p>M</text:p>
          </table:table-cell>
          <table:table-cell office:value-type="float" office:value="2559121.0699999998" table:style-name="ce1">
            <text:p>2559121,07</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607" table:style-name="ce1">
            <text:p>2137607</text:p>
          </table:table-cell>
          <table:table-cell office:value-type="string" table:style-name="ce1">
            <text:p>1.3.4.01.01.04.004.00121</text:p>
          </table:table-cell>
          <table:table-cell office:value-type="string" table:style-name="ce1">
            <text:p>Pembangunan Jalan Menggunakan Perkerasan Beton Semen dengan Tulangan Anyaman Tunggal Lebar 2,5 - 3 m (Tebal 15 CM)</text:p>
          </table:table-cell>
          <table:table-cell table:style-name="ce1"/>
          <table:table-cell office:value-type="string" table:style-name="ce1">
            <text:p>M</text:p>
          </table:table-cell>
          <table:table-cell office:value-type="float" office:value="2021079.16" table:style-name="ce1">
            <text:p>2021079,16</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606" table:style-name="ce1">
            <text:p>2137606</text:p>
          </table:table-cell>
          <table:table-cell office:value-type="string" table:style-name="ce1">
            <text:p>1.3.4.01.01.04.004.00120</text:p>
          </table:table-cell>
          <table:table-cell office:value-type="string" table:style-name="ce1">
            <text:p>Pembangunan Jalan Menggunakan Perkerasan Beton Semen dengan Tulangan Anyaman Tunggal Lebar 2,5 - 3 m (Tebal 10 CM)</text:p>
          </table:table-cell>
          <table:table-cell table:style-name="ce1"/>
          <table:table-cell office:value-type="string" table:style-name="ce1">
            <text:p>M</text:p>
          </table:table-cell>
          <table:table-cell office:value-type="float" office:value="1521468.81" table:style-name="ce1">
            <text:p>1521468,81</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605" table:style-name="ce1">
            <text:p>2137605</text:p>
          </table:table-cell>
          <table:table-cell office:value-type="string" table:style-name="ce1">
            <text:p>1.3.4.01.01.04.004.00119</text:p>
          </table:table-cell>
          <table:table-cell office:value-type="string" table:style-name="ce1">
            <text:p>Pembangunan Jalan Menggunakan Perkerasan Beton Semen dengan Tulangan Anyaman Tunggal Lebar 3-3,5 m (Tebal 30cm)</text:p>
          </table:table-cell>
          <table:table-cell table:style-name="ce1"/>
          <table:table-cell office:value-type="string" table:style-name="ce1">
            <text:p>M</text:p>
          </table:table-cell>
          <table:table-cell office:value-type="float" office:value="4297526.05" table:style-name="ce1">
            <text:p>4297526,05</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604" table:style-name="ce1">
            <text:p>2137604</text:p>
          </table:table-cell>
          <table:table-cell office:value-type="string" table:style-name="ce1">
            <text:p>1.3.4.01.01.04.004.00118</text:p>
          </table:table-cell>
          <table:table-cell office:value-type="string" table:style-name="ce1">
            <text:p>Pembangunan Jalan Menggunakan Perkerasan Beton Semen dengan Tulangan Anyaman Tunggal Lebar 3-3,5 m (Tebal 25cm)</text:p>
          </table:table-cell>
          <table:table-cell table:style-name="ce1"/>
          <table:table-cell office:value-type="string" table:style-name="ce1">
            <text:p>M</text:p>
          </table:table-cell>
          <table:table-cell office:value-type="float" office:value="3644189.44" table:style-name="ce1">
            <text:p>3644189,44</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603" table:style-name="ce1">
            <text:p>2137603</text:p>
          </table:table-cell>
          <table:table-cell office:value-type="string" table:style-name="ce1">
            <text:p>1.3.4.01.01.04.004.00117</text:p>
          </table:table-cell>
          <table:table-cell office:value-type="string" table:style-name="ce1">
            <text:p>Pembangunan Jalan Menggunakan Perkerasan Beton Semen dengan Tulangan Anyaman Tunggal Lebar 3,5 - 4 (Tebal 15 CM)</text:p>
          </table:table-cell>
          <table:table-cell table:style-name="ce1"/>
          <table:table-cell office:value-type="string" table:style-name="ce1">
            <text:p>M</text:p>
          </table:table-cell>
          <table:table-cell office:value-type="float" office:value="2759957.4" table:style-name="ce1">
            <text:p>2759957,4</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602" table:style-name="ce1">
            <text:p>2137602</text:p>
          </table:table-cell>
          <table:table-cell office:value-type="string" table:style-name="ce1">
            <text:p>1.3.4.01.01.04.004.00116</text:p>
          </table:table-cell>
          <table:table-cell office:value-type="string" table:style-name="ce1">
            <text:p>Pembangunan Jalan Menggunakan Perkerasan Beton Semen dengan Tulangan Anyaman Tunggal Lebar 3-3,5 m (Tebal 20cm)</text:p>
          </table:table-cell>
          <table:table-cell table:style-name="ce1"/>
          <table:table-cell office:value-type="string" table:style-name="ce1">
            <text:p>M</text:p>
          </table:table-cell>
          <table:table-cell office:value-type="float" office:value="3029284.4" table:style-name="ce1">
            <text:p>3029284,4</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601" table:style-name="ce1">
            <text:p>2137601</text:p>
          </table:table-cell>
          <table:table-cell office:value-type="string" table:style-name="ce1">
            <text:p>1.3.4.01.01.04.004.00115</text:p>
          </table:table-cell>
          <table:table-cell office:value-type="string" table:style-name="ce1">
            <text:p>Pembangunan Jalan Menggunakan Perkerasan Beton Semen dengan Tulangan Anyaman Tunggal Lebar 3-3,5 m (Tebal 15cm)</text:p>
          </table:table-cell>
          <table:table-cell table:style-name="ce1"/>
          <table:table-cell office:value-type="string" table:style-name="ce1">
            <text:p>M</text:p>
          </table:table-cell>
          <table:table-cell office:value-type="float" office:value="2414379.36" table:style-name="ce1">
            <text:p>2414379,36</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600" table:style-name="ce1">
            <text:p>2137600</text:p>
          </table:table-cell>
          <table:table-cell office:value-type="string" table:style-name="ce1">
            <text:p>1.3.4.01.01.04.004.00114</text:p>
          </table:table-cell>
          <table:table-cell office:value-type="string" table:style-name="ce1">
            <text:p>Pembangunan Jalan Menggunakan Perkerasan Beton Semen dengan Tulangan Anyaman Tunggal Lebar 3,5 - 4 (Tebal 10 CM)</text:p>
          </table:table-cell>
          <table:table-cell table:style-name="ce1"/>
          <table:table-cell office:value-type="string" table:style-name="ce1">
            <text:p>M</text:p>
          </table:table-cell>
          <table:table-cell office:value-type="float" office:value="2068189.23" table:style-name="ce1">
            <text:p>2068189,23</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99" table:style-name="ce1">
            <text:p>2137599</text:p>
          </table:table-cell>
          <table:table-cell office:value-type="string" table:style-name="ce1">
            <text:p>1.3.4.01.01.04.004.00113</text:p>
          </table:table-cell>
          <table:table-cell office:value-type="string" table:style-name="ce1">
            <text:p>Pembangunan Jalan Menggunakan Perkerasan Beton Semen dengan Tulangan Anyaman Tunggal Lebar 3-3,5 m (Tebal 10cm)</text:p>
          </table:table-cell>
          <table:table-cell table:style-name="ce1"/>
          <table:table-cell office:value-type="string" table:style-name="ce1">
            <text:p>M</text:p>
          </table:table-cell>
          <table:table-cell office:value-type="float" office:value="1799474.31" table:style-name="ce1">
            <text:p>1799474,31</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98" table:style-name="ce1">
            <text:p>2137598</text:p>
          </table:table-cell>
          <table:table-cell office:value-type="string" table:style-name="ce1">
            <text:p>1.3.4.01.01.04.004.00112</text:p>
          </table:table-cell>
          <table:table-cell office:value-type="string" table:style-name="ce1">
            <text:p>Peningkatan Jalan Dengan AC-WC Lebar Jalan 4,5 - 5 m (Rekondisi AC-WC Eksisting 30%)</text:p>
          </table:table-cell>
          <table:table-cell table:style-name="ce1"/>
          <table:table-cell office:value-type="string" table:style-name="ce1">
            <text:p>M</text:p>
          </table:table-cell>
          <table:table-cell office:value-type="float" office:value="1091927.32" table:style-name="ce1">
            <text:p>1091927,32</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97" table:style-name="ce1">
            <text:p>2137597</text:p>
          </table:table-cell>
          <table:table-cell office:value-type="string" table:style-name="ce1">
            <text:p>1.3.4.01.01.04.004.00111</text:p>
          </table:table-cell>
          <table:table-cell office:value-type="string" table:style-name="ce1">
            <text:p>Peningkatan Jalan Dengan AC-WC Lebar Jalan 4,5 - 5 m (Rekondisi AC-WC Eksisting 20%)</text:p>
          </table:table-cell>
          <table:table-cell table:style-name="ce1"/>
          <table:table-cell office:value-type="string" table:style-name="ce1">
            <text:p>M</text:p>
          </table:table-cell>
          <table:table-cell office:value-type="float" office:value="902088.63" table:style-name="ce1">
            <text:p>902088,63</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96" table:style-name="ce1">
            <text:p>2137596</text:p>
          </table:table-cell>
          <table:table-cell office:value-type="string" table:style-name="ce1">
            <text:p>1.3.4.01.01.04.004.00110</text:p>
          </table:table-cell>
          <table:table-cell office:value-type="string" table:style-name="ce1">
            <text:p>Peningkatan Jalan dengan AC - WC Lebar Jalan 5 - 5,5 (Rekondisi AC - WC Eksisting 30% )</text:p>
          </table:table-cell>
          <table:table-cell table:style-name="ce1"/>
          <table:table-cell office:value-type="string" table:style-name="ce1">
            <text:p>M</text:p>
          </table:table-cell>
          <table:table-cell office:value-type="float" office:value="1141364.5" table:style-name="ce1">
            <text:p>1141364,5</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95" table:style-name="ce1">
            <text:p>2137595</text:p>
          </table:table-cell>
          <table:table-cell office:value-type="string" table:style-name="ce1">
            <text:p>1.3.4.01.01.04.004.00109</text:p>
          </table:table-cell>
          <table:table-cell office:value-type="string" table:style-name="ce1">
            <text:p>Peningkatan Jalan Dengan AC-WC Lebar Jalan 3,5-4m (Rekondisi AC-WC Eksisting 40%)</text:p>
          </table:table-cell>
          <table:table-cell table:style-name="ce1"/>
          <table:table-cell office:value-type="string" table:style-name="ce1">
            <text:p>M</text:p>
          </table:table-cell>
          <table:table-cell office:value-type="float" office:value="861576.43" table:style-name="ce1">
            <text:p>861576,43</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94" table:style-name="ce1">
            <text:p>2137594</text:p>
          </table:table-cell>
          <table:table-cell office:value-type="string" table:style-name="ce1">
            <text:p>1.3.4.01.01.04.004.00108</text:p>
          </table:table-cell>
          <table:table-cell office:value-type="string" table:style-name="ce1">
            <text:p>Peningkatan Jalan Dengan AC-WC Lebar Jalan 5,5 - 6 m (Rekondisi AC-WC Eksisting 40%)</text:p>
          </table:table-cell>
          <table:table-cell table:style-name="ce1"/>
          <table:table-cell office:value-type="string" table:style-name="ce1">
            <text:p>M</text:p>
          </table:table-cell>
          <table:table-cell office:value-type="float" office:value="1361999.53" table:style-name="ce1">
            <text:p>1361999,53</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93" table:style-name="ce1">
            <text:p>2137593</text:p>
          </table:table-cell>
          <table:table-cell office:value-type="string" table:style-name="ce1">
            <text:p>1.3.4.01.01.04.004.00107</text:p>
          </table:table-cell>
          <table:table-cell office:value-type="string" table:style-name="ce1">
            <text:p>Peningkatan Jalan dengan AC - WC Lebar Jalan 5 - 5,5 (Rekondisi AC - WC Eksisting 20% )</text:p>
          </table:table-cell>
          <table:table-cell table:style-name="ce1"/>
          <table:table-cell office:value-type="string" table:style-name="ce1">
            <text:p>M</text:p>
          </table:table-cell>
          <table:table-cell office:value-type="float" office:value="3002665.71" table:style-name="ce1">
            <text:p>3002665,71</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92" table:style-name="ce1">
            <text:p>2137592</text:p>
          </table:table-cell>
          <table:table-cell office:value-type="string" table:style-name="ce1">
            <text:p>1.3.4.01.01.04.004.00106</text:p>
          </table:table-cell>
          <table:table-cell office:value-type="string" table:style-name="ce1">
            <text:p>Peningkatan Jalan Dengan AC-WC Lebar Jalan 3,5-4m (Rekondisi AC-WC Eksisting 30%)</text:p>
          </table:table-cell>
          <table:table-cell table:style-name="ce1"/>
          <table:table-cell office:value-type="string" table:style-name="ce1">
            <text:p>M</text:p>
          </table:table-cell>
          <table:table-cell office:value-type="float" office:value="791883.95" table:style-name="ce1">
            <text:p>791883,95</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91" table:style-name="ce1">
            <text:p>2137591</text:p>
          </table:table-cell>
          <table:table-cell office:value-type="string" table:style-name="ce1">
            <text:p>1.3.4.01.01.04.004.00105</text:p>
          </table:table-cell>
          <table:table-cell office:value-type="string" table:style-name="ce1">
            <text:p>Peningkatan Jalan Dengan AC-WC Lebar Jalan 5,5 - 6 m (Rekondisi AC-WC Eksisting 20%)</text:p>
          </table:table-cell>
          <table:table-cell table:style-name="ce1"/>
          <table:table-cell office:value-type="string" table:style-name="ce1">
            <text:p>M</text:p>
          </table:table-cell>
          <table:table-cell office:value-type="float" office:value="1120802" table:style-name="ce1">
            <text:p>1120802</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90" table:style-name="ce1">
            <text:p>2137590</text:p>
          </table:table-cell>
          <table:table-cell office:value-type="string" table:style-name="ce1">
            <text:p>1.3.4.01.01.04.004.00104</text:p>
          </table:table-cell>
          <table:table-cell office:value-type="string" table:style-name="ce1">
            <text:p>Peningkatan Jalan Dengan AC-WC Lebar Jalan 3,5-4m (Rekondisi AC-WC Eksisting 20%)</text:p>
          </table:table-cell>
          <table:table-cell table:style-name="ce1"/>
          <table:table-cell office:value-type="string" table:style-name="ce1">
            <text:p>M</text:p>
          </table:table-cell>
          <table:table-cell office:value-type="float" office:value="722191.46" table:style-name="ce1">
            <text:p>722191,46</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87" table:style-name="ce1">
            <text:p>2137587</text:p>
          </table:table-cell>
          <table:table-cell office:value-type="string" table:style-name="ce1">
            <text:p>1.3.4.01.01.04.004.00103</text:p>
          </table:table-cell>
          <table:table-cell office:value-type="string" table:style-name="ce1">
            <text:p>Peningkatan Jalan Dengan AC-WC Lebar Jalan 5,5 - 6 m (Rekondisi AC-WC Eksisting 10%)</text:p>
          </table:table-cell>
          <table:table-cell table:style-name="ce1"/>
          <table:table-cell office:value-type="string" table:style-name="ce1">
            <text:p>M</text:p>
          </table:table-cell>
          <table:table-cell office:value-type="float" office:value="1015730.76" table:style-name="ce1">
            <text:p>1015730,76</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86" table:style-name="ce1">
            <text:p>2137586</text:p>
          </table:table-cell>
          <table:table-cell office:value-type="string" table:style-name="ce1">
            <text:p>1.3.4.01.01.04.004.00102</text:p>
          </table:table-cell>
          <table:table-cell office:value-type="string" table:style-name="ce1">
            <text:p>Peningkatan Jalan dengan AC - WC Lebar Jalan 5 - 5,5 (Rekondisi AC - WC Eksisting 10% )</text:p>
          </table:table-cell>
          <table:table-cell table:style-name="ce1"/>
          <table:table-cell office:value-type="string" table:style-name="ce1">
            <text:p>M</text:p>
          </table:table-cell>
          <table:table-cell office:value-type="float" office:value="898090.02" table:style-name="ce1">
            <text:p>898090,02</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85" table:style-name="ce1">
            <text:p>2137585</text:p>
          </table:table-cell>
          <table:table-cell office:value-type="string" table:style-name="ce1">
            <text:p>1.3.4.01.01.04.004.00101</text:p>
          </table:table-cell>
          <table:table-cell office:value-type="string" table:style-name="ce1">
            <text:p>Peningkatan Jalan Dengan AC-WC Lebar Jalan 5,5 - 6 m (Rekondisi AC-WC Eksisting 0%)</text:p>
          </table:table-cell>
          <table:table-cell table:style-name="ce1"/>
          <table:table-cell office:value-type="string" table:style-name="ce1">
            <text:p>M</text:p>
          </table:table-cell>
          <table:table-cell office:value-type="float" office:value="895131.99" table:style-name="ce1">
            <text:p>895131,99</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84" table:style-name="ce1">
            <text:p>2137584</text:p>
          </table:table-cell>
          <table:table-cell office:value-type="string" table:style-name="ce1">
            <text:p>1.3.4.01.01.04.004.00100</text:p>
          </table:table-cell>
          <table:table-cell office:value-type="string" table:style-name="ce1">
            <text:p>Peningkatan Jalan Dengan AC-WC Lebar Jalan 4 - 4,5 m (Rekondisi AC-WC Eksisting 40%)</text:p>
          </table:table-cell>
          <table:table-cell table:style-name="ce1"/>
          <table:table-cell office:value-type="string" table:style-name="ce1">
            <text:p>M</text:p>
          </table:table-cell>
          <table:table-cell office:value-type="float" office:value="1014516.94" table:style-name="ce1">
            <text:p>1014516,94</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83" table:style-name="ce1">
            <text:p>2137583</text:p>
          </table:table-cell>
          <table:table-cell office:value-type="string" table:style-name="ce1">
            <text:p>1.3.4.01.01.04.004.00099</text:p>
          </table:table-cell>
          <table:table-cell office:value-type="string" table:style-name="ce1">
            <text:p>Peningkatan Jalan Dengan AC-WC Lebar Jalan 3,5-4m (Rekondisi AC-WC Eksisting 10%)</text:p>
          </table:table-cell>
          <table:table-cell table:style-name="ce1"/>
          <table:table-cell office:value-type="string" table:style-name="ce1">
            <text:p>M</text:p>
          </table:table-cell>
          <table:table-cell office:value-type="float" office:value="636971.44999999995" table:style-name="ce1">
            <text:p>636971,45</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82" table:style-name="ce1">
            <text:p>2137582</text:p>
          </table:table-cell>
          <table:table-cell office:value-type="string" table:style-name="ce1">
            <text:p>1.3.4.01.01.04.004.00098</text:p>
          </table:table-cell>
          <table:table-cell office:value-type="string" table:style-name="ce1">
            <text:p>Peningkatan Jalan Dengan AC-WC Lebar Jalan 4,5 - 5 m (Rekondisi AC-WC Eksisting 10%)</text:p>
          </table:table-cell>
          <table:table-cell table:style-name="ce1"/>
          <table:table-cell office:value-type="string" table:style-name="ce1">
            <text:p>M</text:p>
          </table:table-cell>
          <table:table-cell office:value-type="float" office:value="813637.11" table:style-name="ce1">
            <text:p>813637,11</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81" table:style-name="ce1">
            <text:p>2137581</text:p>
          </table:table-cell>
          <table:table-cell office:value-type="string" table:style-name="ce1">
            <text:p>1.3.4.01.01.04.004.00097</text:p>
          </table:table-cell>
          <table:table-cell office:value-type="string" table:style-name="ce1">
            <text:p>Peningkatan Jalan Dengan AC-WC Lebar Jalan 4 - 4,5 m (Rekondisi AC-WC Eksisting 30%)</text:p>
          </table:table-cell>
          <table:table-cell table:style-name="ce1"/>
          <table:table-cell office:value-type="string" table:style-name="ce1">
            <text:p>M</text:p>
          </table:table-cell>
          <table:table-cell office:value-type="float" office:value="926050.74" table:style-name="ce1">
            <text:p>926050,74</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80" table:style-name="ce1">
            <text:p>2137580</text:p>
          </table:table-cell>
          <table:table-cell office:value-type="string" table:style-name="ce1">
            <text:p>1.3.4.01.01.04.004.00096</text:p>
          </table:table-cell>
          <table:table-cell office:value-type="string" table:style-name="ce1">
            <text:p>Peningkatan Jalan Dengan AC-WC Lebar Jalan 4 - 4,5 m (Rekondisi AC-WC Eksisting 20%)</text:p>
          </table:table-cell>
          <table:table-cell table:style-name="ce1"/>
          <table:table-cell office:value-type="string" table:style-name="ce1">
            <text:p>M</text:p>
          </table:table-cell>
          <table:table-cell office:value-type="float" office:value="840176.41" table:style-name="ce1">
            <text:p>840176,41</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79" table:style-name="ce1">
            <text:p>2137579</text:p>
          </table:table-cell>
          <table:table-cell office:value-type="string" table:style-name="ce1">
            <text:p>1.3.4.01.01.04.004.00095</text:p>
          </table:table-cell>
          <table:table-cell office:value-type="string" table:style-name="ce1">
            <text:p>Peningkatan Jalan dengan AC - WC Lebar Jalan 5 - 5,5 (Rekondisi AC - WC Eksisting 0% )</text:p>
          </table:table-cell>
          <table:table-cell table:style-name="ce1"/>
          <table:table-cell office:value-type="string" table:style-name="ce1">
            <text:p>M</text:p>
          </table:table-cell>
          <table:table-cell office:value-type="float" office:value="793791.16" table:style-name="ce1">
            <text:p>793791,16</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78" table:style-name="ce1">
            <text:p>2137578</text:p>
          </table:table-cell>
          <table:table-cell office:value-type="string" table:style-name="ce1">
            <text:p>1.3.4.01.01.04.004.00094</text:p>
          </table:table-cell>
          <table:table-cell office:value-type="string" table:style-name="ce1">
            <text:p>Peningkatan Jalan Dengan AC-WC Lebar Jalan 4 - 4,5 m (Rekondisi AC-WC Eksisting 10%)</text:p>
          </table:table-cell>
          <table:table-cell table:style-name="ce1"/>
          <table:table-cell office:value-type="string" table:style-name="ce1">
            <text:p>M</text:p>
          </table:table-cell>
          <table:table-cell office:value-type="float" office:value="754302.08" table:style-name="ce1">
            <text:p>754302,08</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77" table:style-name="ce1">
            <text:p>2137577</text:p>
          </table:table-cell>
          <table:table-cell office:value-type="string" table:style-name="ce1">
            <text:p>1.3.4.01.01.04.004.00093</text:p>
          </table:table-cell>
          <table:table-cell office:value-type="string" table:style-name="ce1">
            <text:p>Peningkatan Jalan Dengan AC-WC Lebar Jalan 4,5 - 5 m (Rekondisi AC-WC Eksisting 0%)</text:p>
          </table:table-cell>
          <table:table-cell table:style-name="ce1"/>
          <table:table-cell office:value-type="string" table:style-name="ce1">
            <text:p>M</text:p>
          </table:table-cell>
          <table:table-cell office:value-type="float" office:value="714323.48" table:style-name="ce1">
            <text:p>714323,48</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76" table:style-name="ce1">
            <text:p>2137576</text:p>
          </table:table-cell>
          <table:table-cell office:value-type="string" table:style-name="ce1">
            <text:p>1.3.4.01.01.04.004.00092</text:p>
          </table:table-cell>
          <table:table-cell office:value-type="string" table:style-name="ce1">
            <text:p>Peningkatan Jalan Dengan AC-WC Lebar Jalan 4 - 4,5 m (Rekondisi AC-WC Eksisting 0%)</text:p>
          </table:table-cell>
          <table:table-cell table:style-name="ce1"/>
          <table:table-cell office:value-type="string" table:style-name="ce1">
            <text:p>M</text:p>
          </table:table-cell>
          <table:table-cell office:value-type="float" office:value="668427.75" table:style-name="ce1">
            <text:p>668427,75</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75" table:style-name="ce1">
            <text:p>2137575</text:p>
          </table:table-cell>
          <table:table-cell office:value-type="string" table:style-name="ce1">
            <text:p>1.3.4.01.01.04.004.00091</text:p>
          </table:table-cell>
          <table:table-cell office:value-type="string" table:style-name="ce1">
            <text:p>Peningkatan Jalan Dengan AC-WC Lebar Jalan 3,5-4m (Rekondisi AC-WC Eksisting 0%)</text:p>
          </table:table-cell>
          <table:table-cell table:style-name="ce1"/>
          <table:table-cell office:value-type="string" table:style-name="ce1">
            <text:p>M</text:p>
          </table:table-cell>
          <table:table-cell office:value-type="float" office:value="636971.44999999995" table:style-name="ce1">
            <text:p>636971,45</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74" table:style-name="ce1">
            <text:p>2137574</text:p>
          </table:table-cell>
          <table:table-cell office:value-type="string" table:style-name="ce1">
            <text:p>1.3.4.01.01.04.004.00090</text:p>
          </table:table-cell>
          <table:table-cell office:value-type="string" table:style-name="ce1">
            <text:p>Peningkatan Jalan Dengan AC-WC Lebar Jalan 2,5 - 3 m (Rekondisi AC-WC Eksisting 40%)</text:p>
          </table:table-cell>
          <table:table-cell table:style-name="ce1"/>
          <table:table-cell office:value-type="string" table:style-name="ce1">
            <text:p>M</text:p>
          </table:table-cell>
          <table:table-cell office:value-type="float" office:value="831907.99" table:style-name="ce1">
            <text:p>831907,99</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73" table:style-name="ce1">
            <text:p>2137573</text:p>
          </table:table-cell>
          <table:table-cell office:value-type="string" table:style-name="ce1">
            <text:p>1.3.4.01.01.04.004.00089</text:p>
          </table:table-cell>
          <table:table-cell office:value-type="string" table:style-name="ce1">
            <text:p>Peningkatan Jalan Dengan AC-WC Lebar Jalan 2,5 - 3 m (Rekondisi AC-WC Eksisting 30%)</text:p>
          </table:table-cell>
          <table:table-cell table:style-name="ce1"/>
          <table:table-cell office:value-type="string" table:style-name="ce1">
            <text:p>M</text:p>
          </table:table-cell>
          <table:table-cell office:value-type="float" office:value="628965.03" table:style-name="ce1">
            <text:p>628965,03</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72" table:style-name="ce1">
            <text:p>2137572</text:p>
          </table:table-cell>
          <table:table-cell office:value-type="string" table:style-name="ce1">
            <text:p>1.3.4.01.01.04.004.00088</text:p>
          </table:table-cell>
          <table:table-cell office:value-type="string" table:style-name="ce1">
            <text:p>Peningkatan Jalan Dengan AC-WC Lebar Jalan 2,5 - 3 m (Rekondisi AC-WC Eksisting 20%)</text:p>
          </table:table-cell>
          <table:table-cell table:style-name="ce1"/>
          <table:table-cell office:value-type="string" table:style-name="ce1">
            <text:p>M</text:p>
          </table:table-cell>
          <table:table-cell office:value-type="float" office:value="562287.61" table:style-name="ce1">
            <text:p>562287,61</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71" table:style-name="ce1">
            <text:p>2137571</text:p>
          </table:table-cell>
          <table:table-cell office:value-type="string" table:style-name="ce1">
            <text:p>1.3.4.01.01.04.004.00087</text:p>
          </table:table-cell>
          <table:table-cell office:value-type="string" table:style-name="ce1">
            <text:p>Peningkatan Jalan dengan AC - WC Lebar 4,5 - 5 m (Rekondisi Lapen Eksisting 40 % )</text:p>
          </table:table-cell>
          <table:table-cell table:style-name="ce1"/>
          <table:table-cell office:value-type="string" table:style-name="ce1">
            <text:p>M</text:p>
          </table:table-cell>
          <table:table-cell office:value-type="float" office:value="991206.62" table:style-name="ce1">
            <text:p>991206,62</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70" table:style-name="ce1">
            <text:p>2137570</text:p>
          </table:table-cell>
          <table:table-cell office:value-type="string" table:style-name="ce1">
            <text:p>1.3.4.01.01.04.004.00086</text:p>
          </table:table-cell>
          <table:table-cell office:value-type="string" table:style-name="ce1">
            <text:p>Peningkatan Jalan Dengan AC-WC Lebar Jalan 2,5 - 3 m (Rekondisi AC-WC Eksisting 10%)</text:p>
          </table:table-cell>
          <table:table-cell table:style-name="ce1"/>
          <table:table-cell office:value-type="string" table:style-name="ce1">
            <text:p>M</text:p>
          </table:table-cell>
          <table:table-cell office:value-type="float" office:value="508545.85" table:style-name="ce1">
            <text:p>508545,85</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69" table:style-name="ce1">
            <text:p>2137569</text:p>
          </table:table-cell>
          <table:table-cell office:value-type="string" table:style-name="ce1">
            <text:p>1.3.4.01.01.04.004.00085</text:p>
          </table:table-cell>
          <table:table-cell office:value-type="string" table:style-name="ce1">
            <text:p>Peningkatan Jalan Dengan AC-WC Lebar Jalan 3 - 3,5 m (Rekondisi AC-WC Eksisting 30%)</text:p>
          </table:table-cell>
          <table:table-cell table:style-name="ce1"/>
          <table:table-cell office:value-type="string" table:style-name="ce1">
            <text:p>M</text:p>
          </table:table-cell>
          <table:table-cell office:value-type="float" office:value="676485.34" table:style-name="ce1">
            <text:p>676485,34</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68" table:style-name="ce1">
            <text:p>2137568</text:p>
          </table:table-cell>
          <table:table-cell office:value-type="string" table:style-name="ce1">
            <text:p>1.3.4.01.01.04.004.00084</text:p>
          </table:table-cell>
          <table:table-cell office:value-type="string" table:style-name="ce1">
            <text:p>Peningkatan Jalan dengan AC - WC Lebar 4,5 - 5 m (Rekondisi Lapen Eksisting 30 % )</text:p>
          </table:table-cell>
          <table:table-cell table:style-name="ce1"/>
          <table:table-cell office:value-type="string" table:style-name="ce1">
            <text:p>M</text:p>
          </table:table-cell>
          <table:table-cell office:value-type="float" office:value="920389.65" table:style-name="ce1">
            <text:p>920389,65</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67" table:style-name="ce1">
            <text:p>2137567</text:p>
          </table:table-cell>
          <table:table-cell office:value-type="string" table:style-name="ce1">
            <text:p>1.3.4.01.01.04.004.00083</text:p>
          </table:table-cell>
          <table:table-cell office:value-type="string" table:style-name="ce1">
            <text:p>Peningkatan Jalan Dengan AC-WC Lebar Jalan 3 - 3,5 m (Rekondisi AC-WC Eksisting 20%)</text:p>
          </table:table-cell>
          <table:table-cell table:style-name="ce1"/>
          <table:table-cell office:value-type="string" table:style-name="ce1">
            <text:p>M</text:p>
          </table:table-cell>
          <table:table-cell office:value-type="float" office:value="622640.19999999995" table:style-name="ce1">
            <text:p>622640,2</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66" table:style-name="ce1">
            <text:p>2137566</text:p>
          </table:table-cell>
          <table:table-cell office:value-type="string" table:style-name="ce1">
            <text:p>1.3.4.01.01.04.004.00082</text:p>
          </table:table-cell>
          <table:table-cell office:value-type="string" table:style-name="ce1">
            <text:p>Peningkatan Jalan Dengan AC-WC Lebar Jalan 5-5,5m (Rekondisi Lapen Eksisting 40%)</text:p>
          </table:table-cell>
          <table:table-cell table:style-name="ce1"/>
          <table:table-cell office:value-type="string" table:style-name="ce1">
            <text:p>M</text:p>
          </table:table-cell>
          <table:table-cell office:value-type="float" office:value="1060009.8500000001" table:style-name="ce1">
            <text:p>1060009,85</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65" table:style-name="ce1">
            <text:p>2137565</text:p>
          </table:table-cell>
          <table:table-cell office:value-type="string" table:style-name="ce1">
            <text:p>1.3.4.01.01.04.004.00081</text:p>
          </table:table-cell>
          <table:table-cell office:value-type="string" table:style-name="ce1">
            <text:p>Peningkatan Jalan dengan AC - WC Lebar 4,5 - 5 m (Rekondisi Lapen Eksisting 20 % )</text:p>
          </table:table-cell>
          <table:table-cell table:style-name="ce1"/>
          <table:table-cell office:value-type="string" table:style-name="ce1">
            <text:p>M</text:p>
          </table:table-cell>
          <table:table-cell office:value-type="float" office:value="870263.43" table:style-name="ce1">
            <text:p>870263,43</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64" table:style-name="ce1">
            <text:p>2137564</text:p>
          </table:table-cell>
          <table:table-cell office:value-type="string" table:style-name="ce1">
            <text:p>1.3.4.01.01.04.004.00080</text:p>
          </table:table-cell>
          <table:table-cell office:value-type="string" table:style-name="ce1">
            <text:p>Peningkatan Jalan Dengan AC-WC Lebar Jalan 3 - 3,5 m (Rekondisi AC-WC Eksisting 10%)</text:p>
          </table:table-cell>
          <table:table-cell table:style-name="ce1"/>
          <table:table-cell office:value-type="string" table:style-name="ce1">
            <text:p>M</text:p>
          </table:table-cell>
          <table:table-cell office:value-type="float" office:value="555859.4" table:style-name="ce1">
            <text:p>555859,4</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63" table:style-name="ce1">
            <text:p>2137563</text:p>
          </table:table-cell>
          <table:table-cell office:value-type="string" table:style-name="ce1">
            <text:p>1.3.4.01.01.04.004.00079</text:p>
          </table:table-cell>
          <table:table-cell office:value-type="string" table:style-name="ce1">
            <text:p>Peningkatan Jalan Dengan AC-WC Lebar Jalan 2,5 - 3 m (Rekondisi AC-WC Eksisting 0%)</text:p>
          </table:table-cell>
          <table:table-cell table:style-name="ce1"/>
          <table:table-cell office:value-type="string" table:style-name="ce1">
            <text:p>M</text:p>
          </table:table-cell>
          <table:table-cell office:value-type="float" office:value="457395.96" table:style-name="ce1">
            <text:p>457395,96</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62" table:style-name="ce1">
            <text:p>2137562</text:p>
          </table:table-cell>
          <table:table-cell office:value-type="string" table:style-name="ce1">
            <text:p>1.3.4.01.01.04.004.00078</text:p>
          </table:table-cell>
          <table:table-cell office:value-type="string" table:style-name="ce1">
            <text:p>Peningkatan Jalan Dengan AC-WC Lebar Jalan 3 - 3,5 m (Rekondisi AC-WC Eksisting 0%)</text:p>
          </table:table-cell>
          <table:table-cell table:style-name="ce1"/>
          <table:table-cell office:value-type="string" table:style-name="ce1">
            <text:p>M</text:p>
          </table:table-cell>
          <table:table-cell office:value-type="float" office:value="486486.74" table:style-name="ce1">
            <text:p>486486,74</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61" table:style-name="ce1">
            <text:p>2137561</text:p>
          </table:table-cell>
          <table:table-cell office:value-type="string" table:style-name="ce1">
            <text:p>1.3.4.01.01.04.004.00077</text:p>
          </table:table-cell>
          <table:table-cell office:value-type="string" table:style-name="ce1">
            <text:p>Peningkatan Jalan Dengan AC-WC Lebar Jalan 3 - 3,5 m (Rekondisi Lapen Eksisting 30%)</text:p>
          </table:table-cell>
          <table:table-cell table:style-name="ce1"/>
          <table:table-cell office:value-type="string" table:style-name="ce1">
            <text:p>M</text:p>
          </table:table-cell>
          <table:table-cell office:value-type="float" office:value="608645.93999999994" table:style-name="ce1">
            <text:p>608645,94</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60" table:style-name="ce1">
            <text:p>2137560</text:p>
          </table:table-cell>
          <table:table-cell office:value-type="string" table:style-name="ce1">
            <text:p>1.3.4.01.01.04.004.00076</text:p>
          </table:table-cell>
          <table:table-cell office:value-type="string" table:style-name="ce1">
            <text:p>Peningkatan Jalan Dengan AC-WC Lebar Jalan 3,5 - 4 m (Rekondisi Lapen Eksisting 40%)</text:p>
          </table:table-cell>
          <table:table-cell table:style-name="ce1"/>
          <table:table-cell office:value-type="string" table:style-name="ce1">
            <text:p>M</text:p>
          </table:table-cell>
          <table:table-cell office:value-type="float" office:value="760500.74" table:style-name="ce1">
            <text:p>760500,74</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59" table:style-name="ce1">
            <text:p>2137559</text:p>
          </table:table-cell>
          <table:table-cell office:value-type="string" table:style-name="ce1">
            <text:p>1.3.4.01.01.04.004.00075</text:p>
          </table:table-cell>
          <table:table-cell office:value-type="string" table:style-name="ce1">
            <text:p>Peningkatan Jalan Dengan AC-WC Lebar Jalan 4 - 4,5 m (Rekondisi Lapen Eksisting 40%)</text:p>
          </table:table-cell>
          <table:table-cell table:style-name="ce1"/>
          <table:table-cell office:value-type="string" table:style-name="ce1">
            <text:p>M</text:p>
          </table:table-cell>
          <table:table-cell office:value-type="float" office:value="885981.82" table:style-name="ce1">
            <text:p>885981,82</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58" table:style-name="ce1">
            <text:p>2137558</text:p>
          </table:table-cell>
          <table:table-cell office:value-type="string" table:style-name="ce1">
            <text:p>1.3.4.01.01.04.004.00074</text:p>
          </table:table-cell>
          <table:table-cell office:value-type="string" table:style-name="ce1">
            <text:p>Peningkatan Jalan Dengan AC-WC Lebar Jalan 5-5,5m (Rekondisi Lapen Eksisting 30%)</text:p>
          </table:table-cell>
          <table:table-cell table:style-name="ce1"/>
          <table:table-cell office:value-type="string" table:style-name="ce1">
            <text:p>M</text:p>
          </table:table-cell>
          <table:table-cell office:value-type="float" office:value="988090.44" table:style-name="ce1">
            <text:p>988090,44</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54" table:style-name="ce1">
            <text:p>2137554</text:p>
          </table:table-cell>
          <table:table-cell office:value-type="string" table:style-name="ce1">
            <text:p>1.3.4.01.01.04.004.00073</text:p>
          </table:table-cell>
          <table:table-cell office:value-type="string" table:style-name="ce1">
            <text:p>Peningkatan Jalan Dengan AC-WC Lebar Jalan 4 - 4,5 m (Rekondisi Lapen Eksisting 30%)</text:p>
          </table:table-cell>
          <table:table-cell table:style-name="ce1"/>
          <table:table-cell office:value-type="string" table:style-name="ce1">
            <text:p>M</text:p>
          </table:table-cell>
          <table:table-cell office:value-type="float" office:value="826274.18" table:style-name="ce1">
            <text:p>826274,18</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53" table:style-name="ce1">
            <text:p>2137553</text:p>
          </table:table-cell>
          <table:table-cell office:value-type="string" table:style-name="ce1">
            <text:p>1.3.4.01.01.04.004.00072</text:p>
          </table:table-cell>
          <table:table-cell office:value-type="string" table:style-name="ce1">
            <text:p>Peningkatan Jalan Dengan AC-WC Lebar Jalan 5-5,5m (Rekondisi Lapen Eksisting 20%)</text:p>
          </table:table-cell>
          <table:table-cell table:style-name="ce1"/>
          <table:table-cell office:value-type="string" table:style-name="ce1">
            <text:p>M</text:p>
          </table:table-cell>
          <table:table-cell office:value-type="float" office:value="916171.03" table:style-name="ce1">
            <text:p>916171,03</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52" table:style-name="ce1">
            <text:p>2137552</text:p>
          </table:table-cell>
          <table:table-cell office:value-type="string" table:style-name="ce1">
            <text:p>1.3.4.01.01.04.004.00071</text:p>
          </table:table-cell>
          <table:table-cell office:value-type="string" table:style-name="ce1">
            <text:p>Peningkatan Jalan Dengan AC-WC Lebar Jalan 3,5 - 4 m (Rekondisi Lapen Eksisting 30%)</text:p>
          </table:table-cell>
          <table:table-cell table:style-name="ce1"/>
          <table:table-cell office:value-type="string" table:style-name="ce1">
            <text:p>M</text:p>
          </table:table-cell>
          <table:table-cell office:value-type="float" office:value="712195.3" table:style-name="ce1">
            <text:p>712195,3</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51" table:style-name="ce1">
            <text:p>2137551</text:p>
          </table:table-cell>
          <table:table-cell office:value-type="string" table:style-name="ce1">
            <text:p>1.3.4.01.01.04.004.00070</text:p>
          </table:table-cell>
          <table:table-cell office:value-type="string" table:style-name="ce1">
            <text:p>Peningkatan Jalan Dengan AC-WC Lebar Jalan 4 - 4,5 m (Rekondisi Lapen Eksisting 20%)</text:p>
          </table:table-cell>
          <table:table-cell table:style-name="ce1"/>
          <table:table-cell office:value-type="string" table:style-name="ce1">
            <text:p>M</text:p>
          </table:table-cell>
          <table:table-cell office:value-type="float" office:value="766475.31" table:style-name="ce1">
            <text:p>766475,31</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50" table:style-name="ce1">
            <text:p>2137550</text:p>
          </table:table-cell>
          <table:table-cell office:value-type="string" table:style-name="ce1">
            <text:p>1.3.4.01.01.04.004.00069</text:p>
          </table:table-cell>
          <table:table-cell office:value-type="string" table:style-name="ce1">
            <text:p>Peningkatan Jalan dengan AC - WC Lebar 4,5 - 5 m (Rekondisi Lapen Eksisting 10 % )</text:p>
          </table:table-cell>
          <table:table-cell table:style-name="ce1"/>
          <table:table-cell office:value-type="string" table:style-name="ce1">
            <text:p>M</text:p>
          </table:table-cell>
          <table:table-cell office:value-type="float" office:value="798870.31" table:style-name="ce1">
            <text:p>798870,31</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49" table:style-name="ce1">
            <text:p>2137549</text:p>
          </table:table-cell>
          <table:table-cell office:value-type="string" table:style-name="ce1">
            <text:p>1.3.4.01.01.04.004.00068</text:p>
          </table:table-cell>
          <table:table-cell office:value-type="string" table:style-name="ce1">
            <text:p>Peningkatan Jalan Dengan AC-WC Lebar Jalan 3,5 - 4 m (Rekondisi Lapen Eksisting 20%)</text:p>
          </table:table-cell>
          <table:table-cell table:style-name="ce1"/>
          <table:table-cell office:value-type="string" table:style-name="ce1">
            <text:p>M</text:p>
          </table:table-cell>
          <table:table-cell office:value-type="float" office:value="663889.85" table:style-name="ce1">
            <text:p>663889,85</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48" table:style-name="ce1">
            <text:p>2137548</text:p>
          </table:table-cell>
          <table:table-cell office:value-type="string" table:style-name="ce1">
            <text:p>1.3.4.01.01.04.004.00067</text:p>
          </table:table-cell>
          <table:table-cell office:value-type="string" table:style-name="ce1">
            <text:p>Peningkatan Jalan Dengan AC-WC Lebar Jalan 4 - 4,5 m (Rekondisi Lapen Eksisting 10%)</text:p>
          </table:table-cell>
          <table:table-cell table:style-name="ce1"/>
          <table:table-cell office:value-type="string" table:style-name="ce1">
            <text:p>M</text:p>
          </table:table-cell>
          <table:table-cell office:value-type="float" office:value="717451.53" table:style-name="ce1">
            <text:p>717451,53</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47" table:style-name="ce1">
            <text:p>2137547</text:p>
          </table:table-cell>
          <table:table-cell office:value-type="string" table:style-name="ce1">
            <text:p>1.3.4.01.01.04.004.00066</text:p>
          </table:table-cell>
          <table:table-cell office:value-type="string" table:style-name="ce1">
            <text:p>Peningkatan Jalan Dengan AC-WC Lebar Jalan 3 - 3,5 m (Rekondisi Lapen Eksisting 20%)</text:p>
          </table:table-cell>
          <table:table-cell table:style-name="ce1"/>
          <table:table-cell office:value-type="string" table:style-name="ce1">
            <text:p>M</text:p>
          </table:table-cell>
          <table:table-cell office:value-type="float" office:value="559547.12" table:style-name="ce1">
            <text:p>559547,12</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46" table:style-name="ce1">
            <text:p>2137546</text:p>
          </table:table-cell>
          <table:table-cell office:value-type="string" table:style-name="ce1">
            <text:p>1.3.4.01.01.04.004.00065</text:p>
          </table:table-cell>
          <table:table-cell office:value-type="string" table:style-name="ce1">
            <text:p>Peningkatan Jalan Dengan AC-WC Lebar Jalan 3,5 - 4 m (Rekondisi Lapen Eksisting 10%)</text:p>
          </table:table-cell>
          <table:table-cell table:style-name="ce1"/>
          <table:table-cell office:value-type="string" table:style-name="ce1">
            <text:p>M</text:p>
          </table:table-cell>
          <table:table-cell office:value-type="float" office:value="615584.41" table:style-name="ce1">
            <text:p>615584,41</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45" table:style-name="ce1">
            <text:p>2137545</text:p>
          </table:table-cell>
          <table:table-cell office:value-type="string" table:style-name="ce1">
            <text:p>1.3.4.01.01.04.004.00064</text:p>
          </table:table-cell>
          <table:table-cell office:value-type="string" table:style-name="ce1">
            <text:p>Peningkatan Jalan Dengan AC-WC Lebar Jalan 5-5,5m (Rekondisi Lapen Eksisting 0%)</text:p>
          </table:table-cell>
          <table:table-cell table:style-name="ce1"/>
          <table:table-cell office:value-type="string" table:style-name="ce1">
            <text:p>M</text:p>
          </table:table-cell>
          <table:table-cell office:value-type="float" office:value="865710.57" table:style-name="ce1">
            <text:p>865710,57</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44" table:style-name="ce1">
            <text:p>2137544</text:p>
          </table:table-cell>
          <table:table-cell office:value-type="string" table:style-name="ce1">
            <text:p>1.3.4.01.01.04.004.00063</text:p>
          </table:table-cell>
          <table:table-cell office:value-type="string" table:style-name="ce1">
            <text:p>Peningkatan Jalan Dengan AC-WC Lebar Jalan 3,5 - 4 m (Rekondisi Lapen Eksisting 0%)</text:p>
          </table:table-cell>
          <table:table-cell table:style-name="ce1"/>
          <table:table-cell office:value-type="string" table:style-name="ce1">
            <text:p>M</text:p>
          </table:table-cell>
          <table:table-cell office:value-type="float" office:value="567278.97" table:style-name="ce1">
            <text:p>567278,97</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43" table:style-name="ce1">
            <text:p>2137543</text:p>
          </table:table-cell>
          <table:table-cell office:value-type="string" table:style-name="ce1">
            <text:p>1.3.4.01.01.04.004.00062</text:p>
          </table:table-cell>
          <table:table-cell office:value-type="string" table:style-name="ce1">
            <text:p>Peningkatan Jalan dengan AC - WC Lebar 4,5 - 5 m (Rekondisi Lapen Eksisting 0 % )</text:p>
          </table:table-cell>
          <table:table-cell table:style-name="ce1"/>
          <table:table-cell office:value-type="string" table:style-name="ce1">
            <text:p>M</text:p>
          </table:table-cell>
          <table:table-cell office:value-type="float" office:value="749512.29" table:style-name="ce1">
            <text:p>749512,29</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42" table:style-name="ce1">
            <text:p>2137542</text:p>
          </table:table-cell>
          <table:table-cell office:value-type="string" table:style-name="ce1">
            <text:p>1.3.4.01.01.04.004.00061</text:p>
          </table:table-cell>
          <table:table-cell office:value-type="string" table:style-name="ce1">
            <text:p>Peningkatan Jalan Dengan AC-WC Lebar Jalan 4 - 4,5 m (Rekondisi Lapen Eksisting 0%)</text:p>
          </table:table-cell>
          <table:table-cell table:style-name="ce1"/>
          <table:table-cell office:value-type="string" table:style-name="ce1">
            <text:p>M</text:p>
          </table:table-cell>
          <table:table-cell office:value-type="float" office:value="668528.01" table:style-name="ce1">
            <text:p>668528,01</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41" table:style-name="ce1">
            <text:p>2137541</text:p>
          </table:table-cell>
          <table:table-cell office:value-type="string" table:style-name="ce1">
            <text:p>1.3.4.01.01.04.004.00060</text:p>
          </table:table-cell>
          <table:table-cell office:value-type="string" table:style-name="ce1">
            <text:p>Peningkatan Jalan Dengan AC-WC Lebar Jalan 5,5-6m (Rekondisi Lapen Eksisting 20%)</text:p>
          </table:table-cell>
          <table:table-cell table:style-name="ce1"/>
          <table:table-cell office:value-type="string" table:style-name="ce1">
            <text:p>M</text:p>
          </table:table-cell>
          <table:table-cell office:value-type="float" office:value="1009869.85" table:style-name="ce1">
            <text:p>1009869,85</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40" table:style-name="ce1">
            <text:p>2137540</text:p>
          </table:table-cell>
          <table:table-cell office:value-type="string" table:style-name="ce1">
            <text:p>1.3.4.01.01.04.004.00059</text:p>
          </table:table-cell>
          <table:table-cell office:value-type="string" table:style-name="ce1">
            <text:p>Peningkatan Jalan Dengan AC-WC Lebar Jalan 3 - 3,5 m (Rekondisi Lapen Eksisting 10%)</text:p>
          </table:table-cell>
          <table:table-cell table:style-name="ce1"/>
          <table:table-cell office:value-type="string" table:style-name="ce1">
            <text:p>M</text:p>
          </table:table-cell>
          <table:table-cell office:value-type="float" office:value="562141.56999999995" table:style-name="ce1">
            <text:p>562141,57</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39" table:style-name="ce1">
            <text:p>2137539</text:p>
          </table:table-cell>
          <table:table-cell office:value-type="string" table:style-name="ce1">
            <text:p>1.3.4.01.01.04.004.00058</text:p>
          </table:table-cell>
          <table:table-cell office:value-type="string" table:style-name="ce1">
            <text:p>Peningkatan Jalan Dengan AC-WC Lebar Jalan 3 - 3,5 m (Rekondisi Lapen Eksisting 0%)</text:p>
          </table:table-cell>
          <table:table-cell table:style-name="ce1"/>
          <table:table-cell office:value-type="string" table:style-name="ce1">
            <text:p>M</text:p>
          </table:table-cell>
          <table:table-cell office:value-type="float" office:value="487343.57" table:style-name="ce1">
            <text:p>487343,57</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38" table:style-name="ce1">
            <text:p>2137538</text:p>
          </table:table-cell>
          <table:table-cell office:value-type="string" table:style-name="ce1">
            <text:p>1.3.4.01.01.04.004.00057</text:p>
          </table:table-cell>
          <table:table-cell office:value-type="string" table:style-name="ce1">
            <text:p>Peningkatan Jalan dengan Lapen Lebar Jalan 2,5-3m (Rekondisi Telford Eksisting 40%)</text:p>
          </table:table-cell>
          <table:table-cell table:style-name="ce1"/>
          <table:table-cell office:value-type="string" table:style-name="ce1">
            <text:p>M</text:p>
          </table:table-cell>
          <table:table-cell office:value-type="float" office:value="566066.27" table:style-name="ce1">
            <text:p>566066,27</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37" table:style-name="ce1">
            <text:p>2137537</text:p>
          </table:table-cell>
          <table:table-cell office:value-type="string" table:style-name="ce1">
            <text:p>1.3.4.01.01.04.004.00056</text:p>
          </table:table-cell>
          <table:table-cell office:value-type="string" table:style-name="ce1">
            <text:p>Peningkatan Jalan dengan Lapen Lebar Jalan 2,5-3m (Rekondisi Telford Eksisting 30%)</text:p>
          </table:table-cell>
          <table:table-cell table:style-name="ce1"/>
          <table:table-cell office:value-type="string" table:style-name="ce1">
            <text:p>M</text:p>
          </table:table-cell>
          <table:table-cell office:value-type="float" office:value="525599.9" table:style-name="ce1">
            <text:p>525599,9</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36" table:style-name="ce1">
            <text:p>2137536</text:p>
          </table:table-cell>
          <table:table-cell office:value-type="string" table:style-name="ce1">
            <text:p>1.3.4.01.01.04.004.00055</text:p>
          </table:table-cell>
          <table:table-cell office:value-type="string" table:style-name="ce1">
            <text:p>Peningkatan Jalan Dengan AC-WC Lebar Jalan 2,5 - 3m (Rekondisi Lapen Eksisting 30%)</text:p>
          </table:table-cell>
          <table:table-cell table:style-name="ce1"/>
          <table:table-cell office:value-type="string" table:style-name="ce1">
            <text:p>M</text:p>
          </table:table-cell>
          <table:table-cell office:value-type="float" office:value="519055.35" table:style-name="ce1">
            <text:p>519055,35</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35" table:style-name="ce1">
            <text:p>2137535</text:p>
          </table:table-cell>
          <table:table-cell office:value-type="string" table:style-name="ce1">
            <text:p>1.3.4.01.01.04.004.00054</text:p>
          </table:table-cell>
          <table:table-cell office:value-type="string" table:style-name="ce1">
            <text:p>Peningkatan Jalan Dengan AC-WC Lebar Jalan 2,5-3m (Rekondisi Lapen Eksisting 20%)</text:p>
          </table:table-cell>
          <table:table-cell table:style-name="ce1"/>
          <table:table-cell office:value-type="string" table:style-name="ce1">
            <text:p>M</text:p>
          </table:table-cell>
          <table:table-cell office:value-type="float" office:value="535380.02" table:style-name="ce1">
            <text:p>535380,02</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34" table:style-name="ce1">
            <text:p>2137534</text:p>
          </table:table-cell>
          <table:table-cell office:value-type="string" table:style-name="ce1">
            <text:p>1.3.4.01.01.04.004.00053</text:p>
          </table:table-cell>
          <table:table-cell office:value-type="string" table:style-name="ce1">
            <text:p>Peningkatan Jalan Dengan AC-WC Lebar Jalan 2,5 - 3m (Rekondisi Lapen Eksisting 10%)</text:p>
          </table:table-cell>
          <table:table-cell table:style-name="ce1"/>
          <table:table-cell office:value-type="string" table:style-name="ce1">
            <text:p>M</text:p>
          </table:table-cell>
          <table:table-cell office:value-type="float" office:value="446392.67" table:style-name="ce1">
            <text:p>446392,67</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33" table:style-name="ce1">
            <text:p>2137533</text:p>
          </table:table-cell>
          <table:table-cell office:value-type="string" table:style-name="ce1">
            <text:p>1.3.4.01.01.04.004.00052</text:p>
          </table:table-cell>
          <table:table-cell office:value-type="string" table:style-name="ce1">
            <text:p>Peningkatan Jalan dengan Lapen Lebar Jalan 2,5-3m (Rekondisi Telford Eksisting 20%)</text:p>
          </table:table-cell>
          <table:table-cell table:style-name="ce1"/>
          <table:table-cell office:value-type="string" table:style-name="ce1">
            <text:p>M</text:p>
          </table:table-cell>
          <table:table-cell office:value-type="float" office:value="352983.87" table:style-name="ce1">
            <text:p>352983,87</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32" table:style-name="ce1">
            <text:p>2137532</text:p>
          </table:table-cell>
          <table:table-cell office:value-type="string" table:style-name="ce1">
            <text:p>1.3.4.01.01.04.004.00051</text:p>
          </table:table-cell>
          <table:table-cell office:value-type="string" table:style-name="ce1">
            <text:p>Peningkatan Jalan dengan Lapen Lebar Jalan 2,5-3m (Rekondisi Telford Eksisting 10%)</text:p>
          </table:table-cell>
          <table:table-cell table:style-name="ce1"/>
          <table:table-cell office:value-type="string" table:style-name="ce1">
            <text:p>M</text:p>
          </table:table-cell>
          <table:table-cell office:value-type="float" office:value="413785.08" table:style-name="ce1">
            <text:p>413785,08</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31" table:style-name="ce1">
            <text:p>2137531</text:p>
          </table:table-cell>
          <table:table-cell office:value-type="string" table:style-name="ce1">
            <text:p>1.3.4.01.01.04.004.00050</text:p>
          </table:table-cell>
          <table:table-cell office:value-type="string" table:style-name="ce1">
            <text:p>Peningkatan Jalan Dengan AC-WC Lebar Jalan 2,3-3m (Rekondisi Lapen Eksisting 0%)</text:p>
          </table:table-cell>
          <table:table-cell table:style-name="ce1"/>
          <table:table-cell office:value-type="string" table:style-name="ce1">
            <text:p>M</text:p>
          </table:table-cell>
          <table:table-cell office:value-type="float" office:value="446776.77" table:style-name="ce1">
            <text:p>446776,77</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30" table:style-name="ce1">
            <text:p>2137530</text:p>
          </table:table-cell>
          <table:table-cell office:value-type="string" table:style-name="ce1">
            <text:p>1.3.4.01.01.04.004.00049</text:p>
          </table:table-cell>
          <table:table-cell office:value-type="string" table:style-name="ce1">
            <text:p>Peningkatan Jalan Dengan AC-WC Lebar Jalan 5,5-6m (Rekondisi Lapen Eksisting 10%)</text:p>
          </table:table-cell>
          <table:table-cell table:style-name="ce1"/>
          <table:table-cell office:value-type="string" table:style-name="ce1">
            <text:p>M</text:p>
          </table:table-cell>
          <table:table-cell office:value-type="float" office:value="937232.1" table:style-name="ce1">
            <text:p>937232,1</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29" table:style-name="ce1">
            <text:p>2137529</text:p>
          </table:table-cell>
          <table:table-cell office:value-type="string" table:style-name="ce1">
            <text:p>1.3.4.01.01.04.004.00048</text:p>
          </table:table-cell>
          <table:table-cell office:value-type="string" table:style-name="ce1">
            <text:p>Peningkatan Jalan Dengan AC-WC Lebar Jalan 5,5-6m (Rekondisi Lapen Eksisting 0%)</text:p>
          </table:table-cell>
          <table:table-cell table:style-name="ce1"/>
          <table:table-cell office:value-type="string" table:style-name="ce1">
            <text:p>M</text:p>
          </table:table-cell>
          <table:table-cell office:value-type="float" office:value="931740.74" table:style-name="ce1">
            <text:p>931740,74</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28" table:style-name="ce1">
            <text:p>2137528</text:p>
          </table:table-cell>
          <table:table-cell office:value-type="string" table:style-name="ce1">
            <text:p>1.3.4.01.01.04.004.00047</text:p>
          </table:table-cell>
          <table:table-cell office:value-type="string" table:style-name="ce1">
            <text:p>Peningkatan Jalan Dengan AC-WC Lebar Jalan 5,5-6m (Rekondisi Lapen Eksisting 40%)</text:p>
          </table:table-cell>
          <table:table-cell table:style-name="ce1"/>
          <table:table-cell office:value-type="string" table:style-name="ce1">
            <text:p>M</text:p>
          </table:table-cell>
          <table:table-cell office:value-type="float" office:value="1149653.98" table:style-name="ce1">
            <text:p>1149653,98</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137527" table:style-name="ce1">
            <text:p>2137527</text:p>
          </table:table-cell>
          <table:table-cell office:value-type="string" table:style-name="ce1">
            <text:p>1.3.4.01.01.04.004.00046</text:p>
          </table:table-cell>
          <table:table-cell office:value-type="string" table:style-name="ce1">
            <text:p>Peningkatan Jalan Dengan AC-WC Lebar Jalan 5,5-6m (Rekondisi Lapen Eksisting 30%)</text:p>
          </table:table-cell>
          <table:table-cell table:style-name="ce1"/>
          <table:table-cell office:value-type="string" table:style-name="ce1">
            <text:p>M</text:p>
          </table:table-cell>
          <table:table-cell office:value-type="float" office:value="1077016.24" table:style-name="ce1">
            <text:p>1077016,24</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018446" table:style-name="ce1">
            <text:p>2018446</text:p>
          </table:table-cell>
          <table:table-cell office:value-type="string" table:style-name="ce1">
            <text:p>1.3.4.01.01.04.004.00014</text:p>
          </table:table-cell>
          <table:table-cell office:value-type="string" table:style-name="ce1">
            <text:p>Pembangunan Jalan Menggunakan Perkerasan Beton Semen dengan Tulangan Anyaman Tunggal Lebar 3,5 - 4 (Tebal 30CM)</text:p>
          </table:table-cell>
          <table:table-cell table:style-name="ce1"/>
          <table:table-cell office:value-type="string" table:style-name="ce1">
            <text:p>M</text:p>
          </table:table-cell>
          <table:table-cell office:value-type="float" office:value="4950556.62" table:style-name="ce1">
            <text:p>4950556,62</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018445" table:style-name="ce1">
            <text:p>2018445</text:p>
          </table:table-cell>
          <table:table-cell office:value-type="string" table:style-name="ce1">
            <text:p>1.3.4.01.01.04.004.00013</text:p>
          </table:table-cell>
          <table:table-cell office:value-type="string" table:style-name="ce1">
            <text:p>Pembangunan Jalan Menggunakan Perkerasan Beton Semen dengan Tulangan Anyaman Tunggal Lebar 3,5 - 4 (Tebal 25CM)</text:p>
          </table:table-cell>
          <table:table-cell table:style-name="ce1"/>
          <table:table-cell office:value-type="string" table:style-name="ce1">
            <text:p>M</text:p>
          </table:table-cell>
          <table:table-cell office:value-type="float" office:value="4220356.88" table:style-name="ce1">
            <text:p>4220356,88</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018444" table:style-name="ce1">
            <text:p>2018444</text:p>
          </table:table-cell>
          <table:table-cell office:value-type="string" table:style-name="ce1">
            <text:p>1.3.4.01.01.04.004.00012</text:p>
          </table:table-cell>
          <table:table-cell office:value-type="string" table:style-name="ce1">
            <text:p>Pembangunan Jalan Menggunakan Perkerasan Beton Semen dengan Tulangan Anyaman Tunggal Lebar 3,5 - 4 (Tebal 20 CM)</text:p>
          </table:table-cell>
          <table:table-cell table:style-name="ce1"/>
          <table:table-cell office:value-type="string" table:style-name="ce1">
            <text:p>M</text:p>
          </table:table-cell>
          <table:table-cell office:value-type="float" office:value="3490157.14" table:style-name="ce1">
            <text:p>3490157,14</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018443" table:style-name="ce1">
            <text:p>2018443</text:p>
          </table:table-cell>
          <table:table-cell office:value-type="string" table:style-name="ce1">
            <text:p>1.3.4.01.01.04.004.00011</text:p>
          </table:table-cell>
          <table:table-cell office:value-type="string" table:style-name="ce1">
            <text:p>Peningkatan Jalan dengan AC - WC Lebar Jalan 5 - 5,5 (Rekondisi AC - WC Eksisting 40% )</text:p>
          </table:table-cell>
          <table:table-cell table:style-name="ce1"/>
          <table:table-cell office:value-type="string" table:style-name="ce1">
            <text:p>M</text:p>
          </table:table-cell>
          <table:table-cell office:value-type="float" office:value="2441039.0099999998" table:style-name="ce1">
            <text:p>2441039,01</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018442" table:style-name="ce1">
            <text:p>2018442</text:p>
          </table:table-cell>
          <table:table-cell office:value-type="string" table:style-name="ce1">
            <text:p>1.3.4.01.01.04.004.00010</text:p>
          </table:table-cell>
          <table:table-cell office:value-type="string" table:style-name="ce1">
            <text:p>Peningkatan Jalan Dengan AC-WC Lebar Jalan 5,5 - 6 m (Rekondisi AC-WC Eksisting 30%)</text:p>
          </table:table-cell>
          <table:table-cell table:style-name="ce1"/>
          <table:table-cell office:value-type="string" table:style-name="ce1">
            <text:p>M</text:p>
          </table:table-cell>
          <table:table-cell office:value-type="float" office:value="1241400.76" table:style-name="ce1">
            <text:p>1241400,76</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018441" table:style-name="ce1">
            <text:p>2018441</text:p>
          </table:table-cell>
          <table:table-cell office:value-type="string" table:style-name="ce1">
            <text:p>1.3.4.01.01.04.004.00009</text:p>
          </table:table-cell>
          <table:table-cell office:value-type="string" table:style-name="ce1">
            <text:p>Peningkatan Jalan Dengan AC-WC Lebar Jalan 3 - 3,5 m (Rekondisi AC-WC Eksisting 40%)</text:p>
          </table:table-cell>
          <table:table-cell table:style-name="ce1"/>
          <table:table-cell office:value-type="string" table:style-name="ce1">
            <text:p>M</text:p>
          </table:table-cell>
          <table:table-cell office:value-type="float" office:value="745858" table:style-name="ce1">
            <text:p>745858</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018440" table:style-name="ce1">
            <text:p>2018440</text:p>
          </table:table-cell>
          <table:table-cell office:value-type="string" table:style-name="ce1">
            <text:p>1.3.4.01.01.04.004.00008</text:p>
          </table:table-cell>
          <table:table-cell office:value-type="string" table:style-name="ce1">
            <text:p>Peningkatan Jalan Dengan AC-WC Lebar Jalan 3 - 3,5 m (Rekondisi Lapen Eksisting 40%)</text:p>
          </table:table-cell>
          <table:table-cell table:style-name="ce1"/>
          <table:table-cell office:value-type="string" table:style-name="ce1">
            <text:p>M</text:p>
          </table:table-cell>
          <table:table-cell office:value-type="float" office:value="656233.04" table:style-name="ce1">
            <text:p>656233,04</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018439" table:style-name="ce1">
            <text:p>2018439</text:p>
          </table:table-cell>
          <table:table-cell office:value-type="string" table:style-name="ce1">
            <text:p>1.3.4.01.01.04.004.00007</text:p>
          </table:table-cell>
          <table:table-cell office:value-type="string" table:style-name="ce1">
            <text:p>Peningkatan Jalan Dengan AC-WC Lebar Jalan 5-5,5m (Rekondisi Lapen Eksisting 10%)</text:p>
          </table:table-cell>
          <table:table-cell table:style-name="ce1"/>
          <table:table-cell office:value-type="string" table:style-name="ce1">
            <text:p>M</text:p>
          </table:table-cell>
          <table:table-cell office:value-type="float" office:value="865710.57" table:style-name="ce1">
            <text:p>865710,57</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018438" table:style-name="ce1">
            <text:p>2018438</text:p>
          </table:table-cell>
          <table:table-cell office:value-type="string" table:style-name="ce1">
            <text:p>1.3.4.01.01.04.004.00006</text:p>
          </table:table-cell>
          <table:table-cell office:value-type="string" table:style-name="ce1">
            <text:p>Peningkatan Jalan Dengan AC-WC Lebar Jalan 2,5 - 3 m (Rekondisi Lapen Eksisting 40%)</text:p>
          </table:table-cell>
          <table:table-cell table:style-name="ce1"/>
          <table:table-cell office:value-type="string" table:style-name="ce1">
            <text:p>M</text:p>
          </table:table-cell>
          <table:table-cell office:value-type="float" office:value="689564.82" table:style-name="ce1">
            <text:p>689564,82</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018436" table:style-name="ce1">
            <text:p>2018436</text:p>
          </table:table-cell>
          <table:table-cell office:value-type="string" table:style-name="ce1">
            <text:p>1.3.4.01.01.04.004.00005</text:p>
          </table:table-cell>
          <table:table-cell office:value-type="string" table:style-name="ce1">
            <text:p>Konstruksi Jalan Paving Lebar 3 - 4 m (tebal 8 cm)</text:p>
          </table:table-cell>
          <table:table-cell table:style-name="ce1"/>
          <table:table-cell office:value-type="string" table:style-name="ce1">
            <text:p>M</text:p>
          </table:table-cell>
          <table:table-cell office:value-type="float" office:value="915374.03" table:style-name="ce1">
            <text:p>915374,03</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018435" table:style-name="ce1">
            <text:p>2018435</text:p>
          </table:table-cell>
          <table:table-cell office:value-type="string" table:style-name="ce1">
            <text:p>1.3.4.01.01.04.004.00004</text:p>
          </table:table-cell>
          <table:table-cell office:value-type="string" table:style-name="ce1">
            <text:p>Kontruksi Jalan Paving untuk Makam</text:p>
          </table:table-cell>
          <table:table-cell table:style-name="ce1"/>
          <table:table-cell office:value-type="string" table:style-name="ce1">
            <text:p>M2</text:p>
          </table:table-cell>
          <table:table-cell office:value-type="float" office:value="1113532.57" table:style-name="ce1">
            <text:p>1113532,57</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018434" table:style-name="ce1">
            <text:p>2018434</text:p>
          </table:table-cell>
          <table:table-cell office:value-type="string" table:style-name="ce1">
            <text:p>1.3.4.01.01.04.004.00003</text:p>
          </table:table-cell>
          <table:table-cell office:value-type="string" table:style-name="ce1">
            <text:p>Kontruksi Jalan Paving Baru Lebar 3m (tbl. 6cm)</text:p>
          </table:table-cell>
          <table:table-cell table:style-name="ce1"/>
          <table:table-cell office:value-type="string" table:style-name="ce1">
            <text:p>M</text:p>
          </table:table-cell>
          <table:table-cell office:value-type="float" office:value="897033.34" table:style-name="ce1">
            <text:p>897033,34</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018433" table:style-name="ce1">
            <text:p>2018433</text:p>
          </table:table-cell>
          <table:table-cell office:value-type="string" table:style-name="ce1">
            <text:p>1.3.4.01.01.04.004.00002</text:p>
          </table:table-cell>
          <table:table-cell office:value-type="string" table:style-name="ce1">
            <text:p>Kontruksi Jalan Paving Baru Lebar 2m (tbl. 6cm)</text:p>
          </table:table-cell>
          <table:table-cell table:style-name="ce1"/>
          <table:table-cell office:value-type="string" table:style-name="ce1">
            <text:p>M</text:p>
          </table:table-cell>
          <table:table-cell office:value-type="float" office:value="662186.88" table:style-name="ce1">
            <text:p>662186,88</text:p>
          </table:table-cell>
          <table:table-cell table:number-columns-repeated="16376"/>
        </table:table-row>
        <table:table-row table:style-name="ro1">
          <table:table-cell office:value-type="string" table:style-name="ce1">
            <text:p>1.3.4.01.01.04.004</text:p>
          </table:table-cell>
          <table:table-cell office:value-type="string" table:style-name="ce1">
            <text:p>Jalan Kota Lainnya</text:p>
          </table:table-cell>
          <table:table-cell office:value-type="float" office:value="2018432" table:style-name="ce1">
            <text:p>2018432</text:p>
          </table:table-cell>
          <table:table-cell office:value-type="string" table:style-name="ce1">
            <text:p>1.3.4.01.01.04.004.00001</text:p>
          </table:table-cell>
          <table:table-cell office:value-type="string" table:style-name="ce1">
            <text:p>Pemeliharaan Jalan dengan Tutup Lubang dan Hotmix Lebar 3 - 4 m</text:p>
          </table:table-cell>
          <table:table-cell table:style-name="ce1"/>
          <table:table-cell office:value-type="string" table:style-name="ce1">
            <text:p>M</text:p>
          </table:table-cell>
          <table:table-cell office:value-type="float" office:value="519887.7" table:style-name="ce1">
            <text:p>519887,7</text:p>
          </table:table-cell>
          <table:table-cell table:number-columns-repeated="16376"/>
        </table:table-row>
        <table:table-row table:style-name="ro1">
          <table:table-cell office:value-type="string" table:style-name="ce1">
            <text:p>1.3.4.01.01.09.009</text:p>
          </table:table-cell>
          <table:table-cell office:value-type="string" table:style-name="ce1">
            <text:p>Jalan Khusus Pejalan Kaki (Trotoar)</text:p>
          </table:table-cell>
          <table:table-cell office:value-type="float" office:value="2018437" table:style-name="ce1">
            <text:p>2018437</text:p>
          </table:table-cell>
          <table:table-cell office:value-type="string" table:style-name="ce1">
            <text:p>1.3.4.01.01.09.009.00001</text:p>
          </table:table-cell>
          <table:table-cell office:value-type="string" table:style-name="ce1">
            <text:p>Trotoar Porcelain</text:p>
          </table:table-cell>
          <table:table-cell table:style-name="ce1"/>
          <table:table-cell office:value-type="string" table:style-name="ce1">
            <text:p>M</text:p>
          </table:table-cell>
          <table:table-cell office:value-type="float" office:value="1330649.44" table:style-name="ce1">
            <text:p>1330649,44</text:p>
          </table:table-cell>
          <table:table-cell table:number-columns-repeated="16376"/>
        </table:table-row>
        <table:table-row table:style-name="ro1">
          <table:table-cell office:value-type="string" table:style-name="ce1">
            <text:p>1.3.4.01.01.09.009</text:p>
          </table:table-cell>
          <table:table-cell office:value-type="string" table:style-name="ce1">
            <text:p>Jalan Khusus Pejalan Kaki (Trotoar)</text:p>
          </table:table-cell>
          <table:table-cell office:value-type="float" office:value="5271131" table:style-name="ce1">
            <text:p>5271131</text:p>
          </table:table-cell>
          <table:table-cell office:value-type="string" table:style-name="ce1">
            <text:p>1.3.4.01.01.09.009.00002</text:p>
          </table:table-cell>
          <table:table-cell office:value-type="string" table:style-name="ce1">
            <text:p>Trotoar Dekoratif / Stam concrete</text:p>
          </table:table-cell>
          <table:table-cell table:style-name="ce1"/>
          <table:table-cell office:value-type="string" table:style-name="ce1">
            <text:p>M2</text:p>
          </table:table-cell>
          <table:table-cell office:value-type="float" office:value="1455329.23" table:style-name="ce1">
            <text:p>1455329,23</text:p>
          </table:table-cell>
          <table:table-cell table:number-columns-repeated="16376"/>
        </table:table-row>
        <table:table-row table:style-name="ro1">
          <table:table-cell office:value-type="string" table:style-name="ce1">
            <text:p>1.3.4.01.01.10.001</text:p>
          </table:table-cell>
          <table:table-cell office:value-type="string" table:style-name="ce1">
            <text:p>Jalan Lainnya</text:p>
          </table:table-cell>
          <table:table-cell office:value-type="float" office:value="2018429" table:style-name="ce1">
            <text:p>2018429</text:p>
          </table:table-cell>
          <table:table-cell office:value-type="string" table:style-name="ce1">
            <text:p>1.3.4.01.01.10.001.00002</text:p>
          </table:table-cell>
          <table:table-cell office:value-type="string" table:style-name="ce1">
            <text:p>Pembangunan Jalan Produksi (Japro) Pertanian dengan Penahan Dinding</text:p>
          </table:table-cell>
          <table:table-cell table:style-name="ce1"/>
          <table:table-cell office:value-type="string" table:style-name="ce1">
            <text:p>M2</text:p>
          </table:table-cell>
          <table:table-cell office:value-type="float" office:value="785400.92" table:style-name="ce1">
            <text:p>785400,92</text:p>
          </table:table-cell>
          <table:table-cell table:number-columns-repeated="16376"/>
        </table:table-row>
        <table:table-row table:style-name="ro1">
          <table:table-cell office:value-type="string" table:style-name="ce1">
            <text:p>1.3.4.01.01.10.001</text:p>
          </table:table-cell>
          <table:table-cell office:value-type="string" table:style-name="ce1">
            <text:p>Jalan Lainnya</text:p>
          </table:table-cell>
          <table:table-cell office:value-type="float" office:value="2018430" table:style-name="ce1">
            <text:p>2018430</text:p>
          </table:table-cell>
          <table:table-cell office:value-type="string" table:style-name="ce1">
            <text:p>1.3.4.01.01.10.001.00003</text:p>
          </table:table-cell>
          <table:table-cell office:value-type="string" table:style-name="ce1">
            <text:p>Pembangunan Jalan Usaha Tani (JUT) Tanpa Penahan Dinding</text:p>
          </table:table-cell>
          <table:table-cell table:style-name="ce1"/>
          <table:table-cell office:value-type="string" table:style-name="ce1">
            <text:p>M2</text:p>
          </table:table-cell>
          <table:table-cell office:value-type="float" office:value="218341.02" table:style-name="ce1">
            <text:p>218341,02</text:p>
          </table:table-cell>
          <table:table-cell table:number-columns-repeated="16376"/>
        </table:table-row>
        <table:table-row table:style-name="ro1">
          <table:table-cell office:value-type="string" table:style-name="ce1">
            <text:p>1.3.4.01.01.10.001</text:p>
          </table:table-cell>
          <table:table-cell office:value-type="string" table:style-name="ce1">
            <text:p>Jalan Lainnya</text:p>
          </table:table-cell>
          <table:table-cell office:value-type="float" office:value="2018431" table:style-name="ce1">
            <text:p>2018431</text:p>
          </table:table-cell>
          <table:table-cell office:value-type="string" table:style-name="ce1">
            <text:p>1.3.4.01.01.10.001.00004</text:p>
          </table:table-cell>
          <table:table-cell office:value-type="string" table:style-name="ce1">
            <text:p>Pembangunan Jalan Usaha Tani (JUT) Dengan Penahan Dinding</text:p>
          </table:table-cell>
          <table:table-cell table:style-name="ce1"/>
          <table:table-cell office:value-type="string" table:style-name="ce1">
            <text:p>M2</text:p>
          </table:table-cell>
          <table:table-cell office:value-type="float" office:value="1055280.67" table:style-name="ce1">
            <text:p>1055280,67</text:p>
          </table:table-cell>
          <table:table-cell table:number-columns-repeated="16376"/>
        </table:table-row>
        <table:table-row table:style-name="ro1">
          <table:table-cell office:value-type="string" table:style-name="ce1">
            <text:p>1.3.4.01.01.10.001</text:p>
          </table:table-cell>
          <table:table-cell office:value-type="string" table:style-name="ce1">
            <text:p>Jalan Lainnya</text:p>
          </table:table-cell>
          <table:table-cell office:value-type="float" office:value="2018428" table:style-name="ce1">
            <text:p>2018428</text:p>
          </table:table-cell>
          <table:table-cell office:value-type="string" table:style-name="ce1">
            <text:p>1.3.4.01.01.10.001.00001</text:p>
          </table:table-cell>
          <table:table-cell office:value-type="string" table:style-name="ce1">
            <text:p>Pembangunan Jalan Produksi (Japro) Pertanian Tanpa Penahan Dinding</text:p>
          </table:table-cell>
          <table:table-cell table:style-name="ce1"/>
          <table:table-cell office:value-type="string" table:style-name="ce1">
            <text:p>M2</text:p>
          </table:table-cell>
          <table:table-cell office:value-type="float" office:value="243615.28" table:style-name="ce1">
            <text:p>243615,28</text:p>
          </table:table-cell>
          <table:table-cell table:number-columns-repeated="16376"/>
        </table:table-row>
        <table:table-row table:style-name="ro1">
          <table:table-cell office:value-type="string" table:style-name="ce1">
            <text:p>1.3.4.01.02.04.004</text:p>
          </table:table-cell>
          <table:table-cell office:value-type="string" table:style-name="ce1">
            <text:p>Jembatan Pada Jalan Kota Lainnya</text:p>
          </table:table-cell>
          <table:table-cell office:value-type="float" office:value="2137613" table:style-name="ce1">
            <text:p>2137613</text:p>
          </table:table-cell>
          <table:table-cell office:value-type="string" table:style-name="ce1">
            <text:p>1.3.4.01.02.04.004.00003</text:p>
          </table:table-cell>
          <table:table-cell office:value-type="string" table:style-name="ce1">
            <text:p>Jembatan Box Culvert</text:p>
          </table:table-cell>
          <table:table-cell table:style-name="ce1"/>
          <table:table-cell office:value-type="string" table:style-name="ce1">
            <text:p>M2</text:p>
          </table:table-cell>
          <table:table-cell office:value-type="float" office:value="1735217.54" table:style-name="ce1">
            <text:p>1735217,54</text:p>
          </table:table-cell>
          <table:table-cell table:number-columns-repeated="16376"/>
        </table:table-row>
        <table:table-row table:style-name="ro1">
          <table:table-cell office:value-type="string" table:style-name="ce1">
            <text:p>1.3.4.01.02.04.004</text:p>
          </table:table-cell>
          <table:table-cell office:value-type="string" table:style-name="ce1">
            <text:p>Jembatan Pada Jalan Kota Lainnya</text:p>
          </table:table-cell>
          <table:table-cell office:value-type="float" office:value="2137611" table:style-name="ce1">
            <text:p>2137611</text:p>
          </table:table-cell>
          <table:table-cell office:value-type="string" table:style-name="ce1">
            <text:p>1.3.4.01.02.04.004.00001</text:p>
          </table:table-cell>
          <table:table-cell office:value-type="string" table:style-name="ce1">
            <text:p>Jembatan Bentang 6m</text:p>
          </table:table-cell>
          <table:table-cell table:style-name="ce1"/>
          <table:table-cell office:value-type="string" table:style-name="ce1">
            <text:p>M2</text:p>
          </table:table-cell>
          <table:table-cell office:value-type="float" office:value="32720655.879999999" table:style-name="ce1">
            <text:p>32720655,88</text:p>
          </table:table-cell>
          <table:table-cell table:number-columns-repeated="16376"/>
        </table:table-row>
        <table:table-row table:style-name="ro1">
          <table:table-cell office:value-type="string" table:style-name="ce1">
            <text:p>1.3.4.01.02.04.004</text:p>
          </table:table-cell>
          <table:table-cell office:value-type="string" table:style-name="ce1">
            <text:p>Jembatan Pada Jalan Kota Lainnya</text:p>
          </table:table-cell>
          <table:table-cell office:value-type="float" office:value="2137614" table:style-name="ce1">
            <text:p>2137614</text:p>
          </table:table-cell>
          <table:table-cell office:value-type="string" table:style-name="ce1">
            <text:p>1.3.4.01.02.04.004.00004</text:p>
          </table:table-cell>
          <table:table-cell office:value-type="string" table:style-name="ce1">
            <text:p>Pembangunan Jembatan Type II</text:p>
          </table:table-cell>
          <table:table-cell table:style-name="ce1"/>
          <table:table-cell office:value-type="string" table:style-name="ce1">
            <text:p>M2</text:p>
          </table:table-cell>
          <table:table-cell office:value-type="float" office:value="17226699.91" table:style-name="ce1">
            <text:p>17226699,91</text:p>
          </table:table-cell>
          <table:table-cell table:number-columns-repeated="16376"/>
        </table:table-row>
        <table:table-row table:style-name="ro1">
          <table:table-cell office:value-type="string" table:style-name="ce1">
            <text:p>1.3.4.01.02.04.004</text:p>
          </table:table-cell>
          <table:table-cell office:value-type="string" table:style-name="ce1">
            <text:p>Jembatan Pada Jalan Kota Lainnya</text:p>
          </table:table-cell>
          <table:table-cell office:value-type="float" office:value="2164875" table:style-name="ce1">
            <text:p>2164875</text:p>
          </table:table-cell>
          <table:table-cell office:value-type="string" table:style-name="ce1">
            <text:p>1.3.4.01.02.04.004.00005</text:p>
          </table:table-cell>
          <table:table-cell office:value-type="string" table:style-name="ce1">
            <text:p>Jembatan Box Culvert</text:p>
          </table:table-cell>
          <table:table-cell table:style-name="ce1"/>
          <table:table-cell office:value-type="string" table:style-name="ce1">
            <text:p>M</text:p>
          </table:table-cell>
          <table:table-cell office:value-type="float" office:value="1742799.56" table:style-name="ce1">
            <text:p>1742799,56</text:p>
          </table:table-cell>
          <table:table-cell table:number-columns-repeated="16376"/>
        </table:table-row>
        <table:table-row table:style-name="ro1">
          <table:table-cell office:value-type="string" table:style-name="ce1">
            <text:p>1.3.4.01.02.04.004</text:p>
          </table:table-cell>
          <table:table-cell office:value-type="string" table:style-name="ce1">
            <text:p>Jembatan Pada Jalan Kota Lainnya</text:p>
          </table:table-cell>
          <table:table-cell office:value-type="float" office:value="2164876" table:style-name="ce1">
            <text:p>2164876</text:p>
          </table:table-cell>
          <table:table-cell office:value-type="string" table:style-name="ce1">
            <text:p>1.3.4.01.02.04.004.00006</text:p>
          </table:table-cell>
          <table:table-cell office:value-type="string" table:style-name="ce1">
            <text:p>Overlay dan Pemasangan Box Culvert 60 x 60 cm</text:p>
          </table:table-cell>
          <table:table-cell table:style-name="ce1"/>
          <table:table-cell office:value-type="string" table:style-name="ce1">
            <text:p>M2</text:p>
          </table:table-cell>
          <table:table-cell office:value-type="float" office:value="2178300" table:style-name="ce1">
            <text:p>2178300</text:p>
          </table:table-cell>
          <table:table-cell table:number-columns-repeated="16376"/>
        </table:table-row>
        <table:table-row table:style-name="ro1">
          <table:table-cell office:value-type="string" table:style-name="ce1">
            <text:p>1.3.4.01.02.04.004</text:p>
          </table:table-cell>
          <table:table-cell office:value-type="string" table:style-name="ce1">
            <text:p>Jembatan Pada Jalan Kota Lainnya</text:p>
          </table:table-cell>
          <table:table-cell office:value-type="float" office:value="2137612" table:style-name="ce1">
            <text:p>2137612</text:p>
          </table:table-cell>
          <table:table-cell office:value-type="string" table:style-name="ce1">
            <text:p>1.3.4.01.02.04.004.00002</text:p>
          </table:table-cell>
          <table:table-cell office:value-type="string" table:style-name="ce1">
            <text:p>Jembatan Bentang 4m</text:p>
          </table:table-cell>
          <table:table-cell table:style-name="ce1"/>
          <table:table-cell office:value-type="string" table:style-name="ce1">
            <text:p>M2</text:p>
          </table:table-cell>
          <table:table-cell office:value-type="float" office:value="28095781.91" table:style-name="ce1">
            <text:p>28095781,91</text:p>
          </table:table-cell>
          <table:table-cell table:number-columns-repeated="16376"/>
        </table:table-row>
        <table:table-row table:style-name="ro1">
          <table:table-cell office:value-type="string" table:style-name="ce1">
            <text:p>1.3.4.02.01.05.003</text:p>
          </table:table-cell>
          <table:table-cell office:value-type="string" table:style-name="ce1">
            <text:p>Bangunan Pengaman Irigasi Lainnya</text:p>
          </table:table-cell>
          <table:table-cell office:value-type="float" office:value="2137767" table:style-name="ce1">
            <text:p>2137767</text:p>
          </table:table-cell>
          <table:table-cell office:value-type="string" table:style-name="ce1">
            <text:p>1.3.4.02.01.05.003.00003</text:p>
          </table:table-cell>
          <table:table-cell office:value-type="string" table:style-name="ce1">
            <text:p>Penahan tebing tinggi 4 m Langsiran 100 m</text:p>
          </table:table-cell>
          <table:table-cell table:style-name="ce1"/>
          <table:table-cell office:value-type="string" table:style-name="ce1">
            <text:p>M1</text:p>
          </table:table-cell>
          <table:table-cell office:value-type="float" office:value="13200707.18" table:style-name="ce1">
            <text:p>13200707,18</text:p>
          </table:table-cell>
          <table:table-cell table:number-columns-repeated="16376"/>
        </table:table-row>
        <table:table-row table:style-name="ro1">
          <table:table-cell office:value-type="string" table:style-name="ce1">
            <text:p>1.3.4.02.01.05.003</text:p>
          </table:table-cell>
          <table:table-cell office:value-type="string" table:style-name="ce1">
            <text:p>Bangunan Pengaman Irigasi Lainnya</text:p>
          </table:table-cell>
          <table:table-cell office:value-type="float" office:value="2137768" table:style-name="ce1">
            <text:p>2137768</text:p>
          </table:table-cell>
          <table:table-cell office:value-type="string" table:style-name="ce1">
            <text:p>1.3.4.02.01.05.003.00004</text:p>
          </table:table-cell>
          <table:table-cell office:value-type="string" table:style-name="ce1">
            <text:p>Penahan tebing tinggi 6 m Langsiran 100 m</text:p>
          </table:table-cell>
          <table:table-cell table:style-name="ce1"/>
          <table:table-cell office:value-type="string" table:style-name="ce1">
            <text:p>M1</text:p>
          </table:table-cell>
          <table:table-cell office:value-type="float" office:value="22937932.109999999" table:style-name="ce1">
            <text:p>22937932,11</text:p>
          </table:table-cell>
          <table:table-cell table:number-columns-repeated="16376"/>
        </table:table-row>
        <table:table-row table:style-name="ro1">
          <table:table-cell office:value-type="string" table:style-name="ce1">
            <text:p>1.3.4.02.01.05.003</text:p>
          </table:table-cell>
          <table:table-cell office:value-type="string" table:style-name="ce1">
            <text:p>Bangunan Pengaman Irigasi Lainnya</text:p>
          </table:table-cell>
          <table:table-cell office:value-type="float" office:value="2018469" table:style-name="ce1">
            <text:p>2018469</text:p>
          </table:table-cell>
          <table:table-cell office:value-type="string" table:style-name="ce1">
            <text:p>1.3.4.02.01.05.003.00001</text:p>
          </table:table-cell>
          <table:table-cell office:value-type="string" table:style-name="ce1">
            <text:p>Pembangunan Rapes</text:p>
          </table:table-cell>
          <table:table-cell table:style-name="ce1"/>
          <table:table-cell office:value-type="string" table:style-name="ce1">
            <text:p>M</text:p>
          </table:table-cell>
          <table:table-cell office:value-type="float" office:value="547069.73" table:style-name="ce1">
            <text:p>547069,73</text:p>
          </table:table-cell>
          <table:table-cell table:number-columns-repeated="16376"/>
        </table:table-row>
        <table:table-row table:style-name="ro1">
          <table:table-cell office:value-type="string" table:style-name="ce1">
            <text:p>1.3.4.02.01.05.003</text:p>
          </table:table-cell>
          <table:table-cell office:value-type="string" table:style-name="ce1">
            <text:p>Bangunan Pengaman Irigasi Lainnya</text:p>
          </table:table-cell>
          <table:table-cell office:value-type="float" office:value="2137766" table:style-name="ce1">
            <text:p>2137766</text:p>
          </table:table-cell>
          <table:table-cell office:value-type="string" table:style-name="ce1">
            <text:p>1.3.4.02.01.05.003.00002</text:p>
          </table:table-cell>
          <table:table-cell office:value-type="string" table:style-name="ce1">
            <text:p>Penahan tebing tinggi 5 m Langsiran 100 m</text:p>
          </table:table-cell>
          <table:table-cell table:style-name="ce1"/>
          <table:table-cell office:value-type="string" table:style-name="ce1">
            <text:p>M1</text:p>
          </table:table-cell>
          <table:table-cell office:value-type="float" office:value="16021107.65" table:style-name="ce1">
            <text:p>16021107,65</text:p>
          </table:table-cell>
          <table:table-cell table:number-columns-repeated="16376"/>
        </table:table-row>
        <table:table-row table:style-name="ro1">
          <table:table-cell office:value-type="string" table:style-name="ce1">
            <text:p>1.3.4.02.01.08.001</text:p>
          </table:table-cell>
          <table:table-cell office:value-type="string" table:style-name="ce1">
            <text:p>Bangunan Air Irigasi Lainnya</text:p>
          </table:table-cell>
          <table:table-cell office:value-type="float" office:value="2018488" table:style-name="ce1">
            <text:p>2018488</text:p>
          </table:table-cell>
          <table:table-cell office:value-type="string" table:style-name="ce1">
            <text:p>1.3.4.02.01.08.001.00006</text:p>
          </table:table-cell>
          <table:table-cell office:value-type="string" table:style-name="ce1">
            <text:p>Pembangunan Saluran Irigasi (2 sisi) dengan tinggi pasangan 0,7 m s/d 1,0 m dengan langsiran material 100 m</text:p>
          </table:table-cell>
          <table:table-cell table:style-name="ce1"/>
          <table:table-cell office:value-type="string" table:style-name="ce1">
            <text:p>M</text:p>
          </table:table-cell>
          <table:table-cell office:value-type="float" office:value="1724538.94" table:style-name="ce1">
            <text:p>1724538,94</text:p>
          </table:table-cell>
          <table:table-cell table:number-columns-repeated="16376"/>
        </table:table-row>
        <table:table-row table:style-name="ro1">
          <table:table-cell office:value-type="string" table:style-name="ce1">
            <text:p>1.3.4.02.01.08.001</text:p>
          </table:table-cell>
          <table:table-cell office:value-type="string" table:style-name="ce1">
            <text:p>Bangunan Air Irigasi Lainnya</text:p>
          </table:table-cell>
          <table:table-cell office:value-type="float" office:value="2018483" table:style-name="ce1">
            <text:p>2018483</text:p>
          </table:table-cell>
          <table:table-cell office:value-type="string" table:style-name="ce1">
            <text:p>1.3.4.02.01.08.001.00001</text:p>
          </table:table-cell>
          <table:table-cell office:value-type="string" table:style-name="ce1">
            <text:p>Jaringan Irigasi Tingkat Desa (JIDES/JITUT)</text:p>
          </table:table-cell>
          <table:table-cell table:style-name="ce1"/>
          <table:table-cell office:value-type="string" table:style-name="ce1">
            <text:p>M</text:p>
          </table:table-cell>
          <table:table-cell office:value-type="float" office:value="1607510.87" table:style-name="ce1">
            <text:p>1607510,87</text:p>
          </table:table-cell>
          <table:table-cell table:number-columns-repeated="16376"/>
        </table:table-row>
        <table:table-row table:style-name="ro1">
          <table:table-cell office:value-type="string" table:style-name="ce1">
            <text:p>1.3.4.02.01.08.001</text:p>
          </table:table-cell>
          <table:table-cell office:value-type="string" table:style-name="ce1">
            <text:p>Bangunan Air Irigasi Lainnya</text:p>
          </table:table-cell>
          <table:table-cell office:value-type="float" office:value="2018484" table:style-name="ce1">
            <text:p>2018484</text:p>
          </table:table-cell>
          <table:table-cell office:value-type="string" table:style-name="ce1">
            <text:p>1.3.4.02.01.08.001.00002</text:p>
          </table:table-cell>
          <table:table-cell office:value-type="string" table:style-name="ce1">
            <text:p>Pembangunan Saluran Irigasi dengan tinggi pasangan 1,0 m s/d 2,0 m tanpa langsiran material</text:p>
          </table:table-cell>
          <table:table-cell table:style-name="ce1"/>
          <table:table-cell office:value-type="string" table:style-name="ce1">
            <text:p>M</text:p>
          </table:table-cell>
          <table:table-cell office:value-type="float" office:value="1824560.25" table:style-name="ce1">
            <text:p>1824560,25</text:p>
          </table:table-cell>
          <table:table-cell table:number-columns-repeated="16376"/>
        </table:table-row>
        <table:table-row table:style-name="ro1">
          <table:table-cell office:value-type="string" table:style-name="ce1">
            <text:p>1.3.4.02.01.08.001</text:p>
          </table:table-cell>
          <table:table-cell office:value-type="string" table:style-name="ce1">
            <text:p>Bangunan Air Irigasi Lainnya</text:p>
          </table:table-cell>
          <table:table-cell office:value-type="float" office:value="2018485" table:style-name="ce1">
            <text:p>2018485</text:p>
          </table:table-cell>
          <table:table-cell office:value-type="string" table:style-name="ce1">
            <text:p>1.3.4.02.01.08.001.00003</text:p>
          </table:table-cell>
          <table:table-cell office:value-type="string" table:style-name="ce1">
            <text:p>Pembangunan Saluran Irigasi dengan tinggi pasangan 1,0 m s/d 2,0 m dengan langsiran material 100 m</text:p>
          </table:table-cell>
          <table:table-cell table:style-name="ce1"/>
          <table:table-cell office:value-type="string" table:style-name="ce1">
            <text:p>M</text:p>
          </table:table-cell>
          <table:table-cell office:value-type="float" office:value="1898577.95" table:style-name="ce1">
            <text:p>1898577,95</text:p>
          </table:table-cell>
          <table:table-cell table:number-columns-repeated="16376"/>
        </table:table-row>
        <table:table-row table:style-name="ro1">
          <table:table-cell office:value-type="string" table:style-name="ce1">
            <text:p>1.3.4.02.01.08.001</text:p>
          </table:table-cell>
          <table:table-cell office:value-type="string" table:style-name="ce1">
            <text:p>Bangunan Air Irigasi Lainnya</text:p>
          </table:table-cell>
          <table:table-cell office:value-type="float" office:value="2018486" table:style-name="ce1">
            <text:p>2018486</text:p>
          </table:table-cell>
          <table:table-cell office:value-type="string" table:style-name="ce1">
            <text:p>1.3.4.02.01.08.001.00004</text:p>
          </table:table-cell>
          <table:table-cell office:value-type="string" table:style-name="ce1">
            <text:p>Pembangunan Saluran Irigasi dengan tinggi pasangan 1,0 m s/d 2,0 m dengan langsiran material 300 m</text:p>
          </table:table-cell>
          <table:table-cell table:style-name="ce1"/>
          <table:table-cell office:value-type="string" table:style-name="ce1">
            <text:p>M</text:p>
          </table:table-cell>
          <table:table-cell office:value-type="float" office:value="1993083.83" table:style-name="ce1">
            <text:p>1993083,83</text:p>
          </table:table-cell>
          <table:table-cell table:number-columns-repeated="16376"/>
        </table:table-row>
        <table:table-row table:style-name="ro1">
          <table:table-cell office:value-type="string" table:style-name="ce1">
            <text:p>1.3.4.02.01.08.001</text:p>
          </table:table-cell>
          <table:table-cell office:value-type="string" table:style-name="ce1">
            <text:p>Bangunan Air Irigasi Lainnya</text:p>
          </table:table-cell>
          <table:table-cell office:value-type="float" office:value="2018487" table:style-name="ce1">
            <text:p>2018487</text:p>
          </table:table-cell>
          <table:table-cell office:value-type="string" table:style-name="ce1">
            <text:p>1.3.4.02.01.08.001.00005</text:p>
          </table:table-cell>
          <table:table-cell office:value-type="string" table:style-name="ce1">
            <text:p>Pembangunan Saluran Irigasi (2 sisi) dengan tinggi pasangan 0,7 m s/d 1,0 m tanpa langsiran material</text:p>
          </table:table-cell>
          <table:table-cell table:style-name="ce1"/>
          <table:table-cell office:value-type="string" table:style-name="ce1">
            <text:p>M</text:p>
          </table:table-cell>
          <table:table-cell office:value-type="float" office:value="1685316.41" table:style-name="ce1">
            <text:p>1685316,41</text:p>
          </table:table-cell>
          <table:table-cell table:number-columns-repeated="16376"/>
        </table:table-row>
        <table:table-row table:style-name="ro1">
          <table:table-cell office:value-type="string" table:style-name="ce1">
            <text:p>1.3.4.02.04.04.002</text:p>
          </table:table-cell>
          <table:table-cell office:value-type="string" table:style-name="ce1">
            <text:p>Saluran Drainage</text:p>
          </table:table-cell>
          <table:table-cell office:value-type="float" office:value="2018489" table:style-name="ce1">
            <text:p>2018489</text:p>
          </table:table-cell>
          <table:table-cell office:value-type="string" table:style-name="ce1">
            <text:p>1.3.4.02.04.04.002.00001</text:p>
          </table:table-cell>
          <table:table-cell office:value-type="string" table:style-name="ce1">
            <text:p>Pembangunan Drainase dengan Pasangan Batu, 50 x 60 cm</text:p>
          </table:table-cell>
          <table:table-cell table:style-name="ce1"/>
          <table:table-cell office:value-type="string" table:style-name="ce1">
            <text:p>M</text:p>
          </table:table-cell>
          <table:table-cell office:value-type="float" office:value="1416392.92" table:style-name="ce1">
            <text:p>1416392,92</text:p>
          </table:table-cell>
          <table:table-cell table:number-columns-repeated="16376"/>
        </table:table-row>
        <table:table-row table:style-name="ro1">
          <table:table-cell office:value-type="string" table:style-name="ce1">
            <text:p>1.3.4.02.04.04.002</text:p>
          </table:table-cell>
          <table:table-cell office:value-type="string" table:style-name="ce1">
            <text:p>Saluran Drainage</text:p>
          </table:table-cell>
          <table:table-cell office:value-type="float" office:value="2018494" table:style-name="ce1">
            <text:p>2018494</text:p>
          </table:table-cell>
          <table:table-cell office:value-type="string" table:style-name="ce1">
            <text:p>1.3.4.02.04.04.002.00006</text:p>
          </table:table-cell>
          <table:table-cell office:value-type="string" table:style-name="ce1">
            <text:p>Pembangunan Drainase Pasangan Batu 40 X 40</text:p>
          </table:table-cell>
          <table:table-cell table:style-name="ce1"/>
          <table:table-cell office:value-type="string" table:style-name="ce1">
            <text:p>M</text:p>
          </table:table-cell>
          <table:table-cell office:value-type="float" office:value="1169940" table:style-name="ce1">
            <text:p>1169940</text:p>
          </table:table-cell>
          <table:table-cell table:number-columns-repeated="16376"/>
        </table:table-row>
        <table:table-row table:style-name="ro1">
          <table:table-cell office:value-type="string" table:style-name="ce1">
            <text:p>1.3.4.02.04.04.002</text:p>
          </table:table-cell>
          <table:table-cell office:value-type="string" table:style-name="ce1">
            <text:p>Saluran Drainage</text:p>
          </table:table-cell>
          <table:table-cell office:value-type="float" office:value="2018493" table:style-name="ce1">
            <text:p>2018493</text:p>
          </table:table-cell>
          <table:table-cell office:value-type="string" table:style-name="ce1">
            <text:p>1.3.4.02.04.04.002.00005</text:p>
          </table:table-cell>
          <table:table-cell office:value-type="string" table:style-name="ce1">
            <text:p>Pembangunan Drainase dengan Box Culvert 40 X 40 Dilapisi Beton K 250 Tebal 15 cm</text:p>
          </table:table-cell>
          <table:table-cell table:style-name="ce1"/>
          <table:table-cell office:value-type="string" table:style-name="ce1">
            <text:p>M</text:p>
          </table:table-cell>
          <table:table-cell office:value-type="float" office:value="2436439.58" table:style-name="ce1">
            <text:p>2436439,58</text:p>
          </table:table-cell>
          <table:table-cell table:number-columns-repeated="16376"/>
        </table:table-row>
        <table:table-row table:style-name="ro1">
          <table:table-cell office:value-type="string" table:style-name="ce1">
            <text:p>1.3.4.02.04.04.002</text:p>
          </table:table-cell>
          <table:table-cell office:value-type="string" table:style-name="ce1">
            <text:p>Saluran Drainage</text:p>
          </table:table-cell>
          <table:table-cell office:value-type="float" office:value="2018492" table:style-name="ce1">
            <text:p>2018492</text:p>
          </table:table-cell>
          <table:table-cell office:value-type="string" table:style-name="ce1">
            <text:p>1.3.4.02.04.04.002.00004</text:p>
          </table:table-cell>
          <table:table-cell office:value-type="string" table:style-name="ce1">
            <text:p>Pembangunan Drainase dengan Box Culvert 40 X 40</text:p>
          </table:table-cell>
          <table:table-cell table:style-name="ce1"/>
          <table:table-cell office:value-type="string" table:style-name="ce1">
            <text:p>M</text:p>
          </table:table-cell>
          <table:table-cell office:value-type="float" office:value="2328428.88" table:style-name="ce1">
            <text:p>2328428,88</text:p>
          </table:table-cell>
          <table:table-cell table:number-columns-repeated="16376"/>
        </table:table-row>
        <table:table-row table:style-name="ro1">
          <table:table-cell office:value-type="string" table:style-name="ce1">
            <text:p>1.3.4.02.04.04.002</text:p>
          </table:table-cell>
          <table:table-cell office:value-type="string" table:style-name="ce1">
            <text:p>Saluran Drainage</text:p>
          </table:table-cell>
          <table:table-cell office:value-type="float" office:value="2018491" table:style-name="ce1">
            <text:p>2018491</text:p>
          </table:table-cell>
          <table:table-cell office:value-type="string" table:style-name="ce1">
            <text:p>1.3.4.02.04.04.002.00003</text:p>
          </table:table-cell>
          <table:table-cell office:value-type="string" table:style-name="ce1">
            <text:p>Pembangunan Drainase dengan Box Culvert 60 X 60 dilapis Beton K 250 Tebal 15 cm</text:p>
          </table:table-cell>
          <table:table-cell table:style-name="ce1"/>
          <table:table-cell office:value-type="string" table:style-name="ce1">
            <text:p>M</text:p>
          </table:table-cell>
          <table:table-cell office:value-type="float" office:value="3096968" table:style-name="ce1">
            <text:p>3096968</text:p>
          </table:table-cell>
          <table:table-cell table:number-columns-repeated="16376"/>
        </table:table-row>
        <table:table-row table:style-name="ro1">
          <table:table-cell office:value-type="string" table:style-name="ce1">
            <text:p>1.3.4.02.04.04.002</text:p>
          </table:table-cell>
          <table:table-cell office:value-type="string" table:style-name="ce1">
            <text:p>Saluran Drainage</text:p>
          </table:table-cell>
          <table:table-cell office:value-type="float" office:value="2018490" table:style-name="ce1">
            <text:p>2018490</text:p>
          </table:table-cell>
          <table:table-cell office:value-type="string" table:style-name="ce1">
            <text:p>1.3.4.02.04.04.002.00002</text:p>
          </table:table-cell>
          <table:table-cell office:value-type="string" table:style-name="ce1">
            <text:p>Pembangunan Drainase demgam U-Gutter (Dimensi 60x60)</text:p>
          </table:table-cell>
          <table:table-cell table:style-name="ce1"/>
          <table:table-cell office:value-type="string" table:style-name="ce1">
            <text:p>M</text:p>
          </table:table-cell>
          <table:table-cell office:value-type="float" office:value="1982511.67" table:style-name="ce1">
            <text:p>1982511,67</text:p>
          </table:table-cell>
          <table:table-cell table:number-columns-repeated="16376"/>
        </table:table-row>
        <table:table-row table:style-name="ro1">
          <table:table-cell office:value-type="string" table:style-name="ce1">
            <text:p>1.3.4.02.04.05.005</text:p>
          </table:table-cell>
          <table:table-cell office:value-type="string" table:style-name="ce1">
            <text:p>Chekdam/Penahan Sedimen</text:p>
          </table:table-cell>
          <table:table-cell office:value-type="float" office:value="2018468" table:style-name="ce1">
            <text:p>2018468</text:p>
          </table:table-cell>
          <table:table-cell office:value-type="string" table:style-name="ce1">
            <text:p>1.3.4.02.04.05.005.00003</text:p>
          </table:table-cell>
          <table:table-cell office:value-type="string" table:style-name="ce1">
            <text:p>Pembangunan Kolam</text:p>
          </table:table-cell>
          <table:table-cell table:style-name="ce1"/>
          <table:table-cell office:value-type="string" table:style-name="ce1">
            <text:p>M2</text:p>
          </table:table-cell>
          <table:table-cell office:value-type="float" office:value="1573615.83" table:style-name="ce1">
            <text:p>1573615,83</text:p>
          </table:table-cell>
          <table:table-cell table:number-columns-repeated="16376"/>
        </table:table-row>
        <table:table-row table:style-name="ro1">
          <table:table-cell office:value-type="string" table:style-name="ce1">
            <text:p>1.3.4.02.04.05.005</text:p>
          </table:table-cell>
          <table:table-cell office:value-type="string" table:style-name="ce1">
            <text:p>Chekdam/Penahan Sedimen</text:p>
          </table:table-cell>
          <table:table-cell office:value-type="float" office:value="2018466" table:style-name="ce1">
            <text:p>2018466</text:p>
          </table:table-cell>
          <table:table-cell office:value-type="string" table:style-name="ce1">
            <text:p>1.3.4.02.04.05.005.00001</text:p>
          </table:table-cell>
          <table:table-cell office:value-type="string" table:style-name="ce1">
            <text:p>Pembuatan Gully Plug</text:p>
          </table:table-cell>
          <table:table-cell table:style-name="ce1"/>
          <table:table-cell office:value-type="string" table:style-name="ce1">
            <text:p>M3</text:p>
          </table:table-cell>
          <table:table-cell office:value-type="float" office:value="1465320.71" table:style-name="ce1">
            <text:p>1465320,71</text:p>
          </table:table-cell>
          <table:table-cell table:number-columns-repeated="16376"/>
        </table:table-row>
        <table:table-row table:style-name="ro1">
          <table:table-cell office:value-type="string" table:style-name="ce1">
            <text:p>1.3.4.02.04.05.005</text:p>
          </table:table-cell>
          <table:table-cell office:value-type="string" table:style-name="ce1">
            <text:p>Chekdam/Penahan Sedimen</text:p>
          </table:table-cell>
          <table:table-cell office:value-type="float" office:value="2018467" table:style-name="ce1">
            <text:p>2018467</text:p>
          </table:table-cell>
          <table:table-cell office:value-type="string" table:style-name="ce1">
            <text:p>1.3.4.02.04.05.005.00002</text:p>
          </table:table-cell>
          <table:table-cell office:value-type="string" table:style-name="ce1">
            <text:p>Pembuatan Dam Penahan</text:p>
          </table:table-cell>
          <table:table-cell table:style-name="ce1"/>
          <table:table-cell office:value-type="string" table:style-name="ce1">
            <text:p>M3</text:p>
          </table:table-cell>
          <table:table-cell office:value-type="float" office:value="1409688.73" table:style-name="ce1">
            <text:p>1409688,73</text:p>
          </table:table-cell>
          <table:table-cell table:number-columns-repeated="16376"/>
        </table:table-row>
        <table:table-row table:style-name="ro1">
          <table:table-cell office:value-type="string" table:style-name="ce1">
            <text:p>1.3.4.02.04.05.007</text:p>
          </table:table-cell>
          <table:table-cell office:value-type="string" table:style-name="ce1">
            <text:p>Bangunan Penguat Tebing/Pantai</text:p>
          </table:table-cell>
          <table:table-cell office:value-type="float" office:value="2018499" table:style-name="ce1">
            <text:p>2018499</text:p>
          </table:table-cell>
          <table:table-cell office:value-type="string" table:style-name="ce1">
            <text:p>1.3.4.02.04.05.007.00004</text:p>
          </table:table-cell>
          <table:table-cell office:value-type="string" table:style-name="ce1">
            <text:p>Pembangunan Plengsengan Tinggi 3 - 4 M dan Skampal</text:p>
          </table:table-cell>
          <table:table-cell table:style-name="ce1"/>
          <table:table-cell office:value-type="string" table:style-name="ce1">
            <text:p>M</text:p>
          </table:table-cell>
          <table:table-cell office:value-type="float" office:value="8172595.5999999996" table:style-name="ce1">
            <text:p>8172595,6</text:p>
          </table:table-cell>
          <table:table-cell table:number-columns-repeated="16376"/>
        </table:table-row>
        <table:table-row table:style-name="ro1">
          <table:table-cell office:value-type="string" table:style-name="ce1">
            <text:p>1.3.4.02.04.05.007</text:p>
          </table:table-cell>
          <table:table-cell office:value-type="string" table:style-name="ce1">
            <text:p>Bangunan Penguat Tebing/Pantai</text:p>
          </table:table-cell>
          <table:table-cell office:value-type="float" office:value="2018501" table:style-name="ce1">
            <text:p>2018501</text:p>
          </table:table-cell>
          <table:table-cell office:value-type="string" table:style-name="ce1">
            <text:p>1.3.4.02.04.05.007.00005</text:p>
          </table:table-cell>
          <table:table-cell office:value-type="string" table:style-name="ce1">
            <text:p>Penahan tebing tinggi 3 m Langsiran 100 m</text:p>
          </table:table-cell>
          <table:table-cell table:style-name="ce1"/>
          <table:table-cell office:value-type="string" table:style-name="ce1">
            <text:p>M</text:p>
          </table:table-cell>
          <table:table-cell office:value-type="float" office:value="6711003.6699999999" table:style-name="ce1">
            <text:p>6711003,67</text:p>
          </table:table-cell>
          <table:table-cell table:number-columns-repeated="16376"/>
        </table:table-row>
        <table:table-row table:style-name="ro1">
          <table:table-cell office:value-type="string" table:style-name="ce1">
            <text:p>1.3.4.02.04.05.007</text:p>
          </table:table-cell>
          <table:table-cell office:value-type="string" table:style-name="ce1">
            <text:p>Bangunan Penguat Tebing/Pantai</text:p>
          </table:table-cell>
          <table:table-cell office:value-type="float" office:value="2018497" table:style-name="ce1">
            <text:p>2018497</text:p>
          </table:table-cell>
          <table:table-cell office:value-type="string" table:style-name="ce1">
            <text:p>1.3.4.02.04.05.007.00002</text:p>
          </table:table-cell>
          <table:table-cell office:value-type="string" table:style-name="ce1">
            <text:p>pembangunan plengsengan T 3 Lebar Telapak 0,8</text:p>
          </table:table-cell>
          <table:table-cell table:style-name="ce1"/>
          <table:table-cell office:value-type="string" table:style-name="ce1">
            <text:p>M</text:p>
          </table:table-cell>
          <table:table-cell office:value-type="float" office:value="2931576.54" table:style-name="ce1">
            <text:p>2931576,54</text:p>
          </table:table-cell>
          <table:table-cell table:number-columns-repeated="16376"/>
        </table:table-row>
        <table:table-row table:style-name="ro1">
          <table:table-cell office:value-type="string" table:style-name="ce1">
            <text:p>1.3.4.02.04.05.007</text:p>
          </table:table-cell>
          <table:table-cell office:value-type="string" table:style-name="ce1">
            <text:p>Bangunan Penguat Tebing/Pantai</text:p>
          </table:table-cell>
          <table:table-cell office:value-type="float" office:value="2018496" table:style-name="ce1">
            <text:p>2018496</text:p>
          </table:table-cell>
          <table:table-cell office:value-type="string" table:style-name="ce1">
            <text:p>1.3.4.02.04.05.007.00001</text:p>
          </table:table-cell>
          <table:table-cell office:value-type="string" table:style-name="ce1">
            <text:p>Pembangunan Plengsengan T 1 lebar telapak 0,6</text:p>
          </table:table-cell>
          <table:table-cell table:style-name="ce1"/>
          <table:table-cell office:value-type="string" table:style-name="ce1">
            <text:p>M</text:p>
          </table:table-cell>
          <table:table-cell office:value-type="float" office:value="856617.83" table:style-name="ce1">
            <text:p>856617,83</text:p>
          </table:table-cell>
          <table:table-cell table:number-columns-repeated="16376"/>
        </table:table-row>
        <table:table-row table:style-name="ro1">
          <table:table-cell office:value-type="string" table:style-name="ce1">
            <text:p>1.3.4.02.04.05.007</text:p>
          </table:table-cell>
          <table:table-cell office:value-type="string" table:style-name="ce1">
            <text:p>Bangunan Penguat Tebing/Pantai</text:p>
          </table:table-cell>
          <table:table-cell office:value-type="float" office:value="2018498" table:style-name="ce1">
            <text:p>2018498</text:p>
          </table:table-cell>
          <table:table-cell office:value-type="string" table:style-name="ce1">
            <text:p>1.3.4.02.04.05.007.00003</text:p>
          </table:table-cell>
          <table:table-cell office:value-type="string" table:style-name="ce1">
            <text:p>Pembangunan Plengsengan Tinggi 1 - 2 M dan Skampal</text:p>
          </table:table-cell>
          <table:table-cell table:style-name="ce1"/>
          <table:table-cell office:value-type="string" table:style-name="ce1">
            <text:p>M</text:p>
          </table:table-cell>
          <table:table-cell office:value-type="float" office:value="1658745.46" table:style-name="ce1">
            <text:p>1658745,46</text:p>
          </table:table-cell>
          <table:table-cell table:number-columns-repeated="16376"/>
        </table:table-row>
        <table:table-row table:style-name="ro1">
          <table:table-cell office:value-type="string" table:style-name="ce1">
            <text:p>1.3.4.02.06.05.005</text:p>
          </table:table-cell>
          <table:table-cell office:value-type="string" table:style-name="ce1">
            <text:p>Bangunan Penampung Air Baku</text:p>
          </table:table-cell>
          <table:table-cell office:value-type="float" office:value="2018470" table:style-name="ce1">
            <text:p>2018470</text:p>
          </table:table-cell>
          <table:table-cell office:value-type="string" table:style-name="ce1">
            <text:p>1.3.4.02.06.05.005.00001</text:p>
          </table:table-cell>
          <table:table-cell office:value-type="string" table:style-name="ce1">
            <text:p>Pembangunan Tandon Air Bersih Cipta Karya inlet GI D 4</text:p>
          </table:table-cell>
          <table:table-cell table:style-name="ce1"/>
          <table:table-cell office:value-type="string" table:style-name="ce1">
            <text:p>M3</text:p>
          </table:table-cell>
          <table:table-cell office:value-type="float" office:value="5489562.2199999997" table:style-name="ce1">
            <text:p>5489562,22</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883" table:style-name="ce1">
            <text:p>2164883</text:p>
          </table:table-cell>
          <table:table-cell office:value-type="string" table:style-name="ce1">
            <text:p>1.3.4.02.07.03.005.00007</text:p>
          </table:table-cell>
          <table:table-cell office:value-type="string" table:style-name="ce1">
            <text:p>Pembangunan Drainase dengan Box Culvert 60 X 60 dilapis Aspal</text:p>
          </table:table-cell>
          <table:table-cell table:style-name="ce1"/>
          <table:table-cell office:value-type="string" table:style-name="ce1">
            <text:p>M</text:p>
          </table:table-cell>
          <table:table-cell office:value-type="float" office:value="3049147.71" table:style-name="ce1">
            <text:p>3049147,71</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877" table:style-name="ce1">
            <text:p>2164877</text:p>
          </table:table-cell>
          <table:table-cell office:value-type="string" table:style-name="ce1">
            <text:p>1.3.4.02.07.03.005.00001</text:p>
          </table:table-cell>
          <table:table-cell office:value-type="string" table:style-name="ce1">
            <text:p>Pembangunan Drainase demgam U-Gutter (Dimensi 60x60)</text:p>
          </table:table-cell>
          <table:table-cell table:style-name="ce1"/>
          <table:table-cell office:value-type="string" table:style-name="ce1">
            <text:p>M</text:p>
          </table:table-cell>
          <table:table-cell office:value-type="float" office:value="1992841.59" table:style-name="ce1">
            <text:p>1992841,59</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878" table:style-name="ce1">
            <text:p>2164878</text:p>
          </table:table-cell>
          <table:table-cell office:value-type="string" table:style-name="ce1">
            <text:p>1.3.4.02.07.03.005.00002</text:p>
          </table:table-cell>
          <table:table-cell office:value-type="string" table:style-name="ce1">
            <text:p>Pembangunan Drainase dengan Box Culvert 40 X 40</text:p>
          </table:table-cell>
          <table:table-cell table:style-name="ce1"/>
          <table:table-cell office:value-type="string" table:style-name="ce1">
            <text:p>M</text:p>
          </table:table-cell>
          <table:table-cell office:value-type="float" office:value="2311626.67" table:style-name="ce1">
            <text:p>2311626,67</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879" table:style-name="ce1">
            <text:p>2164879</text:p>
          </table:table-cell>
          <table:table-cell office:value-type="string" table:style-name="ce1">
            <text:p>1.3.4.02.07.03.005.00003</text:p>
          </table:table-cell>
          <table:table-cell office:value-type="string" table:style-name="ce1">
            <text:p>Pembangunan Drainase dengan Box Culvert 40 X 40 dilapisi Aspal</text:p>
          </table:table-cell>
          <table:table-cell table:style-name="ce1"/>
          <table:table-cell office:value-type="string" table:style-name="ce1">
            <text:p>M</text:p>
          </table:table-cell>
          <table:table-cell office:value-type="float" office:value="2406111.14" table:style-name="ce1">
            <text:p>2406111,14</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880" table:style-name="ce1">
            <text:p>2164880</text:p>
          </table:table-cell>
          <table:table-cell office:value-type="string" table:style-name="ce1">
            <text:p>1.3.4.02.07.03.005.00004</text:p>
          </table:table-cell>
          <table:table-cell office:value-type="string" table:style-name="ce1">
            <text:p>Pembangunan Drainase dengan Box Culvert 40 X 40 Dilapisi Beton K 250 Tebal 15 cm</text:p>
          </table:table-cell>
          <table:table-cell table:style-name="ce1"/>
          <table:table-cell office:value-type="string" table:style-name="ce1">
            <text:p>M</text:p>
          </table:table-cell>
          <table:table-cell office:value-type="float" office:value="2486288.41" table:style-name="ce1">
            <text:p>2486288,41</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881" table:style-name="ce1">
            <text:p>2164881</text:p>
          </table:table-cell>
          <table:table-cell office:value-type="string" table:style-name="ce1">
            <text:p>1.3.4.02.07.03.005.00005</text:p>
          </table:table-cell>
          <table:table-cell office:value-type="string" table:style-name="ce1">
            <text:p>Pembangunan Drainase dengan Box Culvert 60 X 60</text:p>
          </table:table-cell>
          <table:table-cell table:style-name="ce1"/>
          <table:table-cell office:value-type="string" table:style-name="ce1">
            <text:p>M</text:p>
          </table:table-cell>
          <table:table-cell office:value-type="float" office:value="2938217.36" table:style-name="ce1">
            <text:p>2938217,36</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882" table:style-name="ce1">
            <text:p>2164882</text:p>
          </table:table-cell>
          <table:table-cell office:value-type="string" table:style-name="ce1">
            <text:p>1.3.4.02.07.03.005.00006</text:p>
          </table:table-cell>
          <table:table-cell office:value-type="string" table:style-name="ce1">
            <text:p>Pembangunan Drainase dengan Box Culvert 60 x 60 cm</text:p>
          </table:table-cell>
          <table:table-cell table:style-name="ce1"/>
          <table:table-cell office:value-type="string" table:style-name="ce1">
            <text:p>M</text:p>
          </table:table-cell>
          <table:table-cell office:value-type="float" office:value="4247501.96" table:style-name="ce1">
            <text:p>4247501,96</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884" table:style-name="ce1">
            <text:p>2164884</text:p>
          </table:table-cell>
          <table:table-cell office:value-type="string" table:style-name="ce1">
            <text:p>1.3.4.02.07.03.005.00008</text:p>
          </table:table-cell>
          <table:table-cell office:value-type="string" table:style-name="ce1">
            <text:p>Pembangunan Drainase dengan Box Culvert 60 X 60 dilapis Beton K 250 Tebal 15 cm</text:p>
          </table:table-cell>
          <table:table-cell table:style-name="ce1"/>
          <table:table-cell office:value-type="string" table:style-name="ce1">
            <text:p>M</text:p>
          </table:table-cell>
          <table:table-cell office:value-type="float" office:value="3168353.48" table:style-name="ce1">
            <text:p>3168353,48</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885" table:style-name="ce1">
            <text:p>2164885</text:p>
          </table:table-cell>
          <table:table-cell office:value-type="string" table:style-name="ce1">
            <text:p>1.3.4.02.07.03.005.00009</text:p>
          </table:table-cell>
          <table:table-cell office:value-type="string" table:style-name="ce1">
            <text:p>Pembangunan Drainase dengan Box Culvert 60 X 60 dilapis Beton K 250 Tebal 15 cm dan Pembongkaran</text:p>
          </table:table-cell>
          <table:table-cell table:style-name="ce1"/>
          <table:table-cell office:value-type="string" table:style-name="ce1">
            <text:p>M</text:p>
          </table:table-cell>
          <table:table-cell office:value-type="float" office:value="3217035.74" table:style-name="ce1">
            <text:p>3217035,74</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886" table:style-name="ce1">
            <text:p>2164886</text:p>
          </table:table-cell>
          <table:table-cell office:value-type="string" table:style-name="ce1">
            <text:p>1.3.4.02.07.03.005.00010</text:p>
          </table:table-cell>
          <table:table-cell office:value-type="string" table:style-name="ce1">
            <text:p>Pembangunan Drainase dengan Pasangan Batu 60 X 60</text:p>
          </table:table-cell>
          <table:table-cell table:style-name="ce1"/>
          <table:table-cell office:value-type="string" table:style-name="ce1">
            <text:p>M</text:p>
          </table:table-cell>
          <table:table-cell office:value-type="float" office:value="1499685.35" table:style-name="ce1">
            <text:p>1499685,35</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887" table:style-name="ce1">
            <text:p>2164887</text:p>
          </table:table-cell>
          <table:table-cell office:value-type="string" table:style-name="ce1">
            <text:p>1.3.4.02.07.03.005.00011</text:p>
          </table:table-cell>
          <table:table-cell office:value-type="string" table:style-name="ce1">
            <text:p>Pembangunan Drainase dengan Pasangan Batu, 50 x 60 cm</text:p>
          </table:table-cell>
          <table:table-cell table:style-name="ce1"/>
          <table:table-cell office:value-type="string" table:style-name="ce1">
            <text:p>M</text:p>
          </table:table-cell>
          <table:table-cell office:value-type="float" office:value="1384089.6000000001" table:style-name="ce1">
            <text:p>1384089,6</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888" table:style-name="ce1">
            <text:p>2164888</text:p>
          </table:table-cell>
          <table:table-cell office:value-type="string" table:style-name="ce1">
            <text:p>1.3.4.02.07.03.005.00012</text:p>
          </table:table-cell>
          <table:table-cell office:value-type="string" table:style-name="ce1">
            <text:p>Pembangunan Drainase Pasangan Batu 40 X 40</text:p>
          </table:table-cell>
          <table:table-cell table:style-name="ce1"/>
          <table:table-cell office:value-type="string" table:style-name="ce1">
            <text:p>M</text:p>
          </table:table-cell>
          <table:table-cell office:value-type="float" office:value="1142242.81" table:style-name="ce1">
            <text:p>1142242,81</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889" table:style-name="ce1">
            <text:p>2164889</text:p>
          </table:table-cell>
          <table:table-cell office:value-type="string" table:style-name="ce1">
            <text:p>1.3.4.02.07.03.005.00013</text:p>
          </table:table-cell>
          <table:table-cell office:value-type="string" table:style-name="ce1">
            <text:p>Pembangunan Drainase Pasangan Batu 50X50</text:p>
          </table:table-cell>
          <table:table-cell table:style-name="ce1"/>
          <table:table-cell office:value-type="string" table:style-name="ce1">
            <text:p>M</text:p>
          </table:table-cell>
          <table:table-cell office:value-type="float" office:value="1322847.6599999999" table:style-name="ce1">
            <text:p>1322847,66</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901" table:style-name="ce1">
            <text:p>2164901</text:p>
          </table:table-cell>
          <table:table-cell office:value-type="string" table:style-name="ce1">
            <text:p>1.3.4.02.07.03.005.00014</text:p>
          </table:table-cell>
          <table:table-cell office:value-type="string" table:style-name="ce1">
            <text:p>Pembangunan Saluran Drainase/Gorong Gorong Desa Pendem (Bencana)</text:p>
          </table:table-cell>
          <table:table-cell table:style-name="ce1"/>
          <table:table-cell office:value-type="string" table:style-name="ce1">
            <text:p>M</text:p>
          </table:table-cell>
          <table:table-cell office:value-type="float" office:value="250000000" table:style-name="ce1">
            <text:p>250000000</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903" table:style-name="ce1">
            <text:p>2164903</text:p>
          </table:table-cell>
          <table:table-cell office:value-type="string" table:style-name="ce1">
            <text:p>1.3.4.02.07.03.005.00016</text:p>
          </table:table-cell>
          <table:table-cell office:value-type="string" table:style-name="ce1">
            <text:p>Peningkatan Drainase dengan Box Culvert 40 x 40</text:p>
          </table:table-cell>
          <table:table-cell table:style-name="ce1"/>
          <table:table-cell office:value-type="string" table:style-name="ce1">
            <text:p>M1</text:p>
          </table:table-cell>
          <table:table-cell office:value-type="float" office:value="1890217.15" table:style-name="ce1">
            <text:p>1890217,15</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904" table:style-name="ce1">
            <text:p>2164904</text:p>
          </table:table-cell>
          <table:table-cell office:value-type="string" table:style-name="ce1">
            <text:p>1.3.4.02.07.03.005.00017</text:p>
          </table:table-cell>
          <table:table-cell office:value-type="string" table:style-name="ce1">
            <text:p>Peningkatan Drainase dengan Box Culvert 50 x 50</text:p>
          </table:table-cell>
          <table:table-cell table:style-name="ce1"/>
          <table:table-cell office:value-type="string" table:style-name="ce1">
            <text:p>M1</text:p>
          </table:table-cell>
          <table:table-cell office:value-type="float" office:value="2165319.92" table:style-name="ce1">
            <text:p>2165319,92</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905" table:style-name="ce1">
            <text:p>2164905</text:p>
          </table:table-cell>
          <table:table-cell office:value-type="string" table:style-name="ce1">
            <text:p>1.3.4.02.07.03.005.00018</text:p>
          </table:table-cell>
          <table:table-cell office:value-type="string" table:style-name="ce1">
            <text:p>Peningkatan Drainase dengan Box Culvert 60 x 60</text:p>
          </table:table-cell>
          <table:table-cell table:style-name="ce1"/>
          <table:table-cell office:value-type="string" table:style-name="ce1">
            <text:p>M1</text:p>
          </table:table-cell>
          <table:table-cell office:value-type="float" office:value="2442547.89" table:style-name="ce1">
            <text:p>2442547,89</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906" table:style-name="ce1">
            <text:p>2164906</text:p>
          </table:table-cell>
          <table:table-cell office:value-type="string" table:style-name="ce1">
            <text:p>1.3.4.02.07.03.005.00019</text:p>
          </table:table-cell>
          <table:table-cell office:value-type="string" table:style-name="ce1">
            <text:p>Peningkatan Drainase dengan Box Culvert 80 x 80</text:p>
          </table:table-cell>
          <table:table-cell table:style-name="ce1"/>
          <table:table-cell office:value-type="string" table:style-name="ce1">
            <text:p>M1</text:p>
          </table:table-cell>
          <table:table-cell office:value-type="float" office:value="3028950.46" table:style-name="ce1">
            <text:p>3028950,46</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907" table:style-name="ce1">
            <text:p>2164907</text:p>
          </table:table-cell>
          <table:table-cell office:value-type="string" table:style-name="ce1">
            <text:p>1.3.4.02.07.03.005.00020</text:p>
          </table:table-cell>
          <table:table-cell office:value-type="string" table:style-name="ce1">
            <text:p>Peningkatan Drainase dengan U Gutter 100 x 100</text:p>
          </table:table-cell>
          <table:table-cell table:style-name="ce1"/>
          <table:table-cell office:value-type="string" table:style-name="ce1">
            <text:p>M1</text:p>
          </table:table-cell>
          <table:table-cell office:value-type="float" office:value="2632368.7000000002" table:style-name="ce1">
            <text:p>2632368,7</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908" table:style-name="ce1">
            <text:p>2164908</text:p>
          </table:table-cell>
          <table:table-cell office:value-type="string" table:style-name="ce1">
            <text:p>1.3.4.02.07.03.005.00021</text:p>
          </table:table-cell>
          <table:table-cell office:value-type="string" table:style-name="ce1">
            <text:p>Peningkatan Drainase dengan U Gutter 100 x 100 Dengan Tutup</text:p>
          </table:table-cell>
          <table:table-cell table:style-name="ce1"/>
          <table:table-cell office:value-type="string" table:style-name="ce1">
            <text:p>M1</text:p>
          </table:table-cell>
          <table:table-cell office:value-type="float" office:value="2974297.43" table:style-name="ce1">
            <text:p>2974297,43</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909" table:style-name="ce1">
            <text:p>2164909</text:p>
          </table:table-cell>
          <table:table-cell office:value-type="string" table:style-name="ce1">
            <text:p>1.3.4.02.07.03.005.00022</text:p>
          </table:table-cell>
          <table:table-cell office:value-type="string" table:style-name="ce1">
            <text:p>Peningkatan Drainase dengan U Gutter 40 x 40</text:p>
          </table:table-cell>
          <table:table-cell table:style-name="ce1"/>
          <table:table-cell office:value-type="string" table:style-name="ce1">
            <text:p>M1</text:p>
          </table:table-cell>
          <table:table-cell office:value-type="float" office:value="1307879.98" table:style-name="ce1">
            <text:p>1307879,98</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910" table:style-name="ce1">
            <text:p>2164910</text:p>
          </table:table-cell>
          <table:table-cell office:value-type="string" table:style-name="ce1">
            <text:p>1.3.4.02.07.03.005.00023</text:p>
          </table:table-cell>
          <table:table-cell office:value-type="string" table:style-name="ce1">
            <text:p>Peningkatan Drainase dengan U Gutter 40 x 40 Dengan Tutup</text:p>
          </table:table-cell>
          <table:table-cell table:style-name="ce1"/>
          <table:table-cell office:value-type="string" table:style-name="ce1">
            <text:p>M1</text:p>
          </table:table-cell>
          <table:table-cell office:value-type="float" office:value="1847017.48" table:style-name="ce1">
            <text:p>1847017,48</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911" table:style-name="ce1">
            <text:p>2164911</text:p>
          </table:table-cell>
          <table:table-cell office:value-type="string" table:style-name="ce1">
            <text:p>1.3.4.02.07.03.005.00024</text:p>
          </table:table-cell>
          <table:table-cell office:value-type="string" table:style-name="ce1">
            <text:p>Peningkatan Drainase dengan U Gutter 50 x 50</text:p>
          </table:table-cell>
          <table:table-cell table:style-name="ce1"/>
          <table:table-cell office:value-type="string" table:style-name="ce1">
            <text:p>M1</text:p>
          </table:table-cell>
          <table:table-cell office:value-type="float" office:value="1510025.45" table:style-name="ce1">
            <text:p>1510025,45</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912" table:style-name="ce1">
            <text:p>2164912</text:p>
          </table:table-cell>
          <table:table-cell office:value-type="string" table:style-name="ce1">
            <text:p>1.3.4.02.07.03.005.00025</text:p>
          </table:table-cell>
          <table:table-cell office:value-type="string" table:style-name="ce1">
            <text:p>Peningkatan Drainase dengan U Gutter 50 x 50 Dengan Tutup</text:p>
          </table:table-cell>
          <table:table-cell table:style-name="ce1"/>
          <table:table-cell office:value-type="string" table:style-name="ce1">
            <text:p>M1</text:p>
          </table:table-cell>
          <table:table-cell office:value-type="float" office:value="1989861.38" table:style-name="ce1">
            <text:p>1989861,38</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913" table:style-name="ce1">
            <text:p>2164913</text:p>
          </table:table-cell>
          <table:table-cell office:value-type="string" table:style-name="ce1">
            <text:p>1.3.4.02.07.03.005.00026</text:p>
          </table:table-cell>
          <table:table-cell office:value-type="string" table:style-name="ce1">
            <text:p>Peningkatan Drainase dengan U Gutter 60 x 60</text:p>
          </table:table-cell>
          <table:table-cell table:style-name="ce1"/>
          <table:table-cell office:value-type="string" table:style-name="ce1">
            <text:p>M1</text:p>
          </table:table-cell>
          <table:table-cell office:value-type="float" office:value="1797162.16" table:style-name="ce1">
            <text:p>1797162,16</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914" table:style-name="ce1">
            <text:p>2164914</text:p>
          </table:table-cell>
          <table:table-cell office:value-type="string" table:style-name="ce1">
            <text:p>1.3.4.02.07.03.005.00027</text:p>
          </table:table-cell>
          <table:table-cell office:value-type="string" table:style-name="ce1">
            <text:p>Peningkatan Drainase dengan U Gutter 60 x 60 Dengan Tutup</text:p>
          </table:table-cell>
          <table:table-cell table:style-name="ce1"/>
          <table:table-cell office:value-type="string" table:style-name="ce1">
            <text:p>M1</text:p>
          </table:table-cell>
          <table:table-cell office:value-type="float" office:value="2246666.29" table:style-name="ce1">
            <text:p>2246666,29</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915" table:style-name="ce1">
            <text:p>2164915</text:p>
          </table:table-cell>
          <table:table-cell office:value-type="string" table:style-name="ce1">
            <text:p>1.3.4.02.07.03.005.00028</text:p>
          </table:table-cell>
          <table:table-cell office:value-type="string" table:style-name="ce1">
            <text:p>Peningkatan Drainase dengan U Gutter 80 x 80</text:p>
          </table:table-cell>
          <table:table-cell table:style-name="ce1"/>
          <table:table-cell office:value-type="string" table:style-name="ce1">
            <text:p>M1</text:p>
          </table:table-cell>
          <table:table-cell office:value-type="float" office:value="2296767.63" table:style-name="ce1">
            <text:p>2296767,63</text:p>
          </table:table-cell>
          <table:table-cell table:number-columns-repeated="16376"/>
        </table:table-row>
        <table:table-row table:style-name="ro1">
          <table:table-cell office:value-type="string" table:style-name="ce1">
            <text:p>1.3.4.02.07.03.005</text:p>
          </table:table-cell>
          <table:table-cell office:value-type="string" table:style-name="ce1">
            <text:p>Bangunan Pembuang Air Kotor Lainnya</text:p>
          </table:table-cell>
          <table:table-cell office:value-type="float" office:value="2164916" table:style-name="ce1">
            <text:p>2164916</text:p>
          </table:table-cell>
          <table:table-cell office:value-type="string" table:style-name="ce1">
            <text:p>1.3.4.02.07.03.005.00029</text:p>
          </table:table-cell>
          <table:table-cell office:value-type="string" table:style-name="ce1">
            <text:p>Peningkatan Drainase dengan U Gutter 80 x 80 Dengan Tutup</text:p>
          </table:table-cell>
          <table:table-cell table:style-name="ce1"/>
          <table:table-cell office:value-type="string" table:style-name="ce1">
            <text:p>M1</text:p>
          </table:table-cell>
          <table:table-cell office:value-type="float" office:value="2578722.2999999998" table:style-name="ce1">
            <text:p>2578722,3</text:p>
          </table:table-cell>
          <table:table-cell table:number-columns-repeated="16376"/>
        </table:table-row>
        <table:table-row table:style-name="ro1">
          <table:table-cell office:value-type="string" table:style-name="ce1">
            <text:p>1.3.4.03.01.05.005</text:p>
          </table:table-cell>
          <table:table-cell office:value-type="string" table:style-name="ce1">
            <text:p>Sumur Resapan</text:p>
          </table:table-cell>
          <table:table-cell office:value-type="float" office:value="2018480" table:style-name="ce1">
            <text:p>2018480</text:p>
          </table:table-cell>
          <table:table-cell office:value-type="string" table:style-name="ce1">
            <text:p>1.3.4.03.01.05.005.00001</text:p>
          </table:table-cell>
          <table:table-cell office:value-type="string" table:style-name="ce1">
            <text:p>Pembuatan Lubang Biopori</text:p>
          </table:table-cell>
          <table:table-cell table:style-name="ce1"/>
          <table:table-cell office:value-type="string" table:style-name="ce1">
            <text:p>Titik</text:p>
          </table:table-cell>
          <table:table-cell office:value-type="float" office:value="1489454.25" table:style-name="ce1">
            <text:p>1489454,25</text:p>
          </table:table-cell>
          <table:table-cell table:number-columns-repeated="16376"/>
        </table:table-row>
        <table:table-row table:style-name="ro1">
          <table:table-cell office:value-type="string" table:style-name="ce1">
            <text:p>1.3.4.03.01.05.005</text:p>
          </table:table-cell>
          <table:table-cell office:value-type="string" table:style-name="ce1">
            <text:p>Sumur Resapan</text:p>
          </table:table-cell>
          <table:table-cell office:value-type="float" office:value="2018481" table:style-name="ce1">
            <text:p>2018481</text:p>
          </table:table-cell>
          <table:table-cell office:value-type="string" table:style-name="ce1">
            <text:p>1.3.4.03.01.05.005.00002</text:p>
          </table:table-cell>
          <table:table-cell office:value-type="string" table:style-name="ce1">
            <text:p>Pembuatan Sumur Resapan</text:p>
          </table:table-cell>
          <table:table-cell table:style-name="ce1"/>
          <table:table-cell office:value-type="string" table:style-name="ce1">
            <text:p>Unit</text:p>
          </table:table-cell>
          <table:table-cell office:value-type="float" office:value="13485978.460000001" table:style-name="ce1">
            <text:p>13485978,46</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941" table:style-name="ce1">
            <text:p>2164941</text:p>
          </table:table-cell>
          <table:table-cell office:value-type="string" table:style-name="ce1">
            <text:p>1.3.4.03.02.04.001.00027</text:p>
          </table:table-cell>
          <table:table-cell office:value-type="string" table:style-name="ce1">
            <text:p>Rehabilitasi Drainase dengan U Gutter 80 x 80</text:p>
          </table:table-cell>
          <table:table-cell table:style-name="ce1"/>
          <table:table-cell office:value-type="string" table:style-name="ce1">
            <text:p>M1</text:p>
          </table:table-cell>
          <table:table-cell office:value-type="float" office:value="1962837.32" table:style-name="ce1">
            <text:p>1962837,32</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942" table:style-name="ce1">
            <text:p>2164942</text:p>
          </table:table-cell>
          <table:table-cell office:value-type="string" table:style-name="ce1">
            <text:p>1.3.4.03.02.04.001.00028</text:p>
          </table:table-cell>
          <table:table-cell office:value-type="string" table:style-name="ce1">
            <text:p>Rehabilitasi Drainase dengan U Gutter 80 x 80 Dengan Tutup</text:p>
          </table:table-cell>
          <table:table-cell table:style-name="ce1"/>
          <table:table-cell office:value-type="string" table:style-name="ce1">
            <text:p>M1</text:p>
          </table:table-cell>
          <table:table-cell office:value-type="float" office:value="2244791.9900000002" table:style-name="ce1">
            <text:p>2244791,99</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943" table:style-name="ce1">
            <text:p>2164943</text:p>
          </table:table-cell>
          <table:table-cell office:value-type="string" table:style-name="ce1">
            <text:p>1.3.4.03.02.04.001.00029</text:p>
          </table:table-cell>
          <table:table-cell office:value-type="string" table:style-name="ce1">
            <text:p>Saluran Beton Precast/ Box Culvert (pabrikasi) 600.600.1200</text:p>
          </table:table-cell>
          <table:table-cell table:style-name="ce1"/>
          <table:table-cell office:value-type="string" table:style-name="ce1">
            <text:p>M</text:p>
          </table:table-cell>
          <table:table-cell office:value-type="float" office:value="2427415.77" table:style-name="ce1">
            <text:p>2427415,77</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890" table:style-name="ce1">
            <text:p>2164890</text:p>
          </table:table-cell>
          <table:table-cell office:value-type="string" table:style-name="ce1">
            <text:p>1.3.4.03.02.04.001.00002</text:p>
          </table:table-cell>
          <table:table-cell office:value-type="string" table:style-name="ce1">
            <text:p>Pembangunan Pagar BRC (diatas plengsengan)</text:p>
          </table:table-cell>
          <table:table-cell table:style-name="ce1"/>
          <table:table-cell office:value-type="string" table:style-name="ce1">
            <text:p>M</text:p>
          </table:table-cell>
          <table:table-cell office:value-type="float" office:value="1336658.28" table:style-name="ce1">
            <text:p>1336658,28</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891" table:style-name="ce1">
            <text:p>2164891</text:p>
          </table:table-cell>
          <table:table-cell office:value-type="string" table:style-name="ce1">
            <text:p>1.3.4.03.02.04.001.00003</text:p>
          </table:table-cell>
          <table:table-cell office:value-type="string" table:style-name="ce1">
            <text:p>Pembangunan Plengsengan T 1 lebar telapak 0,6</text:p>
          </table:table-cell>
          <table:table-cell table:style-name="ce1"/>
          <table:table-cell office:value-type="string" table:style-name="ce1">
            <text:p>M</text:p>
          </table:table-cell>
          <table:table-cell office:value-type="float" office:value="835184.09" table:style-name="ce1">
            <text:p>835184,09</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892" table:style-name="ce1">
            <text:p>2164892</text:p>
          </table:table-cell>
          <table:table-cell office:value-type="string" table:style-name="ce1">
            <text:p>1.3.4.03.02.04.001.00004</text:p>
          </table:table-cell>
          <table:table-cell office:value-type="string" table:style-name="ce1">
            <text:p>pembangunan plengsengan T 1,5 Lebar Telapak 0,6</text:p>
          </table:table-cell>
          <table:table-cell table:style-name="ce1"/>
          <table:table-cell office:value-type="string" table:style-name="ce1">
            <text:p>M</text:p>
          </table:table-cell>
          <table:table-cell office:value-type="float" office:value="1078607.06" table:style-name="ce1">
            <text:p>1078607,06</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893" table:style-name="ce1">
            <text:p>2164893</text:p>
          </table:table-cell>
          <table:table-cell office:value-type="string" table:style-name="ce1">
            <text:p>1.3.4.03.02.04.001.00005</text:p>
          </table:table-cell>
          <table:table-cell office:value-type="string" table:style-name="ce1">
            <text:p>pembangunan Plengsengan T 2 Lebar Telapak 0,6</text:p>
          </table:table-cell>
          <table:table-cell table:style-name="ce1"/>
          <table:table-cell office:value-type="string" table:style-name="ce1">
            <text:p>M</text:p>
          </table:table-cell>
          <table:table-cell office:value-type="float" office:value="1322030.02" table:style-name="ce1">
            <text:p>1322030,02</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894" table:style-name="ce1">
            <text:p>2164894</text:p>
          </table:table-cell>
          <table:table-cell office:value-type="string" table:style-name="ce1">
            <text:p>1.3.4.03.02.04.001.00006</text:p>
          </table:table-cell>
          <table:table-cell office:value-type="string" table:style-name="ce1">
            <text:p>pembangunan plengsengan T 2,5 Lebar Telapak 0,6</text:p>
          </table:table-cell>
          <table:table-cell table:style-name="ce1"/>
          <table:table-cell office:value-type="string" table:style-name="ce1">
            <text:p>M</text:p>
          </table:table-cell>
          <table:table-cell office:value-type="float" office:value="1565452.98" table:style-name="ce1">
            <text:p>1565452,98</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895" table:style-name="ce1">
            <text:p>2164895</text:p>
          </table:table-cell>
          <table:table-cell office:value-type="string" table:style-name="ce1">
            <text:p>1.3.4.03.02.04.001.00007</text:p>
          </table:table-cell>
          <table:table-cell office:value-type="string" table:style-name="ce1">
            <text:p>pembangunan plengsengan T 3 Lebar Telapak 0,8</text:p>
          </table:table-cell>
          <table:table-cell table:style-name="ce1"/>
          <table:table-cell office:value-type="string" table:style-name="ce1">
            <text:p>M</text:p>
          </table:table-cell>
          <table:table-cell office:value-type="float" office:value="2861465.97" table:style-name="ce1">
            <text:p>2861465,97</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896" table:style-name="ce1">
            <text:p>2164896</text:p>
          </table:table-cell>
          <table:table-cell office:value-type="string" table:style-name="ce1">
            <text:p>1.3.4.03.02.04.001.00008</text:p>
          </table:table-cell>
          <table:table-cell office:value-type="string" table:style-name="ce1">
            <text:p>pembangunan plengsengan T 3,5 Lebar Telapak 0,8</text:p>
          </table:table-cell>
          <table:table-cell table:style-name="ce1"/>
          <table:table-cell office:value-type="string" table:style-name="ce1">
            <text:p>M</text:p>
          </table:table-cell>
          <table:table-cell office:value-type="float" office:value="3129231.22" table:style-name="ce1">
            <text:p>3129231,22</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897" table:style-name="ce1">
            <text:p>2164897</text:p>
          </table:table-cell>
          <table:table-cell office:value-type="string" table:style-name="ce1">
            <text:p>1.3.4.03.02.04.001.00009</text:p>
          </table:table-cell>
          <table:table-cell office:value-type="string" table:style-name="ce1">
            <text:p>pembangunan Plengsengan Tinggi 1 - 2 M</text:p>
          </table:table-cell>
          <table:table-cell table:style-name="ce1"/>
          <table:table-cell office:value-type="string" table:style-name="ce1">
            <text:p>M</text:p>
          </table:table-cell>
          <table:table-cell office:value-type="float" office:value="2017584.44" table:style-name="ce1">
            <text:p>2017584,44</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898" table:style-name="ce1">
            <text:p>2164898</text:p>
          </table:table-cell>
          <table:table-cell office:value-type="string" table:style-name="ce1">
            <text:p>1.3.4.03.02.04.001.00010</text:p>
          </table:table-cell>
          <table:table-cell office:value-type="string" table:style-name="ce1">
            <text:p>Pembangunan Plengsengan Tinggi 1 - 2 M dan Skampal</text:p>
          </table:table-cell>
          <table:table-cell table:style-name="ce1"/>
          <table:table-cell office:value-type="string" table:style-name="ce1">
            <text:p>M</text:p>
          </table:table-cell>
          <table:table-cell office:value-type="float" office:value="1621442.43" table:style-name="ce1">
            <text:p>1621442,43</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899" table:style-name="ce1">
            <text:p>2164899</text:p>
          </table:table-cell>
          <table:table-cell office:value-type="string" table:style-name="ce1">
            <text:p>1.3.4.03.02.04.001.00011</text:p>
          </table:table-cell>
          <table:table-cell office:value-type="string" table:style-name="ce1">
            <text:p>Pembangunan Plengsengan Tinggi 3 - 4 M dan Skampal</text:p>
          </table:table-cell>
          <table:table-cell table:style-name="ce1"/>
          <table:table-cell office:value-type="string" table:style-name="ce1">
            <text:p>M</text:p>
          </table:table-cell>
          <table:table-cell office:value-type="float" office:value="7994139.7699999996" table:style-name="ce1">
            <text:p>7994139,77</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900" table:style-name="ce1">
            <text:p>2164900</text:p>
          </table:table-cell>
          <table:table-cell office:value-type="string" table:style-name="ce1">
            <text:p>1.3.4.03.02.04.001.00012</text:p>
          </table:table-cell>
          <table:table-cell office:value-type="string" table:style-name="ce1">
            <text:p>Pembangunan Plengsengan Tinggi sampai 17 m</text:p>
          </table:table-cell>
          <table:table-cell table:style-name="ce1"/>
          <table:table-cell office:value-type="string" table:style-name="ce1">
            <text:p>M</text:p>
          </table:table-cell>
          <table:table-cell office:value-type="float" office:value="49900056.060000002" table:style-name="ce1">
            <text:p>49900056,06</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944" table:style-name="ce1">
            <text:p>2164944</text:p>
          </table:table-cell>
          <table:table-cell office:value-type="string" table:style-name="ce1">
            <text:p>1.3.4.03.02.04.001.00030</text:p>
          </table:table-cell>
          <table:table-cell office:value-type="string" table:style-name="ce1">
            <text:p>Saluran Beton Precast/Box Culvert (Pabrikasi) 400.400.1200</text:p>
          </table:table-cell>
          <table:table-cell table:style-name="ce1"/>
          <table:table-cell office:value-type="string" table:style-name="ce1">
            <text:p>M</text:p>
          </table:table-cell>
          <table:table-cell office:value-type="float" office:value="1889020.64" table:style-name="ce1">
            <text:p>1889020,64</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940" table:style-name="ce1">
            <text:p>2164940</text:p>
          </table:table-cell>
          <table:table-cell office:value-type="string" table:style-name="ce1">
            <text:p>1.3.4.03.02.04.001.00026</text:p>
          </table:table-cell>
          <table:table-cell office:value-type="string" table:style-name="ce1">
            <text:p>Rehabilitasi Drainase dengan U Gutter 60 x 60 Dengan Tutup</text:p>
          </table:table-cell>
          <table:table-cell table:style-name="ce1"/>
          <table:table-cell office:value-type="string" table:style-name="ce1">
            <text:p>M1</text:p>
          </table:table-cell>
          <table:table-cell office:value-type="float" office:value="1912735.98" table:style-name="ce1">
            <text:p>1912735,98</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37461" table:style-name="ce1">
            <text:p>2137461</text:p>
          </table:table-cell>
          <table:table-cell office:value-type="string" table:style-name="ce1">
            <text:p>1.3.4.03.02.04.001.00001</text:p>
          </table:table-cell>
          <table:table-cell office:value-type="string" table:style-name="ce1">
            <text:p>PEMBUATAN BIOGAS DENGAN DIGESTER FIBER</text:p>
          </table:table-cell>
          <table:table-cell table:number-columns-repeated="2" table:style-name="ce1"/>
          <table:table-cell office:value-type="float" office:value="4826814" table:style-name="ce1">
            <text:p>4826814</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927" table:style-name="ce1">
            <text:p>2164927</text:p>
          </table:table-cell>
          <table:table-cell office:value-type="string" table:style-name="ce1">
            <text:p>1.3.4.03.02.04.001.00013</text:p>
          </table:table-cell>
          <table:table-cell office:value-type="string" table:style-name="ce1">
            <text:p>Rehabilitasi Drainase dengan Box Culvert 100 x 100</text:p>
          </table:table-cell>
          <table:table-cell table:style-name="ce1"/>
          <table:table-cell office:value-type="string" table:style-name="ce1">
            <text:p>M1</text:p>
          </table:table-cell>
          <table:table-cell office:value-type="float" office:value="2853045.24" table:style-name="ce1">
            <text:p>2853045,24</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928" table:style-name="ce1">
            <text:p>2164928</text:p>
          </table:table-cell>
          <table:table-cell office:value-type="string" table:style-name="ce1">
            <text:p>1.3.4.03.02.04.001.00014</text:p>
          </table:table-cell>
          <table:table-cell office:value-type="string" table:style-name="ce1">
            <text:p>Rehabilitasi Drainase dengan Box Culvert 40 x 40</text:p>
          </table:table-cell>
          <table:table-cell table:style-name="ce1"/>
          <table:table-cell office:value-type="string" table:style-name="ce1">
            <text:p>M1</text:p>
          </table:table-cell>
          <table:table-cell office:value-type="float" office:value="1556286.84" table:style-name="ce1">
            <text:p>1556286,84</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929" table:style-name="ce1">
            <text:p>2164929</text:p>
          </table:table-cell>
          <table:table-cell office:value-type="string" table:style-name="ce1">
            <text:p>1.3.4.03.02.04.001.00015</text:p>
          </table:table-cell>
          <table:table-cell office:value-type="string" table:style-name="ce1">
            <text:p>Rehabilitasi Drainase dengan Box Culvert 50 x 50</text:p>
          </table:table-cell>
          <table:table-cell table:style-name="ce1"/>
          <table:table-cell office:value-type="string" table:style-name="ce1">
            <text:p>M1</text:p>
          </table:table-cell>
          <table:table-cell office:value-type="float" office:value="1831389.62" table:style-name="ce1">
            <text:p>1831389,62</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930" table:style-name="ce1">
            <text:p>2164930</text:p>
          </table:table-cell>
          <table:table-cell office:value-type="string" table:style-name="ce1">
            <text:p>1.3.4.03.02.04.001.00016</text:p>
          </table:table-cell>
          <table:table-cell office:value-type="string" table:style-name="ce1">
            <text:p>Rehabilitasi Drainase dengan Box Culvert 60 x 60</text:p>
          </table:table-cell>
          <table:table-cell table:style-name="ce1"/>
          <table:table-cell office:value-type="string" table:style-name="ce1">
            <text:p>M1</text:p>
          </table:table-cell>
          <table:table-cell office:value-type="float" office:value="2108617.59" table:style-name="ce1">
            <text:p>2108617,59</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931" table:style-name="ce1">
            <text:p>2164931</text:p>
          </table:table-cell>
          <table:table-cell office:value-type="string" table:style-name="ce1">
            <text:p>1.3.4.03.02.04.001.00017</text:p>
          </table:table-cell>
          <table:table-cell office:value-type="string" table:style-name="ce1">
            <text:p>Rehabilitasi Drainase dengan Box Culvert 80 x 80</text:p>
          </table:table-cell>
          <table:table-cell table:style-name="ce1"/>
          <table:table-cell office:value-type="string" table:style-name="ce1">
            <text:p>M1</text:p>
          </table:table-cell>
          <table:table-cell office:value-type="float" office:value="2695020.15" table:style-name="ce1">
            <text:p>2695020,15</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932" table:style-name="ce1">
            <text:p>2164932</text:p>
          </table:table-cell>
          <table:table-cell office:value-type="string" table:style-name="ce1">
            <text:p>1.3.4.03.02.04.001.00018</text:p>
          </table:table-cell>
          <table:table-cell office:value-type="string" table:style-name="ce1">
            <text:p>Rehabilitasi Drainase dengan Pasangan Batu</text:p>
          </table:table-cell>
          <table:table-cell table:style-name="ce1"/>
          <table:table-cell office:value-type="string" table:style-name="ce1">
            <text:p>M3</text:p>
          </table:table-cell>
          <table:table-cell office:value-type="float" office:value="1718322.56" table:style-name="ce1">
            <text:p>1718322,56</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933" table:style-name="ce1">
            <text:p>2164933</text:p>
          </table:table-cell>
          <table:table-cell office:value-type="string" table:style-name="ce1">
            <text:p>1.3.4.03.02.04.001.00019</text:p>
          </table:table-cell>
          <table:table-cell office:value-type="string" table:style-name="ce1">
            <text:p>Rehabilitasi Drainase dengan U Gutter 100 x 100</text:p>
          </table:table-cell>
          <table:table-cell table:style-name="ce1"/>
          <table:table-cell office:value-type="string" table:style-name="ce1">
            <text:p>M1</text:p>
          </table:table-cell>
          <table:table-cell office:value-type="float" office:value="2298438.39" table:style-name="ce1">
            <text:p>2298438,39</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934" table:style-name="ce1">
            <text:p>2164934</text:p>
          </table:table-cell>
          <table:table-cell office:value-type="string" table:style-name="ce1">
            <text:p>1.3.4.03.02.04.001.00020</text:p>
          </table:table-cell>
          <table:table-cell office:value-type="string" table:style-name="ce1">
            <text:p>Rehabilitasi Drainase dengan U Gutter 100 x 100 Dengan Tutup</text:p>
          </table:table-cell>
          <table:table-cell table:style-name="ce1"/>
          <table:table-cell office:value-type="string" table:style-name="ce1">
            <text:p>M1</text:p>
          </table:table-cell>
          <table:table-cell office:value-type="float" office:value="2640367.12" table:style-name="ce1">
            <text:p>2640367,12</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935" table:style-name="ce1">
            <text:p>2164935</text:p>
          </table:table-cell>
          <table:table-cell office:value-type="string" table:style-name="ce1">
            <text:p>1.3.4.03.02.04.001.00021</text:p>
          </table:table-cell>
          <table:table-cell office:value-type="string" table:style-name="ce1">
            <text:p>Rehabilitasi Drainase dengan U Gutter 40 x 40</text:p>
          </table:table-cell>
          <table:table-cell table:style-name="ce1"/>
          <table:table-cell office:value-type="string" table:style-name="ce1">
            <text:p>M1</text:p>
          </table:table-cell>
          <table:table-cell office:value-type="float" office:value="973949.67" table:style-name="ce1">
            <text:p>973949,67</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936" table:style-name="ce1">
            <text:p>2164936</text:p>
          </table:table-cell>
          <table:table-cell office:value-type="string" table:style-name="ce1">
            <text:p>1.3.4.03.02.04.001.00022</text:p>
          </table:table-cell>
          <table:table-cell office:value-type="string" table:style-name="ce1">
            <text:p>Rehabilitasi Drainase dengan U Gutter 40 x 40 Dengan Tutup</text:p>
          </table:table-cell>
          <table:table-cell table:style-name="ce1"/>
          <table:table-cell office:value-type="string" table:style-name="ce1">
            <text:p>M1</text:p>
          </table:table-cell>
          <table:table-cell office:value-type="float" office:value="1500371.85" table:style-name="ce1">
            <text:p>1500371,85</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937" table:style-name="ce1">
            <text:p>2164937</text:p>
          </table:table-cell>
          <table:table-cell office:value-type="string" table:style-name="ce1">
            <text:p>1.3.4.03.02.04.001.00023</text:p>
          </table:table-cell>
          <table:table-cell office:value-type="string" table:style-name="ce1">
            <text:p>Rehabilitasi Drainase dengan U Gutter 50 x 50</text:p>
          </table:table-cell>
          <table:table-cell table:style-name="ce1"/>
          <table:table-cell office:value-type="string" table:style-name="ce1">
            <text:p>M1</text:p>
          </table:table-cell>
          <table:table-cell office:value-type="float" office:value="1176095.1399999999" table:style-name="ce1">
            <text:p>1176095,14</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938" table:style-name="ce1">
            <text:p>2164938</text:p>
          </table:table-cell>
          <table:table-cell office:value-type="string" table:style-name="ce1">
            <text:p>1.3.4.03.02.04.001.00024</text:p>
          </table:table-cell>
          <table:table-cell office:value-type="string" table:style-name="ce1">
            <text:p>Rehabilitasi Drainase dengan U Gutter 50 x 50 Dengan Tutup</text:p>
          </table:table-cell>
          <table:table-cell table:style-name="ce1"/>
          <table:table-cell office:value-type="string" table:style-name="ce1">
            <text:p>M1</text:p>
          </table:table-cell>
          <table:table-cell office:value-type="float" office:value="1655931.07" table:style-name="ce1">
            <text:p>1655931,07</text:p>
          </table:table-cell>
          <table:table-cell table:number-columns-repeated="16376"/>
        </table:table-row>
        <table:table-row table:style-name="ro1">
          <table:table-cell office:value-type="string" table:style-name="ce1">
            <text:p>1.3.4.03.02.04.001</text:p>
          </table:table-cell>
          <table:table-cell office:value-type="string" table:style-name="ce1">
            <text:p>Instalasi Air Kotor Lainnya</text:p>
          </table:table-cell>
          <table:table-cell office:value-type="float" office:value="2164939" table:style-name="ce1">
            <text:p>2164939</text:p>
          </table:table-cell>
          <table:table-cell office:value-type="string" table:style-name="ce1">
            <text:p>1.3.4.03.02.04.001.00025</text:p>
          </table:table-cell>
          <table:table-cell office:value-type="string" table:style-name="ce1">
            <text:p>Rehabilitasi Drainase dengan U Gutter 60 x 60</text:p>
          </table:table-cell>
          <table:table-cell table:style-name="ce1"/>
          <table:table-cell office:value-type="string" table:style-name="ce1">
            <text:p>M1</text:p>
          </table:table-cell>
          <table:table-cell office:value-type="float" office:value="1463231.85" table:style-name="ce1">
            <text:p>1463231,85</text:p>
          </table:table-cell>
          <table:table-cell table:number-columns-repeated="16376"/>
        </table:table-row>
        <table:table-row table:style-name="ro1">
          <table:table-cell office:value-type="string" table:style-name="ce1">
            <text:p>1.3.4.03.03.01.004</text:p>
          </table:table-cell>
          <table:table-cell office:value-type="string" table:style-name="ce1">
            <text:p>Instalasi Pengolahan Sampah Organik Lainnya</text:p>
          </table:table-cell>
          <table:table-cell office:value-type="float" office:value="6153892" table:style-name="ce1">
            <text:p>6153892</text:p>
          </table:table-cell>
          <table:table-cell office:value-type="string" table:style-name="ce1">
            <text:p>1.3.4.03.03.01.004.00011</text:p>
          </table:table-cell>
          <table:table-cell office:value-type="string" table:style-name="ce1">
            <text:p>Pembangunan IPAL Skala Permukiman Minimal 50 KK Kelurahan Sisir Kec. Batu (DAK)</text:p>
          </table:table-cell>
          <table:table-cell table:style-name="ce1"/>
          <table:table-cell office:value-type="string" table:style-name="ce1">
            <text:p>Paket</text:p>
          </table:table-cell>
          <table:table-cell office:value-type="float" office:value="400000000" table:style-name="ce1">
            <text:p>400000000</text:p>
          </table:table-cell>
          <table:table-cell table:number-columns-repeated="16376"/>
        </table:table-row>
        <table:table-row table:style-name="ro1">
          <table:table-cell office:value-type="string" table:style-name="ce1">
            <text:p>1.3.4.03.03.01.004</text:p>
          </table:table-cell>
          <table:table-cell office:value-type="string" table:style-name="ce1">
            <text:p>Instalasi Pengolahan Sampah Organik Lainnya</text:p>
          </table:table-cell>
          <table:table-cell office:value-type="float" office:value="5987301" table:style-name="ce1">
            <text:p>5987301</text:p>
          </table:table-cell>
          <table:table-cell office:value-type="string" table:style-name="ce1">
            <text:p>1.3.4.03.03.01.004.00010</text:p>
          </table:table-cell>
          <table:table-cell office:value-type="string" table:style-name="ce1">
            <text:p>Penambahan Pipa Pengumpul dan SR untuk Kabupaten/Kota Yang Telah Memiliki SPALD-T (Skala Kota dan Permukiman) Yang Masih Meliliki Idle Capacity Kel. Ngaglik Kec. Batu (DAK)</text:p>
          </table:table-cell>
          <table:table-cell table:number-columns-repeated="2" table:style-name="ce1"/>
          <table:table-cell office:value-type="float" office:value="275000000" table:style-name="ce1">
            <text:p>275000000</text:p>
          </table:table-cell>
          <table:table-cell table:number-columns-repeated="16376"/>
        </table:table-row>
        <table:table-row table:style-name="ro1">
          <table:table-cell office:value-type="string" table:style-name="ce1">
            <text:p>1.3.4.03.03.01.004</text:p>
          </table:table-cell>
          <table:table-cell office:value-type="string" table:style-name="ce1">
            <text:p>Instalasi Pengolahan Sampah Organik Lainnya</text:p>
          </table:table-cell>
          <table:table-cell office:value-type="float" office:value="2018479" table:style-name="ce1">
            <text:p>2018479</text:p>
          </table:table-cell>
          <table:table-cell office:value-type="string" table:style-name="ce1">
            <text:p>1.3.4.03.03.01.004.00003</text:p>
          </table:table-cell>
          <table:table-cell office:value-type="string" table:style-name="ce1">
            <text:p>Pembuatan IPAL Sederhana Bahan PVC Skala Rumah Tangga</text:p>
          </table:table-cell>
          <table:table-cell table:style-name="ce1"/>
          <table:table-cell office:value-type="string" table:style-name="ce1">
            <text:p>Unit</text:p>
          </table:table-cell>
          <table:table-cell office:value-type="float" office:value="4308460.58" table:style-name="ce1">
            <text:p>4308460,58</text:p>
          </table:table-cell>
          <table:table-cell table:number-columns-repeated="16376"/>
        </table:table-row>
        <table:table-row table:style-name="ro1">
          <table:table-cell office:value-type="string" table:style-name="ce1">
            <text:p>1.3.4.03.03.01.004</text:p>
          </table:table-cell>
          <table:table-cell office:value-type="string" table:style-name="ce1">
            <text:p>Instalasi Pengolahan Sampah Organik Lainnya</text:p>
          </table:table-cell>
          <table:table-cell office:value-type="float" office:value="2018478" table:style-name="ce1">
            <text:p>2018478</text:p>
          </table:table-cell>
          <table:table-cell office:value-type="string" table:style-name="ce1">
            <text:p>1.3.4.03.03.01.004.00002</text:p>
          </table:table-cell>
          <table:table-cell office:value-type="string" table:style-name="ce1">
            <text:p>Pemasangan Pipa IPAL Komunal</text:p>
          </table:table-cell>
          <table:table-cell table:style-name="ce1"/>
          <table:table-cell office:value-type="string" table:style-name="ce1">
            <text:p>SR</text:p>
          </table:table-cell>
          <table:table-cell office:value-type="float" office:value="2890872.9" table:style-name="ce1">
            <text:p>2890872,9</text:p>
          </table:table-cell>
          <table:table-cell table:number-columns-repeated="16376"/>
        </table:table-row>
        <table:table-row table:style-name="ro1">
          <table:table-cell office:value-type="string" table:style-name="ce1">
            <text:p>1.3.4.03.03.01.004</text:p>
          </table:table-cell>
          <table:table-cell office:value-type="string" table:style-name="ce1">
            <text:p>Instalasi Pengolahan Sampah Organik Lainnya</text:p>
          </table:table-cell>
          <table:table-cell office:value-type="float" office:value="2018477" table:style-name="ce1">
            <text:p>2018477</text:p>
          </table:table-cell>
          <table:table-cell office:value-type="string" table:style-name="ce1">
            <text:p>1.3.4.03.03.01.004.00001</text:p>
          </table:table-cell>
          <table:table-cell office:value-type="string" table:style-name="ce1">
            <text:p>Pembangunan Bak IPAL</text:p>
          </table:table-cell>
          <table:table-cell table:style-name="ce1"/>
          <table:table-cell office:value-type="string" table:style-name="ce1">
            <text:p>M3</text:p>
          </table:table-cell>
          <table:table-cell office:value-type="float" office:value="3112711.32" table:style-name="ce1">
            <text:p>3112711,32</text:p>
          </table:table-cell>
          <table:table-cell table:number-columns-repeated="16376"/>
        </table:table-row>
        <table:table-row table:style-name="ro1">
          <table:table-cell office:value-type="string" table:style-name="ce1">
            <text:p>1.3.4.03.03.01.004</text:p>
          </table:table-cell>
          <table:table-cell office:value-type="string" table:style-name="ce1">
            <text:p>Instalasi Pengolahan Sampah Organik Lainnya</text:p>
          </table:table-cell>
          <table:table-cell office:value-type="float" office:value="6153893" table:style-name="ce1">
            <text:p>6153893</text:p>
          </table:table-cell>
          <table:table-cell office:value-type="string" table:style-name="ce1">
            <text:p>1.3.4.03.03.01.004.00012</text:p>
          </table:table-cell>
          <table:table-cell office:value-type="string" table:style-name="ce1">
            <text:p>Pembangunan IPAL Skala Permukiman Minimal 50 KK Desa Pesanggrahan Kec. Batu (DAK)</text:p>
          </table:table-cell>
          <table:table-cell table:style-name="ce1"/>
          <table:table-cell office:value-type="string" table:style-name="ce1">
            <text:p>Paket</text:p>
          </table:table-cell>
          <table:table-cell office:value-type="float" office:value="400000000" table:style-name="ce1">
            <text:p>400000000</text:p>
          </table:table-cell>
          <table:table-cell table:number-columns-repeated="16376"/>
        </table:table-row>
        <table:table-row table:style-name="ro1">
          <table:table-cell office:value-type="string" table:style-name="ce1">
            <text:p>1.3.4.03.03.03.003</text:p>
          </table:table-cell>
          <table:table-cell office:value-type="string" table:style-name="ce1">
            <text:p>Bangunan Penampung Sampah Lainnya</text:p>
          </table:table-cell>
          <table:table-cell office:value-type="float" office:value="2018476" table:style-name="ce1">
            <text:p>2018476</text:p>
          </table:table-cell>
          <table:table-cell office:value-type="string" table:style-name="ce1">
            <text:p>1.3.4.03.03.03.003.00002</text:p>
          </table:table-cell>
          <table:table-cell office:value-type="string" table:style-name="ce1">
            <text:p>Pembangunan TPS 3 R</text:p>
          </table:table-cell>
          <table:table-cell table:style-name="ce1"/>
          <table:table-cell office:value-type="string" table:style-name="ce1">
            <text:p>M2</text:p>
          </table:table-cell>
          <table:table-cell office:value-type="float" office:value="3261103.62" table:style-name="ce1">
            <text:p>3261103,62</text:p>
          </table:table-cell>
          <table:table-cell table:number-columns-repeated="16376"/>
        </table:table-row>
        <table:table-row table:style-name="ro1">
          <table:table-cell office:value-type="string" table:style-name="ce1">
            <text:p>1.3.4.03.03.03.003</text:p>
          </table:table-cell>
          <table:table-cell office:value-type="string" table:style-name="ce1">
            <text:p>Bangunan Penampung Sampah Lainnya</text:p>
          </table:table-cell>
          <table:table-cell office:value-type="float" office:value="2018475" table:style-name="ce1">
            <text:p>2018475</text:p>
          </table:table-cell>
          <table:table-cell office:value-type="string" table:style-name="ce1">
            <text:p>1.3.4.03.03.03.003.00001</text:p>
          </table:table-cell>
          <table:table-cell office:value-type="string" table:style-name="ce1">
            <text:p>Pembangunan TPST</text:p>
          </table:table-cell>
          <table:table-cell table:style-name="ce1"/>
          <table:table-cell office:value-type="string" table:style-name="ce1">
            <text:p>M2</text:p>
          </table:table-cell>
          <table:table-cell office:value-type="float" office:value="2821264.35" table:style-name="ce1">
            <text:p>2821264,35</text:p>
          </table:table-cell>
          <table:table-cell table:number-columns-repeated="16376"/>
        </table:table-row>
        <table:table-row table:style-name="ro1">
          <table:table-cell office:value-type="string" table:style-name="ce1">
            <text:p>1.3.4.03.08.02.003</text:p>
          </table:table-cell>
          <table:table-cell office:value-type="string" table:style-name="ce1">
            <text:p>Instalasi Jaringan Pipa Gas Lainnya</text:p>
          </table:table-cell>
          <table:table-cell office:value-type="float" office:value="2165461" table:style-name="ce1">
            <text:p>2165461</text:p>
          </table:table-cell>
          <table:table-cell office:value-type="string" table:style-name="ce1">
            <text:p>1.3.4.03.08.02.003.00001</text:p>
          </table:table-cell>
          <table:table-cell office:value-type="string" table:style-name="ce1">
            <text:p>PEMBANGUNAN GAS METAN</text:p>
          </table:table-cell>
          <table:table-cell table:style-name="ce1"/>
          <table:table-cell office:value-type="string" table:style-name="ce1">
            <text:p>M</text:p>
          </table:table-cell>
          <table:table-cell office:value-type="float" office:value="153702.85" table:style-name="ce1">
            <text:p>153702,85</text:p>
          </table:table-cell>
          <table:table-cell table:number-columns-repeated="16376"/>
        </table:table-row>
        <table:table-row table:style-name="ro1">
          <table:table-cell office:value-type="string" table:style-name="ce1">
            <text:p>1.3.4.03.10.01.005</text:p>
          </table:table-cell>
          <table:table-cell office:value-type="string" table:style-name="ce1">
            <text:p>Instalasi Lain Lainnya</text:p>
          </table:table-cell>
          <table:table-cell office:value-type="float" office:value="2018495" table:style-name="ce1">
            <text:p>2018495</text:p>
          </table:table-cell>
          <table:table-cell office:value-type="string" table:style-name="ce1">
            <text:p>1.3.4.03.10.01.005.00001</text:p>
          </table:table-cell>
          <table:table-cell office:value-type="string" table:style-name="ce1">
            <text:p>Pembangunan Tiang CCTV Bulat Hot Deep Galvanis 6 M</text:p>
          </table:table-cell>
          <table:table-cell table:style-name="ce1"/>
          <table:table-cell office:value-type="string" table:style-name="ce1">
            <text:p>Titik</text:p>
          </table:table-cell>
          <table:table-cell office:value-type="float" office:value="12747613.17" table:style-name="ce1">
            <text:p>12747613,17</text:p>
          </table:table-cell>
          <table:table-cell table:number-columns-repeated="16376"/>
        </table:table-row>
        <table:table-row table:style-name="ro1">
          <table:table-cell office:value-type="string" table:style-name="ce1">
            <text:p>1.3.4.04.01.05.001</text:p>
          </table:table-cell>
          <table:table-cell office:value-type="string" table:style-name="ce1">
            <text:p>Jaringan Air Minum Lainnya</text:p>
          </table:table-cell>
          <table:table-cell office:value-type="float" office:value="5997203" table:style-name="ce1">
            <text:p>5997203</text:p>
          </table:table-cell>
          <table:table-cell office:value-type="string" table:style-name="ce1">
            <text:p>1.3.4.04.01.05.001.00008</text:p>
          </table:table-cell>
          <table:table-cell office:value-type="string" table:style-name="ce1">
            <text:p>Pengembangan Jaringan Perpipaan dan Sambungan Rumah (SR) Dusun Sawahan Desa Giripurno Kec. Bumiaji (DAK)</text:p>
          </table:table-cell>
          <table:table-cell table:number-columns-repeated="2" table:style-name="ce1"/>
          <table:table-cell office:value-type="float" office:value="644200000" table:style-name="ce1">
            <text:p>644200000</text:p>
          </table:table-cell>
          <table:table-cell table:number-columns-repeated="16376"/>
        </table:table-row>
        <table:table-row table:style-name="ro1">
          <table:table-cell office:value-type="string" table:style-name="ce1">
            <text:p>1.3.4.04.01.05.001</text:p>
          </table:table-cell>
          <table:table-cell office:value-type="string" table:style-name="ce1">
            <text:p>Jaringan Air Minum Lainnya</text:p>
          </table:table-cell>
          <table:table-cell office:value-type="float" office:value="6153889" table:style-name="ce1">
            <text:p>6153889</text:p>
          </table:table-cell>
          <table:table-cell office:value-type="string" table:style-name="ce1">
            <text:p>1.3.4.04.01.05.001.00009</text:p>
          </table:table-cell>
          <table:table-cell office:value-type="string" table:style-name="ce1">
            <text:p>Uprating Instalasi Pengolahan Air (IPA) / Penambahan Sumur Dalam Terlindungi / Broncaptering Dusun Klerek Desa Torongrejo Kec.Junrejo (DAK)</text:p>
          </table:table-cell>
          <table:table-cell table:style-name="ce1"/>
          <table:table-cell office:value-type="string" table:style-name="ce1">
            <text:p>Paket</text:p>
          </table:table-cell>
          <table:table-cell office:value-type="float" office:value="388600000" table:style-name="ce1">
            <text:p>388600000</text:p>
          </table:table-cell>
          <table:table-cell table:number-columns-repeated="16376"/>
        </table:table-row>
        <table:table-row table:style-name="ro1">
          <table:table-cell office:value-type="string" table:style-name="ce1">
            <text:p>1.3.4.04.01.05.001</text:p>
          </table:table-cell>
          <table:table-cell office:value-type="string" table:style-name="ce1">
            <text:p>Jaringan Air Minum Lainnya</text:p>
          </table:table-cell>
          <table:table-cell office:value-type="float" office:value="2018471" table:style-name="ce1">
            <text:p>2018471</text:p>
          </table:table-cell>
          <table:table-cell office:value-type="string" table:style-name="ce1">
            <text:p>1.3.4.04.01.05.001.00001</text:p>
          </table:table-cell>
          <table:table-cell office:value-type="string" table:style-name="ce1">
            <text:p>Pembangunan Jaringan Air Bersih PVC D 3</text:p>
          </table:table-cell>
          <table:table-cell table:style-name="ce1"/>
          <table:table-cell office:value-type="string" table:style-name="ce1">
            <text:p>M</text:p>
          </table:table-cell>
          <table:table-cell office:value-type="float" office:value="184200.22" table:style-name="ce1">
            <text:p>184200,22</text:p>
          </table:table-cell>
          <table:table-cell table:number-columns-repeated="16376"/>
        </table:table-row>
        <table:table-row table:style-name="ro1">
          <table:table-cell office:value-type="string" table:style-name="ce1">
            <text:p>8.1.02.02.13.0001</text:p>
          </table:table-cell>
          <table:table-cell office:value-type="string" table:style-name="ce1">
            <text:p>Beban Kursus Singkat/Pelatihan</text:p>
          </table:table-cell>
          <table:table-cell office:value-type="float" office:value="7480857" table:style-name="ce1">
            <text:p>7480857</text:p>
          </table:table-cell>
          <table:table-cell office:value-type="string" table:style-name="ce1">
            <text:p>8.1.02.02.13.0001.00001</text:p>
          </table:table-cell>
          <table:table-cell office:value-type="string" table:style-name="ce1">
            <text:p>Pelatihan Teknis Kesehatan</text:p>
          </table:table-cell>
          <table:table-cell office:value-type="string" table:style-name="ce1">
            <text:p>Pelatihan Teknis Kesehatan</text:p>
          </table:table-cell>
          <table:table-cell office:value-type="string" table:style-name="ce1">
            <text:p>Orang</text:p>
          </table:table-cell>
          <table:table-cell office:value-type="float" office:value="8395000" table:style-name="ce1">
            <text:p>8395000</text:p>
          </table:table-cell>
          <table:table-cell table:number-columns-repeated="16376"/>
        </table:table-row>
        <table:table-row table:style-name="ro1">
          <table:table-cell office:value-type="string" table:style-name="ce1">
            <text:p>8.1.02.02.13.0001</text:p>
          </table:table-cell>
          <table:table-cell office:value-type="string" table:style-name="ce1">
            <text:p>Beban Kursus Singkat/Pelatihan</text:p>
          </table:table-cell>
          <table:table-cell office:value-type="float" office:value="7480912" table:style-name="ce1">
            <text:p>7480912</text:p>
          </table:table-cell>
          <table:table-cell office:value-type="string" table:style-name="ce1">
            <text:p>8.1.02.02.13.0001.00002</text:p>
          </table:table-cell>
          <table:table-cell office:value-type="string" table:style-name="ce1">
            <text:p>Pelatihan proses asuhan gizi terstandar (PAGT)</text:p>
          </table:table-cell>
          <table:table-cell office:value-type="string" table:style-name="ce1">
            <text:p>Tenaga gizi yang bekerja di fasyankes, min D3 Gizi atau S1 gizi</text:p>
          </table:table-cell>
          <table:table-cell office:value-type="string" table:style-name="ce1">
            <text:p>Orang</text:p>
          </table:table-cell>
          <table:table-cell office:value-type="float" office:value="6325000" table:style-name="ce1">
            <text:p>6325000</text:p>
          </table:table-cell>
          <table:table-cell table:number-columns-repeated="16376"/>
        </table:table-row>
        <table:table-row table:style-name="ro1">
          <table:table-cell office:value-type="string" table:style-name="ce1">
            <text:p>8.1.02.02.13.0003</text:p>
          </table:table-cell>
          <table:table-cell office:value-type="string" table:style-name="ce1">
            <text:p>Beban Bimbingan Teknis</text:p>
          </table:table-cell>
          <table:table-cell office:value-type="float" office:value="7559720" table:style-name="ce1">
            <text:p>7559720</text:p>
          </table:table-cell>
          <table:table-cell office:value-type="string" table:style-name="ce1">
            <text:p>8.1.02.02.13.0003.00058</text:p>
          </table:table-cell>
          <table:table-cell office:value-type="string" table:style-name="ce1">
            <text:p>Kontribusi Bimtek</text:p>
          </table:table-cell>
          <table:table-cell office:value-type="string" table:style-name="ce1">
            <text:p>Kontribusi Bimtek</text:p>
          </table:table-cell>
          <table:table-cell office:value-type="string" table:style-name="ce1">
            <text:p>Paket</text:p>
          </table:table-cell>
          <table:table-cell office:value-type="float" office:value="4500000" table:style-name="ce1">
            <text:p>4500000</text:p>
          </table:table-cell>
          <table:table-cell table:number-columns-repeated="16376"/>
        </table:table-row>
        <table:table-row table:style-name="ro1">
          <table:table-cell office:value-type="string" table:style-name="ce1">
            <text:p>8.1.02.02.13.0003</text:p>
          </table:table-cell>
          <table:table-cell office:value-type="string" table:style-name="ce1">
            <text:p>Beban Bimbingan Teknis</text:p>
          </table:table-cell>
          <table:table-cell office:value-type="float" office:value="7559429" table:style-name="ce1">
            <text:p>7559429</text:p>
          </table:table-cell>
          <table:table-cell office:value-type="string" table:style-name="ce1">
            <text:p>8.1.02.02.13.0003.00057</text:p>
          </table:table-cell>
          <table:table-cell office:value-type="string" table:style-name="ce1">
            <text:p>Kontribusi Bimbingan Teknis ADEKSI</text:p>
          </table:table-cell>
          <table:table-cell office:value-type="string" table:style-name="ce1">
            <text:p>Kontribusi Bimbingan Teknis ADEKSI</text:p>
          </table:table-cell>
          <table:table-cell office:value-type="string" table:style-name="ce1">
            <text:p>Orang/ per Kegiatan</text:p>
          </table:table-cell>
          <table:table-cell office:value-type="float" office:value="5000000" table:style-name="ce1">
            <text:p>5000000</text:p>
          </table:table-cell>
          <table:table-cell table:number-columns-repeated="16376"/>
        </table:table-row>
        <table:table-row table:style-name="ro1">
          <table:table-cell office:value-type="string" table:style-name="ce1">
            <text:p>8.1.02.02.13.0003</text:p>
          </table:table-cell>
          <table:table-cell office:value-type="string" table:style-name="ce1">
            <text:p>Beban Bimbingan Teknis</text:p>
          </table:table-cell>
          <table:table-cell office:value-type="float" office:value="7559428" table:style-name="ce1">
            <text:p>7559428</text:p>
          </table:table-cell>
          <table:table-cell office:value-type="string" table:style-name="ce1">
            <text:p>8.1.02.02.13.0003.00056</text:p>
          </table:table-cell>
          <table:table-cell office:value-type="string" table:style-name="ce1">
            <text:p>Kontribusi Bimbingan Teknis ASDEKSI</text:p>
          </table:table-cell>
          <table:table-cell office:value-type="string" table:style-name="ce1">
            <text:p>Kontribusi Bimbingan Teknis ASDEKSI</text:p>
          </table:table-cell>
          <table:table-cell office:value-type="string" table:style-name="ce1">
            <text:p>Paket</text:p>
          </table:table-cell>
          <table:table-cell office:value-type="float" office:value="5000000" table:style-name="ce1">
            <text:p>5000000</text:p>
          </table:table-cell>
          <table:table-cell table:number-columns-repeated="16376"/>
        </table:table-row>
        <table:table-row table:style-name="ro1">
          <table:table-cell office:value-type="string" table:style-name="ce1">
            <text:p>8.1.02.02.13.0003</text:p>
          </table:table-cell>
          <table:table-cell office:value-type="string" table:style-name="ce1">
            <text:p>Beban Bimbingan Teknis</text:p>
          </table:table-cell>
          <table:table-cell office:value-type="float" office:value="7359079" table:style-name="ce1">
            <text:p>7359079</text:p>
          </table:table-cell>
          <table:table-cell office:value-type="string" table:style-name="ce1">
            <text:p>8.1.02.02.13.0003.00055</text:p>
          </table:table-cell>
          <table:table-cell office:value-type="string" table:style-name="ce1">
            <text:p>Biaya Kontribusi Pengiriman Peserta Diklat Teknis dan Fungsional</text:p>
          </table:table-cell>
          <table:table-cell office:value-type="string" table:style-name="ce1">
            <text:p>Biaya Kontribusi Pengiriman Peserta Diklat Teknis dan Fungsional</text:p>
          </table:table-cell>
          <table:table-cell office:value-type="string" table:style-name="ce1">
            <text:p>Orang</text:p>
          </table:table-cell>
          <table:table-cell office:value-type="float" office:value="6000000" table:style-name="ce1">
            <text:p>6000000</text:p>
          </table:table-cell>
          <table:table-cell table:number-columns-repeated="16376"/>
        </table:table-row>
        <table:table-row table:style-name="ro1">
          <table:table-cell table:number-columns-repeated="2" table:style-name="ce1"/>
          <table:table-cell office:value-type="float" office:value="2138315" table:style-name="ce1">
            <text:p>2138315</text:p>
          </table:table-cell>
          <table:table-cell office:value-type="string" table:style-name="ce1">
            <text:p>1.3.4.02.01.03.034.00001</text:p>
          </table:table-cell>
          <table:table-cell office:value-type="string" table:style-name="ce1">
            <text:p>Pembangunan Saluran Irigasi 2 (dua) Sisi Tinggi 1,2 m dan 6 m Tanpa Langsiran</text:p>
          </table:table-cell>
          <table:table-cell table:style-name="ce1"/>
          <table:table-cell office:value-type="string" table:style-name="ce1">
            <text:p>M1</text:p>
          </table:table-cell>
          <table:table-cell office:value-type="float" office:value="3466645.95" table:style-name="ce1">
            <text:p>3466645,95</text:p>
          </table:table-cell>
          <table:table-cell table:number-columns-repeated="16376"/>
        </table:table-row>
        <table:table-row table:style-name="ro1">
          <table:table-cell table:number-columns-repeated="2" table:style-name="ce1"/>
          <table:table-cell office:value-type="float" office:value="2138310" table:style-name="ce1">
            <text:p>2138310</text:p>
          </table:table-cell>
          <table:table-cell office:value-type="string" table:style-name="ce1">
            <text:p>1.3.4.02.01.03.029.00001</text:p>
          </table:table-cell>
          <table:table-cell office:value-type="string" table:style-name="ce1">
            <text:p>Pembangunan Saluran Irigasi 2 (dua) Sisi Tinggi 2,5 m 3,5 m dan 1,5 m dengan Lantai Langsiran 400 m</text:p>
          </table:table-cell>
          <table:table-cell table:style-name="ce1"/>
          <table:table-cell office:value-type="string" table:style-name="ce1">
            <text:p>M1</text:p>
          </table:table-cell>
          <table:table-cell office:value-type="float" office:value="5439499.75" table:style-name="ce1">
            <text:p>5439499,75</text:p>
          </table:table-cell>
          <table:table-cell table:number-columns-repeated="16376"/>
        </table:table-row>
        <table:table-row table:style-name="ro1">
          <table:table-cell table:number-columns-repeated="2" table:style-name="ce1"/>
          <table:table-cell office:value-type="float" office:value="2138295" table:style-name="ce1">
            <text:p>2138295</text:p>
          </table:table-cell>
          <table:table-cell office:value-type="string" table:style-name="ce1">
            <text:p>1.3.4.02.01.03.014.00001</text:p>
          </table:table-cell>
          <table:table-cell office:value-type="string" table:style-name="ce1">
            <text:p>Pembangunan Saluran Irigasi (2 sisi) dengan tinggi pasangan 0,7 m s/d 1,0 m tanpa langsiran material</text:p>
          </table:table-cell>
          <table:table-cell table:style-name="ce1"/>
          <table:table-cell office:value-type="string" table:style-name="ce1">
            <text:p>M1</text:p>
          </table:table-cell>
          <table:table-cell office:value-type="float" office:value="1685309.82" table:style-name="ce1">
            <text:p>1685309,82</text:p>
          </table:table-cell>
          <table:table-cell table:number-columns-repeated="16376"/>
        </table:table-row>
        <table:table-row table:style-name="ro1">
          <table:table-cell table:number-columns-repeated="2"/>
          <table:table-cell office:value-type="float" office:value="2138294" table:style-name="ce1">
            <text:p>2138294</text:p>
          </table:table-cell>
          <table:table-cell office:value-type="string" table:style-name="ce1">
            <text:p>1.3.4.02.01.03.013.00001</text:p>
          </table:table-cell>
          <table:table-cell office:value-type="string" table:style-name="ce1">
            <text:p>Pembangunan Saluran Irigasi dengan tinggi pasangan 1,0 m s/d 2,0 m dengan langsiran material 300 m</text:p>
          </table:table-cell>
          <table:table-cell table:style-name="ce1"/>
          <table:table-cell office:value-type="string" table:style-name="ce1">
            <text:p>M1</text:p>
          </table:table-cell>
          <table:table-cell office:value-type="float" office:value="1993077.25" table:style-name="ce1">
            <text:p>1993077,25</text:p>
          </table:table-cell>
          <table:table-cell table:number-columns-repeated="16376"/>
        </table:table-row>
        <table:table-row table:style-name="ro1">
          <table:table-cell table:number-columns-repeated="2"/>
          <table:table-cell office:value-type="float" office:value="2138293" table:style-name="ce1">
            <text:p>2138293</text:p>
          </table:table-cell>
          <table:table-cell office:value-type="string" table:style-name="ce1">
            <text:p>1.3.4.02.01.03.012.00001</text:p>
          </table:table-cell>
          <table:table-cell office:value-type="string" table:style-name="ce1">
            <text:p>Pembangunan Saluran Irigasi dengan tinggi pasangan 1,0 m s/d 2,0 m dengan langsiran material 200 m</text:p>
          </table:table-cell>
          <table:table-cell table:style-name="ce1"/>
          <table:table-cell office:value-type="string" table:style-name="ce1">
            <text:p>M1</text:p>
          </table:table-cell>
          <table:table-cell office:value-type="float" office:value="1939304.04" table:style-name="ce1">
            <text:p>1939304,04</text:p>
          </table:table-cell>
          <table:table-cell table:number-columns-repeated="16376"/>
        </table:table-row>
        <table:table-row table:style-name="ro1">
          <table:table-cell table:number-columns-repeated="2"/>
          <table:table-cell office:value-type="float" office:value="2138292" table:style-name="ce1">
            <text:p>2138292</text:p>
          </table:table-cell>
          <table:table-cell office:value-type="string" table:style-name="ce1">
            <text:p>1.3.4.02.01.03.011.00001</text:p>
          </table:table-cell>
          <table:table-cell office:value-type="string" table:style-name="ce1">
            <text:p>Pembangunan Saluran Irigasi dengan tinggi pasangan 1,0 m s/d 2,0 m dengan langsiran material 100 m</text:p>
          </table:table-cell>
          <table:table-cell table:style-name="ce1"/>
          <table:table-cell office:value-type="string" table:style-name="ce1">
            <text:p>M1</text:p>
          </table:table-cell>
          <table:table-cell office:value-type="float" office:value="1898571.37" table:style-name="ce1">
            <text:p>1898571,37</text:p>
          </table:table-cell>
          <table:table-cell table:number-columns-repeated="16376"/>
        </table:table-row>
        <table:table-row table:style-name="ro1">
          <table:table-cell table:number-columns-repeated="2"/>
          <table:table-cell office:value-type="float" office:value="2138316" table:style-name="ce1">
            <text:p>2138316</text:p>
          </table:table-cell>
          <table:table-cell office:value-type="string" table:style-name="ce1">
            <text:p>1.3.4.02.01.03.035.00001</text:p>
          </table:table-cell>
          <table:table-cell office:value-type="string" table:style-name="ce1">
            <text:p>Rehabilitasi saluran irigasi tinggi 1m s/d 1,5 m 2 sisi dengan skoor tinggi 1,5 m langsiran sejauh 100 m</text:p>
          </table:table-cell>
          <table:table-cell table:style-name="ce1"/>
          <table:table-cell office:value-type="string" table:style-name="ce1">
            <text:p>M1</text:p>
          </table:table-cell>
          <table:table-cell office:value-type="float" office:value="1879510.97" table:style-name="ce1">
            <text:p>1879510,97</text:p>
          </table:table-cell>
          <table:table-cell table:number-columns-repeated="16376"/>
        </table:table-row>
        <table:table-row table:style-name="ro1">
          <table:table-cell table:number-columns-repeated="2"/>
          <table:table-cell office:value-type="float" office:value="2138297" table:style-name="ce1">
            <text:p>2138297</text:p>
          </table:table-cell>
          <table:table-cell office:value-type="string" table:style-name="ce1">
            <text:p>1.3.4.02.01.03.016.00001</text:p>
          </table:table-cell>
          <table:table-cell office:value-type="string" table:style-name="ce1">
            <text:p>Pembangunan Saluran Irigasi (2 sisi) dengan tinggi pasangan 0,7 m s/d 1,0 m dengan langsiran material 300 m</text:p>
          </table:table-cell>
          <table:table-cell table:style-name="ce1"/>
          <table:table-cell office:value-type="string" table:style-name="ce1">
            <text:p>M1</text:p>
          </table:table-cell>
          <table:table-cell office:value-type="float" office:value="1993077.25" table:style-name="ce1">
            <text:p>1993077,25</text:p>
          </table:table-cell>
          <table:table-cell table:number-columns-repeated="16376"/>
        </table:table-row>
        <table:table-row table:style-name="ro1">
          <table:table-cell table:number-columns-repeated="2"/>
          <table:table-cell office:value-type="float" office:value="2138298" table:style-name="ce1">
            <text:p>2138298</text:p>
          </table:table-cell>
          <table:table-cell office:value-type="string" table:style-name="ce1">
            <text:p>1.3.4.02.01.03.017.00001</text:p>
          </table:table-cell>
          <table:table-cell office:value-type="string" table:style-name="ce1">
            <text:p>Pembangunan Saluran Irigasi dengan tinggi pasangan 2,0 m s/d 3,0 m tanpa langsiran material</text:p>
          </table:table-cell>
          <table:table-cell table:style-name="ce1"/>
          <table:table-cell office:value-type="string" table:style-name="ce1">
            <text:p>M1</text:p>
          </table:table-cell>
          <table:table-cell office:value-type="float" office:value="3543695.1" table:style-name="ce1">
            <text:p>3543695,1</text:p>
          </table:table-cell>
          <table:table-cell table:number-columns-repeated="16376"/>
        </table:table-row>
        <table:table-row table:style-name="ro1">
          <table:table-cell table:number-columns-repeated="2"/>
          <table:table-cell office:value-type="float" office:value="2138299" table:style-name="ce1">
            <text:p>2138299</text:p>
          </table:table-cell>
          <table:table-cell office:value-type="string" table:style-name="ce1">
            <text:p>1.3.4.02.01.03.018.00001</text:p>
          </table:table-cell>
          <table:table-cell office:value-type="string" table:style-name="ce1">
            <text:p>Pembangunan Saluran Irigasi dengan tinggi pasangan 2,0 m s/d 3,0 m dengan langsiran material 100 m</text:p>
          </table:table-cell>
          <table:table-cell table:style-name="ce1"/>
          <table:table-cell office:value-type="string" table:style-name="ce1">
            <text:p>M1</text:p>
          </table:table-cell>
          <table:table-cell office:value-type="float" office:value="3643573" table:style-name="ce1">
            <text:p>3643573</text:p>
          </table:table-cell>
          <table:table-cell table:number-columns-repeated="16376"/>
        </table:table-row>
        <table:table-row table:style-name="ro1">
          <table:table-cell table:number-columns-repeated="2"/>
          <table:table-cell office:value-type="float" office:value="2138300" table:style-name="ce1">
            <text:p>2138300</text:p>
          </table:table-cell>
          <table:table-cell office:value-type="string" table:style-name="ce1">
            <text:p>1.3.4.02.01.03.019.00001</text:p>
          </table:table-cell>
          <table:table-cell office:value-type="string" table:style-name="ce1">
            <text:p>Pembangunan Saluran Irigasi dengan tinggi pasangan 2,0 m s/d 3,0 m dengan langsiran material 200 m</text:p>
          </table:table-cell>
          <table:table-cell table:style-name="ce1"/>
          <table:table-cell office:value-type="string" table:style-name="ce1">
            <text:p>M1</text:p>
          </table:table-cell>
          <table:table-cell office:value-type="float" office:value="3760192.34" table:style-name="ce1">
            <text:p>3760192,34</text:p>
          </table:table-cell>
          <table:table-cell table:number-columns-repeated="16376"/>
        </table:table-row>
        <table:table-row table:style-name="ro1">
          <table:table-cell table:number-columns-repeated="2"/>
          <table:table-cell office:value-type="float" office:value="2138301" table:style-name="ce1">
            <text:p>2138301</text:p>
          </table:table-cell>
          <table:table-cell office:value-type="string" table:style-name="ce1">
            <text:p>1.3.4.02.01.03.020.00001</text:p>
          </table:table-cell>
          <table:table-cell office:value-type="string" table:style-name="ce1">
            <text:p>Pembangunan Saluran Irigasi dengan tinggi pasangan 2,0 m s/d 3,0 m dengan langsiran material 300 m</text:p>
          </table:table-cell>
          <table:table-cell table:style-name="ce1"/>
          <table:table-cell office:value-type="string" table:style-name="ce1">
            <text:p>M1</text:p>
          </table:table-cell>
          <table:table-cell office:value-type="float" office:value="3843762.21" table:style-name="ce1">
            <text:p>3843762,21</text:p>
          </table:table-cell>
          <table:table-cell table:number-columns-repeated="16376"/>
        </table:table-row>
        <table:table-row table:style-name="ro1">
          <table:table-cell table:number-columns-repeated="2"/>
          <table:table-cell office:value-type="float" office:value="2138302" table:style-name="ce1">
            <text:p>2138302</text:p>
          </table:table-cell>
          <table:table-cell office:value-type="string" table:style-name="ce1">
            <text:p>1.3.4.02.01.03.021.00001</text:p>
          </table:table-cell>
          <table:table-cell office:value-type="string" table:style-name="ce1">
            <text:p>Pembangunan Saluran Irigasi (2 sisi) dengan tinggi pasangan 0,7 m s/d 1,0 m dengan langsiran material 100 m</text:p>
          </table:table-cell>
          <table:table-cell table:style-name="ce1"/>
          <table:table-cell office:value-type="string" table:style-name="ce1">
            <text:p>M1</text:p>
          </table:table-cell>
          <table:table-cell office:value-type="float" office:value="1724532.35" table:style-name="ce1">
            <text:p>1724532,35</text:p>
          </table:table-cell>
          <table:table-cell table:number-columns-repeated="16376"/>
        </table:table-row>
        <table:table-row table:style-name="ro1">
          <table:table-cell table:number-columns-repeated="2"/>
          <table:table-cell office:value-type="float" office:value="2138317" table:style-name="ce1">
            <text:p>2138317</text:p>
          </table:table-cell>
          <table:table-cell office:value-type="string" table:style-name="ce1">
            <text:p>1.3.4.02.01.03.036.00001</text:p>
          </table:table-cell>
          <table:table-cell office:value-type="string" table:style-name="ce1">
            <text:p>Rehabilitasi saluran Irigasi Tinggi 0,8 m s/d 1,2 m. 2 sisi dengan bongkaran pasangan lama dan langsiran 100m</text:p>
          </table:table-cell>
          <table:table-cell table:style-name="ce1"/>
          <table:table-cell office:value-type="string" table:style-name="ce1">
            <text:p>M1</text:p>
          </table:table-cell>
          <table:table-cell office:value-type="float" office:value="1243616.3400000001" table:style-name="ce1">
            <text:p>1243616,34</text:p>
          </table:table-cell>
          <table:table-cell table:number-columns-repeated="16376"/>
        </table:table-row>
        <table:table-row table:style-name="ro1">
          <table:table-cell table:number-columns-repeated="2"/>
          <table:table-cell office:value-type="float" office:value="2138291" table:style-name="ce1">
            <text:p>2138291</text:p>
          </table:table-cell>
          <table:table-cell office:value-type="string" table:style-name="ce1">
            <text:p>1.3.4.02.01.03.010.00001</text:p>
          </table:table-cell>
          <table:table-cell office:value-type="string" table:style-name="ce1">
            <text:p>Pembangunan Saluran Irigasi dengan tinggi pasangan 1,0 m s/d 2,0 m tanpa langsiran material</text:p>
          </table:table-cell>
          <table:table-cell table:style-name="ce1"/>
          <table:table-cell office:value-type="string" table:style-name="ce1">
            <text:p>M1</text:p>
          </table:table-cell>
          <table:table-cell office:value-type="float" office:value="1824551.47" table:style-name="ce1">
            <text:p>1824551,47</text:p>
          </table:table-cell>
          <table:table-cell table:number-columns-repeated="16376"/>
        </table:table-row>
        <table:table-row table:style-name="ro1">
          <table:table-cell table:number-columns-repeated="2"/>
          <table:table-cell office:value-type="float" office:value="2138309" table:style-name="ce1">
            <text:p>2138309</text:p>
          </table:table-cell>
          <table:table-cell office:value-type="string" table:style-name="ce1">
            <text:p>1.3.4.02.01.03.028.00001</text:p>
          </table:table-cell>
          <table:table-cell office:value-type="string" table:style-name="ce1">
            <text:p>Pembangunan Saluran Irigasi 2 (dua) Sisi Tinggi 1 m dengan Lantai 1 Sisi Tinggi 1,1 m dan Talang Beton Langsiran 100 m</text:p>
          </table:table-cell>
          <table:table-cell table:style-name="ce1"/>
          <table:table-cell office:value-type="string" table:style-name="ce1">
            <text:p>M1</text:p>
          </table:table-cell>
          <table:table-cell office:value-type="float" office:value="3487551.17" table:style-name="ce1">
            <text:p>3487551,17</text:p>
          </table:table-cell>
          <table:table-cell table:number-columns-repeated="16376"/>
        </table:table-row>
        <table:table-row table:style-name="ro1">
          <table:table-cell table:number-columns-repeated="2"/>
          <table:table-cell office:value-type="float" office:value="2138296" table:style-name="ce1">
            <text:p>2138296</text:p>
          </table:table-cell>
          <table:table-cell office:value-type="string" table:style-name="ce1">
            <text:p>1.3.4.02.01.03.015.00001</text:p>
          </table:table-cell>
          <table:table-cell office:value-type="string" table:style-name="ce1">
            <text:p>Pembangunan Saluran Irigasi (2 sisi) dengan tinggi pasangan 0,7 m s/d 1,0 m dengan langsiran material 200 m</text:p>
          </table:table-cell>
          <table:table-cell table:style-name="ce1"/>
          <table:table-cell office:value-type="string" table:style-name="ce1">
            <text:p>M1</text:p>
          </table:table-cell>
          <table:table-cell office:value-type="float" office:value="1825729.94" table:style-name="ce1">
            <text:p>1825729,94</text:p>
          </table:table-cell>
          <table:table-cell table:number-columns-repeated="16376"/>
        </table:table-row>
        <table:table-row table:style-name="ro1">
          <table:table-cell table:number-columns-repeated="2"/>
          <table:table-cell office:value-type="float" office:value="2138308" table:style-name="ce1">
            <text:p>2138308</text:p>
          </table:table-cell>
          <table:table-cell office:value-type="string" table:style-name="ce1">
            <text:p>1.3.4.02.01.03.027.00001</text:p>
          </table:table-cell>
          <table:table-cell office:value-type="string" table:style-name="ce1">
            <text:p>Pembangunan Saluran Irigasi 2 (dua) Sisi Tinggi 0,8 m dengan Lantai Langsiran 100 m</text:p>
          </table:table-cell>
          <table:table-cell table:style-name="ce1"/>
          <table:table-cell office:value-type="string" table:style-name="ce1">
            <text:p>M1</text:p>
          </table:table-cell>
          <table:table-cell office:value-type="float" office:value="2212516.37" table:style-name="ce1">
            <text:p>2212516,37</text:p>
          </table:table-cell>
          <table:table-cell table:number-columns-repeated="16376"/>
        </table:table-row>
        <table:table-row table:style-name="ro1">
          <table:table-cell table:number-columns-repeated="2"/>
          <table:table-cell office:value-type="float" office:value="2138307" table:style-name="ce1">
            <text:p>2138307</text:p>
          </table:table-cell>
          <table:table-cell office:value-type="string" table:style-name="ce1">
            <text:p>1.3.4.02.01.03.026.00001</text:p>
          </table:table-cell>
          <table:table-cell office:value-type="string" table:style-name="ce1">
            <text:p>Pembangunan Saluran Irigasi 2 (dua) Sisi Tinggi 0,8 m dan Talang Beton Langsiran 500 m</text:p>
          </table:table-cell>
          <table:table-cell table:style-name="ce1"/>
          <table:table-cell office:value-type="string" table:style-name="ce1">
            <text:p>M1</text:p>
          </table:table-cell>
          <table:table-cell office:value-type="float" office:value="1702806.17" table:style-name="ce1">
            <text:p>1702806,17</text:p>
          </table:table-cell>
          <table:table-cell table:number-columns-repeated="16376"/>
        </table:table-row>
        <table:table-row table:style-name="ro1">
          <table:table-cell table:number-columns-repeated="2"/>
          <table:table-cell office:value-type="float" office:value="2138306" table:style-name="ce1">
            <text:p>2138306</text:p>
          </table:table-cell>
          <table:table-cell office:value-type="string" table:style-name="ce1">
            <text:p>1.3.4.02.01.03.025.00001</text:p>
          </table:table-cell>
          <table:table-cell office:value-type="string" table:style-name="ce1">
            <text:p>Pembangunan Saluran Irigasi 2 (dua) Sisi dan 1 Sisi Tinggi 0,7 m dan 1,0 m Langsiran 100 m</text:p>
          </table:table-cell>
          <table:table-cell table:style-name="ce1"/>
          <table:table-cell office:value-type="string" table:style-name="ce1">
            <text:p>M1</text:p>
          </table:table-cell>
          <table:table-cell office:value-type="float" office:value="1358146.39" table:style-name="ce1">
            <text:p>1358146,39</text:p>
          </table:table-cell>
          <table:table-cell table:number-columns-repeated="16376"/>
        </table:table-row>
        <table:table-row table:style-name="ro1">
          <table:table-cell table:number-columns-repeated="2"/>
          <table:table-cell office:value-type="float" office:value="2138305" table:style-name="ce1">
            <text:p>2138305</text:p>
          </table:table-cell>
          <table:table-cell office:value-type="string" table:style-name="ce1">
            <text:p>1.3.4.02.01.03.024.00001</text:p>
          </table:table-cell>
          <table:table-cell office:value-type="string" table:style-name="ce1">
            <text:p>Pembangunan Saluran Irigasi 2 (dua) Sisi Tinggi 4 m dan 8,5 m Cek Dam Bronjong Tinggi 6 m Tanpa Langsiran</text:p>
          </table:table-cell>
          <table:table-cell table:style-name="ce1"/>
          <table:table-cell office:value-type="string" table:style-name="ce1">
            <text:p>M1</text:p>
          </table:table-cell>
          <table:table-cell office:value-type="float" office:value="30785178.010000002" table:style-name="ce1">
            <text:p>30785178,01</text:p>
          </table:table-cell>
          <table:table-cell table:number-columns-repeated="16376"/>
        </table:table-row>
        <table:table-row table:style-name="ro1">
          <table:table-cell table:number-columns-repeated="2"/>
          <table:table-cell office:value-type="float" office:value="2138304" table:style-name="ce1">
            <text:p>2138304</text:p>
          </table:table-cell>
          <table:table-cell office:value-type="string" table:style-name="ce1">
            <text:p>1.3.4.02.01.03.023.00001</text:p>
          </table:table-cell>
          <table:table-cell office:value-type="string" table:style-name="ce1">
            <text:p>Pembangunan Saluran Irigasi 1 (satu) Sisi Tinggi 0,6 m dan 1,0 Langsiran 300 m</text:p>
          </table:table-cell>
          <table:table-cell table:style-name="ce1"/>
          <table:table-cell office:value-type="string" table:style-name="ce1">
            <text:p>M1</text:p>
          </table:table-cell>
          <table:table-cell office:value-type="float" office:value="945370.25" table:style-name="ce1">
            <text:p>945370,25</text:p>
          </table:table-cell>
          <table:table-cell table:number-columns-repeated="16376"/>
        </table:table-row>
        <table:table-row table:style-name="ro1">
          <table:table-cell table:number-columns-repeated="2"/>
          <table:table-cell office:value-type="float" office:value="2138311" table:style-name="ce1">
            <text:p>2138311</text:p>
          </table:table-cell>
          <table:table-cell office:value-type="string" table:style-name="ce1">
            <text:p>1.3.4.02.01.03.030.00001</text:p>
          </table:table-cell>
          <table:table-cell office:value-type="string" table:style-name="ce1">
            <text:p>Pembangunan Saluran Irigasi 2 (dua) Sisi Tinggi 1 m dengan Lantai 1 Sisi Tinggi 0,8 m dan Talang Beton Langsiran 100 m</text:p>
          </table:table-cell>
          <table:table-cell table:style-name="ce1"/>
          <table:table-cell office:value-type="string" table:style-name="ce1">
            <text:p>M1</text:p>
          </table:table-cell>
          <table:table-cell office:value-type="float" office:value="1632123.25" table:style-name="ce1">
            <text:p>1632123,25</text:p>
          </table:table-cell>
          <table:table-cell table:number-columns-repeated="16376"/>
        </table:table-row>
        <table:table-row table:style-name="ro1">
          <table:table-cell table:number-columns-repeated="2"/>
          <table:table-cell office:value-type="float" office:value="2138303" table:style-name="ce1">
            <text:p>2138303</text:p>
          </table:table-cell>
          <table:table-cell office:value-type="string" table:style-name="ce1">
            <text:p>1.3.4.02.01.03.022.00001</text:p>
          </table:table-cell>
          <table:table-cell office:value-type="string" table:style-name="ce1">
            <text:p>Pembangunan Saluran Irigasi 2 (dua) Sisi Tinggi 0,8 m dan 1,0 m Langsiran 100 m</text:p>
          </table:table-cell>
          <table:table-cell table:style-name="ce1"/>
          <table:table-cell office:value-type="string" table:style-name="ce1">
            <text:p>M1</text:p>
          </table:table-cell>
          <table:table-cell office:value-type="float" office:value="1579576.45" table:style-name="ce1">
            <text:p>1579576,45</text:p>
          </table:table-cell>
          <table:table-cell table:number-columns-repeated="16376"/>
        </table:table-row>
        <table:table-row table:style-name="ro1">
          <table:table-cell table:number-columns-repeated="2"/>
          <table:table-cell office:value-type="float" office:value="2138312" table:style-name="ce1">
            <text:p>2138312</text:p>
          </table:table-cell>
          <table:table-cell office:value-type="string" table:style-name="ce1">
            <text:p>1.3.4.02.01.03.031.00001</text:p>
          </table:table-cell>
          <table:table-cell office:value-type="string" table:style-name="ce1">
            <text:p>Pembangunan Saluran Irigasi 1 (satu) Sisi Tinggi 4 m Pondasi Beton 2 Sisi Tinggi 1,5 dan Pintu Air Type C2 Langsiran 200 m</text:p>
          </table:table-cell>
          <table:table-cell table:style-name="ce1"/>
          <table:table-cell office:value-type="string" table:style-name="ce1">
            <text:p>M1</text:p>
          </table:table-cell>
          <table:table-cell office:value-type="float" office:value="4650307.51" table:style-name="ce1">
            <text:p>4650307,51</text:p>
          </table:table-cell>
          <table:table-cell table:number-columns-repeated="16376"/>
        </table:table-row>
        <table:table-row table:style-name="ro1">
          <table:table-cell table:number-columns-repeated="2"/>
          <table:table-cell office:value-type="float" office:value="2138313" table:style-name="ce1">
            <text:p>2138313</text:p>
          </table:table-cell>
          <table:table-cell office:value-type="string" table:style-name="ce1">
            <text:p>1.3.4.02.01.03.032.00001</text:p>
          </table:table-cell>
          <table:table-cell office:value-type="string" table:style-name="ce1">
            <text:p>Pembangunan Saluran Irigasi 2 (dua) Sisi Tinggi 1,2 m Langsiran 300 m</text:p>
          </table:table-cell>
          <table:table-cell table:style-name="ce1"/>
          <table:table-cell office:value-type="string" table:style-name="ce1">
            <text:p>M1</text:p>
          </table:table-cell>
          <table:table-cell office:value-type="float" office:value="3234836.13" table:style-name="ce1">
            <text:p>3234836,13</text:p>
          </table:table-cell>
          <table:table-cell table:number-columns-repeated="16376"/>
        </table:table-row>
        <table:table-row table:style-name="ro1">
          <table:table-cell table:number-columns-repeated="2"/>
          <table:table-cell office:value-type="float" office:value="2138314" table:style-name="ce1">
            <text:p>2138314</text:p>
          </table:table-cell>
          <table:table-cell office:value-type="string" table:style-name="ce1">
            <text:p>1.3.4.02.01.03.033.00001</text:p>
          </table:table-cell>
          <table:table-cell office:value-type="string" table:style-name="ce1">
            <text:p>Pembangunan Saluran Irigasi 1 (satu) Sisi Tinggi 2,5 m dan 1,0 m Langsiran 100 m</text:p>
          </table:table-cell>
          <table:table-cell table:style-name="ce1"/>
          <table:table-cell office:value-type="string" table:style-name="ce1">
            <text:p>M1</text:p>
          </table:table-cell>
          <table:table-cell office:value-type="float" office:value="4959514.95" table:style-name="ce1">
            <text:p>4959514,95</text:p>
          </table:table-cell>
          <table:table-cell table:number-columns-repeated="16376"/>
        </table:table-row>
        <table:table-row table:number-rows-repeated="104794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Untitled Spreadsheet</dc:title>
    <dc:description/>
    <dc:subject/>
    <meta:initial-creator>Unknown Creator</meta:initial-creator>
    <dc:creator>LENOVO</dc:creator>
    <meta:creation-date>2022-06-22T08:58:13Z</meta:creation-date>
    <dc:date>2022-07-08T01:20:44Z</dc:date>
  </office:meta>
</office:document-meta>
</file>